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464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9.42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19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2"/>
        <table:table-column table:style-name="co6" table:number-columns-repeated="14" table:default-cell-style-name="ce17"/>
        <table:table-column table:style-name="co6" table:number-columns-repeated="19" table:default-cell-style-name="ce28"/>
        <table:table-column table:style-name="co6" table:number-columns-repeated="5" table:default-cell-style-name="ce37"/>
        <table:table-column table:style-name="co6" table:number-columns-repeated="10" table:default-cell-style-name="ce43"/>
        <table:table-column table:style-name="co6" table:number-columns-repeated="8" table:default-cell-style-name="ce17"/>
        <table:table-column table:style-name="co6" table:number-columns-repeated="3" table:default-cell-style-name="ce5"/>
        <table:table-column table:style-name="co7" table:default-cell-style-name="ce5"/>
        <table:table-column table:style-name="co6" table:number-columns-repeated="963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Combat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Arcane Combat</text:p>
          </table:table-cell>
          <table:table-cell table:style-name="ce23" office:value-type="string">
            <text:p>Arcane</text:p>
          </table:table-cell>
          <table:table-cell table:style-name="ce23" office:value-type="string">
            <text:p>Fire</text:p>
          </table:table-cell>
          <table:table-cell table:style-name="ce23" office:value-type="string">
            <text:p>Water</text:p>
          </table:table-cell>
          <table:table-cell table:style-name="ce23" office:value-type="string">
            <text:p>Earth</text:p>
          </table:table-cell>
          <table:table-cell table:style-name="ce23" office:value-type="string">
            <text:p>Air</text:p>
          </table:table-cell>
          <table:table-cell table:style-name="ce23" office:value-type="string">
            <text:p>Conveyance</text:p>
          </table:table-cell>
          <table:table-cell table:style-name="ce23" office:value-type="string">
            <text:p>Divination</text:p>
          </table:table-cell>
          <table:table-cell table:style-name="ce23" office:value-type="string">
            <text:p>Meta</text:p>
          </table:table-cell>
          <table:table-cell table:style-name="ce23" office:value-type="string">
            <text:p>Nature</text:p>
          </table:table-cell>
          <table:table-cell table:style-name="ce23" office:value-type="string">
            <text:p>Temporal</text:p>
          </table:table-cell>
          <table:table-cell table:style-name="ce23" office:value-type="string">
            <text:p>Phantasm</text:p>
          </table:table-cell>
          <table:table-cell table:style-name="ce23" office:value-type="string">
            <text:p>Enhancement</text:p>
          </table:table-cell>
          <table:table-cell table:style-name="ce23" office:value-type="string">
            <text:p>Hexes</text:p>
          </table:table-cell>
          <table:table-cell table:style-name="ce23" office:value-type="string">
            <text:p>Alchemy</text:p>
          </table:table-cell>
          <table:table-cell table:style-name="ce23" office:value-type="string">
            <text:p>Infuion</text:p>
          </table:table-cell>
          <table:table-cell table:style-name="ce23" office:value-type="string">
            <text:p>Gemology</text:p>
          </table:table-cell>
          <table:table-cell table:style-name="ce23" office:value-type="string">
            <text:p>Herbalism</text:p>
          </table:table-cell>
          <table:table-cell table:style-name="ce23" office:value-type="string">
            <text:p>Golemancy</text:p>
          </table:table-cell>
          <table:table-cell table:style-name="ce23" office:value-type="string">
            <text:p>Advanced Golemancy</text:p>
          </table:table-cell>
          <table:table-cell table:style-name="ce32" office:value-type="string">
            <text:p>Stealth</text:p>
          </table:table-cell>
          <table:table-cell table:style-name="ce32" office:value-type="string">
            <text:p>Trapping</text:p>
          </table:table-cell>
          <table:table-cell table:style-name="ce32" office:value-type="string">
            <text:p>Survival</text:p>
          </table:table-cell>
          <table:table-cell table:style-name="ce32" office:value-type="string">
            <text:p>Dirty Fighting</text:p>
          </table:table-cell>
          <table:table-cell table:style-name="ce32" office:value-type="string">
            <text:p>Shadow Magic</text:p>
          </table:table-cell>
          <table:table-cell table:style-name="ce39" office:value-type="string">
            <text:p>Call of the Wilds</text:p>
          </table:table-cell>
          <table:table-cell table:style-name="ce39" office:value-type="string">
            <text:p>Sand Drake Aspect</text:p>
          </table:table-cell>
          <table:table-cell table:style-name="ce39" office:value-type="string">
            <text:p>Cold Drake Aspect</text:p>
          </table:table-cell>
          <table:table-cell table:style-name="ce39" office:value-type="string">
            <text:p>Fire Drake Aspect</text:p>
          </table:table-cell>
          <table:table-cell table:style-name="ce39" office:value-type="string">
            <text:p>Slime Aspect</text:p>
          </table:table-cell>
          <table:table-cell table:style-name="ce39" office:value-type="string">
            <text:p>Antimagic</text:p>
          </table:table-cell>
          <table:table-cell table:style-name="ce39" office:value-type="string">
            <text:p>Summon – Melee</text:p>
          </table:table-cell>
          <table:table-cell table:style-name="ce39" office:value-type="string">
            <text:p>Summon – Distance</text:p>
          </table:table-cell>
          <table:table-cell table:style-name="ce39" office:value-type="string">
            <text:p>Summon – Utility</text:p>
          </table:table-cell>
          <table:table-cell table:style-name="ce39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46"/>
          <table:table-cell table:style-name="ce46" office:value-type="string">
            <text:p>Nb talents</text:p>
          </table:table-cell>
          <table:table-cell table:style-name="ce46" office:value-type="string">
            <text:p>Nb skills</text:p>
          </table:table-cell>
          <table:table-cell table:style-name="ce46" office:value-type="string">
            <text:p>Talent/Skill Ratio</text:p>
          </table:table-cell>
          <table:table-cell table:style-name="ce46"/>
          <table:table-cell table:style-name="ce46" office:value-type="string">
            <text:p>Total</text:p>
          </table:table-cell>
          <table:table-cell table:style-name="ce46" table:number-columns-repeated="961"/>
        </table:table-row>
        <table:table-row table:style-name="ro3">
          <table:table-cell table:style-name="ce9" office:value-type="string">
            <text:p>Talent/Skill</text:p>
          </table:table-cell>
          <table:table-cell table:number-columns-repeated="7"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-35">
            <text:p>-35</text:p>
          </table:table-cell>
          <table:table-cell table:number-columns-repeated="5" table:style-name="ce14" office:value-type="float" office:value="20">
            <text:p>20</text:p>
          </table:table-cell>
          <table:table-cell table:number-columns-repeated="5" table:style-name="ce24" office:value-type="float" office:value="20">
            <text:p>20</text:p>
          </table:table-cell>
          <table:table-cell table:number-columns-repeated="2" table:style-name="ce24" office:value-type="float" office:value="-20">
            <text:p>-20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-20">
            <text:p>-20</text:p>
          </table:table-cell>
          <table:table-cell table:number-columns-repeated="6" table:style-name="ce24" office:value-type="float" office:value="20">
            <text:p>20</text:p>
          </table:table-cell>
          <table:table-cell table:number-columns-repeated="2" table:style-name="ce24" office:value-type="float" office:value="-20">
            <text:p>-20</text:p>
          </table:table-cell>
          <table:table-cell table:number-columns-repeated="2" table:style-name="ce24" office:value-type="float" office:value="20">
            <text:p>20</text:p>
          </table:table-cell>
          <table:table-cell table:number-columns-repeated="2" table:style-name="ce33" office:value-type="float" office:value="20">
            <text:p>20</text:p>
          </table:table-cell>
          <table:table-cell table:style-name="ce33" office:value-type="float" office:value="-20">
            <text:p>-20</text:p>
          </table:table-cell>
          <table:table-cell table:number-columns-repeated="2" table:style-name="ce33" office:value-type="float" office:value="20">
            <text:p>20</text:p>
          </table:table-cell>
          <table:table-cell table:number-columns-repeated="4" table:style-name="ce40" office:value-type="float" office:value="20">
            <text:p>20</text:p>
          </table:table-cell>
          <table:table-cell table:number-columns-repeated="2" table:style-name="ce40" office:value-type="float" office:value="-20">
            <text:p>-20</text:p>
          </table:table-cell>
          <table:table-cell table:number-columns-repeated="4" table:style-name="ce40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number-columns-repeated="6"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46" table:number-columns-repeated="967"/>
        </table:table-row>
        <table:table-row table:style-name="ro1">
          <table:table-cell table:style-name="ce10"/>
          <table:table-cell table:style-name="ce15" table:number-columns-repeated="14"/>
          <table:table-cell table:style-name="ce25" table:number-columns-repeated="19"/>
          <table:table-cell table:style-name="ce34" table:number-columns-repeated="5"/>
          <table:table-cell table:style-name="ce41" table:number-columns-repeated="10"/>
          <table:table-cell table:style-name="ce15" table:number-columns-repeated="8"/>
          <table:table-cell table:style-name="ce47" table:number-columns-repeated="967"/>
        </table:table-row>
        <table:table-row table:style-name="ro1">
          <table:table-cell table:style-name="ce11"/>
          <table:table-cell table:style-name="ce16" table:number-columns-repeated="14"/>
          <table:table-cell table:style-name="ce26" table:number-columns-repeated="19"/>
          <table:table-cell table:style-name="ce35" table:number-columns-repeated="5"/>
          <table:table-cell table:style-name="ce42" table:number-columns-repeated="10"/>
          <table:table-cell table:style-name="ce16" table:number-columns-repeated="8"/>
          <table:table-cell table:style-name="ce48" table:number-columns-repeated="967"/>
        </table:table-row>
        <table:table-row table:style-name="ro1">
          <table:table-cell office:value-type="string">
            <text:p>Archmage</text:p>
          </table:table-cell>
          <table:table-cell table:number-columns-repeated="14"/>
          <table:table-cell table:number-columns-repeated="7" table:style-name="ce27" office:value-type="float" office:value="1.3">
            <text:p>1,3</text:p>
          </table:table-cell>
          <table:table-cell table:style-name="ce31" office:value-type="float" office:value="-1.3">
            <text:p>-1,3</text:p>
          </table:table-cell>
          <table:table-cell table:style-name="ce27" office:value-type="float" office:value="1.3">
            <text:p>1,3</text:p>
          </table:table-cell>
          <table:table-cell table:style-name="ce31" office:value-type="float" office:value="-1.3">
            <text:p>-1,3</text:p>
          </table:table-cell>
          <table:table-cell table:style-name="ce27" office:value-type="float" office:value="1.3">
            <text:p>1,3</text:p>
          </table:table-cell>
          <table:table-cell table:style-name="ce27" office:value-type="float" office:value="1">
            <text:p>1</text:p>
          </table:table-cell>
          <table:table-cell table:number-columns-repeated="6" table:style-name="ce31"/>
          <table:table-cell table:style-name="ce31"/>
          <table:table-cell table:number-columns-repeated="2" table:style-name="ce36"/>
          <table:table-cell table:style-name="ce38" office:value-type="float" office:value="-0.9">
            <text:p>-0,9</text:p>
          </table:table-cell>
          <table:table-cell table:number-columns-repeated="20"/>
          <table:table-cell table:style-name="ce49" office:value-type="string">
            <text:p>At1</text:p>
          </table:table-cell>
          <table:table-cell table:style-name="ce49" table:formula="of:=SUMIF([.$B$2:.$BE$2];&quot;&gt;0&quot;;[.$B6:.$BE6])" office:value-type="float" office:value="140">
            <text:p>140</text:p>
          </table:table-cell>
          <table:table-cell table:style-name="ce49" table:formula="of:=SUMIF([.$B$2:.$BE$2];&quot;&lt;0&quot;;[.$B6:.$BE6])" office:value-type="float" office:value="60">
            <text:p>60</text:p>
          </table:table-cell>
          <table:table-cell table:style-name="ce49" table:formula="of:=[.BG5]/[.BH5]" office:value-type="float" office:value="2.33333333333333">
            <text:p>2,33</text:p>
          </table:table-cell>
          <table:table-cell table:style-name="ce49"/>
          <table:table-cell table:style-name="ce49" table:number-matrix-columns-spanned="1" table:number-matrix-rows-spanned="1" table:formula="of:=SUM(ABS([.B5:.BB5]))" office:value-type="float" office:value="16.2">
            <text:p>16,2</text:p>
          </table:table-cell>
          <table:table-cell table:style-name="ce49" table:number-columns-repeated="961"/>
        </table:table-row>
        <table:table-row table:style-name="ro4">
          <table:table-cell/>
          <table:table-cell table:style-name="ce18" table:formula="of:=IF(ISNUMBER([.B5]);IF([.B5]&gt;0;ABS([.B$2]);&quot; &quot;);&quot; &quot;)" office:value-type="string" office:string-value=" ">
            <text:p><text:s/></text:p>
          </table:table-cell>
          <table:table-cell table:style-name="ce18" table:formula="of:=IF(ISNUMBER([.C5]);IF([.C5]&gt;0;ABS([.C$2]);&quot; &quot;);&quot; &quot;)" office:value-type="string" office:string-value=" ">
            <text:p><text:s/></text:p>
          </table:table-cell>
          <table:table-cell table:style-name="ce18" table:formula="of:=IF(ISNUMBER([.D5]);IF([.D5]&gt;0;ABS([.D$2]);&quot; &quot;);&quot; &quot;)" office:value-type="string" office:string-value=" ">
            <text:p><text:s/></text:p>
          </table:table-cell>
          <table:table-cell table:style-name="ce18" table:formula="of:=IF(ISNUMBER([.E5]);IF([.E5]&gt;0;ABS([.E$2]);&quot; &quot;);&quot; &quot;)" office:value-type="string" office:string-value=" ">
            <text:p><text:s/></text:p>
          </table:table-cell>
          <table:table-cell table:style-name="ce18" table:formula="of:=IF(ISNUMBER([.F5]);IF([.F5]&gt;0;ABS([.F$2]);&quot; &quot;);&quot; &quot;)" office:value-type="string" office:string-value=" ">
            <text:p><text:s/></text:p>
          </table:table-cell>
          <table:table-cell table:style-name="ce18" table:formula="of:=IF(ISNUMBER([.G5]);IF([.G5]&gt;0;ABS([.G$2]);&quot; &quot;);&quot; &quot;)" office:value-type="string" office:string-value=" ">
            <text:p><text:s/></text:p>
          </table:table-cell>
          <table:table-cell table:style-name="ce18" table:formula="of:=IF(ISNUMBER([.H5]);IF([.H5]&gt;0;ABS([.H$2]);&quot; &quot;);&quot; &quot;)" office:value-type="string" office:string-value=" ">
            <text:p><text:s/></text:p>
          </table:table-cell>
          <table:table-cell table:style-name="ce18" table:formula="of:=IF(ISNUMBER([.I5]);IF([.I5]&gt;0;ABS([.I$2]);&quot; &quot;);&quot; &quot;)" office:value-type="string" office:string-value=" ">
            <text:p><text:s/></text:p>
          </table:table-cell>
          <table:table-cell table:style-name="ce18" table:formula="of:=IF(ISNUMBER([.J5]);IF([.J5]&gt;0;ABS([.J$2]);&quot; &quot;);&quot; &quot;)" office:value-type="string" office:string-value=" ">
            <text:p><text:s/></text:p>
          </table:table-cell>
          <table:table-cell table:style-name="ce18" table:formula="of:=IF(ISNUMBER([.K5]);IF([.K5]&gt;0;ABS([.K$2]);&quot; &quot;);&quot; &quot;)" office:value-type="string" office:string-value=" ">
            <text:p><text:s/></text:p>
          </table:table-cell>
          <table:table-cell table:style-name="ce18" table:formula="of:=IF(ISNUMBER([.L5]);IF([.L5]&gt;0;ABS([.L$2]);&quot; &quot;);&quot; &quot;)" office:value-type="string" office:string-value=" ">
            <text:p><text:s/></text:p>
          </table:table-cell>
          <table:table-cell table:style-name="ce18" table:formula="of:=IF(ISNUMBER([.M5]);IF([.M5]&gt;0;ABS([.M$2]);&quot; &quot;);&quot; &quot;)" office:value-type="string" office:string-value=" ">
            <text:p><text:s/></text:p>
          </table:table-cell>
          <table:table-cell table:style-name="ce18" table:formula="of:=IF(ISNUMBER([.N5]);IF([.N5]&gt;0;ABS([.N$2]);&quot; &quot;);&quot; &quot;)" office:value-type="string" office:string-value=" ">
            <text:p><text:s/></text:p>
          </table:table-cell>
          <table:table-cell table:style-name="ce18" table:formula="of:=IF(ISNUMBER([.O5]);IF([.O5]&gt;0;ABS([.O$2]);&quot; &quot;);&quot; &quot;)" office:value-type="string" office:string-value=" ">
            <text:p><text:s/></text:p>
          </table:table-cell>
          <table:table-cell table:style-name="ce18" table:formula="of:=IF(ISNUMBER([.P5]);IF([.P5]&gt;0;ABS([.P$2]);&quot; &quot;);&quot; &quot;)" office:value-type="float" office:value="20">
            <text:p>20</text:p>
          </table:table-cell>
          <table:table-cell table:style-name="ce18" table:formula="of:=IF(ISNUMBER([.Q5]);IF([.Q5]&gt;0;ABS([.Q$2]);&quot; &quot;);&quot; &quot;)" office:value-type="float" office:value="20">
            <text:p>20</text:p>
          </table:table-cell>
          <table:table-cell table:style-name="ce18" table:formula="of:=IF(ISNUMBER([.R5]);IF([.R5]&gt;0;ABS([.R$2]);&quot; &quot;);&quot; &quot;)" office:value-type="float" office:value="20">
            <text:p>20</text:p>
          </table:table-cell>
          <table:table-cell table:style-name="ce18" table:formula="of:=IF(ISNUMBER([.S5]);IF([.S5]&gt;0;ABS([.S$2]);&quot; &quot;);&quot; &quot;)" office:value-type="float" office:value="20">
            <text:p>20</text:p>
          </table:table-cell>
          <table:table-cell table:style-name="ce18" table:formula="of:=IF(ISNUMBER([.T5]);IF([.T5]&gt;0;ABS([.T$2]);&quot; &quot;);&quot; &quot;)" office:value-type="float" office:value="20">
            <text:p>20</text:p>
          </table:table-cell>
          <table:table-cell table:style-name="ce18" table:formula="of:=IF(ISNUMBER([.U5]);IF([.U5]&gt;0;ABS([.U$2]);&quot; &quot;);&quot; &quot;)" office:value-type="float" office:value="20">
            <text:p>20</text:p>
          </table:table-cell>
          <table:table-cell table:style-name="ce18" table:formula="of:=IF(ISNUMBER([.V5]);IF([.V5]&gt;0;ABS([.V$2]);&quot; &quot;);&quot; &quot;)" office:value-type="float" office:value="20">
            <text:p>20</text:p>
          </table:table-cell>
          <table:table-cell table:style-name="ce18" table:formula="of:=IF(ISNUMBER([.W5]);IF([.W5]&gt;0;ABS([.W$2]);&quot; &quot;);&quot; &quot;)" office:value-type="string" office:string-value=" ">
            <text:p><text:s/></text:p>
          </table:table-cell>
          <table:table-cell table:style-name="ce18" table:formula="of:=IF(ISNUMBER([.X5]);IF([.X5]&gt;0;ABS([.X$2]);&quot; &quot;);&quot; &quot;)" office:value-type="float" office:value="20">
            <text:p>20</text:p>
          </table:table-cell>
          <table:table-cell table:style-name="ce18" table:formula="of:=IF(ISNUMBER([.Y5]);IF([.Y5]&gt;0;ABS([.Y$2]);&quot; &quot;);&quot; &quot;)" office:value-type="string" office:string-value=" ">
            <text:p><text:s/></text:p>
          </table:table-cell>
          <table:table-cell table:style-name="ce18" table:formula="of:=IF(ISNUMBER([.Z5]);IF([.Z5]&gt;0;ABS([.Z$2]);&quot; &quot;);&quot; &quot;)" office:value-type="float" office:value="20">
            <text:p>20</text:p>
          </table:table-cell>
          <table:table-cell table:style-name="ce18" table:formula="of:=IF(ISNUMBER([.AA5]);IF([.AA5]&gt;0;ABS([.AA$2]);&quot; &quot;);&quot; &quot;)" office:value-type="float" office:value="20">
            <text:p>20</text:p>
          </table:table-cell>
          <table:table-cell table:style-name="ce18" table:formula="of:=IF(ISNUMBER([.AB5]);IF([.AB5]&gt;0;ABS([.AB$2]);&quot; &quot;);&quot; &quot;)" office:value-type="string" office:string-value=" ">
            <text:p><text:s/></text:p>
          </table:table-cell>
          <table:table-cell table:style-name="ce18" table:formula="of:=IF(ISNUMBER([.AC5]);IF([.AC5]&gt;0;ABS([.AC$2]);&quot; &quot;);&quot; &quot;)" office:value-type="string" office:string-value=" ">
            <text:p><text:s/></text:p>
          </table:table-cell>
          <table:table-cell table:style-name="ce18" table:formula="of:=IF(ISNUMBER([.AD5]);IF([.AD5]&gt;0;ABS([.AD$2]);&quot; &quot;);&quot; &quot;)" office:value-type="string" office:string-value=" ">
            <text:p><text:s/></text:p>
          </table:table-cell>
          <table:table-cell table:style-name="ce18" table:formula="of:=IF(ISNUMBER([.AE5]);IF([.AE5]&gt;0;ABS([.AE$2]);&quot; &quot;);&quot; &quot;)" office:value-type="string" office:string-value=" ">
            <text:p><text:s/></text:p>
          </table:table-cell>
          <table:table-cell table:style-name="ce18" table:formula="of:=IF(ISNUMBER([.AF5]);IF([.AF5]&gt;0;ABS([.AF$2]);&quot; &quot;);&quot; &quot;)" office:value-type="string" office:string-value=" ">
            <text:p><text:s/></text:p>
          </table:table-cell>
          <table:table-cell table:style-name="ce18" table:formula="of:=IF(ISNUMBER([.AG5]);IF([.AG5]&gt;0;ABS([.AG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I5]);IF([.AI5]&gt;0;ABS([.AI$2]);&quot; &quot;);&quot; &quot;)" office:value-type="string" office:string-value=" ">
            <text:p><text:s/></text:p>
          </table:table-cell>
          <table:table-cell table:style-name="ce18" table:formula="of:=IF(ISNUMBER([.AJ5]);IF([.AJ5]&gt;0;ABS([.AJ$2]);&quot; &quot;);&quot; &quot;)" office:value-type="string" office:string-value=" ">
            <text:p><text:s/></text:p>
          </table:table-cell>
          <table:table-cell table:style-name="ce18" table:formula="of:=IF(ISNUMBER([.AK5]);IF([.AK5]&gt;0;ABS([.AK$2]);&quot; &quot;);&quot; &quot;)" office:value-type="string" office:string-value=" ">
            <text:p><text:s/></text:p>
          </table:table-cell>
          <table:table-cell table:style-name="ce18" table:formula="of:=IF(ISNUMBER([.AL5]);IF([.AL5]&gt;0;ABS([.AL$2]);&quot; &quot;);&quot; &quot;)" office:value-type="string" office:string-value=" ">
            <text:p><text:s/></text:p>
          </table:table-cell>
          <table:table-cell table:style-name="ce18" table:formula="of:=IF(ISNUMBER([.AM5]);IF([.AM5]&gt;0;ABS([.AM$2]);&quot; &quot;);&quot; &quot;)" office:value-type="string" office:string-value=" ">
            <text:p><text:s/></text:p>
          </table:table-cell>
          <table:table-cell table:style-name="ce18" table:formula="of:=IF(ISNUMBER([.AN5]);IF([.AN5]&gt;0;ABS([.AN$2]);&quot; &quot;);&quot; &quot;)" office:value-type="string" office:string-value=" ">
            <text:p><text:s/></text:p>
          </table:table-cell>
          <table:table-cell table:style-name="ce18" table:formula="of:=IF(ISNUMBER([.AO5]);IF([.AO5]&gt;0;ABS([.AO$2]);&quot; &quot;);&quot; &quot;)" office:value-type="string" office:string-value=" ">
            <text:p><text:s/></text:p>
          </table:table-cell>
          <table:table-cell table:style-name="ce18" table:formula="of:=IF(ISNUMBER([.AP5]);IF([.AP5]&gt;0;ABS([.AP$2]);&quot; &quot;);&quot; &quot;)" office:value-type="string" office:string-value=" ">
            <text:p><text:s/></text:p>
          </table:table-cell>
          <table:table-cell table:style-name="ce18" table:formula="of:=IF(ISNUMBER([.AQ5]);IF([.AQ5]&gt;0;ABS([.AQ$2]);&quot; &quot;);&quot; &quot;)" office:value-type="string" office:string-value=" ">
            <text:p><text:s/></text:p>
          </table:table-cell>
          <table:table-cell table:style-name="ce18" table:formula="of:=IF(ISNUMBER([.AR5]);IF([.AR5]&gt;0;ABS([.AR$2]);&quot; &quot;);&quot; &quot;)" office:value-type="string" office:string-value=" ">
            <text:p><text:s/></text:p>
          </table:table-cell>
          <table:table-cell table:style-name="ce18" table:formula="of:=IF(ISNUMBER([.AS5]);IF([.AS5]&gt;0;ABS([.AS$2]);&quot; &quot;);&quot; &quot;)" office:value-type="string" office:string-value=" ">
            <text:p><text:s/></text:p>
          </table:table-cell>
          <table:table-cell table:style-name="ce18" table:formula="of:=IF(ISNUMBER([.AT5]);IF([.AT5]&gt;0;ABS([.AT$2]);&quot; &quot;);&quot; &quot;)" office:value-type="string" office:string-value=" ">
            <text:p><text:s/></text:p>
          </table:table-cell>
          <table:table-cell table:style-name="ce18" table:formula="of:=IF(ISNUMBER([.AU5]);IF([.AU5]&gt;0;ABS([.AU$2]);&quot; &quot;);&quot; &quot;)" office:value-type="string" office:string-value=" ">
            <text:p><text:s/></text:p>
          </table:table-cell>
          <table:table-cell table:style-name="ce18" table:formula="of:=IF(ISNUMBER([.AV5]);IF([.AV5]&gt;0;ABS([.AV$2]);&quot; &quot;);&quot; &quot;)" office:value-type="string" office:string-value=" ">
            <text:p><text:s/></text:p>
          </table:table-cell>
          <table:table-cell table:style-name="ce18" table:formula="of:=IF(ISNUMBER([.AW5]);IF([.AW5]&gt;0;ABS([.AW$2]);&quot; &quot;);&quot; &quot;)" office:value-type="string" office:string-value=" ">
            <text:p><text:s/></text:p>
          </table:table-cell>
          <table:table-cell table:style-name="ce18" table:formula="of:=IF(ISNUMBER([.AX5]);IF([.AX5]&gt;0;ABS([.AX$2]);&quot; &quot;);&quot; &quot;)" office:value-type="string" office:string-value=" ">
            <text:p><text:s/></text:p>
          </table:table-cell>
          <table:table-cell table:style-name="ce18" table:formula="of:=IF(ISNUMBER([.AY5]);IF([.AY5]&gt;0;ABS([.AY$2]);&quot; &quot;);&quot; &quot;)" office:value-type="string" office:string-value=" ">
            <text:p><text:s/></text:p>
          </table:table-cell>
          <table:table-cell table:style-name="ce18" table:formula="of:=IF(ISNUMBER([.AZ5]);IF([.AZ5]&gt;0;ABS([.AZ$2]);&quot; &quot;);&quot; &quot;)" office:value-type="string" office:string-value=" ">
            <text:p><text:s/></text:p>
          </table:table-cell>
          <table:table-cell table:style-name="ce18" table:formula="of:=IF(ISNUMBER([.BA5]);IF([.BA5]&gt;0;ABS([.BA$2]);&quot; &quot;);&quot; &quot;)" office:value-type="string" office:string-value=" ">
            <text:p><text:s/></text:p>
          </table:table-cell>
          <table:table-cell table:style-name="ce18" table:formula="of:=IF(ISNUMBER([.BB5]);IF([.BB5]&gt;0;ABS([.BB$2]);&quot; &quot;);&quot; &quot;)" office:value-type="string" office:string-value=" ">
            <text:p><text:s/></text:p>
          </table:table-cell>
          <table:table-cell table:style-name="ce18" table:formula="of:=IF(ISNUMBER([.BC5]);IF([.BC5]&gt;0;ABS([.BC$2]);&quot; &quot;);&quot; &quot;)" office:value-type="string" office:string-value=" ">
            <text:p><text:s/></text:p>
          </table:table-cell>
          <table:table-cell table:style-name="ce18" table:formula="of:=IF(ISNUMBER([.BD5]);IF([.BD5]&gt;0;ABS([.BD$2]);&quot; &quot;);&quot; &quot;)" office:value-type="string" office:string-value=" ">
            <text:p><text:s/></text:p>
          </table:table-cell>
          <table:table-cell table:style-name="ce18" table:formula="of:=IF(ISNUMBER([.BE5]);IF([.BE5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7:.$BE7])" office:value-type="float" office:value="40">
            <text:p>40</text:p>
          </table:table-cell>
          <table:table-cell table:style-name="ce49" table:formula="of:=SUMIF([.$B$2:.$BE$2];&quot;&lt;0&quot;;[.$B7:.$BE7])" office:value-type="float" office:value="20">
            <text:p>20</text:p>
          </table:table-cell>
          <table:table-cell table:style-name="ce49" table:formula="of:=[.BG6]/[.BH6]" office:value-type="float" office:value="2">
            <text:p>2</text:p>
          </table:table-cell>
          <table:table-cell table:style-name="ce49" table:number-columns-repeated="963"/>
        </table:table-row>
        <table:table-row table:style-name="ro4">
          <table:table-cell/>
          <table:table-cell table:style-name="ce18" table:formula="of:=IF(ISNUMBER([.B5]);IF([.B5]&gt;0;&quot; &quot;;ABS([.B$2]));&quot; &quot;)" office:value-type="string" office:string-value=" ">
            <text:p><text:s/></text:p>
          </table:table-cell>
          <table:table-cell table:style-name="ce18" table:formula="of:=IF(ISNUMBER([.C5]);IF([.C5]&gt;0;&quot; &quot;;ABS([.C$2]));&quot; &quot;)" office:value-type="string" office:string-value=" ">
            <text:p><text:s/></text:p>
          </table:table-cell>
          <table:table-cell table:style-name="ce18" table:formula="of:=IF(ISNUMBER([.D5]);IF([.D5]&gt;0;&quot; &quot;;ABS([.D$2]));&quot; &quot;)" office:value-type="string" office:string-value=" ">
            <text:p><text:s/></text:p>
          </table:table-cell>
          <table:table-cell table:style-name="ce18" table:formula="of:=IF(ISNUMBER([.E5]);IF([.E5]&gt;0;&quot; &quot;;ABS([.E$2]));&quot; &quot;)" office:value-type="string" office:string-value=" ">
            <text:p><text:s/></text:p>
          </table:table-cell>
          <table:table-cell table:style-name="ce18" table:formula="of:=IF(ISNUMBER([.F5]);IF([.F5]&gt;0;&quot; &quot;;ABS([.F$2]));&quot; &quot;)" office:value-type="string" office:string-value=" ">
            <text:p><text:s/></text:p>
          </table:table-cell>
          <table:table-cell table:style-name="ce18" table:formula="of:=IF(ISNUMBER([.G5]);IF([.G5]&gt;0;&quot; &quot;;ABS([.G$2]));&quot; &quot;)" office:value-type="string" office:string-value=" ">
            <text:p><text:s/></text:p>
          </table:table-cell>
          <table:table-cell table:style-name="ce18" table:formula="of:=IF(ISNUMBER([.H5]);IF([.H5]&gt;0;&quot; &quot;;ABS([.H$2]));&quot; &quot;)" office:value-type="string" office:string-value=" ">
            <text:p><text:s/></text:p>
          </table:table-cell>
          <table:table-cell table:style-name="ce18" table:formula="of:=IF(ISNUMBER([.I5]);IF([.I5]&gt;0;&quot; &quot;;ABS([.I$2]));&quot; &quot;)" office:value-type="string" office:string-value=" ">
            <text:p><text:s/></text:p>
          </table:table-cell>
          <table:table-cell table:style-name="ce18" table:formula="of:=IF(ISNUMBER([.J5]);IF([.J5]&gt;0;&quot; &quot;;ABS([.J$2]));&quot; &quot;)" office:value-type="string" office:string-value=" ">
            <text:p><text:s/></text:p>
          </table:table-cell>
          <table:table-cell table:style-name="ce18" table:formula="of:=IF(ISNUMBER([.K5]);IF([.K5]&gt;0;&quot; &quot;;ABS([.K$2]));&quot; &quot;)" office:value-type="string" office:string-value=" ">
            <text:p><text:s/></text:p>
          </table:table-cell>
          <table:table-cell table:style-name="ce18" table:formula="of:=IF(ISNUMBER([.L5]);IF([.L5]&gt;0;&quot; &quot;;ABS([.L$2]));&quot; &quot;)" office:value-type="string" office:string-value=" ">
            <text:p><text:s/></text:p>
          </table:table-cell>
          <table:table-cell table:style-name="ce18" table:formula="of:=IF(ISNUMBER([.M5]);IF([.M5]&gt;0;&quot; &quot;;ABS([.M$2]));&quot; &quot;)" office:value-type="string" office:string-value=" ">
            <text:p><text:s/></text:p>
          </table:table-cell>
          <table:table-cell table:style-name="ce18" table:formula="of:=IF(ISNUMBER([.N5]);IF([.N5]&gt;0;&quot; &quot;;ABS([.N$2]));&quot; &quot;)" office:value-type="string" office:string-value=" ">
            <text:p><text:s/></text:p>
          </table:table-cell>
          <table:table-cell table:style-name="ce18" table:formula="of:=IF(ISNUMBER([.O5]);IF([.O5]&gt;0;&quot; &quot;;ABS([.O$2]));&quot; &quot;)" office:value-type="string" office:string-value=" ">
            <text:p><text:s/></text:p>
          </table:table-cell>
          <table:table-cell table:style-name="ce18" table:formula="of:=IF(ISNUMBER([.P5]);IF([.P5]&gt;0;&quot; &quot;;ABS([.P$2]));&quot; &quot;)" office:value-type="string" office:string-value=" ">
            <text:p><text:s/></text:p>
          </table:table-cell>
          <table:table-cell table:style-name="ce18" table:formula="of:=IF(ISNUMBER([.Q5]);IF([.Q5]&gt;0;&quot; &quot;;ABS([.Q$2]));&quot; &quot;)" office:value-type="string" office:string-value=" ">
            <text:p><text:s/></text:p>
          </table:table-cell>
          <table:table-cell table:style-name="ce18" table:formula="of:=IF(ISNUMBER([.R5]);IF([.R5]&gt;0;&quot; &quot;;ABS([.R$2]));&quot; &quot;)" office:value-type="string" office:string-value=" ">
            <text:p><text:s/></text:p>
          </table:table-cell>
          <table:table-cell table:style-name="ce18" table:formula="of:=IF(ISNUMBER([.S5]);IF([.S5]&gt;0;&quot; &quot;;ABS([.S$2]));&quot; &quot;)" office:value-type="string" office:string-value=" ">
            <text:p><text:s/></text:p>
          </table:table-cell>
          <table:table-cell table:style-name="ce18" table:formula="of:=IF(ISNUMBER([.T5]);IF([.T5]&gt;0;&quot; &quot;;ABS([.T$2]));&quot; &quot;)" office:value-type="string" office:string-value=" ">
            <text:p><text:s/></text:p>
          </table:table-cell>
          <table:table-cell table:style-name="ce18" table:formula="of:=IF(ISNUMBER([.U5]);IF([.U5]&gt;0;&quot; &quot;;ABS([.U$2]));&quot; &quot;)" office:value-type="string" office:string-value=" ">
            <text:p><text:s/></text:p>
          </table:table-cell>
          <table:table-cell table:style-name="ce18" table:formula="of:=IF(ISNUMBER([.V5]);IF([.V5]&gt;0;&quot; &quot;;ABS([.V$2]));&quot; &quot;)" office:value-type="string" office:string-value=" ">
            <text:p><text:s/></text:p>
          </table:table-cell>
          <table:table-cell table:style-name="ce18" table:formula="of:=IF(ISNUMBER([.W5]);IF([.W5]&gt;0;&quot; &quot;;ABS([.W$2]));&quot; &quot;)" office:value-type="float" office:value="20">
            <text:p>20</text:p>
          </table:table-cell>
          <table:table-cell table:style-name="ce18" table:formula="of:=IF(ISNUMBER([.X5]);IF([.X5]&gt;0;&quot; &quot;;ABS([.X$2]));&quot; &quot;)" office:value-type="string" office:string-value=" ">
            <text:p><text:s/></text:p>
          </table:table-cell>
          <table:table-cell table:style-name="ce18" table:formula="of:=IF(ISNUMBER([.Y5]);IF([.Y5]&gt;0;&quot; &quot;;ABS([.Y$2]));&quot; &quot;)" office:value-type="float" office:value="20">
            <text:p>20</text:p>
          </table:table-cell>
          <table:table-cell table:style-name="ce18" table:formula="of:=IF(ISNUMBER([.Z5]);IF([.Z5]&gt;0;&quot; &quot;;ABS([.Z$2]));&quot; &quot;)" office:value-type="string" office:string-value=" ">
            <text:p><text:s/></text:p>
          </table:table-cell>
          <table:table-cell table:style-name="ce18" table:formula="of:=IF(ISNUMBER([.AA5]);IF([.AA5]&gt;0;&quot; &quot;;ABS([.AA$2]));&quot; &quot;)" office:value-type="string" office:string-value=" ">
            <text:p><text:s/></text:p>
          </table:table-cell>
          <table:table-cell table:style-name="ce18" table:formula="of:=IF(ISNUMBER([.AB5]);IF([.AB5]&gt;0;&quot; &quot;;ABS([.AB$2]));&quot; &quot;)" office:value-type="string" office:string-value=" ">
            <text:p><text:s/></text:p>
          </table:table-cell>
          <table:table-cell table:style-name="ce18" table:formula="of:=IF(ISNUMBER([.AC5]);IF([.AC5]&gt;0;&quot; &quot;;ABS([.AC$2]));&quot; &quot;)" office:value-type="string" office:string-value=" ">
            <text:p><text:s/></text:p>
          </table:table-cell>
          <table:table-cell table:style-name="ce18" table:formula="of:=IF(ISNUMBER([.AD5]);IF([.AD5]&gt;0;&quot; &quot;;ABS([.AD$2]));&quot; &quot;)" office:value-type="string" office:string-value=" ">
            <text:p><text:s/></text:p>
          </table:table-cell>
          <table:table-cell table:style-name="ce18" table:formula="of:=IF(ISNUMBER([.AE5]);IF([.AE5]&gt;0;&quot; &quot;;ABS([.AE$2]));&quot; &quot;)" office:value-type="string" office:string-value=" ">
            <text:p><text:s/></text:p>
          </table:table-cell>
          <table:table-cell table:style-name="ce18" table:formula="of:=IF(ISNUMBER([.AF5]);IF([.AF5]&gt;0;&quot; &quot;;ABS([.AF$2]));&quot; &quot;)" office:value-type="string" office:string-value=" ">
            <text:p><text:s/></text:p>
          </table:table-cell>
          <table:table-cell table:style-name="ce18" table:formula="of:=IF(ISNUMBER([.AG5]);IF([.AG5]&gt;0;&quot; &quot;;ABS([.AG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I5]);IF([.AI5]&gt;0;&quot; &quot;;ABS([.AI$2]));&quot; &quot;)" office:value-type="string" office:string-value=" ">
            <text:p><text:s/></text:p>
          </table:table-cell>
          <table:table-cell table:style-name="ce18" table:formula="of:=IF(ISNUMBER([.AJ5]);IF([.AJ5]&gt;0;&quot; &quot;;ABS([.AJ$2]));&quot; &quot;)" office:value-type="string" office:string-value=" ">
            <text:p><text:s/></text:p>
          </table:table-cell>
          <table:table-cell table:style-name="ce18" table:formula="of:=IF(ISNUMBER([.AK5]);IF([.AK5]&gt;0;&quot; &quot;;ABS([.AK$2]));&quot; &quot;)" office:value-type="float" office:value="20">
            <text:p>20</text:p>
          </table:table-cell>
          <table:table-cell table:style-name="ce18" table:formula="of:=IF(ISNUMBER([.AL5]);IF([.AL5]&gt;0;&quot; &quot;;ABS([.AL$2]));&quot; &quot;)" office:value-type="string" office:string-value=" ">
            <text:p><text:s/></text:p>
          </table:table-cell>
          <table:table-cell table:style-name="ce18" table:formula="of:=IF(ISNUMBER([.AM5]);IF([.AM5]&gt;0;&quot; &quot;;ABS([.AM$2]));&quot; &quot;)" office:value-type="string" office:string-value=" ">
            <text:p><text:s/></text:p>
          </table:table-cell>
          <table:table-cell table:style-name="ce18" table:formula="of:=IF(ISNUMBER([.AN5]);IF([.AN5]&gt;0;&quot; &quot;;ABS([.AN$2]));&quot; &quot;)" office:value-type="string" office:string-value=" ">
            <text:p><text:s/></text:p>
          </table:table-cell>
          <table:table-cell table:style-name="ce18" table:formula="of:=IF(ISNUMBER([.AO5]);IF([.AO5]&gt;0;&quot; &quot;;ABS([.AO$2]));&quot; &quot;)" office:value-type="string" office:string-value=" ">
            <text:p><text:s/></text:p>
          </table:table-cell>
          <table:table-cell table:style-name="ce18" table:formula="of:=IF(ISNUMBER([.AP5]);IF([.AP5]&gt;0;&quot; &quot;;ABS([.AP$2]));&quot; &quot;)" office:value-type="string" office:string-value=" ">
            <text:p><text:s/></text:p>
          </table:table-cell>
          <table:table-cell table:style-name="ce18" table:formula="of:=IF(ISNUMBER([.AQ5]);IF([.AQ5]&gt;0;&quot; &quot;;ABS([.AQ$2]));&quot; &quot;)" office:value-type="string" office:string-value=" ">
            <text:p><text:s/></text:p>
          </table:table-cell>
          <table:table-cell table:style-name="ce18" table:formula="of:=IF(ISNUMBER([.AR5]);IF([.AR5]&gt;0;&quot; &quot;;ABS([.AR$2]));&quot; &quot;)" office:value-type="string" office:string-value=" ">
            <text:p><text:s/></text:p>
          </table:table-cell>
          <table:table-cell table:style-name="ce18" table:formula="of:=IF(ISNUMBER([.AS5]);IF([.AS5]&gt;0;&quot; &quot;;ABS([.AS$2]));&quot; &quot;)" office:value-type="string" office:string-value=" ">
            <text:p><text:s/></text:p>
          </table:table-cell>
          <table:table-cell table:style-name="ce18" table:formula="of:=IF(ISNUMBER([.AT5]);IF([.AT5]&gt;0;&quot; &quot;;ABS([.AT$2]));&quot; &quot;)" office:value-type="string" office:string-value=" ">
            <text:p><text:s/></text:p>
          </table:table-cell>
          <table:table-cell table:style-name="ce18" table:formula="of:=IF(ISNUMBER([.AU5]);IF([.AU5]&gt;0;&quot; &quot;;ABS([.AU$2]));&quot; &quot;)" office:value-type="string" office:string-value=" ">
            <text:p><text:s/></text:p>
          </table:table-cell>
          <table:table-cell table:style-name="ce18" table:formula="of:=IF(ISNUMBER([.AV5]);IF([.AV5]&gt;0;&quot; &quot;;ABS([.AV$2]));&quot; &quot;)" office:value-type="string" office:string-value=" ">
            <text:p><text:s/></text:p>
          </table:table-cell>
          <table:table-cell table:style-name="ce18" table:formula="of:=IF(ISNUMBER([.AW5]);IF([.AW5]&gt;0;&quot; &quot;;ABS([.AW$2]));&quot; &quot;)" office:value-type="string" office:string-value=" ">
            <text:p><text:s/></text:p>
          </table:table-cell>
          <table:table-cell table:style-name="ce18" table:formula="of:=IF(ISNUMBER([.AX5]);IF([.AX5]&gt;0;&quot; &quot;;ABS([.AX$2]));&quot; &quot;)" office:value-type="string" office:string-value=" ">
            <text:p><text:s/></text:p>
          </table:table-cell>
          <table:table-cell table:style-name="ce18" table:formula="of:=IF(ISNUMBER([.AY5]);IF([.AY5]&gt;0;&quot; &quot;;ABS([.AY$2]));&quot; &quot;)" office:value-type="string" office:string-value=" ">
            <text:p><text:s/></text:p>
          </table:table-cell>
          <table:table-cell table:style-name="ce18" table:formula="of:=IF(ISNUMBER([.AZ5]);IF([.AZ5]&gt;0;&quot; &quot;;ABS([.AZ$2]));&quot; &quot;)" office:value-type="string" office:string-value=" ">
            <text:p><text:s/></text:p>
          </table:table-cell>
          <table:table-cell table:style-name="ce18" table:formula="of:=IF(ISNUMBER([.BA5]);IF([.BA5]&gt;0;&quot; &quot;;ABS([.BA$2]));&quot; &quot;)" office:value-type="string" office:string-value=" ">
            <text:p><text:s/></text:p>
          </table:table-cell>
          <table:table-cell table:style-name="ce18" table:formula="of:=IF(ISNUMBER([.BB5]);IF([.BB5]&gt;0;&quot; &quot;;ABS([.BB$2]));&quot; &quot;)" office:value-type="string" office:string-value=" ">
            <text:p><text:s/></text:p>
          </table:table-cell>
          <table:table-cell table:style-name="ce18" table:formula="of:=IF(ISNUMBER([.BC5]);IF([.BC5]&gt;0;&quot; &quot;;ABS([.BC$2]));&quot; &quot;)" office:value-type="string" office:string-value=" ">
            <text:p><text:s/></text:p>
          </table:table-cell>
          <table:table-cell table:style-name="ce18" table:formula="of:=IF(ISNUMBER([.BD5]);IF([.BD5]&gt;0;&quot; &quot;;ABS([.BD$2]));&quot; &quot;)" office:value-type="string" office:string-value=" ">
            <text:p><text:s/></text:p>
          </table:table-cell>
          <table:table-cell table:style-name="ce18" table:formula="of:=IF(ISNUMBER([.BE5]);IF([.BE5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5]+[.BG6]" office:value-type="float" office:value="180">
            <text:p>180</text:p>
          </table:table-cell>
          <table:table-cell table:style-name="ce49" table:formula="of:=[.BH5]+[.BH6]" office:value-type="float" office:value="80">
            <text:p>80</text:p>
          </table:table-cell>
          <table:table-cell table:style-name="ce49" table:formula="of:=[.BG7]/[.BH7]" office:value-type="float" office:value="2.25">
            <text:p>2,25</text:p>
          </table:table-cell>
          <table:table-cell table:style-name="ce49" table:number-columns-repeated="963"/>
        </table:table-row>
        <table:table-row table:style-name="ro1">
          <table:table-cell office:value-type="string">
            <text:p>Alchemist</text:p>
          </table:table-cell>
          <table:table-cell table:number-columns-repeated="8"/>
          <table:table-cell office:value-type="float" office:value="0.8">
            <text:p>0,8</text:p>
          </table:table-cell>
          <table:table-cell table:number-columns-repeated="5"/>
          <table:table-cell table:number-columns-repeated="7" table:style-name="ce27"/>
          <table:table-cell table:style-name="ce31"/>
          <table:table-cell table:style-name="ce27"/>
          <table:table-cell table:style-name="ce31"/>
          <table:table-cell table:number-columns-repeated="2" table:style-name="ce27"/>
          <table:table-cell table:style-name="ce31"/>
          <table:table-cell table:number-columns-repeated="3" table:style-name="ce27" office:value-type="float" office:value="1.3">
            <text:p>1,3</text:p>
          </table:table-cell>
          <table:table-cell table:style-name="ce31" office:value-type="float" office:value="-1.3">
            <text:p>-1,3</text:p>
          </table:table-cell>
          <table:table-cell table:style-name="ce27" office:value-type="float" office:value="1.3">
            <text:p>1,3</text:p>
          </table:table-cell>
          <table:table-cell table:style-name="ce31" office:value-type="float" office:value="-1.3">
            <text:p>-1,3</text:p>
          </table:table-cell>
          <table:table-cell table:number-columns-repeated="2" table:style-name="ce36"/>
          <table:table-cell table:style-name="ce36" office:value-type="float" office:value="1.1">
            <text:p>1,1</text:p>
          </table:table-cell>
          <table:table-cell table:number-columns-repeated="20"/>
          <table:table-cell table:style-name="ce49" office:value-type="string">
            <text:p>At1</text:p>
          </table:table-cell>
          <table:table-cell table:style-name="ce49" table:formula="of:=SUMIF([.$B$2:.$BE$2];&quot;&gt;0&quot;;[.$B9:.$BE9])" office:value-type="float" office:value="60">
            <text:p>60</text:p>
          </table:table-cell>
          <table:table-cell table:style-name="ce49" table:formula="of:=SUMIF([.$B$2:.$BE$2];&quot;&lt;0&quot;;[.$B9:.$BE9])" office:value-type="float" office:value="75">
            <text:p>75</text:p>
          </table:table-cell>
          <table:table-cell table:style-name="ce49" table:formula="of:=[.BG8]/[.BH8]" office:value-type="float" office:value="0.8">
            <text:p>0,8</text:p>
          </table:table-cell>
          <table:table-cell table:style-name="ce49"/>
          <table:table-cell table:style-name="ce49" table:number-matrix-columns-spanned="1" table:number-matrix-rows-spanned="1" table:formula="of:=SUM(ABS([.B8:.BB8]))" office:value-type="float" office:value="9.7">
            <text:p>9,7</text:p>
          </table:table-cell>
          <table:table-cell table:style-name="ce49" table:number-columns-repeated="961"/>
        </table:table-row>
        <table:table-row table:style-name="ro5">
          <table:table-cell/>
          <table:table-cell table:style-name="ce18" table:formula="of:=IF(ISNUMBER([.B8]);IF([.B8]&gt;0;ABS([.B$2]);&quot; &quot;);&quot; &quot;)" office:value-type="string" office:string-value=" ">
            <text:p><text:s/></text:p>
          </table:table-cell>
          <table:table-cell table:style-name="ce18" table:formula="of:=IF(ISNUMBER([.C8]);IF([.C8]&gt;0;ABS([.C$2]);&quot; &quot;);&quot; &quot;)" office:value-type="string" office:string-value=" ">
            <text:p><text:s/></text:p>
          </table:table-cell>
          <table:table-cell table:style-name="ce18" table:formula="of:=IF(ISNUMBER([.D8]);IF([.D8]&gt;0;ABS([.D$2]);&quot; &quot;);&quot; &quot;)" office:value-type="string" office:string-value=" ">
            <text:p><text:s/></text:p>
          </table:table-cell>
          <table:table-cell table:style-name="ce18" table:formula="of:=IF(ISNUMBER([.E8]);IF([.E8]&gt;0;ABS([.E$2]);&quot; &quot;);&quot; &quot;)" office:value-type="string" office:string-value=" ">
            <text:p><text:s/></text:p>
          </table:table-cell>
          <table:table-cell table:style-name="ce18" table:formula="of:=IF(ISNUMBER([.F8]);IF([.F8]&gt;0;ABS([.F$2]);&quot; &quot;);&quot; &quot;)" office:value-type="string" office:string-value=" ">
            <text:p><text:s/></text:p>
          </table:table-cell>
          <table:table-cell table:style-name="ce18" table:formula="of:=IF(ISNUMBER([.G8]);IF([.G8]&gt;0;ABS([.G$2]);&quot; &quot;);&quot; &quot;)" office:value-type="string" office:string-value=" ">
            <text:p><text:s/></text:p>
          </table:table-cell>
          <table:table-cell table:style-name="ce18" table:formula="of:=IF(ISNUMBER([.H8]);IF([.H8]&gt;0;ABS([.H$2]);&quot; &quot;);&quot; &quot;)" office:value-type="string" office:string-value=" ">
            <text:p><text:s/></text:p>
          </table:table-cell>
          <table:table-cell table:style-name="ce18" table:formula="of:=IF(ISNUMBER([.I8]);IF([.I8]&gt;0;ABS([.I$2]);&quot; &quot;);&quot; &quot;)" office:value-type="string" office:string-value=" ">
            <text:p><text:s/></text:p>
          </table:table-cell>
          <table:table-cell table:style-name="ce18" table:formula="of:=IF(ISNUMBER([.J8]);IF([.J8]&gt;0;ABS([.J$2]);&quot; &quot;);&quot; &quot;)" office:value-type="float" office:value="35">
            <text:p>35</text:p>
          </table:table-cell>
          <table:table-cell table:style-name="ce18" table:formula="of:=IF(ISNUMBER([.K8]);IF([.K8]&gt;0;ABS([.K$2]);&quot; &quot;);&quot; &quot;)" office:value-type="string" office:string-value=" ">
            <text:p><text:s/></text:p>
          </table:table-cell>
          <table:table-cell table:style-name="ce18" table:formula="of:=IF(ISNUMBER([.L8]);IF([.L8]&gt;0;ABS([.L$2]);&quot; &quot;);&quot; &quot;)" office:value-type="string" office:string-value=" ">
            <text:p><text:s/></text:p>
          </table:table-cell>
          <table:table-cell table:style-name="ce18" table:formula="of:=IF(ISNUMBER([.M8]);IF([.M8]&gt;0;ABS([.M$2]);&quot; &quot;);&quot; &quot;)" office:value-type="string" office:string-value=" ">
            <text:p><text:s/></text:p>
          </table:table-cell>
          <table:table-cell table:style-name="ce18" table:formula="of:=IF(ISNUMBER([.N8]);IF([.N8]&gt;0;ABS([.N$2]);&quot; &quot;);&quot; &quot;)" office:value-type="string" office:string-value=" ">
            <text:p><text:s/></text:p>
          </table:table-cell>
          <table:table-cell table:style-name="ce18" table:formula="of:=IF(ISNUMBER([.O8]);IF([.O8]&gt;0;ABS([.O$2]);&quot; &quot;);&quot; &quot;)" office:value-type="string" office:string-value=" ">
            <text:p><text:s/></text:p>
          </table:table-cell>
          <table:table-cell table:style-name="ce18" table:formula="of:=IF(ISNUMBER([.P8]);IF([.P8]&gt;0;ABS([.P$2]);&quot; &quot;);&quot; &quot;)" office:value-type="string" office:string-value=" ">
            <text:p><text:s/></text:p>
          </table:table-cell>
          <table:table-cell table:style-name="ce18" table:formula="of:=IF(ISNUMBER([.Q8]);IF([.Q8]&gt;0;ABS([.Q$2]);&quot; &quot;);&quot; &quot;)" office:value-type="string" office:string-value=" ">
            <text:p><text:s/></text:p>
          </table:table-cell>
          <table:table-cell table:style-name="ce18" table:formula="of:=IF(ISNUMBER([.R8]);IF([.R8]&gt;0;ABS([.R$2]);&quot; &quot;);&quot; &quot;)" office:value-type="string" office:string-value=" ">
            <text:p><text:s/></text:p>
          </table:table-cell>
          <table:table-cell table:style-name="ce18" table:formula="of:=IF(ISNUMBER([.S8]);IF([.S8]&gt;0;ABS([.S$2]);&quot; &quot;);&quot; &quot;)" office:value-type="string" office:string-value=" ">
            <text:p><text:s/></text:p>
          </table:table-cell>
          <table:table-cell table:style-name="ce18" table:formula="of:=IF(ISNUMBER([.T8]);IF([.T8]&gt;0;ABS([.T$2]);&quot; &quot;);&quot; &quot;)" office:value-type="string" office:string-value=" ">
            <text:p><text:s/></text:p>
          </table:table-cell>
          <table:table-cell table:style-name="ce18" table:formula="of:=IF(ISNUMBER([.U8]);IF([.U8]&gt;0;ABS([.U$2]);&quot; &quot;);&quot; &quot;)" office:value-type="string" office:string-value=" ">
            <text:p><text:s/></text:p>
          </table:table-cell>
          <table:table-cell table:style-name="ce18" table:formula="of:=IF(ISNUMBER([.V8]);IF([.V8]&gt;0;ABS([.V$2]);&quot; &quot;);&quot; &quot;)" office:value-type="string" office:string-value=" ">
            <text:p><text:s/></text:p>
          </table:table-cell>
          <table:table-cell table:style-name="ce18" table:formula="of:=IF(ISNUMBER([.W8]);IF([.W8]&gt;0;ABS([.W$2]);&quot; &quot;);&quot; &quot;)" office:value-type="string" office:string-value=" ">
            <text:p><text:s/></text:p>
          </table:table-cell>
          <table:table-cell table:style-name="ce18" table:formula="of:=IF(ISNUMBER([.X8]);IF([.X8]&gt;0;ABS([.X$2]);&quot; &quot;);&quot; &quot;)" office:value-type="string" office:string-value=" ">
            <text:p><text:s/></text:p>
          </table:table-cell>
          <table:table-cell table:style-name="ce18" table:formula="of:=IF(ISNUMBER([.Y8]);IF([.Y8]&gt;0;ABS([.Y$2]);&quot; &quot;);&quot; &quot;)" office:value-type="string" office:string-value=" ">
            <text:p><text:s/></text:p>
          </table:table-cell>
          <table:table-cell table:style-name="ce18" table:formula="of:=IF(ISNUMBER([.Z8]);IF([.Z8]&gt;0;ABS([.Z$2]);&quot; &quot;);&quot; &quot;)" office:value-type="string" office:string-value=" ">
            <text:p><text:s/></text:p>
          </table:table-cell>
          <table:table-cell table:style-name="ce18" table:formula="of:=IF(ISNUMBER([.AA8]);IF([.AA8]&gt;0;ABS([.AA$2]);&quot; &quot;);&quot; &quot;)" office:value-type="string" office:string-value=" ">
            <text:p><text:s/></text:p>
          </table:table-cell>
          <table:table-cell table:style-name="ce18" table:formula="of:=IF(ISNUMBER([.AB8]);IF([.AB8]&gt;0;ABS([.AB$2]);&quot; &quot;);&quot; &quot;)" office:value-type="string" office:string-value=" ">
            <text:p><text:s/></text:p>
          </table:table-cell>
          <table:table-cell table:style-name="ce18" table:formula="of:=IF(ISNUMBER([.AC8]);IF([.AC8]&gt;0;ABS([.AC$2]);&quot; &quot;);&quot; &quot;)" office:value-type="float" office:value="20">
            <text:p>20</text:p>
          </table:table-cell>
          <table:table-cell table:style-name="ce18" table:formula="of:=IF(ISNUMBER([.AD8]);IF([.AD8]&gt;0;ABS([.AD$2]);&quot; &quot;);&quot; &quot;)" office:value-type="float" office:value="20">
            <text:p>20</text:p>
          </table:table-cell>
          <table:table-cell table:style-name="ce18" table:formula="of:=IF(ISNUMBER([.AE8]);IF([.AE8]&gt;0;ABS([.AE$2]);&quot; &quot;);&quot; &quot;)" office:value-type="float" office:value="20">
            <text:p>20</text:p>
          </table:table-cell>
          <table:table-cell table:style-name="ce18" table:formula="of:=IF(ISNUMBER([.AF8]);IF([.AF8]&gt;0;ABS([.AF$2]);&quot; &quot;);&quot; &quot;)" office:value-type="string" office:string-value=" ">
            <text:p><text:s/></text:p>
          </table:table-cell>
          <table:table-cell table:style-name="ce18" table:formula="of:=IF(ISNUMBER([.AG8]);IF([.AG8]&gt;0;ABS([.AG$2]);&quot; &quot;);&quot; &quot;)" office:value-type="float" office:value="20">
            <text:p>20</text:p>
          </table:table-cell>
          <table:table-cell table:style-name="ce18" table:formula="of:=IF(ISNUMBER([.AH8]);IF([.AH8]&gt;0;ABS([.AH$2]);&quot; &quot;);&quot; &quot;)" office:value-type="string" office:string-value=" ">
            <text:p><text:s/></text:p>
          </table:table-cell>
          <table:table-cell table:style-name="ce18" table:formula="of:=IF(ISNUMBER([.AI8]);IF([.AI8]&gt;0;ABS([.AI$2]);&quot; &quot;);&quot; &quot;)" office:value-type="string" office:string-value=" ">
            <text:p><text:s/></text:p>
          </table:table-cell>
          <table:table-cell table:style-name="ce18" table:formula="of:=IF(ISNUMBER([.AJ8]);IF([.AJ8]&gt;0;ABS([.AJ$2]);&quot; &quot;);&quot; &quot;)" office:value-type="string" office:string-value=" ">
            <text:p><text:s/></text:p>
          </table:table-cell>
          <table:table-cell table:style-name="ce18" table:formula="of:=IF(ISNUMBER([.AK8]);IF([.AK8]&gt;0;ABS([.AK$2]);&quot; &quot;);&quot; &quot;)" office:value-type="float" office:value="20">
            <text:p>20</text:p>
          </table:table-cell>
          <table:table-cell table:style-name="ce18" table:formula="of:=IF(ISNUMBER([.AL8]);IF([.AL8]&gt;0;ABS([.AL$2]);&quot; &quot;);&quot; &quot;)" office:value-type="string" office:string-value=" ">
            <text:p><text:s/></text:p>
          </table:table-cell>
          <table:table-cell table:style-name="ce18" table:formula="of:=IF(ISNUMBER([.AM8]);IF([.AM8]&gt;0;ABS([.AM$2]);&quot; &quot;);&quot; &quot;)" office:value-type="string" office:string-value=" ">
            <text:p><text:s/></text:p>
          </table:table-cell>
          <table:table-cell table:style-name="ce18" table:formula="of:=IF(ISNUMBER([.AN8]);IF([.AN8]&gt;0;ABS([.AN$2]);&quot; &quot;);&quot; &quot;)" office:value-type="string" office:string-value=" ">
            <text:p><text:s/></text:p>
          </table:table-cell>
          <table:table-cell table:style-name="ce18" table:formula="of:=IF(ISNUMBER([.AO8]);IF([.AO8]&gt;0;ABS([.AO$2]);&quot; &quot;);&quot; &quot;)" office:value-type="string" office:string-value=" ">
            <text:p><text:s/></text:p>
          </table:table-cell>
          <table:table-cell table:style-name="ce18" table:formula="of:=IF(ISNUMBER([.AP8]);IF([.AP8]&gt;0;ABS([.AP$2]);&quot; &quot;);&quot; &quot;)" office:value-type="string" office:string-value=" ">
            <text:p><text:s/></text:p>
          </table:table-cell>
          <table:table-cell table:style-name="ce18" table:formula="of:=IF(ISNUMBER([.AQ8]);IF([.AQ8]&gt;0;ABS([.AQ$2]);&quot; &quot;);&quot; &quot;)" office:value-type="string" office:string-value=" ">
            <text:p><text:s/></text:p>
          </table:table-cell>
          <table:table-cell table:style-name="ce18" table:formula="of:=IF(ISNUMBER([.AR8]);IF([.AR8]&gt;0;ABS([.AR$2]);&quot; &quot;);&quot; &quot;)" office:value-type="string" office:string-value=" ">
            <text:p><text:s/></text:p>
          </table:table-cell>
          <table:table-cell table:style-name="ce18" table:formula="of:=IF(ISNUMBER([.AS8]);IF([.AS8]&gt;0;ABS([.AS$2]);&quot; &quot;);&quot; &quot;)" office:value-type="string" office:string-value=" ">
            <text:p><text:s/></text:p>
          </table:table-cell>
          <table:table-cell table:style-name="ce18" table:formula="of:=IF(ISNUMBER([.AT8]);IF([.AT8]&gt;0;ABS([.AT$2]);&quot; &quot;);&quot; &quot;)" office:value-type="string" office:string-value=" ">
            <text:p><text:s/></text:p>
          </table:table-cell>
          <table:table-cell table:style-name="ce18" table:formula="of:=IF(ISNUMBER([.AU8]);IF([.AU8]&gt;0;ABS([.AU$2]);&quot; &quot;);&quot; &quot;)" office:value-type="string" office:string-value=" ">
            <text:p><text:s/></text:p>
          </table:table-cell>
          <table:table-cell table:style-name="ce18" table:formula="of:=IF(ISNUMBER([.AV8]);IF([.AV8]&gt;0;ABS([.AV$2]);&quot; &quot;);&quot; &quot;)" office:value-type="string" office:string-value=" ">
            <text:p><text:s/></text:p>
          </table:table-cell>
          <table:table-cell table:style-name="ce18" table:formula="of:=IF(ISNUMBER([.AW8]);IF([.AW8]&gt;0;ABS([.AW$2]);&quot; &quot;);&quot; &quot;)" office:value-type="string" office:string-value=" ">
            <text:p><text:s/></text:p>
          </table:table-cell>
          <table:table-cell table:style-name="ce18" table:formula="of:=IF(ISNUMBER([.AX8]);IF([.AX8]&gt;0;ABS([.AX$2]);&quot; &quot;);&quot; &quot;)" office:value-type="string" office:string-value=" ">
            <text:p><text:s/></text:p>
          </table:table-cell>
          <table:table-cell table:style-name="ce18" table:formula="of:=IF(ISNUMBER([.AY8]);IF([.AY8]&gt;0;ABS([.AY$2]);&quot; &quot;);&quot; &quot;)" office:value-type="string" office:string-value=" ">
            <text:p><text:s/></text:p>
          </table:table-cell>
          <table:table-cell table:style-name="ce18" table:formula="of:=IF(ISNUMBER([.AZ8]);IF([.AZ8]&gt;0;ABS([.AZ$2]);&quot; &quot;);&quot; &quot;)" office:value-type="string" office:string-value=" ">
            <text:p><text:s/></text:p>
          </table:table-cell>
          <table:table-cell table:style-name="ce18" table:formula="of:=IF(ISNUMBER([.BA8]);IF([.BA8]&gt;0;ABS([.BA$2]);&quot; &quot;);&quot; &quot;)" office:value-type="string" office:string-value=" ">
            <text:p><text:s/></text:p>
          </table:table-cell>
          <table:table-cell table:style-name="ce18" table:formula="of:=IF(ISNUMBER([.BB8]);IF([.BB8]&gt;0;ABS([.BB$2]);&quot; &quot;);&quot; &quot;)" office:value-type="string" office:string-value=" ">
            <text:p><text:s/></text:p>
          </table:table-cell>
          <table:table-cell table:style-name="ce18" table:formula="of:=IF(ISNUMBER([.BC8]);IF([.BC8]&gt;0;ABS([.BC$2]);&quot; &quot;);&quot; &quot;)" office:value-type="string" office:string-value=" ">
            <text:p><text:s/></text:p>
          </table:table-cell>
          <table:table-cell table:style-name="ce18" table:formula="of:=IF(ISNUMBER([.BD8]);IF([.BD8]&gt;0;ABS([.BD$2]);&quot; &quot;);&quot; &quot;)" office:value-type="string" office:string-value=" ">
            <text:p><text:s/></text:p>
          </table:table-cell>
          <table:table-cell table:style-name="ce18" table:formula="of:=IF(ISNUMBER([.BE8]);IF([.BE8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10:.$BE10])" office:value-type="float" office:value="20">
            <text:p>20</text:p>
          </table:table-cell>
          <table:table-cell table:style-name="ce49" table:formula="of:=SUMIF([.$B$2:.$BE$2];&quot;&lt;0&quot;;[.$B10:.$BE10])" office:value-type="float" office:value="20">
            <text:p>20</text:p>
          </table:table-cell>
          <table:table-cell table:style-name="ce49" table:formula="of:=[.BG9]/[.BH9]" office:value-type="float" office:value="1">
            <text:p>1</text:p>
          </table:table-cell>
          <table:table-cell table:style-name="ce49" table:number-columns-repeated="963"/>
        </table:table-row>
        <table:table-row table:style-name="ro5">
          <table:table-cell/>
          <table:table-cell table:style-name="ce18" table:formula="of:=IF(ISNUMBER([.B8]);IF([.B8]&gt;0;&quot; &quot;;ABS([.B$2]));&quot; &quot;)" office:value-type="string" office:string-value=" ">
            <text:p><text:s/></text:p>
          </table:table-cell>
          <table:table-cell table:style-name="ce18" table:formula="of:=IF(ISNUMBER([.C8]);IF([.C8]&gt;0;&quot; &quot;;ABS([.C$2]));&quot; &quot;)" office:value-type="string" office:string-value=" ">
            <text:p><text:s/></text:p>
          </table:table-cell>
          <table:table-cell table:style-name="ce18" table:formula="of:=IF(ISNUMBER([.D8]);IF([.D8]&gt;0;&quot; &quot;;ABS([.D$2]));&quot; &quot;)" office:value-type="string" office:string-value=" ">
            <text:p><text:s/></text:p>
          </table:table-cell>
          <table:table-cell table:style-name="ce18" table:formula="of:=IF(ISNUMBER([.E8]);IF([.E8]&gt;0;&quot; &quot;;ABS([.E$2]));&quot; &quot;)" office:value-type="string" office:string-value=" ">
            <text:p><text:s/></text:p>
          </table:table-cell>
          <table:table-cell table:style-name="ce18" table:formula="of:=IF(ISNUMBER([.F8]);IF([.F8]&gt;0;&quot; &quot;;ABS([.F$2]));&quot; &quot;)" office:value-type="string" office:string-value=" ">
            <text:p><text:s/></text:p>
          </table:table-cell>
          <table:table-cell table:style-name="ce18" table:formula="of:=IF(ISNUMBER([.G8]);IF([.G8]&gt;0;&quot; &quot;;ABS([.G$2]));&quot; &quot;)" office:value-type="string" office:string-value=" ">
            <text:p><text:s/></text:p>
          </table:table-cell>
          <table:table-cell table:style-name="ce18" table:formula="of:=IF(ISNUMBER([.H8]);IF([.H8]&gt;0;&quot; &quot;;ABS([.H$2]));&quot; &quot;)" office:value-type="string" office:string-value=" ">
            <text:p><text:s/></text:p>
          </table:table-cell>
          <table:table-cell table:style-name="ce18" table:formula="of:=IF(ISNUMBER([.I8]);IF([.I8]&gt;0;&quot; &quot;;ABS([.I$2]));&quot; &quot;)" office:value-type="string" office:string-value=" ">
            <text:p><text:s/></text:p>
          </table:table-cell>
          <table:table-cell table:style-name="ce18" table:formula="of:=IF(ISNUMBER([.J8]);IF([.J8]&gt;0;&quot; &quot;;ABS([.J$2]));&quot; &quot;)" office:value-type="string" office:string-value=" ">
            <text:p><text:s/></text:p>
          </table:table-cell>
          <table:table-cell table:style-name="ce18" table:formula="of:=IF(ISNUMBER([.K8]);IF([.K8]&gt;0;&quot; &quot;;ABS([.K$2]));&quot; &quot;)" office:value-type="string" office:string-value=" ">
            <text:p><text:s/></text:p>
          </table:table-cell>
          <table:table-cell table:style-name="ce18" table:formula="of:=IF(ISNUMBER([.L8]);IF([.L8]&gt;0;&quot; &quot;;ABS([.L$2]));&quot; &quot;)" office:value-type="string" office:string-value=" ">
            <text:p><text:s/></text:p>
          </table:table-cell>
          <table:table-cell table:style-name="ce18" table:formula="of:=IF(ISNUMBER([.M8]);IF([.M8]&gt;0;&quot; &quot;;ABS([.M$2]));&quot; &quot;)" office:value-type="string" office:string-value=" ">
            <text:p><text:s/></text:p>
          </table:table-cell>
          <table:table-cell table:style-name="ce18" table:formula="of:=IF(ISNUMBER([.N8]);IF([.N8]&gt;0;&quot; &quot;;ABS([.N$2]));&quot; &quot;)" office:value-type="string" office:string-value=" ">
            <text:p><text:s/></text:p>
          </table:table-cell>
          <table:table-cell table:style-name="ce18" table:formula="of:=IF(ISNUMBER([.O8]);IF([.O8]&gt;0;&quot; &quot;;ABS([.O$2]));&quot; &quot;)" office:value-type="string" office:string-value=" ">
            <text:p><text:s/></text:p>
          </table:table-cell>
          <table:table-cell table:style-name="ce18" table:formula="of:=IF(ISNUMBER([.P8]);IF([.P8]&gt;0;&quot; &quot;;ABS([.P$2]));&quot; &quot;)" office:value-type="string" office:string-value=" ">
            <text:p><text:s/></text:p>
          </table:table-cell>
          <table:table-cell table:style-name="ce18" table:formula="of:=IF(ISNUMBER([.Q8]);IF([.Q8]&gt;0;&quot; &quot;;ABS([.Q$2]));&quot; &quot;)" office:value-type="string" office:string-value=" ">
            <text:p><text:s/></text:p>
          </table:table-cell>
          <table:table-cell table:style-name="ce18" table:formula="of:=IF(ISNUMBER([.R8]);IF([.R8]&gt;0;&quot; &quot;;ABS([.R$2]));&quot; &quot;)" office:value-type="string" office:string-value=" ">
            <text:p><text:s/></text:p>
          </table:table-cell>
          <table:table-cell table:style-name="ce18" table:formula="of:=IF(ISNUMBER([.S8]);IF([.S8]&gt;0;&quot; &quot;;ABS([.S$2]));&quot; &quot;)" office:value-type="string" office:string-value=" ">
            <text:p><text:s/></text:p>
          </table:table-cell>
          <table:table-cell table:style-name="ce18" table:formula="of:=IF(ISNUMBER([.T8]);IF([.T8]&gt;0;&quot; &quot;;ABS([.T$2]));&quot; &quot;)" office:value-type="string" office:string-value=" ">
            <text:p><text:s/></text:p>
          </table:table-cell>
          <table:table-cell table:style-name="ce18" table:formula="of:=IF(ISNUMBER([.U8]);IF([.U8]&gt;0;&quot; &quot;;ABS([.U$2]));&quot; &quot;)" office:value-type="string" office:string-value=" ">
            <text:p><text:s/></text:p>
          </table:table-cell>
          <table:table-cell table:style-name="ce18" table:formula="of:=IF(ISNUMBER([.V8]);IF([.V8]&gt;0;&quot; &quot;;ABS([.V$2]));&quot; &quot;)" office:value-type="string" office:string-value=" ">
            <text:p><text:s/></text:p>
          </table:table-cell>
          <table:table-cell table:style-name="ce18" table:formula="of:=IF(ISNUMBER([.W8]);IF([.W8]&gt;0;&quot; &quot;;ABS([.W$2]));&quot; &quot;)" office:value-type="string" office:string-value=" ">
            <text:p><text:s/></text:p>
          </table:table-cell>
          <table:table-cell table:style-name="ce18" table:formula="of:=IF(ISNUMBER([.X8]);IF([.X8]&gt;0;&quot; &quot;;ABS([.X$2]));&quot; &quot;)" office:value-type="string" office:string-value=" ">
            <text:p><text:s/></text:p>
          </table:table-cell>
          <table:table-cell table:style-name="ce18" table:formula="of:=IF(ISNUMBER([.Y8]);IF([.Y8]&gt;0;&quot; &quot;;ABS([.Y$2]));&quot; &quot;)" office:value-type="string" office:string-value=" ">
            <text:p><text:s/></text:p>
          </table:table-cell>
          <table:table-cell table:style-name="ce18" table:formula="of:=IF(ISNUMBER([.Z8]);IF([.Z8]&gt;0;&quot; &quot;;ABS([.Z$2]));&quot; &quot;)" office:value-type="string" office:string-value=" ">
            <text:p><text:s/></text:p>
          </table:table-cell>
          <table:table-cell table:style-name="ce18" table:formula="of:=IF(ISNUMBER([.AA8]);IF([.AA8]&gt;0;&quot; &quot;;ABS([.AA$2]));&quot; &quot;)" office:value-type="string" office:string-value=" ">
            <text:p><text:s/></text:p>
          </table:table-cell>
          <table:table-cell table:style-name="ce18" table:formula="of:=IF(ISNUMBER([.AB8]);IF([.AB8]&gt;0;&quot; &quot;;ABS([.AB$2]));&quot; &quot;)" office:value-type="string" office:string-value=" ">
            <text:p><text:s/></text:p>
          </table:table-cell>
          <table:table-cell table:style-name="ce18" table:formula="of:=IF(ISNUMBER([.AC8]);IF([.AC8]&gt;0;&quot; &quot;;ABS([.AC$2]));&quot; &quot;)" office:value-type="string" office:string-value=" ">
            <text:p><text:s/></text:p>
          </table:table-cell>
          <table:table-cell table:style-name="ce18" table:formula="of:=IF(ISNUMBER([.AD8]);IF([.AD8]&gt;0;&quot; &quot;;ABS([.AD$2]));&quot; &quot;)" office:value-type="string" office:string-value=" ">
            <text:p><text:s/></text:p>
          </table:table-cell>
          <table:table-cell table:style-name="ce18" table:formula="of:=IF(ISNUMBER([.AE8]);IF([.AE8]&gt;0;&quot; &quot;;ABS([.AE$2]));&quot; &quot;)" office:value-type="string" office:string-value=" ">
            <text:p><text:s/></text:p>
          </table:table-cell>
          <table:table-cell table:style-name="ce18" table:formula="of:=IF(ISNUMBER([.AF8]);IF([.AF8]&gt;0;&quot; &quot;;ABS([.AF$2]));&quot; &quot;)" office:value-type="float" office:value="20">
            <text:p>20</text:p>
          </table:table-cell>
          <table:table-cell table:style-name="ce18" table:formula="of:=IF(ISNUMBER([.AG8]);IF([.AG8]&gt;0;&quot; &quot;;ABS([.AG$2]));&quot; &quot;)" office:value-type="string" office:string-value=" ">
            <text:p><text:s/></text:p>
          </table:table-cell>
          <table:table-cell table:style-name="ce18" table:formula="of:=IF(ISNUMBER([.AH8]);IF([.AH8]&gt;0;&quot; &quot;;ABS([.AH$2]));&quot; &quot;)" office:value-type="float" office:value="20">
            <text:p>20</text:p>
          </table:table-cell>
          <table:table-cell table:style-name="ce18" table:formula="of:=IF(ISNUMBER([.AI8]);IF([.AI8]&gt;0;&quot; &quot;;ABS([.AI$2]));&quot; &quot;)" office:value-type="string" office:string-value=" ">
            <text:p><text:s/></text:p>
          </table:table-cell>
          <table:table-cell table:style-name="ce18" table:formula="of:=IF(ISNUMBER([.AJ8]);IF([.AJ8]&gt;0;&quot; &quot;;ABS([.AJ$2]));&quot; &quot;)" office:value-type="string" office:string-value=" ">
            <text:p><text:s/></text:p>
          </table:table-cell>
          <table:table-cell table:style-name="ce18" table:formula="of:=IF(ISNUMBER([.AK8]);IF([.AK8]&gt;0;&quot; &quot;;ABS([.AK$2]));&quot; &quot;)" office:value-type="string" office:string-value=" ">
            <text:p><text:s/></text:p>
          </table:table-cell>
          <table:table-cell table:style-name="ce18" table:formula="of:=IF(ISNUMBER([.AL8]);IF([.AL8]&gt;0;&quot; &quot;;ABS([.AL$2]));&quot; &quot;)" office:value-type="string" office:string-value=" ">
            <text:p><text:s/></text:p>
          </table:table-cell>
          <table:table-cell table:style-name="ce18" table:formula="of:=IF(ISNUMBER([.AM8]);IF([.AM8]&gt;0;&quot; &quot;;ABS([.AM$2]));&quot; &quot;)" office:value-type="string" office:string-value=" ">
            <text:p><text:s/></text:p>
          </table:table-cell>
          <table:table-cell table:style-name="ce18" table:formula="of:=IF(ISNUMBER([.AN8]);IF([.AN8]&gt;0;&quot; &quot;;ABS([.AN$2]));&quot; &quot;)" office:value-type="string" office:string-value=" ">
            <text:p><text:s/></text:p>
          </table:table-cell>
          <table:table-cell table:style-name="ce18" table:formula="of:=IF(ISNUMBER([.AO8]);IF([.AO8]&gt;0;&quot; &quot;;ABS([.AO$2]));&quot; &quot;)" office:value-type="string" office:string-value=" ">
            <text:p><text:s/></text:p>
          </table:table-cell>
          <table:table-cell table:style-name="ce18" table:formula="of:=IF(ISNUMBER([.AP8]);IF([.AP8]&gt;0;&quot; &quot;;ABS([.AP$2]));&quot; &quot;)" office:value-type="string" office:string-value=" ">
            <text:p><text:s/></text:p>
          </table:table-cell>
          <table:table-cell table:style-name="ce18" table:formula="of:=IF(ISNUMBER([.AQ8]);IF([.AQ8]&gt;0;&quot; &quot;;ABS([.AQ$2]));&quot; &quot;)" office:value-type="string" office:string-value=" ">
            <text:p><text:s/></text:p>
          </table:table-cell>
          <table:table-cell table:style-name="ce18" table:formula="of:=IF(ISNUMBER([.AR8]);IF([.AR8]&gt;0;&quot; &quot;;ABS([.AR$2]));&quot; &quot;)" office:value-type="string" office:string-value=" ">
            <text:p><text:s/></text:p>
          </table:table-cell>
          <table:table-cell table:style-name="ce18" table:formula="of:=IF(ISNUMBER([.AS8]);IF([.AS8]&gt;0;&quot; &quot;;ABS([.AS$2]));&quot; &quot;)" office:value-type="string" office:string-value=" ">
            <text:p><text:s/></text:p>
          </table:table-cell>
          <table:table-cell table:style-name="ce18" table:formula="of:=IF(ISNUMBER([.AT8]);IF([.AT8]&gt;0;&quot; &quot;;ABS([.AT$2]));&quot; &quot;)" office:value-type="string" office:string-value=" ">
            <text:p><text:s/></text:p>
          </table:table-cell>
          <table:table-cell table:style-name="ce18" table:formula="of:=IF(ISNUMBER([.AU8]);IF([.AU8]&gt;0;&quot; &quot;;ABS([.AU$2]));&quot; &quot;)" office:value-type="string" office:string-value=" ">
            <text:p><text:s/></text:p>
          </table:table-cell>
          <table:table-cell table:style-name="ce18" table:formula="of:=IF(ISNUMBER([.AV8]);IF([.AV8]&gt;0;&quot; &quot;;ABS([.AV$2]));&quot; &quot;)" office:value-type="string" office:string-value=" ">
            <text:p><text:s/></text:p>
          </table:table-cell>
          <table:table-cell table:style-name="ce18" table:formula="of:=IF(ISNUMBER([.AW8]);IF([.AW8]&gt;0;&quot; &quot;;ABS([.AW$2]));&quot; &quot;)" office:value-type="string" office:string-value=" ">
            <text:p><text:s/></text:p>
          </table:table-cell>
          <table:table-cell table:style-name="ce18" table:formula="of:=IF(ISNUMBER([.AX8]);IF([.AX8]&gt;0;&quot; &quot;;ABS([.AX$2]));&quot; &quot;)" office:value-type="string" office:string-value=" ">
            <text:p><text:s/></text:p>
          </table:table-cell>
          <table:table-cell table:style-name="ce18" table:formula="of:=IF(ISNUMBER([.AY8]);IF([.AY8]&gt;0;&quot; &quot;;ABS([.AY$2]));&quot; &quot;)" office:value-type="string" office:string-value=" ">
            <text:p><text:s/></text:p>
          </table:table-cell>
          <table:table-cell table:style-name="ce18" table:formula="of:=IF(ISNUMBER([.AZ8]);IF([.AZ8]&gt;0;&quot; &quot;;ABS([.AZ$2]));&quot; &quot;)" office:value-type="string" office:string-value=" ">
            <text:p><text:s/></text:p>
          </table:table-cell>
          <table:table-cell table:style-name="ce18" table:formula="of:=IF(ISNUMBER([.BA8]);IF([.BA8]&gt;0;&quot; &quot;;ABS([.BA$2]));&quot; &quot;)" office:value-type="string" office:string-value=" ">
            <text:p><text:s/></text:p>
          </table:table-cell>
          <table:table-cell table:style-name="ce18" table:formula="of:=IF(ISNUMBER([.BB8]);IF([.BB8]&gt;0;&quot; &quot;;ABS([.BB$2]));&quot; &quot;)" office:value-type="string" office:string-value=" ">
            <text:p><text:s/></text:p>
          </table:table-cell>
          <table:table-cell table:style-name="ce18" table:formula="of:=IF(ISNUMBER([.BC8]);IF([.BC8]&gt;0;&quot; &quot;;ABS([.BC$2]));&quot; &quot;)" office:value-type="string" office:string-value=" ">
            <text:p><text:s/></text:p>
          </table:table-cell>
          <table:table-cell table:style-name="ce18" table:formula="of:=IF(ISNUMBER([.BD8]);IF([.BD8]&gt;0;&quot; &quot;;ABS([.BD$2]));&quot; &quot;)" office:value-type="string" office:string-value=" ">
            <text:p><text:s/></text:p>
          </table:table-cell>
          <table:table-cell table:style-name="ce18" table:formula="of:=IF(ISNUMBER([.BE8]);IF([.BE8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8]+[.BG9]" office:value-type="float" office:value="80">
            <text:p>80</text:p>
          </table:table-cell>
          <table:table-cell table:style-name="ce49" table:formula="of:=[.BH8]+[.BH9]" office:value-type="float" office:value="95">
            <text:p>95</text:p>
          </table:table-cell>
          <table:table-cell table:style-name="ce49" table:formula="of:=[.BG10]/[.BH10]" office:value-type="float" office:value="0.842105263157895">
            <text:p>0,84</text:p>
          </table:table-cell>
          <table:table-cell table:style-name="ce49" table:number-columns-repeated="963"/>
        </table:table-row>
        <table:table-row table:style-name="ro1">
          <table:table-cell table:number-columns-repeated="7"/>
          <table:table-cell table:style-name="ce20" table:number-columns-repeated="2"/>
          <table:table-cell table:number-columns-repeated="7"/>
          <table:table-cell table:style-name="ce29"/>
          <table:table-cell table:number-columns-repeated="8"/>
          <table:table-cell table:style-name="ce29" table:number-columns-repeated="9"/>
          <table:table-cell table:number-columns-repeated="23"/>
          <table:table-cell table:style-name="ce49" table:number-columns-repeated="967"/>
        </table:table-row>
        <table:table-row table:style-name="ro1">
          <table:table-cell table:number-columns-repeated="62"/>
          <table:table-cell table:style-name="ce49"/>
          <table:table-cell table:number-columns-repeated="961"/>
        </table:table-row>
        <table:table-row table:style-name="ro1">
          <table:table-cell office:value-type="string">
            <text:p>Fighter</text:p>
          </table:table-cell>
          <table:table-cell table:number-columns-repeated="2" table:style-name="ce19"/>
          <table:table-cell table:number-columns-repeated="2" table:style-name="ce22" office:value-type="float" office:value="1.3">
            <text:p>1,3</text:p>
          </table:table-cell>
          <table:table-cell table:number-columns-repeated="2" table:style-name="ce19"/>
          <table:table-cell table:number-columns-repeated="3" table:style-name="ce20" office:value-type="float" office:value="1.3">
            <text:p>1,3</text:p>
          </table:table-cell>
          <table:table-cell table:style-name="ce21"/>
          <table:table-cell table:number-columns-repeated="4" table:style-name="ce20"/>
          <table:table-cell table:number-columns-repeated="13"/>
          <table:table-cell table:number-columns-repeated="6"/>
          <table:table-cell table:number-columns-repeated="2"/>
          <table:table-cell table:style-name="ce36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9"/>
          <table:table-cell table:style-name="ce49" office:value-type="string">
            <text:p>At1</text:p>
          </table:table-cell>
          <table:table-cell table:style-name="ce49" table:formula="of:=SUMIF([.$B$2:.$BE$2];&quot;&gt;0&quot;;[.$B14:.$BE14])" office:value-type="float" office:value="60">
            <text:p>60</text:p>
          </table:table-cell>
          <table:table-cell table:style-name="ce49" table:formula="of:=SUMIF([.$B$2:.$BE$2];&quot;&lt;0&quot;;[.$B14:.$BE14])" office:value-type="float" office:value="75">
            <text:p>75</text:p>
          </table:table-cell>
          <table:table-cell table:style-name="ce49" table:formula="of:=[.BG13]/[.BH13]" office:value-type="float" office:value="0.8">
            <text:p>0,8</text:p>
          </table:table-cell>
          <table:table-cell table:style-name="ce49"/>
          <table:table-cell table:style-name="ce49" table:number-matrix-columns-spanned="1" table:number-matrix-rows-spanned="1" table:formula="of:=SUM(ABS([.B13:.BB13]))" office:value-type="float" office:value="8.5">
            <text:p>8,5</text:p>
          </table:table-cell>
          <table:table-cell table:style-name="ce49" table:number-columns-repeated="961"/>
        </table:table-row>
        <table:table-row table:style-name="ro4">
          <table:table-cell/>
          <table:table-cell table:style-name="ce18" table:formula="of:=IF(ISNUMBER([.B13]);IF([.B13]&gt;0;ABS([.B$2]);&quot; &quot;);&quot; &quot;)" office:value-type="string" office:string-value=" ">
            <text:p><text:s/></text:p>
          </table:table-cell>
          <table:table-cell table:style-name="ce18" table:formula="of:=IF(ISNUMBER([.C13]);IF([.C13]&gt;0;ABS([.C$2]);&quot; &quot;);&quot; &quot;)" office:value-type="string" office:string-value=" ">
            <text:p><text:s/></text:p>
          </table:table-cell>
          <table:table-cell table:style-name="ce18" table:formula="of:=IF(ISNUMBER([.D13]);IF([.D13]&gt;0;ABS([.D$2]);&quot; &quot;);&quot; &quot;)" office:value-type="float" office:value="20">
            <text:p>20</text:p>
          </table:table-cell>
          <table:table-cell table:style-name="ce18" table:formula="of:=IF(ISNUMBER([.E13]);IF([.E13]&gt;0;ABS([.E$2]);&quot; &quot;);&quot; &quot;)" office:value-type="float" office:value="20">
            <text:p>20</text:p>
          </table:table-cell>
          <table:table-cell table:style-name="ce18" table:formula="of:=IF(ISNUMBER([.F13]);IF([.F13]&gt;0;ABS([.F$2]);&quot; &quot;);&quot; &quot;)" office:value-type="string" office:string-value=" ">
            <text:p><text:s/></text:p>
          </table:table-cell>
          <table:table-cell table:style-name="ce18" table:formula="of:=IF(ISNUMBER([.G13]);IF([.G13]&gt;0;ABS([.G$2]);&quot; &quot;);&quot; &quot;)" office:value-type="string" office:string-value=" ">
            <text:p><text:s/></text:p>
          </table:table-cell>
          <table:table-cell table:style-name="ce18" table:formula="of:=IF(ISNUMBER([.H13]);IF([.H13]&gt;0;ABS([.H$2]);&quot; &quot;);&quot; &quot;)" office:value-type="float" office:value="20">
            <text:p>20</text:p>
          </table:table-cell>
          <table:table-cell table:style-name="ce18" table:formula="of:=IF(ISNUMBER([.I13]);IF([.I13]&gt;0;ABS([.I$2]);&quot; &quot;);&quot; &quot;)" office:value-type="float" office:value="20">
            <text:p>20</text:p>
          </table:table-cell>
          <table:table-cell table:style-name="ce18" table:formula="of:=IF(ISNUMBER([.J13]);IF([.J13]&gt;0;ABS([.J$2]);&quot; &quot;);&quot; &quot;)" office:value-type="float" office:value="35">
            <text:p>35</text:p>
          </table:table-cell>
          <table:table-cell table:style-name="ce18" table:formula="of:=IF(ISNUMBER([.K13]);IF([.K13]&gt;0;ABS([.K$2]);&quot; &quot;);&quot; &quot;)" office:value-type="string" office:string-value=" ">
            <text:p><text:s/></text:p>
          </table:table-cell>
          <table:table-cell table:style-name="ce18" table:formula="of:=IF(ISNUMBER([.L13]);IF([.L13]&gt;0;ABS([.L$2]);&quot; &quot;);&quot; &quot;)" office:value-type="string" office:string-value=" ">
            <text:p><text:s/></text:p>
          </table:table-cell>
          <table:table-cell table:style-name="ce18" table:formula="of:=IF(ISNUMBER([.M13]);IF([.M13]&gt;0;ABS([.M$2]);&quot; &quot;);&quot; &quot;)" office:value-type="string" office:string-value=" ">
            <text:p><text:s/></text:p>
          </table:table-cell>
          <table:table-cell table:style-name="ce18" table:formula="of:=IF(ISNUMBER([.N13]);IF([.N13]&gt;0;ABS([.N$2]);&quot; &quot;);&quot; &quot;)" office:value-type="string" office:string-value=" ">
            <text:p><text:s/></text:p>
          </table:table-cell>
          <table:table-cell table:style-name="ce18" table:formula="of:=IF(ISNUMBER([.O13]);IF([.O13]&gt;0;ABS([.O$2]);&quot; &quot;);&quot; &quot;)" office:value-type="string" office:string-value=" ">
            <text:p><text:s/></text:p>
          </table:table-cell>
          <table:table-cell table:style-name="ce18" table:formula="of:=IF(ISNUMBER([.P13]);IF([.P13]&gt;0;ABS([.P$2]);&quot; &quot;);&quot; &quot;)" office:value-type="string" office:string-value=" ">
            <text:p><text:s/></text:p>
          </table:table-cell>
          <table:table-cell table:style-name="ce18" table:formula="of:=IF(ISNUMBER([.Q13]);IF([.Q13]&gt;0;ABS([.Q$2]);&quot; &quot;);&quot; &quot;)" office:value-type="string" office:string-value=" ">
            <text:p><text:s/></text:p>
          </table:table-cell>
          <table:table-cell table:style-name="ce18" table:formula="of:=IF(ISNUMBER([.R13]);IF([.R13]&gt;0;ABS([.R$2]);&quot; &quot;);&quot; &quot;)" office:value-type="string" office:string-value=" ">
            <text:p><text:s/></text:p>
          </table:table-cell>
          <table:table-cell table:style-name="ce18" table:formula="of:=IF(ISNUMBER([.S13]);IF([.S13]&gt;0;ABS([.S$2]);&quot; &quot;);&quot; &quot;)" office:value-type="string" office:string-value=" ">
            <text:p><text:s/></text:p>
          </table:table-cell>
          <table:table-cell table:style-name="ce18" table:formula="of:=IF(ISNUMBER([.T13]);IF([.T13]&gt;0;ABS([.T$2]);&quot; &quot;);&quot; &quot;)" office:value-type="string" office:string-value=" ">
            <text:p><text:s/></text:p>
          </table:table-cell>
          <table:table-cell table:style-name="ce18" table:formula="of:=IF(ISNUMBER([.U13]);IF([.U13]&gt;0;ABS([.U$2]);&quot; &quot;);&quot; &quot;)" office:value-type="string" office:string-value=" ">
            <text:p><text:s/></text:p>
          </table:table-cell>
          <table:table-cell table:style-name="ce18" table:formula="of:=IF(ISNUMBER([.V13]);IF([.V13]&gt;0;ABS([.V$2]);&quot; &quot;);&quot; &quot;)" office:value-type="string" office:string-value=" ">
            <text:p><text:s/></text:p>
          </table:table-cell>
          <table:table-cell table:style-name="ce18" table:formula="of:=IF(ISNUMBER([.W13]);IF([.W13]&gt;0;ABS([.W$2]);&quot; &quot;);&quot; &quot;)" office:value-type="string" office:string-value=" ">
            <text:p><text:s/></text:p>
          </table:table-cell>
          <table:table-cell table:style-name="ce18" table:formula="of:=IF(ISNUMBER([.X13]);IF([.X13]&gt;0;ABS([.X$2]);&quot; &quot;);&quot; &quot;)" office:value-type="string" office:string-value=" ">
            <text:p><text:s/></text:p>
          </table:table-cell>
          <table:table-cell table:style-name="ce18" table:formula="of:=IF(ISNUMBER([.Y13]);IF([.Y13]&gt;0;ABS([.Y$2]);&quot; &quot;);&quot; &quot;)" office:value-type="string" office:string-value=" ">
            <text:p><text:s/></text:p>
          </table:table-cell>
          <table:table-cell table:style-name="ce18" table:formula="of:=IF(ISNUMBER([.Z13]);IF([.Z13]&gt;0;ABS([.Z$2]);&quot; &quot;);&quot; &quot;)" office:value-type="string" office:string-value=" ">
            <text:p><text:s/></text:p>
          </table:table-cell>
          <table:table-cell table:style-name="ce18" table:formula="of:=IF(ISNUMBER([.AA13]);IF([.AA13]&gt;0;ABS([.AA$2]);&quot; &quot;);&quot; &quot;)" office:value-type="string" office:string-value=" ">
            <text:p><text:s/></text:p>
          </table:table-cell>
          <table:table-cell table:style-name="ce18" table:formula="of:=IF(ISNUMBER([.AB13]);IF([.AB13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3]);IF([.AI13]&gt;0;ABS([.AI$2]);&quot; &quot;);&quot; &quot;)" office:value-type="string" office:string-value=" ">
            <text:p><text:s/></text:p>
          </table:table-cell>
          <table:table-cell table:style-name="ce18" table:formula="of:=IF(ISNUMBER([.AJ13]);IF([.AJ13]&gt;0;ABS([.AJ$2]);&quot; &quot;);&quot; &quot;)" office:value-type="string" office:string-value=" ">
            <text:p><text:s/></text:p>
          </table:table-cell>
          <table:table-cell table:style-name="ce18" table:formula="of:=IF(ISNUMBER([.AK13]);IF([.AK13]&gt;0;ABS([.AK$2]);&quot; &quot;);&quot; &quot;)" office:value-type="float" office:value="20">
            <text:p>20</text:p>
          </table:table-cell>
          <table:table-cell table:style-name="ce18" table:formula="of:=IF(ISNUMBER([.AL13]);IF([.AL13]&gt;0;ABS([.AL$2]);&quot; &quot;);&quot; &quot;)" office:value-type="string" office:string-value=" ">
            <text:p><text:s/></text:p>
          </table:table-cell>
          <table:table-cell table:style-name="ce18" table:formula="of:=IF(ISNUMBER([.AM13]);IF([.AM13]&gt;0;ABS([.AM$2]);&quot; &quot;);&quot; &quot;)" office:value-type="string" office:string-value=" ">
            <text:p><text:s/></text:p>
          </table:table-cell>
          <table:table-cell table:style-name="ce18" table:formula="of:=IF(ISNUMBER([.AN13]);IF([.AN13]&gt;0;ABS([.AN$2]);&quot; &quot;);&quot; &quot;)" office:value-type="string" office:string-value=" ">
            <text:p><text:s/></text:p>
          </table:table-cell>
          <table:table-cell table:style-name="ce18" table:formula="of:=IF(ISNUMBER([.AO13]);IF([.AO13]&gt;0;ABS([.AO$2]);&quot; &quot;);&quot; &quot;)" office:value-type="string" office:string-value=" ">
            <text:p><text:s/></text:p>
          </table:table-cell>
          <table:table-cell table:style-name="ce18" table:formula="of:=IF(ISNUMBER([.AP13]);IF([.AP13]&gt;0;ABS([.AP$2]);&quot; &quot;);&quot; &quot;)" office:value-type="string" office:string-value=" ">
            <text:p><text:s/></text:p>
          </table:table-cell>
          <table:table-cell table:style-name="ce18" table:formula="of:=IF(ISNUMBER([.AQ13]);IF([.AQ13]&gt;0;ABS([.AQ$2]);&quot; &quot;);&quot; &quot;)" office:value-type="string" office:string-value=" ">
            <text:p><text:s/></text:p>
          </table:table-cell>
          <table:table-cell table:style-name="ce18" table:formula="of:=IF(ISNUMBER([.AR13]);IF([.AR13]&gt;0;ABS([.AR$2]);&quot; &quot;);&quot; &quot;)" office:value-type="string" office:string-value=" ">
            <text:p><text:s/></text:p>
          </table:table-cell>
          <table:table-cell table:style-name="ce18" table:formula="of:=IF(ISNUMBER([.AS13]);IF([.AS13]&gt;0;ABS([.AS$2]);&quot; &quot;);&quot; &quot;)" office:value-type="string" office:string-value=" ">
            <text:p><text:s/></text:p>
          </table:table-cell>
          <table:table-cell table:style-name="ce18" table:formula="of:=IF(ISNUMBER([.AT13]);IF([.AT13]&gt;0;ABS([.AT$2]);&quot; &quot;);&quot; &quot;)" office:value-type="string" office:string-value=" ">
            <text:p><text:s/></text:p>
          </table:table-cell>
          <table:table-cell table:style-name="ce18" table:formula="of:=IF(ISNUMBER([.AU13]);IF([.AU13]&gt;0;ABS([.AU$2]);&quot; &quot;);&quot; &quot;)" office:value-type="string" office:string-value=" ">
            <text:p><text:s/></text:p>
          </table:table-cell>
          <table:table-cell table:style-name="ce18" table:formula="of:=IF(ISNUMBER([.AV13]);IF([.AV13]&gt;0;ABS([.AV$2]);&quot; &quot;);&quot; &quot;)" office:value-type="string" office:string-value=" ">
            <text:p><text:s/></text:p>
          </table:table-cell>
          <table:table-cell table:style-name="ce18" table:formula="of:=IF(ISNUMBER([.AW13]);IF([.AW13]&gt;0;ABS([.AW$2]);&quot; &quot;);&quot; &quot;)" office:value-type="string" office:string-value=" ">
            <text:p><text:s/></text:p>
          </table:table-cell>
          <table:table-cell table:style-name="ce18" table:formula="of:=IF(ISNUMBER([.AX13]);IF([.AX13]&gt;0;ABS([.AX$2]);&quot; &quot;);&quot; &quot;)" office:value-type="string" office:string-value=" ">
            <text:p><text:s/></text:p>
          </table:table-cell>
          <table:table-cell table:style-name="ce18" table:formula="of:=IF(ISNUMBER([.AY13]);IF([.AY13]&gt;0;ABS([.AY$2]);&quot; &quot;);&quot; &quot;)" office:value-type="string" office:string-value=" ">
            <text:p><text:s/></text:p>
          </table:table-cell>
          <table:table-cell table:style-name="ce18" table:formula="of:=IF(ISNUMBER([.AZ13]);IF([.AZ13]&gt;0;ABS([.AZ$2]);&quot; &quot;);&quot; &quot;)" office:value-type="string" office:string-value=" ">
            <text:p><text:s/></text:p>
          </table:table-cell>
          <table:table-cell table:style-name="ce18" table:formula="of:=IF(ISNUMBER([.BA13]);IF([.BA13]&gt;0;ABS([.BA$2]);&quot; &quot;);&quot; &quot;)" office:value-type="string" office:string-value=" ">
            <text:p><text:s/></text:p>
          </table:table-cell>
          <table:table-cell table:style-name="ce18" table:formula="of:=IF(ISNUMBER([.BB13]);IF([.BB13]&gt;0;ABS([.BB$2]);&quot; &quot;);&quot; &quot;)" office:value-type="string" office:string-value=" ">
            <text:p><text:s/></text:p>
          </table:table-cell>
          <table:table-cell table:style-name="ce18" table:formula="of:=IF(ISNUMBER([.BC13]);IF([.BC13]&gt;0;ABS([.BC$2]);&quot; &quot;);&quot; &quot;)" office:value-type="string" office:string-value=" ">
            <text:p><text:s/></text:p>
          </table:table-cell>
          <table:table-cell table:style-name="ce18" table:formula="of:=IF(ISNUMBER([.BD13]);IF([.BD13]&gt;0;ABS([.BD$2]);&quot; &quot;);&quot; &quot;)" office:value-type="string" office:string-value=" ">
            <text:p><text:s/></text:p>
          </table:table-cell>
          <table:table-cell table:style-name="ce18" table:formula="of:=IF(ISNUMBER([.BE13]);IF([.BE13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15:.$BE15])" office:value-type="float" office:value="20">
            <text:p>20</text:p>
          </table:table-cell>
          <table:table-cell table:style-name="ce49" table:formula="of:=SUMIF([.$B$2:.$BE$2];&quot;&lt;0&quot;;[.$B15:.$BE15])" office:value-type="float" office:value="0">
            <text:p>0</text:p>
          </table:table-cell>
          <table:table-cell table:style-name="ce49" table:formula="of:=[.BG14]/[.BH14]" office:value-type="float" office:value="0">
            <text:p>#DIV/0!</text:p>
          </table:table-cell>
          <table:table-cell table:style-name="ce49" table:number-columns-repeated="963"/>
        </table:table-row>
        <table:table-row table:style-name="ro4">
          <table:table-cell/>
          <table:table-cell table:style-name="ce18" table:formula="of:=IF(ISNUMBER([.B13]);IF([.B13]&gt;0;&quot; &quot;;ABS([.B$2]));&quot; &quot;)" office:value-type="string" office:string-value=" ">
            <text:p><text:s/></text:p>
          </table:table-cell>
          <table:table-cell table:style-name="ce18" table:formula="of:=IF(ISNUMBER([.C13]);IF([.C13]&gt;0;&quot; &quot;;ABS([.C$2]));&quot; &quot;)" office:value-type="string" office:string-value=" ">
            <text:p><text:s/></text:p>
          </table:table-cell>
          <table:table-cell table:style-name="ce18" table:formula="of:=IF(ISNUMBER([.D13]);IF([.D13]&gt;0;&quot; &quot;;ABS([.D$2]));&quot; &quot;)" office:value-type="string" office:string-value=" ">
            <text:p><text:s/></text:p>
          </table:table-cell>
          <table:table-cell table:style-name="ce18" table:formula="of:=IF(ISNUMBER([.E13]);IF([.E13]&gt;0;&quot; &quot;;ABS([.E$2]));&quot; &quot;)" office:value-type="string" office:string-value=" ">
            <text:p><text:s/></text:p>
          </table:table-cell>
          <table:table-cell table:style-name="ce18" table:formula="of:=IF(ISNUMBER([.F13]);IF([.F13]&gt;0;&quot; &quot;;ABS([.F$2]));&quot; &quot;)" office:value-type="string" office:string-value=" ">
            <text:p><text:s/></text:p>
          </table:table-cell>
          <table:table-cell table:style-name="ce18" table:formula="of:=IF(ISNUMBER([.G13]);IF([.G13]&gt;0;&quot; &quot;;ABS([.G$2]));&quot; &quot;)" office:value-type="string" office:string-value=" ">
            <text:p><text:s/></text:p>
          </table:table-cell>
          <table:table-cell table:style-name="ce18" table:formula="of:=IF(ISNUMBER([.H13]);IF([.H13]&gt;0;&quot; &quot;;ABS([.H$2]));&quot; &quot;)" office:value-type="string" office:string-value=" ">
            <text:p><text:s/></text:p>
          </table:table-cell>
          <table:table-cell table:style-name="ce18" table:formula="of:=IF(ISNUMBER([.I13]);IF([.I13]&gt;0;&quot; &quot;;ABS([.I$2]));&quot; &quot;)" office:value-type="string" office:string-value=" ">
            <text:p><text:s/></text:p>
          </table:table-cell>
          <table:table-cell table:style-name="ce18" table:formula="of:=IF(ISNUMBER([.J13]);IF([.J13]&gt;0;&quot; &quot;;ABS([.J$2]));&quot; &quot;)" office:value-type="string" office:string-value=" ">
            <text:p><text:s/></text:p>
          </table:table-cell>
          <table:table-cell table:style-name="ce18" table:formula="of:=IF(ISNUMBER([.K13]);IF([.K13]&gt;0;&quot; &quot;;ABS([.K$2]));&quot; &quot;)" office:value-type="string" office:string-value=" ">
            <text:p><text:s/></text:p>
          </table:table-cell>
          <table:table-cell table:style-name="ce18" table:formula="of:=IF(ISNUMBER([.L13]);IF([.L13]&gt;0;&quot; &quot;;ABS([.L$2]));&quot; &quot;)" office:value-type="string" office:string-value=" ">
            <text:p><text:s/></text:p>
          </table:table-cell>
          <table:table-cell table:style-name="ce18" table:formula="of:=IF(ISNUMBER([.M13]);IF([.M13]&gt;0;&quot; &quot;;ABS([.M$2]));&quot; &quot;)" office:value-type="string" office:string-value=" ">
            <text:p><text:s/></text:p>
          </table:table-cell>
          <table:table-cell table:style-name="ce18" table:formula="of:=IF(ISNUMBER([.N13]);IF([.N13]&gt;0;&quot; &quot;;ABS([.N$2]));&quot; &quot;)" office:value-type="string" office:string-value=" ">
            <text:p><text:s/></text:p>
          </table:table-cell>
          <table:table-cell table:style-name="ce18" table:formula="of:=IF(ISNUMBER([.O13]);IF([.O13]&gt;0;&quot; &quot;;ABS([.O$2]));&quot; &quot;)" office:value-type="string" office:string-value=" ">
            <text:p><text:s/></text:p>
          </table:table-cell>
          <table:table-cell table:style-name="ce18" table:formula="of:=IF(ISNUMBER([.P13]);IF([.P13]&gt;0;&quot; &quot;;ABS([.P$2]));&quot; &quot;)" office:value-type="string" office:string-value=" ">
            <text:p><text:s/></text:p>
          </table:table-cell>
          <table:table-cell table:style-name="ce18" table:formula="of:=IF(ISNUMBER([.Q13]);IF([.Q13]&gt;0;&quot; &quot;;ABS([.Q$2]));&quot; &quot;)" office:value-type="string" office:string-value=" ">
            <text:p><text:s/></text:p>
          </table:table-cell>
          <table:table-cell table:style-name="ce18" table:formula="of:=IF(ISNUMBER([.R13]);IF([.R13]&gt;0;&quot; &quot;;ABS([.R$2]));&quot; &quot;)" office:value-type="string" office:string-value=" ">
            <text:p><text:s/></text:p>
          </table:table-cell>
          <table:table-cell table:style-name="ce18" table:formula="of:=IF(ISNUMBER([.S13]);IF([.S13]&gt;0;&quot; &quot;;ABS([.S$2]));&quot; &quot;)" office:value-type="string" office:string-value=" ">
            <text:p><text:s/></text:p>
          </table:table-cell>
          <table:table-cell table:style-name="ce18" table:formula="of:=IF(ISNUMBER([.T13]);IF([.T13]&gt;0;&quot; &quot;;ABS([.T$2]));&quot; &quot;)" office:value-type="string" office:string-value=" ">
            <text:p><text:s/></text:p>
          </table:table-cell>
          <table:table-cell table:style-name="ce18" table:formula="of:=IF(ISNUMBER([.U13]);IF([.U13]&gt;0;&quot; &quot;;ABS([.U$2]));&quot; &quot;)" office:value-type="string" office:string-value=" ">
            <text:p><text:s/></text:p>
          </table:table-cell>
          <table:table-cell table:style-name="ce18" table:formula="of:=IF(ISNUMBER([.V13]);IF([.V13]&gt;0;&quot; &quot;;ABS([.V$2]));&quot; &quot;)" office:value-type="string" office:string-value=" ">
            <text:p><text:s/></text:p>
          </table:table-cell>
          <table:table-cell table:style-name="ce18" table:formula="of:=IF(ISNUMBER([.W13]);IF([.W13]&gt;0;&quot; &quot;;ABS([.W$2]));&quot; &quot;)" office:value-type="string" office:string-value=" ">
            <text:p><text:s/></text:p>
          </table:table-cell>
          <table:table-cell table:style-name="ce18" table:formula="of:=IF(ISNUMBER([.X13]);IF([.X13]&gt;0;&quot; &quot;;ABS([.X$2]));&quot; &quot;)" office:value-type="string" office:string-value=" ">
            <text:p><text:s/></text:p>
          </table:table-cell>
          <table:table-cell table:style-name="ce18" table:formula="of:=IF(ISNUMBER([.Y13]);IF([.Y13]&gt;0;&quot; &quot;;ABS([.Y$2]));&quot; &quot;)" office:value-type="string" office:string-value=" ">
            <text:p><text:s/></text:p>
          </table:table-cell>
          <table:table-cell table:style-name="ce18" table:formula="of:=IF(ISNUMBER([.Z13]);IF([.Z13]&gt;0;&quot; &quot;;ABS([.Z$2]));&quot; &quot;)" office:value-type="string" office:string-value=" ">
            <text:p><text:s/></text:p>
          </table:table-cell>
          <table:table-cell table:style-name="ce18" table:formula="of:=IF(ISNUMBER([.AA13]);IF([.AA13]&gt;0;&quot; &quot;;ABS([.AA$2]));&quot; &quot;)" office:value-type="string" office:string-value=" ">
            <text:p><text:s/></text:p>
          </table:table-cell>
          <table:table-cell table:style-name="ce18" table:formula="of:=IF(ISNUMBER([.AB13]);IF([.AB13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3]);IF([.AI13]&gt;0;&quot; &quot;;ABS([.AI$2]));&quot; &quot;)" office:value-type="string" office:string-value=" ">
            <text:p><text:s/></text:p>
          </table:table-cell>
          <table:table-cell table:style-name="ce18" table:formula="of:=IF(ISNUMBER([.AJ13]);IF([.AJ13]&gt;0;&quot; &quot;;ABS([.AJ$2]));&quot; &quot;)" office:value-type="string" office:string-value=" ">
            <text:p><text:s/></text:p>
          </table:table-cell>
          <table:table-cell table:style-name="ce18" table:formula="of:=IF(ISNUMBER([.AK13]);IF([.AK13]&gt;0;&quot; &quot;;ABS([.AK$2]));&quot; &quot;)" office:value-type="string" office:string-value=" ">
            <text:p><text:s/></text:p>
          </table:table-cell>
          <table:table-cell table:style-name="ce18" table:formula="of:=IF(ISNUMBER([.AL13]);IF([.AL13]&gt;0;&quot; &quot;;ABS([.AL$2]));&quot; &quot;)" office:value-type="float" office:value="20">
            <text:p>20</text:p>
          </table:table-cell>
          <table:table-cell table:style-name="ce18" table:formula="of:=IF(ISNUMBER([.AM13]);IF([.AM13]&gt;0;&quot; &quot;;ABS([.AM$2]));&quot; &quot;)" office:value-type="string" office:string-value=" ">
            <text:p><text:s/></text:p>
          </table:table-cell>
          <table:table-cell table:style-name="ce18" table:formula="of:=IF(ISNUMBER([.AN13]);IF([.AN13]&gt;0;&quot; &quot;;ABS([.AN$2]));&quot; &quot;)" office:value-type="string" office:string-value=" ">
            <text:p><text:s/></text:p>
          </table:table-cell>
          <table:table-cell table:style-name="ce18" table:formula="of:=IF(ISNUMBER([.AO13]);IF([.AO13]&gt;0;&quot; &quot;;ABS([.AO$2]));&quot; &quot;)" office:value-type="string" office:string-value=" ">
            <text:p><text:s/></text:p>
          </table:table-cell>
          <table:table-cell table:style-name="ce18" table:formula="of:=IF(ISNUMBER([.AP13]);IF([.AP13]&gt;0;&quot; &quot;;ABS([.AP$2]));&quot; &quot;)" office:value-type="string" office:string-value=" ">
            <text:p><text:s/></text:p>
          </table:table-cell>
          <table:table-cell table:style-name="ce18" table:formula="of:=IF(ISNUMBER([.AQ13]);IF([.AQ13]&gt;0;&quot; &quot;;ABS([.AQ$2]));&quot; &quot;)" office:value-type="string" office:string-value=" ">
            <text:p><text:s/></text:p>
          </table:table-cell>
          <table:table-cell table:style-name="ce18" table:formula="of:=IF(ISNUMBER([.AR13]);IF([.AR13]&gt;0;&quot; &quot;;ABS([.AR$2]));&quot; &quot;)" office:value-type="string" office:string-value=" ">
            <text:p><text:s/></text:p>
          </table:table-cell>
          <table:table-cell table:style-name="ce18" table:formula="of:=IF(ISNUMBER([.AS13]);IF([.AS13]&gt;0;&quot; &quot;;ABS([.AS$2]));&quot; &quot;)" office:value-type="string" office:string-value=" ">
            <text:p><text:s/></text:p>
          </table:table-cell>
          <table:table-cell table:style-name="ce18" table:formula="of:=IF(ISNUMBER([.AT13]);IF([.AT13]&gt;0;&quot; &quot;;ABS([.AT$2]));&quot; &quot;)" office:value-type="string" office:string-value=" ">
            <text:p><text:s/></text:p>
          </table:table-cell>
          <table:table-cell table:style-name="ce18" table:formula="of:=IF(ISNUMBER([.AU13]);IF([.AU13]&gt;0;&quot; &quot;;ABS([.AU$2]));&quot; &quot;)" office:value-type="string" office:string-value=" ">
            <text:p><text:s/></text:p>
          </table:table-cell>
          <table:table-cell table:style-name="ce18" table:formula="of:=IF(ISNUMBER([.AV13]);IF([.AV13]&gt;0;&quot; &quot;;ABS([.AV$2]));&quot; &quot;)" office:value-type="string" office:string-value=" ">
            <text:p><text:s/></text:p>
          </table:table-cell>
          <table:table-cell table:style-name="ce18" table:formula="of:=IF(ISNUMBER([.AW13]);IF([.AW13]&gt;0;&quot; &quot;;ABS([.AW$2]));&quot; &quot;)" office:value-type="string" office:string-value=" ">
            <text:p><text:s/></text:p>
          </table:table-cell>
          <table:table-cell table:style-name="ce18" table:formula="of:=IF(ISNUMBER([.AX13]);IF([.AX13]&gt;0;&quot; &quot;;ABS([.AX$2]));&quot; &quot;)" office:value-type="string" office:string-value=" ">
            <text:p><text:s/></text:p>
          </table:table-cell>
          <table:table-cell table:style-name="ce18" table:formula="of:=IF(ISNUMBER([.AY13]);IF([.AY13]&gt;0;&quot; &quot;;ABS([.AY$2]));&quot; &quot;)" office:value-type="string" office:string-value=" ">
            <text:p><text:s/></text:p>
          </table:table-cell>
          <table:table-cell table:style-name="ce18" table:formula="of:=IF(ISNUMBER([.AZ13]);IF([.AZ13]&gt;0;&quot; &quot;;ABS([.AZ$2]));&quot; &quot;)" office:value-type="string" office:string-value=" ">
            <text:p><text:s/></text:p>
          </table:table-cell>
          <table:table-cell table:style-name="ce18" table:formula="of:=IF(ISNUMBER([.BA13]);IF([.BA13]&gt;0;&quot; &quot;;ABS([.BA$2]));&quot; &quot;)" office:value-type="string" office:string-value=" ">
            <text:p><text:s/></text:p>
          </table:table-cell>
          <table:table-cell table:style-name="ce18" table:formula="of:=IF(ISNUMBER([.BB13]);IF([.BB13]&gt;0;&quot; &quot;;ABS([.BB$2]));&quot; &quot;)" office:value-type="string" office:string-value=" ">
            <text:p><text:s/></text:p>
          </table:table-cell>
          <table:table-cell table:style-name="ce18" table:formula="of:=IF(ISNUMBER([.BC13]);IF([.BC13]&gt;0;&quot; &quot;;ABS([.BC$2]));&quot; &quot;)" office:value-type="string" office:string-value=" ">
            <text:p><text:s/></text:p>
          </table:table-cell>
          <table:table-cell table:style-name="ce18" table:formula="of:=IF(ISNUMBER([.BD13]);IF([.BD13]&gt;0;&quot; &quot;;ABS([.BD$2]));&quot; &quot;)" office:value-type="string" office:string-value=" ">
            <text:p><text:s/></text:p>
          </table:table-cell>
          <table:table-cell table:style-name="ce18" table:formula="of:=IF(ISNUMBER([.BE13]);IF([.BE13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13]+[.BG14]" office:value-type="float" office:value="80">
            <text:p>80</text:p>
          </table:table-cell>
          <table:table-cell table:style-name="ce49" table:formula="of:=[.BH13]+[.BH14]" office:value-type="float" office:value="75">
            <text:p>75</text:p>
          </table:table-cell>
          <table:table-cell table:style-name="ce49" table:formula="of:=[.BG15]/[.BH15]" office:value-type="float" office:value="1.06666666666667">
            <text:p>1,07</text:p>
          </table:table-cell>
          <table:table-cell table:style-name="ce49" table:number-columns-repeated="963"/>
        </table:table-row>
        <table:table-row table:style-name="ro1">
          <table:table-cell office:value-type="string">
            <text:p>Berserker</text:p>
          </table:table-cell>
          <table:table-cell table:number-columns-repeated="2" table:style-name="ce20" office:value-type="float" office:value="1.3">
            <text:p>1,3</text:p>
          </table:table-cell>
          <table:table-cell table:number-columns-repeated="4" table:style-name="ce19"/>
          <table:table-cell table:number-columns-repeated="3" table:style-name="ce20" office:value-type="float" office:value="1.3">
            <text:p>1,3</text:p>
          </table:table-cell>
          <table:table-cell table:style-name="ce21"/>
          <table:table-cell table:number-columns-repeated="4" table:style-name="ce20"/>
          <table:table-cell table:number-columns-repeated="13"/>
          <table:table-cell table:number-columns-repeated="6"/>
          <table:table-cell table:number-columns-repeated="2"/>
          <table:table-cell table:style-name="ce36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9"/>
          <table:table-cell table:style-name="ce49" office:value-type="string">
            <text:p>At1</text:p>
          </table:table-cell>
          <table:table-cell table:style-name="ce49" table:formula="of:=SUMIF([.$B$2:.$BE$2];&quot;&gt;0&quot;;[.$B17:.$BE17])" office:value-type="float" office:value="60">
            <text:p>60</text:p>
          </table:table-cell>
          <table:table-cell table:style-name="ce49" table:formula="of:=SUMIF([.$B$2:.$BE$2];&quot;&lt;0&quot;;[.$B17:.$BE17])" office:value-type="float" office:value="75">
            <text:p>75</text:p>
          </table:table-cell>
          <table:table-cell table:style-name="ce49" table:formula="of:=[.BG16]/[.BH16]" office:value-type="float" office:value="0.8">
            <text:p>0,8</text:p>
          </table:table-cell>
          <table:table-cell table:style-name="ce49"/>
          <table:table-cell table:style-name="ce49" table:number-matrix-columns-spanned="1" table:number-matrix-rows-spanned="1" table:formula="of:=SUM(ABS([.B16:.BB16]))" office:value-type="float" office:value="8.5">
            <text:p>8,5</text:p>
          </table:table-cell>
          <table:table-cell table:number-columns-repeated="961"/>
        </table:table-row>
        <table:table-row table:style-name="ro4">
          <table:table-cell/>
          <table:table-cell table:style-name="ce18" table:formula="of:=IF(ISNUMBER([.B16]);IF([.B16]&gt;0;ABS([.B$2]);&quot; &quot;);&quot; &quot;)" office:value-type="float" office:value="20">
            <text:p>20</text:p>
          </table:table-cell>
          <table:table-cell table:style-name="ce18" table:formula="of:=IF(ISNUMBER([.C16]);IF([.C16]&gt;0;ABS([.C$2]);&quot; &quot;);&quot; &quot;)" office:value-type="float" office:value="20">
            <text:p>20</text:p>
          </table:table-cell>
          <table:table-cell table:style-name="ce18" table:formula="of:=IF(ISNUMBER([.D16]);IF([.D16]&gt;0;ABS([.D$2]);&quot; &quot;);&quot; &quot;)" office:value-type="string" office:string-value=" ">
            <text:p><text:s/></text:p>
          </table:table-cell>
          <table:table-cell table:style-name="ce18" table:formula="of:=IF(ISNUMBER([.E16]);IF([.E16]&gt;0;ABS([.E$2]);&quot; &quot;);&quot; &quot;)" office:value-type="string" office:string-value=" ">
            <text:p><text:s/></text:p>
          </table:table-cell>
          <table:table-cell table:style-name="ce18" table:formula="of:=IF(ISNUMBER([.F16]);IF([.F16]&gt;0;ABS([.F$2]);&quot; &quot;);&quot; &quot;)" office:value-type="string" office:string-value=" ">
            <text:p><text:s/></text:p>
          </table:table-cell>
          <table:table-cell table:style-name="ce18" table:formula="of:=IF(ISNUMBER([.G16]);IF([.G16]&gt;0;ABS([.G$2]);&quot; &quot;);&quot; &quot;)" office:value-type="string" office:string-value=" ">
            <text:p><text:s/></text:p>
          </table:table-cell>
          <table:table-cell table:style-name="ce18" table:formula="of:=IF(ISNUMBER([.H16]);IF([.H16]&gt;0;ABS([.H$2]);&quot; &quot;);&quot; &quot;)" office:value-type="float" office:value="20">
            <text:p>20</text:p>
          </table:table-cell>
          <table:table-cell table:style-name="ce18" table:formula="of:=IF(ISNUMBER([.I16]);IF([.I16]&gt;0;ABS([.I$2]);&quot; &quot;);&quot; &quot;)" office:value-type="float" office:value="20">
            <text:p>20</text:p>
          </table:table-cell>
          <table:table-cell table:style-name="ce18" table:formula="of:=IF(ISNUMBER([.J16]);IF([.J16]&gt;0;ABS([.J$2]);&quot; &quot;);&quot; &quot;)" office:value-type="float" office:value="35">
            <text:p>35</text:p>
          </table:table-cell>
          <table:table-cell table:style-name="ce18" table:formula="of:=IF(ISNUMBER([.K16]);IF([.K16]&gt;0;ABS([.K$2]);&quot; &quot;);&quot; &quot;)" office:value-type="string" office:string-value=" ">
            <text:p><text:s/></text:p>
          </table:table-cell>
          <table:table-cell table:style-name="ce18" table:formula="of:=IF(ISNUMBER([.L16]);IF([.L16]&gt;0;ABS([.L$2]);&quot; &quot;);&quot; &quot;)" office:value-type="string" office:string-value=" ">
            <text:p><text:s/></text:p>
          </table:table-cell>
          <table:table-cell table:style-name="ce18" table:formula="of:=IF(ISNUMBER([.M16]);IF([.M16]&gt;0;ABS([.M$2]);&quot; &quot;);&quot; &quot;)" office:value-type="string" office:string-value=" ">
            <text:p><text:s/></text:p>
          </table:table-cell>
          <table:table-cell table:style-name="ce18" table:formula="of:=IF(ISNUMBER([.N16]);IF([.N16]&gt;0;ABS([.N$2]);&quot; &quot;);&quot; &quot;)" office:value-type="string" office:string-value=" ">
            <text:p><text:s/></text:p>
          </table:table-cell>
          <table:table-cell table:style-name="ce18" table:formula="of:=IF(ISNUMBER([.O16]);IF([.O16]&gt;0;ABS([.O$2]);&quot; &quot;);&quot; &quot;)" office:value-type="string" office:string-value=" ">
            <text:p><text:s/></text:p>
          </table:table-cell>
          <table:table-cell table:style-name="ce18" table:formula="of:=IF(ISNUMBER([.P16]);IF([.P16]&gt;0;ABS([.P$2]);&quot; &quot;);&quot; &quot;)" office:value-type="string" office:string-value=" ">
            <text:p><text:s/></text:p>
          </table:table-cell>
          <table:table-cell table:style-name="ce18" table:formula="of:=IF(ISNUMBER([.Q16]);IF([.Q16]&gt;0;ABS([.Q$2]);&quot; &quot;);&quot; &quot;)" office:value-type="string" office:string-value=" ">
            <text:p><text:s/></text:p>
          </table:table-cell>
          <table:table-cell table:style-name="ce18" table:formula="of:=IF(ISNUMBER([.R16]);IF([.R16]&gt;0;ABS([.R$2]);&quot; &quot;);&quot; &quot;)" office:value-type="string" office:string-value=" ">
            <text:p><text:s/></text:p>
          </table:table-cell>
          <table:table-cell table:style-name="ce18" table:formula="of:=IF(ISNUMBER([.S16]);IF([.S16]&gt;0;ABS([.S$2]);&quot; &quot;);&quot; &quot;)" office:value-type="string" office:string-value=" ">
            <text:p><text:s/></text:p>
          </table:table-cell>
          <table:table-cell table:style-name="ce18" table:formula="of:=IF(ISNUMBER([.T16]);IF([.T16]&gt;0;ABS([.T$2]);&quot; &quot;);&quot; &quot;)" office:value-type="string" office:string-value=" ">
            <text:p><text:s/></text:p>
          </table:table-cell>
          <table:table-cell table:style-name="ce18" table:formula="of:=IF(ISNUMBER([.U16]);IF([.U16]&gt;0;ABS([.U$2]);&quot; &quot;);&quot; &quot;)" office:value-type="string" office:string-value=" ">
            <text:p><text:s/></text:p>
          </table:table-cell>
          <table:table-cell table:style-name="ce18" table:formula="of:=IF(ISNUMBER([.V16]);IF([.V16]&gt;0;ABS([.V$2]);&quot; &quot;);&quot; &quot;)" office:value-type="string" office:string-value=" ">
            <text:p><text:s/></text:p>
          </table:table-cell>
          <table:table-cell table:style-name="ce18" table:formula="of:=IF(ISNUMBER([.W16]);IF([.W16]&gt;0;ABS([.W$2]);&quot; &quot;);&quot; &quot;)" office:value-type="string" office:string-value=" ">
            <text:p><text:s/></text:p>
          </table:table-cell>
          <table:table-cell table:style-name="ce18" table:formula="of:=IF(ISNUMBER([.X16]);IF([.X16]&gt;0;ABS([.X$2]);&quot; &quot;);&quot; &quot;)" office:value-type="string" office:string-value=" ">
            <text:p><text:s/></text:p>
          </table:table-cell>
          <table:table-cell table:style-name="ce18" table:formula="of:=IF(ISNUMBER([.Y16]);IF([.Y16]&gt;0;ABS([.Y$2]);&quot; &quot;);&quot; &quot;)" office:value-type="string" office:string-value=" ">
            <text:p><text:s/></text:p>
          </table:table-cell>
          <table:table-cell table:style-name="ce18" table:formula="of:=IF(ISNUMBER([.Z16]);IF([.Z16]&gt;0;ABS([.Z$2]);&quot; &quot;);&quot; &quot;)" office:value-type="string" office:string-value=" ">
            <text:p><text:s/></text:p>
          </table:table-cell>
          <table:table-cell table:style-name="ce18" table:formula="of:=IF(ISNUMBER([.AA16]);IF([.AA16]&gt;0;ABS([.AA$2]);&quot; &quot;);&quot; &quot;)" office:value-type="string" office:string-value=" ">
            <text:p><text:s/></text:p>
          </table:table-cell>
          <table:table-cell table:style-name="ce18" table:formula="of:=IF(ISNUMBER([.AB16]);IF([.AB16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6]);IF([.AI16]&gt;0;ABS([.AI$2]);&quot; &quot;);&quot; &quot;)" office:value-type="string" office:string-value=" ">
            <text:p><text:s/></text:p>
          </table:table-cell>
          <table:table-cell table:style-name="ce18" table:formula="of:=IF(ISNUMBER([.AJ16]);IF([.AJ16]&gt;0;ABS([.AJ$2]);&quot; &quot;);&quot; &quot;)" office:value-type="string" office:string-value=" ">
            <text:p><text:s/></text:p>
          </table:table-cell>
          <table:table-cell table:style-name="ce18" table:formula="of:=IF(ISNUMBER([.AK16]);IF([.AK16]&gt;0;ABS([.AK$2]);&quot; &quot;);&quot; &quot;)" office:value-type="float" office:value="20">
            <text:p>20</text:p>
          </table:table-cell>
          <table:table-cell table:style-name="ce18" table:formula="of:=IF(ISNUMBER([.AL16]);IF([.AL16]&gt;0;ABS([.AL$2]);&quot; &quot;);&quot; &quot;)" office:value-type="string" office:string-value=" ">
            <text:p><text:s/></text:p>
          </table:table-cell>
          <table:table-cell table:style-name="ce18" table:formula="of:=IF(ISNUMBER([.AM16]);IF([.AM16]&gt;0;ABS([.AM$2]);&quot; &quot;);&quot; &quot;)" office:value-type="string" office:string-value=" ">
            <text:p><text:s/></text:p>
          </table:table-cell>
          <table:table-cell table:style-name="ce18" table:formula="of:=IF(ISNUMBER([.AN16]);IF([.AN16]&gt;0;ABS([.AN$2]);&quot; &quot;);&quot; &quot;)" office:value-type="string" office:string-value=" ">
            <text:p><text:s/></text:p>
          </table:table-cell>
          <table:table-cell table:style-name="ce18" table:formula="of:=IF(ISNUMBER([.AO16]);IF([.AO16]&gt;0;ABS([.AO$2]);&quot; &quot;);&quot; &quot;)" office:value-type="string" office:string-value=" ">
            <text:p><text:s/></text:p>
          </table:table-cell>
          <table:table-cell table:style-name="ce18" table:formula="of:=IF(ISNUMBER([.AP16]);IF([.AP16]&gt;0;ABS([.AP$2]);&quot; &quot;);&quot; &quot;)" office:value-type="string" office:string-value=" ">
            <text:p><text:s/></text:p>
          </table:table-cell>
          <table:table-cell table:style-name="ce18" table:formula="of:=IF(ISNUMBER([.AQ16]);IF([.AQ16]&gt;0;ABS([.AQ$2]);&quot; &quot;);&quot; &quot;)" office:value-type="string" office:string-value=" ">
            <text:p><text:s/></text:p>
          </table:table-cell>
          <table:table-cell table:style-name="ce18" table:formula="of:=IF(ISNUMBER([.AR16]);IF([.AR16]&gt;0;ABS([.AR$2]);&quot; &quot;);&quot; &quot;)" office:value-type="string" office:string-value=" ">
            <text:p><text:s/></text:p>
          </table:table-cell>
          <table:table-cell table:style-name="ce18" table:formula="of:=IF(ISNUMBER([.AS16]);IF([.AS16]&gt;0;ABS([.AS$2]);&quot; &quot;);&quot; &quot;)" office:value-type="string" office:string-value=" ">
            <text:p><text:s/></text:p>
          </table:table-cell>
          <table:table-cell table:style-name="ce18" table:formula="of:=IF(ISNUMBER([.AT16]);IF([.AT16]&gt;0;ABS([.AT$2]);&quot; &quot;);&quot; &quot;)" office:value-type="string" office:string-value=" ">
            <text:p><text:s/></text:p>
          </table:table-cell>
          <table:table-cell table:style-name="ce18" table:formula="of:=IF(ISNUMBER([.AU16]);IF([.AU16]&gt;0;ABS([.AU$2]);&quot; &quot;);&quot; &quot;)" office:value-type="string" office:string-value=" ">
            <text:p><text:s/></text:p>
          </table:table-cell>
          <table:table-cell table:style-name="ce18" table:formula="of:=IF(ISNUMBER([.AV16]);IF([.AV16]&gt;0;ABS([.AV$2]);&quot; &quot;);&quot; &quot;)" office:value-type="string" office:string-value=" ">
            <text:p><text:s/></text:p>
          </table:table-cell>
          <table:table-cell table:style-name="ce18" table:formula="of:=IF(ISNUMBER([.AW16]);IF([.AW16]&gt;0;ABS([.AW$2]);&quot; &quot;);&quot; &quot;)" office:value-type="string" office:string-value=" ">
            <text:p><text:s/></text:p>
          </table:table-cell>
          <table:table-cell table:style-name="ce18" table:formula="of:=IF(ISNUMBER([.AX16]);IF([.AX16]&gt;0;ABS([.AX$2]);&quot; &quot;);&quot; &quot;)" office:value-type="string" office:string-value=" ">
            <text:p><text:s/></text:p>
          </table:table-cell>
          <table:table-cell table:style-name="ce18" table:formula="of:=IF(ISNUMBER([.AY16]);IF([.AY16]&gt;0;ABS([.AY$2]);&quot; &quot;);&quot; &quot;)" office:value-type="string" office:string-value=" ">
            <text:p><text:s/></text:p>
          </table:table-cell>
          <table:table-cell table:style-name="ce18" table:formula="of:=IF(ISNUMBER([.AZ16]);IF([.AZ16]&gt;0;ABS([.AZ$2]);&quot; &quot;);&quot; &quot;)" office:value-type="string" office:string-value=" ">
            <text:p><text:s/></text:p>
          </table:table-cell>
          <table:table-cell table:style-name="ce18" table:formula="of:=IF(ISNUMBER([.BA16]);IF([.BA16]&gt;0;ABS([.BA$2]);&quot; &quot;);&quot; &quot;)" office:value-type="string" office:string-value=" ">
            <text:p><text:s/></text:p>
          </table:table-cell>
          <table:table-cell table:style-name="ce18" table:formula="of:=IF(ISNUMBER([.BB16]);IF([.BB16]&gt;0;ABS([.BB$2]);&quot; &quot;);&quot; &quot;)" office:value-type="string" office:string-value=" ">
            <text:p><text:s/></text:p>
          </table:table-cell>
          <table:table-cell table:style-name="ce18" table:formula="of:=IF(ISNUMBER([.BC16]);IF([.BC16]&gt;0;ABS([.BC$2]);&quot; &quot;);&quot; &quot;)" office:value-type="string" office:string-value=" ">
            <text:p><text:s/></text:p>
          </table:table-cell>
          <table:table-cell table:style-name="ce18" table:formula="of:=IF(ISNUMBER([.BD16]);IF([.BD16]&gt;0;ABS([.BD$2]);&quot; &quot;);&quot; &quot;)" office:value-type="string" office:string-value=" ">
            <text:p><text:s/></text:p>
          </table:table-cell>
          <table:table-cell table:style-name="ce18" table:formula="of:=IF(ISNUMBER([.BE16]);IF([.BE16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18:.$BE18])" office:value-type="float" office:value="20">
            <text:p>20</text:p>
          </table:table-cell>
          <table:table-cell table:style-name="ce49" table:formula="of:=SUMIF([.$B$2:.$BE$2];&quot;&lt;0&quot;;[.$B18:.$BE18])" office:value-type="float" office:value="0">
            <text:p>0</text:p>
          </table:table-cell>
          <table:table-cell table:style-name="ce49" table:formula="of:=[.BG17]/[.BH17]" office:value-type="float" office:value="0">
            <text:p>#DIV/0!</text:p>
          </table:table-cell>
          <table:table-cell table:style-name="ce49" table:number-columns-repeated="2"/>
          <table:table-cell table:number-columns-repeated="961"/>
        </table:table-row>
        <table:table-row table:style-name="ro4">
          <table:table-cell/>
          <table:table-cell table:style-name="ce18" table:formula="of:=IF(ISNUMBER([.B16]);IF([.B16]&gt;0;&quot; &quot;;ABS([.B$2]));&quot; &quot;)" office:value-type="string" office:string-value=" ">
            <text:p><text:s/></text:p>
          </table:table-cell>
          <table:table-cell table:style-name="ce18" table:formula="of:=IF(ISNUMBER([.C16]);IF([.C16]&gt;0;&quot; &quot;;ABS([.C$2]));&quot; &quot;)" office:value-type="string" office:string-value=" ">
            <text:p><text:s/></text:p>
          </table:table-cell>
          <table:table-cell table:style-name="ce18" table:formula="of:=IF(ISNUMBER([.D16]);IF([.D16]&gt;0;&quot; &quot;;ABS([.D$2]));&quot; &quot;)" office:value-type="string" office:string-value=" ">
            <text:p><text:s/></text:p>
          </table:table-cell>
          <table:table-cell table:style-name="ce18" table:formula="of:=IF(ISNUMBER([.E16]);IF([.E16]&gt;0;&quot; &quot;;ABS([.E$2]));&quot; &quot;)" office:value-type="string" office:string-value=" ">
            <text:p><text:s/></text:p>
          </table:table-cell>
          <table:table-cell table:style-name="ce18" table:formula="of:=IF(ISNUMBER([.F16]);IF([.F16]&gt;0;&quot; &quot;;ABS([.F$2]));&quot; &quot;)" office:value-type="string" office:string-value=" ">
            <text:p><text:s/></text:p>
          </table:table-cell>
          <table:table-cell table:style-name="ce18" table:formula="of:=IF(ISNUMBER([.G16]);IF([.G16]&gt;0;&quot; &quot;;ABS([.G$2]));&quot; &quot;)" office:value-type="string" office:string-value=" ">
            <text:p><text:s/></text:p>
          </table:table-cell>
          <table:table-cell table:style-name="ce18" table:formula="of:=IF(ISNUMBER([.H16]);IF([.H16]&gt;0;&quot; &quot;;ABS([.H$2]));&quot; &quot;)" office:value-type="string" office:string-value=" ">
            <text:p><text:s/></text:p>
          </table:table-cell>
          <table:table-cell table:style-name="ce18" table:formula="of:=IF(ISNUMBER([.I16]);IF([.I16]&gt;0;&quot; &quot;;ABS([.I$2]));&quot; &quot;)" office:value-type="string" office:string-value=" ">
            <text:p><text:s/></text:p>
          </table:table-cell>
          <table:table-cell table:style-name="ce18" table:formula="of:=IF(ISNUMBER([.J16]);IF([.J16]&gt;0;&quot; &quot;;ABS([.J$2]));&quot; &quot;)" office:value-type="string" office:string-value=" ">
            <text:p><text:s/></text:p>
          </table:table-cell>
          <table:table-cell table:style-name="ce18" table:formula="of:=IF(ISNUMBER([.K16]);IF([.K16]&gt;0;&quot; &quot;;ABS([.K$2]));&quot; &quot;)" office:value-type="string" office:string-value=" ">
            <text:p><text:s/></text:p>
          </table:table-cell>
          <table:table-cell table:style-name="ce18" table:formula="of:=IF(ISNUMBER([.L16]);IF([.L16]&gt;0;&quot; &quot;;ABS([.L$2]));&quot; &quot;)" office:value-type="string" office:string-value=" ">
            <text:p><text:s/></text:p>
          </table:table-cell>
          <table:table-cell table:style-name="ce18" table:formula="of:=IF(ISNUMBER([.M16]);IF([.M16]&gt;0;&quot; &quot;;ABS([.M$2]));&quot; &quot;)" office:value-type="string" office:string-value=" ">
            <text:p><text:s/></text:p>
          </table:table-cell>
          <table:table-cell table:style-name="ce18" table:formula="of:=IF(ISNUMBER([.N16]);IF([.N16]&gt;0;&quot; &quot;;ABS([.N$2]));&quot; &quot;)" office:value-type="string" office:string-value=" ">
            <text:p><text:s/></text:p>
          </table:table-cell>
          <table:table-cell table:style-name="ce18" table:formula="of:=IF(ISNUMBER([.O16]);IF([.O16]&gt;0;&quot; &quot;;ABS([.O$2]));&quot; &quot;)" office:value-type="string" office:string-value=" ">
            <text:p><text:s/></text:p>
          </table:table-cell>
          <table:table-cell table:style-name="ce18" table:formula="of:=IF(ISNUMBER([.P16]);IF([.P16]&gt;0;&quot; &quot;;ABS([.P$2]));&quot; &quot;)" office:value-type="string" office:string-value=" ">
            <text:p><text:s/></text:p>
          </table:table-cell>
          <table:table-cell table:style-name="ce18" table:formula="of:=IF(ISNUMBER([.Q16]);IF([.Q16]&gt;0;&quot; &quot;;ABS([.Q$2]));&quot; &quot;)" office:value-type="string" office:string-value=" ">
            <text:p><text:s/></text:p>
          </table:table-cell>
          <table:table-cell table:style-name="ce18" table:formula="of:=IF(ISNUMBER([.R16]);IF([.R16]&gt;0;&quot; &quot;;ABS([.R$2]));&quot; &quot;)" office:value-type="string" office:string-value=" ">
            <text:p><text:s/></text:p>
          </table:table-cell>
          <table:table-cell table:style-name="ce18" table:formula="of:=IF(ISNUMBER([.S16]);IF([.S16]&gt;0;&quot; &quot;;ABS([.S$2]));&quot; &quot;)" office:value-type="string" office:string-value=" ">
            <text:p><text:s/></text:p>
          </table:table-cell>
          <table:table-cell table:style-name="ce18" table:formula="of:=IF(ISNUMBER([.T16]);IF([.T16]&gt;0;&quot; &quot;;ABS([.T$2]));&quot; &quot;)" office:value-type="string" office:string-value=" ">
            <text:p><text:s/></text:p>
          </table:table-cell>
          <table:table-cell table:style-name="ce18" table:formula="of:=IF(ISNUMBER([.U16]);IF([.U16]&gt;0;&quot; &quot;;ABS([.U$2]));&quot; &quot;)" office:value-type="string" office:string-value=" ">
            <text:p><text:s/></text:p>
          </table:table-cell>
          <table:table-cell table:style-name="ce18" table:formula="of:=IF(ISNUMBER([.V16]);IF([.V16]&gt;0;&quot; &quot;;ABS([.V$2]));&quot; &quot;)" office:value-type="string" office:string-value=" ">
            <text:p><text:s/></text:p>
          </table:table-cell>
          <table:table-cell table:style-name="ce18" table:formula="of:=IF(ISNUMBER([.W16]);IF([.W16]&gt;0;&quot; &quot;;ABS([.W$2]));&quot; &quot;)" office:value-type="string" office:string-value=" ">
            <text:p><text:s/></text:p>
          </table:table-cell>
          <table:table-cell table:style-name="ce18" table:formula="of:=IF(ISNUMBER([.X16]);IF([.X16]&gt;0;&quot; &quot;;ABS([.X$2]));&quot; &quot;)" office:value-type="string" office:string-value=" ">
            <text:p><text:s/></text:p>
          </table:table-cell>
          <table:table-cell table:style-name="ce18" table:formula="of:=IF(ISNUMBER([.Y16]);IF([.Y16]&gt;0;&quot; &quot;;ABS([.Y$2]));&quot; &quot;)" office:value-type="string" office:string-value=" ">
            <text:p><text:s/></text:p>
          </table:table-cell>
          <table:table-cell table:style-name="ce18" table:formula="of:=IF(ISNUMBER([.Z16]);IF([.Z16]&gt;0;&quot; &quot;;ABS([.Z$2]));&quot; &quot;)" office:value-type="string" office:string-value=" ">
            <text:p><text:s/></text:p>
          </table:table-cell>
          <table:table-cell table:style-name="ce18" table:formula="of:=IF(ISNUMBER([.AA16]);IF([.AA16]&gt;0;&quot; &quot;;ABS([.AA$2]));&quot; &quot;)" office:value-type="string" office:string-value=" ">
            <text:p><text:s/></text:p>
          </table:table-cell>
          <table:table-cell table:style-name="ce18" table:formula="of:=IF(ISNUMBER([.AB16]);IF([.AB16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6]);IF([.AI16]&gt;0;&quot; &quot;;ABS([.AI$2]));&quot; &quot;)" office:value-type="string" office:string-value=" ">
            <text:p><text:s/></text:p>
          </table:table-cell>
          <table:table-cell table:style-name="ce18" table:formula="of:=IF(ISNUMBER([.AJ16]);IF([.AJ16]&gt;0;&quot; &quot;;ABS([.AJ$2]));&quot; &quot;)" office:value-type="string" office:string-value=" ">
            <text:p><text:s/></text:p>
          </table:table-cell>
          <table:table-cell table:style-name="ce18" table:formula="of:=IF(ISNUMBER([.AK16]);IF([.AK16]&gt;0;&quot; &quot;;ABS([.AK$2]));&quot; &quot;)" office:value-type="string" office:string-value=" ">
            <text:p><text:s/></text:p>
          </table:table-cell>
          <table:table-cell table:style-name="ce18" table:formula="of:=IF(ISNUMBER([.AL16]);IF([.AL16]&gt;0;&quot; &quot;;ABS([.AL$2]));&quot; &quot;)" office:value-type="float" office:value="20">
            <text:p>20</text:p>
          </table:table-cell>
          <table:table-cell table:style-name="ce18" table:formula="of:=IF(ISNUMBER([.AM16]);IF([.AM16]&gt;0;&quot; &quot;;ABS([.AM$2]));&quot; &quot;)" office:value-type="string" office:string-value=" ">
            <text:p><text:s/></text:p>
          </table:table-cell>
          <table:table-cell table:style-name="ce18" table:formula="of:=IF(ISNUMBER([.AN16]);IF([.AN16]&gt;0;&quot; &quot;;ABS([.AN$2]));&quot; &quot;)" office:value-type="string" office:string-value=" ">
            <text:p><text:s/></text:p>
          </table:table-cell>
          <table:table-cell table:style-name="ce18" table:formula="of:=IF(ISNUMBER([.AO16]);IF([.AO16]&gt;0;&quot; &quot;;ABS([.AO$2]));&quot; &quot;)" office:value-type="string" office:string-value=" ">
            <text:p><text:s/></text:p>
          </table:table-cell>
          <table:table-cell table:style-name="ce18" table:formula="of:=IF(ISNUMBER([.AP16]);IF([.AP16]&gt;0;&quot; &quot;;ABS([.AP$2]));&quot; &quot;)" office:value-type="string" office:string-value=" ">
            <text:p><text:s/></text:p>
          </table:table-cell>
          <table:table-cell table:style-name="ce18" table:formula="of:=IF(ISNUMBER([.AQ16]);IF([.AQ16]&gt;0;&quot; &quot;;ABS([.AQ$2]));&quot; &quot;)" office:value-type="string" office:string-value=" ">
            <text:p><text:s/></text:p>
          </table:table-cell>
          <table:table-cell table:style-name="ce18" table:formula="of:=IF(ISNUMBER([.AR16]);IF([.AR16]&gt;0;&quot; &quot;;ABS([.AR$2]));&quot; &quot;)" office:value-type="string" office:string-value=" ">
            <text:p><text:s/></text:p>
          </table:table-cell>
          <table:table-cell table:style-name="ce18" table:formula="of:=IF(ISNUMBER([.AS16]);IF([.AS16]&gt;0;&quot; &quot;;ABS([.AS$2]));&quot; &quot;)" office:value-type="string" office:string-value=" ">
            <text:p><text:s/></text:p>
          </table:table-cell>
          <table:table-cell table:style-name="ce18" table:formula="of:=IF(ISNUMBER([.AT16]);IF([.AT16]&gt;0;&quot; &quot;;ABS([.AT$2]));&quot; &quot;)" office:value-type="string" office:string-value=" ">
            <text:p><text:s/></text:p>
          </table:table-cell>
          <table:table-cell table:style-name="ce18" table:formula="of:=IF(ISNUMBER([.AU16]);IF([.AU16]&gt;0;&quot; &quot;;ABS([.AU$2]));&quot; &quot;)" office:value-type="string" office:string-value=" ">
            <text:p><text:s/></text:p>
          </table:table-cell>
          <table:table-cell table:style-name="ce18" table:formula="of:=IF(ISNUMBER([.AV16]);IF([.AV16]&gt;0;&quot; &quot;;ABS([.AV$2]));&quot; &quot;)" office:value-type="string" office:string-value=" ">
            <text:p><text:s/></text:p>
          </table:table-cell>
          <table:table-cell table:style-name="ce18" table:formula="of:=IF(ISNUMBER([.AW16]);IF([.AW16]&gt;0;&quot; &quot;;ABS([.AW$2]));&quot; &quot;)" office:value-type="string" office:string-value=" ">
            <text:p><text:s/></text:p>
          </table:table-cell>
          <table:table-cell table:style-name="ce18" table:formula="of:=IF(ISNUMBER([.AX16]);IF([.AX16]&gt;0;&quot; &quot;;ABS([.AX$2]));&quot; &quot;)" office:value-type="string" office:string-value=" ">
            <text:p><text:s/></text:p>
          </table:table-cell>
          <table:table-cell table:style-name="ce18" table:formula="of:=IF(ISNUMBER([.AY16]);IF([.AY16]&gt;0;&quot; &quot;;ABS([.AY$2]));&quot; &quot;)" office:value-type="string" office:string-value=" ">
            <text:p><text:s/></text:p>
          </table:table-cell>
          <table:table-cell table:style-name="ce18" table:formula="of:=IF(ISNUMBER([.AZ16]);IF([.AZ16]&gt;0;&quot; &quot;;ABS([.AZ$2]));&quot; &quot;)" office:value-type="string" office:string-value=" ">
            <text:p><text:s/></text:p>
          </table:table-cell>
          <table:table-cell table:style-name="ce18" table:formula="of:=IF(ISNUMBER([.BA16]);IF([.BA16]&gt;0;&quot; &quot;;ABS([.BA$2]));&quot; &quot;)" office:value-type="string" office:string-value=" ">
            <text:p><text:s/></text:p>
          </table:table-cell>
          <table:table-cell table:style-name="ce18" table:formula="of:=IF(ISNUMBER([.BB16]);IF([.BB16]&gt;0;&quot; &quot;;ABS([.BB$2]));&quot; &quot;)" office:value-type="string" office:string-value=" ">
            <text:p><text:s/></text:p>
          </table:table-cell>
          <table:table-cell table:style-name="ce18" table:formula="of:=IF(ISNUMBER([.BC16]);IF([.BC16]&gt;0;&quot; &quot;;ABS([.BC$2]));&quot; &quot;)" office:value-type="string" office:string-value=" ">
            <text:p><text:s/></text:p>
          </table:table-cell>
          <table:table-cell table:style-name="ce18" table:formula="of:=IF(ISNUMBER([.BD16]);IF([.BD16]&gt;0;&quot; &quot;;ABS([.BD$2]));&quot; &quot;)" office:value-type="string" office:string-value=" ">
            <text:p><text:s/></text:p>
          </table:table-cell>
          <table:table-cell table:style-name="ce18" table:formula="of:=IF(ISNUMBER([.BE16]);IF([.BE16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16]+[.BG17]" office:value-type="float" office:value="80">
            <text:p>80</text:p>
          </table:table-cell>
          <table:table-cell table:style-name="ce49" table:formula="of:=[.BH16]+[.BH17]" office:value-type="float" office:value="75">
            <text:p>75</text:p>
          </table:table-cell>
          <table:table-cell table:style-name="ce49" table:formula="of:=[.BG18]/[.BH18]" office:value-type="float" office:value="1.06666666666667">
            <text:p>1,07</text:p>
          </table:table-cell>
          <table:table-cell table:style-name="ce49" table:number-columns-repeated="963"/>
        </table:table-row>
        <table:table-row table:style-name="ro1">
          <table:table-cell office:value-type="string">
            <text:p>Arcane Blade</text:p>
          </table:table-cell>
          <table:table-cell table:style-name="ce20"/>
          <table:table-cell table:style-name="ce20" office:value-type="float" office:value="1.1">
            <text:p>1,1</text:p>
          </table:table-cell>
          <table:table-cell table:style-name="ce20"/>
          <table:table-cell table:style-name="ce21" office:value-type="float" office:value="-1.1">
            <text:p>-1,1</text:p>
          </table:table-cell>
          <table:table-cell/>
          <table:table-cell table:style-name="ce21" office:value-type="float" office:value="-1.1">
            <text:p>-1,1</text:p>
          </table:table-cell>
          <table:table-cell table:style-name="ce20" office:value-type="float" office:value="1.1">
            <text:p>1,1</text:p>
          </table:table-cell>
          <table:table-cell table:style-name="ce21" office:value-type="float" office:value="-1.1">
            <text:p>-1,1</text:p>
          </table:table-cell>
          <table:table-cell table:style-name="ce20" office:value-type="float" office:value="1.1">
            <text:p>1,1</text:p>
          </table:table-cell>
          <table:table-cell table:number-columns-repeated="4" table:style-name="ce20"/>
          <table:table-cell table:style-name="ce20" office:value-type="float" office:value="1.3">
            <text:p>1,3</text:p>
          </table:table-cell>
          <table:table-cell table:style-name="ce29"/>
          <table:table-cell table:style-name="ce29" office:value-type="float" office:value="1.2">
            <text:p>1,2</text:p>
          </table:table-cell>
          <table:table-cell table:number-columns-repeated="2" table:style-name="ce29"/>
          <table:table-cell table:style-name="ce29" office:value-type="float" office:value="1.2">
            <text:p>1,2</text:p>
          </table:table-cell>
          <table:table-cell table:number-columns-repeated="2" table:style-name="ce30" office:value-type="float" office:value="-1.2">
            <text:p>-1,2</text:p>
          </table:table-cell>
          <table:table-cell table:number-columns-repeated="4"/>
          <table:table-cell table:style-name="ce29" office:value-type="float" office:value="1.2">
            <text:p>1,2</text:p>
          </table:table-cell>
          <table:table-cell/>
          <table:table-cell table:number-columns-repeated="6"/>
          <table:table-cell table:number-columns-repeated="2"/>
          <table:table-cell table:style-name="ce36" office:value-type="float" office:value="0.9">
            <text:p>0,9</text:p>
          </table:table-cell>
          <table:table-cell office:value-type="float" office:value="-1.2">
            <text:p>-1,2</text:p>
          </table:table-cell>
          <table:table-cell table:number-columns-repeated="19"/>
          <table:table-cell table:style-name="ce49" office:value-type="string">
            <text:p>At1</text:p>
          </table:table-cell>
          <table:table-cell table:style-name="ce49" table:formula="of:=SUMIF([.$B$2:.$BE$2];&quot;&gt;0&quot;;[.$B20:.$BE20])" office:value-type="float" office:value="120">
            <text:p>120</text:p>
          </table:table-cell>
          <table:table-cell table:style-name="ce49" table:formula="of:=SUMIF([.$B$2:.$BE$2];&quot;&lt;0&quot;;[.$B20:.$BE20])" office:value-type="float" office:value="55">
            <text:p>55</text:p>
          </table:table-cell>
          <table:table-cell table:style-name="ce49" table:formula="of:=[.BG19]/[.BH19]" office:value-type="float" office:value="2.18181818181818">
            <text:p>2,18</text:p>
          </table:table-cell>
          <table:table-cell table:style-name="ce49"/>
          <table:table-cell table:style-name="ce49" table:number-matrix-columns-spanned="1" table:number-matrix-rows-spanned="1" table:formula="of:=SUM(ABS([.B19:.BB19]))" office:value-type="float" office:value="16">
            <text:p>16</text:p>
          </table:table-cell>
          <table:table-cell table:style-name="ce49" table:number-columns-repeated="961"/>
        </table:table-row>
        <table:table-row table:style-name="ro4">
          <table:table-cell/>
          <table:table-cell table:style-name="ce18" table:formula="of:=IF(ISNUMBER([.B19]);IF([.B19]&gt;0;ABS([.B$2]);&quot; &quot;);&quot; &quot;)" office:value-type="string" office:string-value=" ">
            <text:p><text:s/></text:p>
          </table:table-cell>
          <table:table-cell table:style-name="ce18" table:formula="of:=IF(ISNUMBER([.C19]);IF([.C19]&gt;0;ABS([.C$2]);&quot; &quot;);&quot; &quot;)" office:value-type="float" office:value="20">
            <text:p>20</text:p>
          </table:table-cell>
          <table:table-cell table:style-name="ce18" table:formula="of:=IF(ISNUMBER([.D19]);IF([.D19]&gt;0;ABS([.D$2]);&quot; &quot;);&quot; &quot;)" office:value-type="string" office:string-value=" ">
            <text:p><text:s/></text:p>
          </table:table-cell>
          <table:table-cell table:style-name="ce18" table:formula="of:=IF(ISNUMBER([.E19]);IF([.E19]&gt;0;ABS([.E$2]);&quot; &quot;);&quot; &quot;)" office:value-type="string" office:string-value=" ">
            <text:p><text:s/></text:p>
          </table:table-cell>
          <table:table-cell table:style-name="ce18" table:formula="of:=IF(ISNUMBER([.F19]);IF([.F19]&gt;0;ABS([.F$2]);&quot; &quot;);&quot; &quot;)" office:value-type="string" office:string-value=" ">
            <text:p><text:s/></text:p>
          </table:table-cell>
          <table:table-cell table:style-name="ce18" table:formula="of:=IF(ISNUMBER([.G19]);IF([.G19]&gt;0;ABS([.G$2]);&quot; &quot;);&quot; &quot;)" office:value-type="string" office:string-value=" ">
            <text:p><text:s/></text:p>
          </table:table-cell>
          <table:table-cell table:style-name="ce18" table:formula="of:=IF(ISNUMBER([.H19]);IF([.H19]&gt;0;ABS([.H$2]);&quot; &quot;);&quot; &quot;)" office:value-type="float" office:value="20">
            <text:p>20</text:p>
          </table:table-cell>
          <table:table-cell table:style-name="ce18" table:formula="of:=IF(ISNUMBER([.I19]);IF([.I19]&gt;0;ABS([.I$2]);&quot; &quot;);&quot; &quot;)" office:value-type="string" office:string-value=" ">
            <text:p><text:s/></text:p>
          </table:table-cell>
          <table:table-cell table:style-name="ce18" table:formula="of:=IF(ISNUMBER([.J19]);IF([.J19]&gt;0;ABS([.J$2]);&quot; &quot;);&quot; &quot;)" office:value-type="float" office:value="35">
            <text:p>35</text:p>
          </table:table-cell>
          <table:table-cell table:style-name="ce18" table:formula="of:=IF(ISNUMBER([.K19]);IF([.K19]&gt;0;ABS([.K$2]);&quot; &quot;);&quot; &quot;)" office:value-type="string" office:string-value=" ">
            <text:p><text:s/></text:p>
          </table:table-cell>
          <table:table-cell table:style-name="ce18" table:formula="of:=IF(ISNUMBER([.L19]);IF([.L19]&gt;0;ABS([.L$2]);&quot; &quot;);&quot; &quot;)" office:value-type="string" office:string-value=" ">
            <text:p><text:s/></text:p>
          </table:table-cell>
          <table:table-cell table:style-name="ce18" table:formula="of:=IF(ISNUMBER([.M19]);IF([.M19]&gt;0;ABS([.M$2]);&quot; &quot;);&quot; &quot;)" office:value-type="string" office:string-value=" ">
            <text:p><text:s/></text:p>
          </table:table-cell>
          <table:table-cell table:style-name="ce18" table:formula="of:=IF(ISNUMBER([.N19]);IF([.N19]&gt;0;ABS([.N$2]);&quot; &quot;);&quot; &quot;)" office:value-type="string" office:string-value=" ">
            <text:p><text:s/></text:p>
          </table:table-cell>
          <table:table-cell table:style-name="ce18" table:formula="of:=IF(ISNUMBER([.O19]);IF([.O19]&gt;0;ABS([.O$2]);&quot; &quot;);&quot; &quot;)" office:value-type="float" office:value="20">
            <text:p>20</text:p>
          </table:table-cell>
          <table:table-cell table:style-name="ce18" table:formula="of:=IF(ISNUMBER([.P19]);IF([.P19]&gt;0;ABS([.P$2]);&quot; &quot;);&quot; &quot;)" office:value-type="string" office:string-value=" ">
            <text:p><text:s/></text:p>
          </table:table-cell>
          <table:table-cell table:style-name="ce18" table:formula="of:=IF(ISNUMBER([.Q19]);IF([.Q19]&gt;0;ABS([.Q$2]);&quot; &quot;);&quot; &quot;)" office:value-type="float" office:value="20">
            <text:p>20</text:p>
          </table:table-cell>
          <table:table-cell table:style-name="ce18" table:formula="of:=IF(ISNUMBER([.R19]);IF([.R19]&gt;0;ABS([.R$2]);&quot; &quot;);&quot; &quot;)" office:value-type="string" office:string-value=" ">
            <text:p><text:s/></text:p>
          </table:table-cell>
          <table:table-cell table:style-name="ce18" table:formula="of:=IF(ISNUMBER([.S19]);IF([.S19]&gt;0;ABS([.S$2]);&quot; &quot;);&quot; &quot;)" office:value-type="string" office:string-value=" ">
            <text:p><text:s/></text:p>
          </table:table-cell>
          <table:table-cell table:style-name="ce18" table:formula="of:=IF(ISNUMBER([.T19]);IF([.T19]&gt;0;ABS([.T$2]);&quot; &quot;);&quot; &quot;)" office:value-type="float" office:value="20">
            <text:p>20</text:p>
          </table:table-cell>
          <table:table-cell table:style-name="ce18" table:formula="of:=IF(ISNUMBER([.U19]);IF([.U19]&gt;0;ABS([.U$2]);&quot; &quot;);&quot; &quot;)" office:value-type="string" office:string-value=" ">
            <text:p><text:s/></text:p>
          </table:table-cell>
          <table:table-cell table:style-name="ce18" table:formula="of:=IF(ISNUMBER([.V19]);IF([.V19]&gt;0;ABS([.V$2]);&quot; &quot;);&quot; &quot;)" office:value-type="string" office:string-value=" ">
            <text:p><text:s/></text:p>
          </table:table-cell>
          <table:table-cell table:style-name="ce18" table:formula="of:=IF(ISNUMBER([.W19]);IF([.W19]&gt;0;ABS([.W$2]);&quot; &quot;);&quot; &quot;)" office:value-type="string" office:string-value=" ">
            <text:p><text:s/></text:p>
          </table:table-cell>
          <table:table-cell table:style-name="ce18" table:formula="of:=IF(ISNUMBER([.X19]);IF([.X19]&gt;0;ABS([.X$2]);&quot; &quot;);&quot; &quot;)" office:value-type="string" office:string-value=" ">
            <text:p><text:s/></text:p>
          </table:table-cell>
          <table:table-cell table:style-name="ce18" table:formula="of:=IF(ISNUMBER([.Y19]);IF([.Y19]&gt;0;ABS([.Y$2]);&quot; &quot;);&quot; &quot;)" office:value-type="string" office:string-value=" ">
            <text:p><text:s/></text:p>
          </table:table-cell>
          <table:table-cell table:style-name="ce18" table:formula="of:=IF(ISNUMBER([.Z19]);IF([.Z19]&gt;0;ABS([.Z$2]);&quot; &quot;);&quot; &quot;)" office:value-type="string" office:string-value=" ">
            <text:p><text:s/></text:p>
          </table:table-cell>
          <table:table-cell table:style-name="ce18" table:formula="of:=IF(ISNUMBER([.AA19]);IF([.AA19]&gt;0;ABS([.AA$2]);&quot; &quot;);&quot; &quot;)" office:value-type="float" office:value="20">
            <text:p>20</text:p>
          </table:table-cell>
          <table:table-cell table:style-name="ce18" table:formula="of:=IF(ISNUMBER([.AB19]);IF([.AB19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9]);IF([.AI19]&gt;0;ABS([.AI$2]);&quot; &quot;);&quot; &quot;)" office:value-type="string" office:string-value=" ">
            <text:p><text:s/></text:p>
          </table:table-cell>
          <table:table-cell table:style-name="ce18" table:formula="of:=IF(ISNUMBER([.AJ19]);IF([.AJ19]&gt;0;ABS([.AJ$2]);&quot; &quot;);&quot; &quot;)" office:value-type="string" office:string-value=" ">
            <text:p><text:s/></text:p>
          </table:table-cell>
          <table:table-cell table:style-name="ce18" table:formula="of:=IF(ISNUMBER([.AK19]);IF([.AK19]&gt;0;ABS([.AK$2]);&quot; &quot;);&quot; &quot;)" office:value-type="float" office:value="20">
            <text:p>20</text:p>
          </table:table-cell>
          <table:table-cell table:style-name="ce18" table:formula="of:=IF(ISNUMBER([.AL19]);IF([.AL19]&gt;0;ABS([.AL$2]);&quot; &quot;);&quot; &quot;)" office:value-type="string" office:string-value=" ">
            <text:p><text:s/></text:p>
          </table:table-cell>
          <table:table-cell table:style-name="ce18" table:formula="of:=IF(ISNUMBER([.AM19]);IF([.AM19]&gt;0;ABS([.AM$2]);&quot; &quot;);&quot; &quot;)" office:value-type="string" office:string-value=" ">
            <text:p><text:s/></text:p>
          </table:table-cell>
          <table:table-cell table:style-name="ce18" table:formula="of:=IF(ISNUMBER([.AN19]);IF([.AN19]&gt;0;ABS([.AN$2]);&quot; &quot;);&quot; &quot;)" office:value-type="string" office:string-value=" ">
            <text:p><text:s/></text:p>
          </table:table-cell>
          <table:table-cell table:style-name="ce18" table:formula="of:=IF(ISNUMBER([.AO19]);IF([.AO19]&gt;0;ABS([.AO$2]);&quot; &quot;);&quot; &quot;)" office:value-type="string" office:string-value=" ">
            <text:p><text:s/></text:p>
          </table:table-cell>
          <table:table-cell table:style-name="ce18" table:formula="of:=IF(ISNUMBER([.AP19]);IF([.AP19]&gt;0;ABS([.AP$2]);&quot; &quot;);&quot; &quot;)" office:value-type="string" office:string-value=" ">
            <text:p><text:s/></text:p>
          </table:table-cell>
          <table:table-cell table:style-name="ce18" table:formula="of:=IF(ISNUMBER([.AQ19]);IF([.AQ19]&gt;0;ABS([.AQ$2]);&quot; &quot;);&quot; &quot;)" office:value-type="string" office:string-value=" ">
            <text:p><text:s/></text:p>
          </table:table-cell>
          <table:table-cell table:style-name="ce18" table:formula="of:=IF(ISNUMBER([.AR19]);IF([.AR19]&gt;0;ABS([.AR$2]);&quot; &quot;);&quot; &quot;)" office:value-type="string" office:string-value=" ">
            <text:p><text:s/></text:p>
          </table:table-cell>
          <table:table-cell table:style-name="ce18" table:formula="of:=IF(ISNUMBER([.AS19]);IF([.AS19]&gt;0;ABS([.AS$2]);&quot; &quot;);&quot; &quot;)" office:value-type="string" office:string-value=" ">
            <text:p><text:s/></text:p>
          </table:table-cell>
          <table:table-cell table:style-name="ce18" table:formula="of:=IF(ISNUMBER([.AT19]);IF([.AT19]&gt;0;ABS([.AT$2]);&quot; &quot;);&quot; &quot;)" office:value-type="string" office:string-value=" ">
            <text:p><text:s/></text:p>
          </table:table-cell>
          <table:table-cell table:style-name="ce18" table:formula="of:=IF(ISNUMBER([.AU19]);IF([.AU19]&gt;0;ABS([.AU$2]);&quot; &quot;);&quot; &quot;)" office:value-type="string" office:string-value=" ">
            <text:p><text:s/></text:p>
          </table:table-cell>
          <table:table-cell table:style-name="ce18" table:formula="of:=IF(ISNUMBER([.AV19]);IF([.AV19]&gt;0;ABS([.AV$2]);&quot; &quot;);&quot; &quot;)" office:value-type="string" office:string-value=" ">
            <text:p><text:s/></text:p>
          </table:table-cell>
          <table:table-cell table:style-name="ce18" table:formula="of:=IF(ISNUMBER([.AW19]);IF([.AW19]&gt;0;ABS([.AW$2]);&quot; &quot;);&quot; &quot;)" office:value-type="string" office:string-value=" ">
            <text:p><text:s/></text:p>
          </table:table-cell>
          <table:table-cell table:style-name="ce18" table:formula="of:=IF(ISNUMBER([.AX19]);IF([.AX19]&gt;0;ABS([.AX$2]);&quot; &quot;);&quot; &quot;)" office:value-type="string" office:string-value=" ">
            <text:p><text:s/></text:p>
          </table:table-cell>
          <table:table-cell table:style-name="ce18" table:formula="of:=IF(ISNUMBER([.AY19]);IF([.AY19]&gt;0;ABS([.AY$2]);&quot; &quot;);&quot; &quot;)" office:value-type="string" office:string-value=" ">
            <text:p><text:s/></text:p>
          </table:table-cell>
          <table:table-cell table:style-name="ce18" table:formula="of:=IF(ISNUMBER([.AZ19]);IF([.AZ19]&gt;0;ABS([.AZ$2]);&quot; &quot;);&quot; &quot;)" office:value-type="string" office:string-value=" ">
            <text:p><text:s/></text:p>
          </table:table-cell>
          <table:table-cell table:style-name="ce18" table:formula="of:=IF(ISNUMBER([.BA19]);IF([.BA19]&gt;0;ABS([.BA$2]);&quot; &quot;);&quot; &quot;)" office:value-type="string" office:string-value=" ">
            <text:p><text:s/></text:p>
          </table:table-cell>
          <table:table-cell table:style-name="ce18" table:formula="of:=IF(ISNUMBER([.BB19]);IF([.BB19]&gt;0;ABS([.BB$2]);&quot; &quot;);&quot; &quot;)" office:value-type="string" office:string-value=" ">
            <text:p><text:s/></text:p>
          </table:table-cell>
          <table:table-cell table:style-name="ce18" table:formula="of:=IF(ISNUMBER([.BC19]);IF([.BC19]&gt;0;ABS([.BC$2]);&quot; &quot;);&quot; &quot;)" office:value-type="string" office:string-value=" ">
            <text:p><text:s/></text:p>
          </table:table-cell>
          <table:table-cell table:style-name="ce18" table:formula="of:=IF(ISNUMBER([.BD19]);IF([.BD19]&gt;0;ABS([.BD$2]);&quot; &quot;);&quot; &quot;)" office:value-type="string" office:string-value=" ">
            <text:p><text:s/></text:p>
          </table:table-cell>
          <table:table-cell table:style-name="ce18" table:formula="of:=IF(ISNUMBER([.BE19]);IF([.BE19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21:.$BE21])" office:value-type="float" office:value="60">
            <text:p>60</text:p>
          </table:table-cell>
          <table:table-cell table:style-name="ce49" table:formula="of:=SUMIF([.$B$2:.$BE$2];&quot;&lt;0&quot;;[.$B21:.$BE21])" office:value-type="float" office:value="60">
            <text:p>60</text:p>
          </table:table-cell>
          <table:table-cell table:style-name="ce49" table:formula="of:=[.BG20]/[.BH20]" office:value-type="float" office:value="1">
            <text:p>1</text:p>
          </table:table-cell>
          <table:table-cell table:style-name="ce49" table:number-columns-repeated="963"/>
        </table:table-row>
        <table:table-row table:style-name="ro4">
          <table:table-cell/>
          <table:table-cell table:style-name="ce18" table:formula="of:=IF(ISNUMBER([.B19]);IF([.B19]&gt;0;&quot; &quot;;ABS([.B$2]));&quot; &quot;)" office:value-type="string" office:string-value=" ">
            <text:p><text:s/></text:p>
          </table:table-cell>
          <table:table-cell table:style-name="ce18" table:formula="of:=IF(ISNUMBER([.C19]);IF([.C19]&gt;0;&quot; &quot;;ABS([.C$2]));&quot; &quot;)" office:value-type="string" office:string-value=" ">
            <text:p><text:s/></text:p>
          </table:table-cell>
          <table:table-cell table:style-name="ce18" table:formula="of:=IF(ISNUMBER([.D19]);IF([.D19]&gt;0;&quot; &quot;;ABS([.D$2]));&quot; &quot;)" office:value-type="string" office:string-value=" ">
            <text:p><text:s/></text:p>
          </table:table-cell>
          <table:table-cell table:style-name="ce18" table:formula="of:=IF(ISNUMBER([.E19]);IF([.E19]&gt;0;&quot; &quot;;ABS([.E$2]));&quot; &quot;)" office:value-type="float" office:value="20">
            <text:p>20</text:p>
          </table:table-cell>
          <table:table-cell table:style-name="ce18" table:formula="of:=IF(ISNUMBER([.F19]);IF([.F19]&gt;0;&quot; &quot;;ABS([.F$2]));&quot; &quot;)" office:value-type="string" office:string-value=" ">
            <text:p><text:s/></text:p>
          </table:table-cell>
          <table:table-cell table:style-name="ce18" table:formula="of:=IF(ISNUMBER([.G19]);IF([.G19]&gt;0;&quot; &quot;;ABS([.G$2]));&quot; &quot;)" office:value-type="float" office:value="20">
            <text:p>20</text:p>
          </table:table-cell>
          <table:table-cell table:style-name="ce18" table:formula="of:=IF(ISNUMBER([.H19]);IF([.H19]&gt;0;&quot; &quot;;ABS([.H$2]));&quot; &quot;)" office:value-type="string" office:string-value=" ">
            <text:p><text:s/></text:p>
          </table:table-cell>
          <table:table-cell table:style-name="ce18" table:formula="of:=IF(ISNUMBER([.I19]);IF([.I19]&gt;0;&quot; &quot;;ABS([.I$2]));&quot; &quot;)" office:value-type="float" office:value="20">
            <text:p>20</text:p>
          </table:table-cell>
          <table:table-cell table:style-name="ce18" table:formula="of:=IF(ISNUMBER([.J19]);IF([.J19]&gt;0;&quot; &quot;;ABS([.J$2]));&quot; &quot;)" office:value-type="string" office:string-value=" ">
            <text:p><text:s/></text:p>
          </table:table-cell>
          <table:table-cell table:style-name="ce18" table:formula="of:=IF(ISNUMBER([.K19]);IF([.K19]&gt;0;&quot; &quot;;ABS([.K$2]));&quot; &quot;)" office:value-type="string" office:string-value=" ">
            <text:p><text:s/></text:p>
          </table:table-cell>
          <table:table-cell table:style-name="ce18" table:formula="of:=IF(ISNUMBER([.L19]);IF([.L19]&gt;0;&quot; &quot;;ABS([.L$2]));&quot; &quot;)" office:value-type="string" office:string-value=" ">
            <text:p><text:s/></text:p>
          </table:table-cell>
          <table:table-cell table:style-name="ce18" table:formula="of:=IF(ISNUMBER([.M19]);IF([.M19]&gt;0;&quot; &quot;;ABS([.M$2]));&quot; &quot;)" office:value-type="string" office:string-value=" ">
            <text:p><text:s/></text:p>
          </table:table-cell>
          <table:table-cell table:style-name="ce18" table:formula="of:=IF(ISNUMBER([.N19]);IF([.N19]&gt;0;&quot; &quot;;ABS([.N$2]));&quot; &quot;)" office:value-type="string" office:string-value=" ">
            <text:p><text:s/></text:p>
          </table:table-cell>
          <table:table-cell table:style-name="ce18" table:formula="of:=IF(ISNUMBER([.O19]);IF([.O19]&gt;0;&quot; &quot;;ABS([.O$2]));&quot; &quot;)" office:value-type="string" office:string-value=" ">
            <text:p><text:s/></text:p>
          </table:table-cell>
          <table:table-cell table:style-name="ce18" table:formula="of:=IF(ISNUMBER([.P19]);IF([.P19]&gt;0;&quot; &quot;;ABS([.P$2]));&quot; &quot;)" office:value-type="string" office:string-value=" ">
            <text:p><text:s/></text:p>
          </table:table-cell>
          <table:table-cell table:style-name="ce18" table:formula="of:=IF(ISNUMBER([.Q19]);IF([.Q19]&gt;0;&quot; &quot;;ABS([.Q$2]));&quot; &quot;)" office:value-type="string" office:string-value=" ">
            <text:p><text:s/></text:p>
          </table:table-cell>
          <table:table-cell table:style-name="ce18" table:formula="of:=IF(ISNUMBER([.R19]);IF([.R19]&gt;0;&quot; &quot;;ABS([.R$2]));&quot; &quot;)" office:value-type="string" office:string-value=" ">
            <text:p><text:s/></text:p>
          </table:table-cell>
          <table:table-cell table:style-name="ce18" table:formula="of:=IF(ISNUMBER([.S19]);IF([.S19]&gt;0;&quot; &quot;;ABS([.S$2]));&quot; &quot;)" office:value-type="string" office:string-value=" ">
            <text:p><text:s/></text:p>
          </table:table-cell>
          <table:table-cell table:style-name="ce18" table:formula="of:=IF(ISNUMBER([.T19]);IF([.T19]&gt;0;&quot; &quot;;ABS([.T$2]));&quot; &quot;)" office:value-type="string" office:string-value=" ">
            <text:p><text:s/></text:p>
          </table:table-cell>
          <table:table-cell table:style-name="ce18" table:formula="of:=IF(ISNUMBER([.U19]);IF([.U19]&gt;0;&quot; &quot;;ABS([.U$2]));&quot; &quot;)" office:value-type="float" office:value="20">
            <text:p>20</text:p>
          </table:table-cell>
          <table:table-cell table:style-name="ce18" table:formula="of:=IF(ISNUMBER([.V19]);IF([.V19]&gt;0;&quot; &quot;;ABS([.V$2]));&quot; &quot;)" office:value-type="float" office:value="20">
            <text:p>20</text:p>
          </table:table-cell>
          <table:table-cell table:style-name="ce18" table:formula="of:=IF(ISNUMBER([.W19]);IF([.W19]&gt;0;&quot; &quot;;ABS([.W$2]));&quot; &quot;)" office:value-type="string" office:string-value=" ">
            <text:p><text:s/></text:p>
          </table:table-cell>
          <table:table-cell table:style-name="ce18" table:formula="of:=IF(ISNUMBER([.X19]);IF([.X19]&gt;0;&quot; &quot;;ABS([.X$2]));&quot; &quot;)" office:value-type="string" office:string-value=" ">
            <text:p><text:s/></text:p>
          </table:table-cell>
          <table:table-cell table:style-name="ce18" table:formula="of:=IF(ISNUMBER([.Y19]);IF([.Y19]&gt;0;&quot; &quot;;ABS([.Y$2]));&quot; &quot;)" office:value-type="string" office:string-value=" ">
            <text:p><text:s/></text:p>
          </table:table-cell>
          <table:table-cell table:style-name="ce18" table:formula="of:=IF(ISNUMBER([.Z19]);IF([.Z19]&gt;0;&quot; &quot;;ABS([.Z$2]));&quot; &quot;)" office:value-type="string" office:string-value=" ">
            <text:p><text:s/></text:p>
          </table:table-cell>
          <table:table-cell table:style-name="ce18" table:formula="of:=IF(ISNUMBER([.AA19]);IF([.AA19]&gt;0;&quot; &quot;;ABS([.AA$2]));&quot; &quot;)" office:value-type="string" office:string-value=" ">
            <text:p><text:s/></text:p>
          </table:table-cell>
          <table:table-cell table:style-name="ce18" table:formula="of:=IF(ISNUMBER([.AB19]);IF([.AB19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19]);IF([.AI19]&gt;0;&quot; &quot;;ABS([.AI$2]));&quot; &quot;)" office:value-type="string" office:string-value=" ">
            <text:p><text:s/></text:p>
          </table:table-cell>
          <table:table-cell table:style-name="ce18" table:formula="of:=IF(ISNUMBER([.AJ19]);IF([.AJ19]&gt;0;&quot; &quot;;ABS([.AJ$2]));&quot; &quot;)" office:value-type="string" office:string-value=" ">
            <text:p><text:s/></text:p>
          </table:table-cell>
          <table:table-cell table:style-name="ce18" table:formula="of:=IF(ISNUMBER([.AK19]);IF([.AK19]&gt;0;&quot; &quot;;ABS([.AK$2]));&quot; &quot;)" office:value-type="string" office:string-value=" ">
            <text:p><text:s/></text:p>
          </table:table-cell>
          <table:table-cell table:style-name="ce18" table:formula="of:=IF(ISNUMBER([.AL19]);IF([.AL19]&gt;0;&quot; &quot;;ABS([.AL$2]));&quot; &quot;)" office:value-type="float" office:value="20">
            <text:p>20</text:p>
          </table:table-cell>
          <table:table-cell table:style-name="ce18" table:formula="of:=IF(ISNUMBER([.AM19]);IF([.AM19]&gt;0;&quot; &quot;;ABS([.AM$2]));&quot; &quot;)" office:value-type="string" office:string-value=" ">
            <text:p><text:s/></text:p>
          </table:table-cell>
          <table:table-cell table:style-name="ce18" table:formula="of:=IF(ISNUMBER([.AN19]);IF([.AN19]&gt;0;&quot; &quot;;ABS([.AN$2]));&quot; &quot;)" office:value-type="string" office:string-value=" ">
            <text:p><text:s/></text:p>
          </table:table-cell>
          <table:table-cell table:style-name="ce18" table:formula="of:=IF(ISNUMBER([.AO19]);IF([.AO19]&gt;0;&quot; &quot;;ABS([.AO$2]));&quot; &quot;)" office:value-type="string" office:string-value=" ">
            <text:p><text:s/></text:p>
          </table:table-cell>
          <table:table-cell table:style-name="ce18" table:formula="of:=IF(ISNUMBER([.AP19]);IF([.AP19]&gt;0;&quot; &quot;;ABS([.AP$2]));&quot; &quot;)" office:value-type="string" office:string-value=" ">
            <text:p><text:s/></text:p>
          </table:table-cell>
          <table:table-cell table:style-name="ce18" table:formula="of:=IF(ISNUMBER([.AQ19]);IF([.AQ19]&gt;0;&quot; &quot;;ABS([.AQ$2]));&quot; &quot;)" office:value-type="string" office:string-value=" ">
            <text:p><text:s/></text:p>
          </table:table-cell>
          <table:table-cell table:style-name="ce18" table:formula="of:=IF(ISNUMBER([.AR19]);IF([.AR19]&gt;0;&quot; &quot;;ABS([.AR$2]));&quot; &quot;)" office:value-type="string" office:string-value=" ">
            <text:p><text:s/></text:p>
          </table:table-cell>
          <table:table-cell table:style-name="ce18" table:formula="of:=IF(ISNUMBER([.AS19]);IF([.AS19]&gt;0;&quot; &quot;;ABS([.AS$2]));&quot; &quot;)" office:value-type="string" office:string-value=" ">
            <text:p><text:s/></text:p>
          </table:table-cell>
          <table:table-cell table:style-name="ce18" table:formula="of:=IF(ISNUMBER([.AT19]);IF([.AT19]&gt;0;&quot; &quot;;ABS([.AT$2]));&quot; &quot;)" office:value-type="string" office:string-value=" ">
            <text:p><text:s/></text:p>
          </table:table-cell>
          <table:table-cell table:style-name="ce18" table:formula="of:=IF(ISNUMBER([.AU19]);IF([.AU19]&gt;0;&quot; &quot;;ABS([.AU$2]));&quot; &quot;)" office:value-type="string" office:string-value=" ">
            <text:p><text:s/></text:p>
          </table:table-cell>
          <table:table-cell table:style-name="ce18" table:formula="of:=IF(ISNUMBER([.AV19]);IF([.AV19]&gt;0;&quot; &quot;;ABS([.AV$2]));&quot; &quot;)" office:value-type="string" office:string-value=" ">
            <text:p><text:s/></text:p>
          </table:table-cell>
          <table:table-cell table:style-name="ce18" table:formula="of:=IF(ISNUMBER([.AW19]);IF([.AW19]&gt;0;&quot; &quot;;ABS([.AW$2]));&quot; &quot;)" office:value-type="string" office:string-value=" ">
            <text:p><text:s/></text:p>
          </table:table-cell>
          <table:table-cell table:style-name="ce18" table:formula="of:=IF(ISNUMBER([.AX19]);IF([.AX19]&gt;0;&quot; &quot;;ABS([.AX$2]));&quot; &quot;)" office:value-type="string" office:string-value=" ">
            <text:p><text:s/></text:p>
          </table:table-cell>
          <table:table-cell table:style-name="ce18" table:formula="of:=IF(ISNUMBER([.AY19]);IF([.AY19]&gt;0;&quot; &quot;;ABS([.AY$2]));&quot; &quot;)" office:value-type="string" office:string-value=" ">
            <text:p><text:s/></text:p>
          </table:table-cell>
          <table:table-cell table:style-name="ce18" table:formula="of:=IF(ISNUMBER([.AZ19]);IF([.AZ19]&gt;0;&quot; &quot;;ABS([.AZ$2]));&quot; &quot;)" office:value-type="string" office:string-value=" ">
            <text:p><text:s/></text:p>
          </table:table-cell>
          <table:table-cell table:style-name="ce18" table:formula="of:=IF(ISNUMBER([.BA19]);IF([.BA19]&gt;0;&quot; &quot;;ABS([.BA$2]));&quot; &quot;)" office:value-type="string" office:string-value=" ">
            <text:p><text:s/></text:p>
          </table:table-cell>
          <table:table-cell table:style-name="ce18" table:formula="of:=IF(ISNUMBER([.BB19]);IF([.BB19]&gt;0;&quot; &quot;;ABS([.BB$2]));&quot; &quot;)" office:value-type="string" office:string-value=" ">
            <text:p><text:s/></text:p>
          </table:table-cell>
          <table:table-cell table:style-name="ce18" table:formula="of:=IF(ISNUMBER([.BC19]);IF([.BC19]&gt;0;&quot; &quot;;ABS([.BC$2]));&quot; &quot;)" office:value-type="string" office:string-value=" ">
            <text:p><text:s/></text:p>
          </table:table-cell>
          <table:table-cell table:style-name="ce18" table:formula="of:=IF(ISNUMBER([.BD19]);IF([.BD19]&gt;0;&quot; &quot;;ABS([.BD$2]));&quot; &quot;)" office:value-type="string" office:string-value=" ">
            <text:p><text:s/></text:p>
          </table:table-cell>
          <table:table-cell table:style-name="ce18" table:formula="of:=IF(ISNUMBER([.BE19]);IF([.BE19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19]+[.BG20]" office:value-type="float" office:value="180">
            <text:p>180</text:p>
          </table:table-cell>
          <table:table-cell table:style-name="ce49" table:formula="of:=[.BH19]+[.BH20]" office:value-type="float" office:value="115">
            <text:p>115</text:p>
          </table:table-cell>
          <table:table-cell table:style-name="ce49" table:formula="of:=[.BG21]/[.BH21]" office:value-type="float" office:value="1.56521739130435">
            <text:p>1,57</text:p>
          </table:table-cell>
          <table:table-cell table:style-name="ce49" table:number-columns-repeated="963"/>
        </table:table-row>
        <table:table-row table:style-name="ro1">
          <table:table-cell table:number-columns-repeated="57"/>
          <table:table-cell table:style-name="ce49" table:number-columns-repeated="6"/>
          <table:table-cell table:number-columns-repeated="961"/>
        </table:table-row>
        <table:table-row table:style-name="ro1" table:number-rows-repeated="2">
          <table:table-cell table:number-columns-repeated="62"/>
          <table:table-cell table:style-name="ce49"/>
          <table:table-cell table:number-columns-repeated="961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number-columns-repeated="2" table:style-name="ce20" office:value-type="float" office:value="1.3">
            <text:p>1,3</text:p>
          </table:table-cell>
          <table:table-cell table:number-columns-repeated="2" table:style-name="ce21" office:value-type="float" office:value="-1.3">
            <text:p>-1,3</text:p>
          </table:table-cell>
          <table:table-cell table:style-name="ce20" office:value-type="float" office:value="1.3">
            <text:p>1,3</text:p>
          </table:table-cell>
          <table:table-cell table:style-name="ce21"/>
          <table:table-cell table:number-columns-repeated="4" table:style-name="ce20"/>
          <table:table-cell table:number-columns-repeated="13"/>
          <table:table-cell table:number-columns-repeated="6"/>
          <table:table-cell table:style-name="ce36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number-columns-repeated="2" table:style-name="ce36" office:value-type="float" office:value="1.3">
            <text:p>1,3</text:p>
          </table:table-cell>
          <table:table-cell table:style-name="ce36"/>
          <table:table-cell table:number-columns-repeated="18"/>
          <table:table-cell table:style-name="ce49" office:value-type="string">
            <text:p>At1</text:p>
          </table:table-cell>
          <table:table-cell table:style-name="ce49" table:formula="of:=SUMIF([.$B$2:.$BE$2];&quot;&gt;0&quot;;[.$B26:.$BE26])" office:value-type="float" office:value="80">
            <text:p>80</text:p>
          </table:table-cell>
          <table:table-cell table:style-name="ce49" table:formula="of:=SUMIF([.$B$2:.$BE$2];&quot;&lt;0&quot;;[.$B26:.$BE26])" office:value-type="float" office:value="55">
            <text:p>55</text:p>
          </table:table-cell>
          <table:table-cell table:style-name="ce49" table:formula="of:=[.BG25]/[.BH25]" office:value-type="float" office:value="1.45454545454545">
            <text:p>1,45</text:p>
          </table:table-cell>
          <table:table-cell table:style-name="ce49"/>
          <table:table-cell table:style-name="ce49" table:number-matrix-columns-spanned="1" table:number-matrix-rows-spanned="1" table:formula="of:=SUM(ABS([.B25:.BB25]))" office:value-type="float" office:value="11.7">
            <text:p>11,7</text:p>
          </table:table-cell>
          <table:table-cell table:style-name="ce49" table:number-columns-repeated="961"/>
        </table:table-row>
        <table:table-row table:style-name="ro4">
          <table:table-cell/>
          <table:table-cell table:style-name="ce18" table:formula="of:=IF(ISNUMBER([.B25]);IF([.B25]&gt;0;ABS([.B$2]);&quot; &quot;);&quot; &quot;)" office:value-type="string" office:string-value=" ">
            <text:p><text:s/></text:p>
          </table:table-cell>
          <table:table-cell table:style-name="ce18" table:formula="of:=IF(ISNUMBER([.C25]);IF([.C25]&gt;0;ABS([.C$2]);&quot; &quot;);&quot; &quot;)" office:value-type="string" office:string-value=" ">
            <text:p><text:s/></text:p>
          </table:table-cell>
          <table:table-cell table:style-name="ce18" table:formula="of:=IF(ISNUMBER([.D25]);IF([.D25]&gt;0;ABS([.D$2]);&quot; &quot;);&quot; &quot;)" office:value-type="string" office:string-value=" ">
            <text:p><text:s/></text:p>
          </table:table-cell>
          <table:table-cell table:style-name="ce18" table:formula="of:=IF(ISNUMBER([.E25]);IF([.E25]&gt;0;ABS([.E$2]);&quot; &quot;);&quot; &quot;)" office:value-type="string" office:string-value=" ">
            <text:p><text:s/></text:p>
          </table:table-cell>
          <table:table-cell table:style-name="ce18" table:formula="of:=IF(ISNUMBER([.F25]);IF([.F25]&gt;0;ABS([.F$2]);&quot; &quot;);&quot; &quot;)" office:value-type="float" office:value="20">
            <text:p>20</text:p>
          </table:table-cell>
          <table:table-cell table:style-name="ce18" table:formula="of:=IF(ISNUMBER([.G25]);IF([.G25]&gt;0;ABS([.G$2]);&quot; &quot;);&quot; &quot;)" office:value-type="float" office:value="20">
            <text:p>20</text:p>
          </table:table-cell>
          <table:table-cell table:style-name="ce18" table:formula="of:=IF(ISNUMBER([.H25]);IF([.H25]&gt;0;ABS([.H$2]);&quot; &quot;);&quot; &quot;)" office:value-type="string" office:string-value=" ">
            <text:p><text:s/></text:p>
          </table:table-cell>
          <table:table-cell table:style-name="ce18" table:formula="of:=IF(ISNUMBER([.I25]);IF([.I25]&gt;0;ABS([.I$2]);&quot; &quot;);&quot; &quot;)" office:value-type="string" office:string-value=" ">
            <text:p><text:s/></text:p>
          </table:table-cell>
          <table:table-cell table:style-name="ce18" table:formula="of:=IF(ISNUMBER([.J25]);IF([.J25]&gt;0;ABS([.J$2]);&quot; &quot;);&quot; &quot;)" office:value-type="float" office:value="35">
            <text:p>35</text:p>
          </table:table-cell>
          <table:table-cell table:style-name="ce18" table:formula="of:=IF(ISNUMBER([.K25]);IF([.K25]&gt;0;ABS([.K$2]);&quot; &quot;);&quot; &quot;)" office:value-type="string" office:string-value=" ">
            <text:p><text:s/></text:p>
          </table:table-cell>
          <table:table-cell table:style-name="ce18" table:formula="of:=IF(ISNUMBER([.L25]);IF([.L25]&gt;0;ABS([.L$2]);&quot; &quot;);&quot; &quot;)" office:value-type="string" office:string-value=" ">
            <text:p><text:s/></text:p>
          </table:table-cell>
          <table:table-cell table:style-name="ce18" table:formula="of:=IF(ISNUMBER([.M25]);IF([.M25]&gt;0;ABS([.M$2]);&quot; &quot;);&quot; &quot;)" office:value-type="string" office:string-value=" ">
            <text:p><text:s/></text:p>
          </table:table-cell>
          <table:table-cell table:style-name="ce18" table:formula="of:=IF(ISNUMBER([.N25]);IF([.N25]&gt;0;ABS([.N$2]);&quot; &quot;);&quot; &quot;)" office:value-type="string" office:string-value=" ">
            <text:p><text:s/></text:p>
          </table:table-cell>
          <table:table-cell table:style-name="ce18" table:formula="of:=IF(ISNUMBER([.O25]);IF([.O25]&gt;0;ABS([.O$2]);&quot; &quot;);&quot; &quot;)" office:value-type="string" office:string-value=" ">
            <text:p><text:s/></text:p>
          </table:table-cell>
          <table:table-cell table:style-name="ce18" table:formula="of:=IF(ISNUMBER([.P25]);IF([.P25]&gt;0;ABS([.P$2]);&quot; &quot;);&quot; &quot;)" office:value-type="string" office:string-value=" ">
            <text:p><text:s/></text:p>
          </table:table-cell>
          <table:table-cell table:style-name="ce18" table:formula="of:=IF(ISNUMBER([.Q25]);IF([.Q25]&gt;0;ABS([.Q$2]);&quot; &quot;);&quot; &quot;)" office:value-type="string" office:string-value=" ">
            <text:p><text:s/></text:p>
          </table:table-cell>
          <table:table-cell table:style-name="ce18" table:formula="of:=IF(ISNUMBER([.R25]);IF([.R25]&gt;0;ABS([.R$2]);&quot; &quot;);&quot; &quot;)" office:value-type="string" office:string-value=" ">
            <text:p><text:s/></text:p>
          </table:table-cell>
          <table:table-cell table:style-name="ce18" table:formula="of:=IF(ISNUMBER([.S25]);IF([.S25]&gt;0;ABS([.S$2]);&quot; &quot;);&quot; &quot;)" office:value-type="string" office:string-value=" ">
            <text:p><text:s/></text:p>
          </table:table-cell>
          <table:table-cell table:style-name="ce18" table:formula="of:=IF(ISNUMBER([.T25]);IF([.T25]&gt;0;ABS([.T$2]);&quot; &quot;);&quot; &quot;)" office:value-type="string" office:string-value=" ">
            <text:p><text:s/></text:p>
          </table:table-cell>
          <table:table-cell table:style-name="ce18" table:formula="of:=IF(ISNUMBER([.U25]);IF([.U25]&gt;0;ABS([.U$2]);&quot; &quot;);&quot; &quot;)" office:value-type="string" office:string-value=" ">
            <text:p><text:s/></text:p>
          </table:table-cell>
          <table:table-cell table:style-name="ce18" table:formula="of:=IF(ISNUMBER([.V25]);IF([.V25]&gt;0;ABS([.V$2]);&quot; &quot;);&quot; &quot;)" office:value-type="string" office:string-value=" ">
            <text:p><text:s/></text:p>
          </table:table-cell>
          <table:table-cell table:style-name="ce18" table:formula="of:=IF(ISNUMBER([.W25]);IF([.W25]&gt;0;ABS([.W$2]);&quot; &quot;);&quot; &quot;)" office:value-type="string" office:string-value=" ">
            <text:p><text:s/></text:p>
          </table:table-cell>
          <table:table-cell table:style-name="ce18" table:formula="of:=IF(ISNUMBER([.X25]);IF([.X25]&gt;0;ABS([.X$2]);&quot; &quot;);&quot; &quot;)" office:value-type="string" office:string-value=" ">
            <text:p><text:s/></text:p>
          </table:table-cell>
          <table:table-cell table:style-name="ce18" table:formula="of:=IF(ISNUMBER([.Y25]);IF([.Y25]&gt;0;ABS([.Y$2]);&quot; &quot;);&quot; &quot;)" office:value-type="string" office:string-value=" ">
            <text:p><text:s/></text:p>
          </table:table-cell>
          <table:table-cell table:style-name="ce18" table:formula="of:=IF(ISNUMBER([.Z25]);IF([.Z25]&gt;0;ABS([.Z$2]);&quot; &quot;);&quot; &quot;)" office:value-type="string" office:string-value=" ">
            <text:p><text:s/></text:p>
          </table:table-cell>
          <table:table-cell table:style-name="ce18" table:formula="of:=IF(ISNUMBER([.AA25]);IF([.AA25]&gt;0;ABS([.AA$2]);&quot; &quot;);&quot; &quot;)" office:value-type="string" office:string-value=" ">
            <text:p><text:s/></text:p>
          </table:table-cell>
          <table:table-cell table:style-name="ce18" table:formula="of:=IF(ISNUMBER([.AB25]);IF([.AB25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25]);IF([.AI25]&gt;0;ABS([.AI$2]);&quot; &quot;);&quot; &quot;)" office:value-type="float" office:value="20">
            <text:p>20</text:p>
          </table:table-cell>
          <table:table-cell table:style-name="ce18" table:formula="of:=IF(ISNUMBER([.AJ25]);IF([.AJ25]&gt;0;ABS([.AJ$2]);&quot; &quot;);&quot; &quot;)" office:value-type="string" office:string-value=" ">
            <text:p><text:s/></text:p>
          </table:table-cell>
          <table:table-cell table:style-name="ce18" table:formula="of:=IF(ISNUMBER([.AK25]);IF([.AK25]&gt;0;ABS([.AK$2]);&quot; &quot;);&quot; &quot;)" office:value-type="float" office:value="20">
            <text:p>20</text:p>
          </table:table-cell>
          <table:table-cell table:style-name="ce18" table:formula="of:=IF(ISNUMBER([.AL25]);IF([.AL25]&gt;0;ABS([.AL$2]);&quot; &quot;);&quot; &quot;)" office:value-type="float" office:value="20">
            <text:p>20</text:p>
          </table:table-cell>
          <table:table-cell table:style-name="ce18" table:formula="of:=IF(ISNUMBER([.AM25]);IF([.AM25]&gt;0;ABS([.AM$2]);&quot; &quot;);&quot; &quot;)" office:value-type="string" office:string-value=" ">
            <text:p><text:s/></text:p>
          </table:table-cell>
          <table:table-cell table:style-name="ce18" table:formula="of:=IF(ISNUMBER([.AN25]);IF([.AN25]&gt;0;ABS([.AN$2]);&quot; &quot;);&quot; &quot;)" office:value-type="string" office:string-value=" ">
            <text:p><text:s/></text:p>
          </table:table-cell>
          <table:table-cell table:style-name="ce18" table:formula="of:=IF(ISNUMBER([.AO25]);IF([.AO25]&gt;0;ABS([.AO$2]);&quot; &quot;);&quot; &quot;)" office:value-type="string" office:string-value=" ">
            <text:p><text:s/></text:p>
          </table:table-cell>
          <table:table-cell table:style-name="ce18" table:formula="of:=IF(ISNUMBER([.AP25]);IF([.AP25]&gt;0;ABS([.AP$2]);&quot; &quot;);&quot; &quot;)" office:value-type="string" office:string-value=" ">
            <text:p><text:s/></text:p>
          </table:table-cell>
          <table:table-cell table:style-name="ce18" table:formula="of:=IF(ISNUMBER([.AQ25]);IF([.AQ25]&gt;0;ABS([.AQ$2]);&quot; &quot;);&quot; &quot;)" office:value-type="string" office:string-value=" ">
            <text:p><text:s/></text:p>
          </table:table-cell>
          <table:table-cell table:style-name="ce18" table:formula="of:=IF(ISNUMBER([.AR25]);IF([.AR25]&gt;0;ABS([.AR$2]);&quot; &quot;);&quot; &quot;)" office:value-type="string" office:string-value=" ">
            <text:p><text:s/></text:p>
          </table:table-cell>
          <table:table-cell table:style-name="ce18" table:formula="of:=IF(ISNUMBER([.AS25]);IF([.AS25]&gt;0;ABS([.AS$2]);&quot; &quot;);&quot; &quot;)" office:value-type="string" office:string-value=" ">
            <text:p><text:s/></text:p>
          </table:table-cell>
          <table:table-cell table:style-name="ce18" table:formula="of:=IF(ISNUMBER([.AT25]);IF([.AT25]&gt;0;ABS([.AT$2]);&quot; &quot;);&quot; &quot;)" office:value-type="string" office:string-value=" ">
            <text:p><text:s/></text:p>
          </table:table-cell>
          <table:table-cell table:style-name="ce18" table:formula="of:=IF(ISNUMBER([.AU25]);IF([.AU25]&gt;0;ABS([.AU$2]);&quot; &quot;);&quot; &quot;)" office:value-type="string" office:string-value=" ">
            <text:p><text:s/></text:p>
          </table:table-cell>
          <table:table-cell table:style-name="ce18" table:formula="of:=IF(ISNUMBER([.AV25]);IF([.AV25]&gt;0;ABS([.AV$2]);&quot; &quot;);&quot; &quot;)" office:value-type="string" office:string-value=" ">
            <text:p><text:s/></text:p>
          </table:table-cell>
          <table:table-cell table:style-name="ce18" table:formula="of:=IF(ISNUMBER([.AW25]);IF([.AW25]&gt;0;ABS([.AW$2]);&quot; &quot;);&quot; &quot;)" office:value-type="string" office:string-value=" ">
            <text:p><text:s/></text:p>
          </table:table-cell>
          <table:table-cell table:style-name="ce18" table:formula="of:=IF(ISNUMBER([.AX25]);IF([.AX25]&gt;0;ABS([.AX$2]);&quot; &quot;);&quot; &quot;)" office:value-type="string" office:string-value=" ">
            <text:p><text:s/></text:p>
          </table:table-cell>
          <table:table-cell table:style-name="ce18" table:formula="of:=IF(ISNUMBER([.AY25]);IF([.AY25]&gt;0;ABS([.AY$2]);&quot; &quot;);&quot; &quot;)" office:value-type="string" office:string-value=" ">
            <text:p><text:s/></text:p>
          </table:table-cell>
          <table:table-cell table:style-name="ce18" table:formula="of:=IF(ISNUMBER([.AZ25]);IF([.AZ25]&gt;0;ABS([.AZ$2]);&quot; &quot;);&quot; &quot;)" office:value-type="string" office:string-value=" ">
            <text:p><text:s/></text:p>
          </table:table-cell>
          <table:table-cell table:style-name="ce18" table:formula="of:=IF(ISNUMBER([.BA25]);IF([.BA25]&gt;0;ABS([.BA$2]);&quot; &quot;);&quot; &quot;)" office:value-type="string" office:string-value=" ">
            <text:p><text:s/></text:p>
          </table:table-cell>
          <table:table-cell table:style-name="ce18" table:formula="of:=IF(ISNUMBER([.BB25]);IF([.BB25]&gt;0;ABS([.BB$2]);&quot; &quot;);&quot; &quot;)" office:value-type="string" office:string-value=" ">
            <text:p><text:s/></text:p>
          </table:table-cell>
          <table:table-cell table:style-name="ce18" table:formula="of:=IF(ISNUMBER([.BC25]);IF([.BC25]&gt;0;ABS([.BC$2]);&quot; &quot;);&quot; &quot;)" office:value-type="string" office:string-value=" ">
            <text:p><text:s/></text:p>
          </table:table-cell>
          <table:table-cell table:style-name="ce18" table:formula="of:=IF(ISNUMBER([.BD25]);IF([.BD25]&gt;0;ABS([.BD$2]);&quot; &quot;);&quot; &quot;)" office:value-type="string" office:string-value=" ">
            <text:p><text:s/></text:p>
          </table:table-cell>
          <table:table-cell table:style-name="ce18" table:formula="of:=IF(ISNUMBER([.BE25]);IF([.BE25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27:.$BE27])" office:value-type="float" office:value="40">
            <text:p>40</text:p>
          </table:table-cell>
          <table:table-cell table:style-name="ce49" table:formula="of:=SUMIF([.$B$2:.$BE$2];&quot;&lt;0&quot;;[.$B27:.$BE27])" office:value-type="float" office:value="20">
            <text:p>20</text:p>
          </table:table-cell>
          <table:table-cell table:style-name="ce49" table:formula="of:=[.BG26]/[.BH26]" office:value-type="float" office:value="2">
            <text:p>2</text:p>
          </table:table-cell>
          <table:table-cell table:style-name="ce49" table:number-columns-repeated="963"/>
        </table:table-row>
        <table:table-row table:style-name="ro4">
          <table:table-cell/>
          <table:table-cell table:style-name="ce18" table:formula="of:=IF(ISNUMBER([.B25]);IF([.B25]&gt;0;&quot; &quot;;ABS([.B$2]));&quot; &quot;)" office:value-type="string" office:string-value=" ">
            <text:p><text:s/></text:p>
          </table:table-cell>
          <table:table-cell table:style-name="ce18" table:formula="of:=IF(ISNUMBER([.C25]);IF([.C25]&gt;0;&quot; &quot;;ABS([.C$2]));&quot; &quot;)" office:value-type="string" office:string-value=" ">
            <text:p><text:s/></text:p>
          </table:table-cell>
          <table:table-cell table:style-name="ce18" table:formula="of:=IF(ISNUMBER([.D25]);IF([.D25]&gt;0;&quot; &quot;;ABS([.D$2]));&quot; &quot;)" office:value-type="string" office:string-value=" ">
            <text:p><text:s/></text:p>
          </table:table-cell>
          <table:table-cell table:style-name="ce18" table:formula="of:=IF(ISNUMBER([.E25]);IF([.E25]&gt;0;&quot; &quot;;ABS([.E$2]));&quot; &quot;)" office:value-type="string" office:string-value=" ">
            <text:p><text:s/></text:p>
          </table:table-cell>
          <table:table-cell table:style-name="ce18" table:formula="of:=IF(ISNUMBER([.F25]);IF([.F25]&gt;0;&quot; &quot;;ABS([.F$2]));&quot; &quot;)" office:value-type="string" office:string-value=" ">
            <text:p><text:s/></text:p>
          </table:table-cell>
          <table:table-cell table:style-name="ce18" table:formula="of:=IF(ISNUMBER([.G25]);IF([.G25]&gt;0;&quot; &quot;;ABS([.G$2]));&quot; &quot;)" office:value-type="string" office:string-value=" ">
            <text:p><text:s/></text:p>
          </table:table-cell>
          <table:table-cell table:style-name="ce18" table:formula="of:=IF(ISNUMBER([.H25]);IF([.H25]&gt;0;&quot; &quot;;ABS([.H$2]));&quot; &quot;)" office:value-type="float" office:value="20">
            <text:p>20</text:p>
          </table:table-cell>
          <table:table-cell table:style-name="ce18" table:formula="of:=IF(ISNUMBER([.I25]);IF([.I25]&gt;0;&quot; &quot;;ABS([.I$2]));&quot; &quot;)" office:value-type="float" office:value="20">
            <text:p>20</text:p>
          </table:table-cell>
          <table:table-cell table:style-name="ce18" table:formula="of:=IF(ISNUMBER([.J25]);IF([.J25]&gt;0;&quot; &quot;;ABS([.J$2]));&quot; &quot;)" office:value-type="string" office:string-value=" ">
            <text:p><text:s/></text:p>
          </table:table-cell>
          <table:table-cell table:style-name="ce18" table:formula="of:=IF(ISNUMBER([.K25]);IF([.K25]&gt;0;&quot; &quot;;ABS([.K$2]));&quot; &quot;)" office:value-type="string" office:string-value=" ">
            <text:p><text:s/></text:p>
          </table:table-cell>
          <table:table-cell table:style-name="ce18" table:formula="of:=IF(ISNUMBER([.L25]);IF([.L25]&gt;0;&quot; &quot;;ABS([.L$2]));&quot; &quot;)" office:value-type="string" office:string-value=" ">
            <text:p><text:s/></text:p>
          </table:table-cell>
          <table:table-cell table:style-name="ce18" table:formula="of:=IF(ISNUMBER([.M25]);IF([.M25]&gt;0;&quot; &quot;;ABS([.M$2]));&quot; &quot;)" office:value-type="string" office:string-value=" ">
            <text:p><text:s/></text:p>
          </table:table-cell>
          <table:table-cell table:style-name="ce18" table:formula="of:=IF(ISNUMBER([.N25]);IF([.N25]&gt;0;&quot; &quot;;ABS([.N$2]));&quot; &quot;)" office:value-type="string" office:string-value=" ">
            <text:p><text:s/></text:p>
          </table:table-cell>
          <table:table-cell table:style-name="ce18" table:formula="of:=IF(ISNUMBER([.O25]);IF([.O25]&gt;0;&quot; &quot;;ABS([.O$2]));&quot; &quot;)" office:value-type="string" office:string-value=" ">
            <text:p><text:s/></text:p>
          </table:table-cell>
          <table:table-cell table:style-name="ce18" table:formula="of:=IF(ISNUMBER([.P25]);IF([.P25]&gt;0;&quot; &quot;;ABS([.P$2]));&quot; &quot;)" office:value-type="string" office:string-value=" ">
            <text:p><text:s/></text:p>
          </table:table-cell>
          <table:table-cell table:style-name="ce18" table:formula="of:=IF(ISNUMBER([.Q25]);IF([.Q25]&gt;0;&quot; &quot;;ABS([.Q$2]));&quot; &quot;)" office:value-type="string" office:string-value=" ">
            <text:p><text:s/></text:p>
          </table:table-cell>
          <table:table-cell table:style-name="ce18" table:formula="of:=IF(ISNUMBER([.R25]);IF([.R25]&gt;0;&quot; &quot;;ABS([.R$2]));&quot; &quot;)" office:value-type="string" office:string-value=" ">
            <text:p><text:s/></text:p>
          </table:table-cell>
          <table:table-cell table:style-name="ce18" table:formula="of:=IF(ISNUMBER([.S25]);IF([.S25]&gt;0;&quot; &quot;;ABS([.S$2]));&quot; &quot;)" office:value-type="string" office:string-value=" ">
            <text:p><text:s/></text:p>
          </table:table-cell>
          <table:table-cell table:style-name="ce18" table:formula="of:=IF(ISNUMBER([.T25]);IF([.T25]&gt;0;&quot; &quot;;ABS([.T$2]));&quot; &quot;)" office:value-type="string" office:string-value=" ">
            <text:p><text:s/></text:p>
          </table:table-cell>
          <table:table-cell table:style-name="ce18" table:formula="of:=IF(ISNUMBER([.U25]);IF([.U25]&gt;0;&quot; &quot;;ABS([.U$2]));&quot; &quot;)" office:value-type="string" office:string-value=" ">
            <text:p><text:s/></text:p>
          </table:table-cell>
          <table:table-cell table:style-name="ce18" table:formula="of:=IF(ISNUMBER([.V25]);IF([.V25]&gt;0;&quot; &quot;;ABS([.V$2]));&quot; &quot;)" office:value-type="string" office:string-value=" ">
            <text:p><text:s/></text:p>
          </table:table-cell>
          <table:table-cell table:style-name="ce18" table:formula="of:=IF(ISNUMBER([.W25]);IF([.W25]&gt;0;&quot; &quot;;ABS([.W$2]));&quot; &quot;)" office:value-type="string" office:string-value=" ">
            <text:p><text:s/></text:p>
          </table:table-cell>
          <table:table-cell table:style-name="ce18" table:formula="of:=IF(ISNUMBER([.X25]);IF([.X25]&gt;0;&quot; &quot;;ABS([.X$2]));&quot; &quot;)" office:value-type="string" office:string-value=" ">
            <text:p><text:s/></text:p>
          </table:table-cell>
          <table:table-cell table:style-name="ce18" table:formula="of:=IF(ISNUMBER([.Y25]);IF([.Y25]&gt;0;&quot; &quot;;ABS([.Y$2]));&quot; &quot;)" office:value-type="string" office:string-value=" ">
            <text:p><text:s/></text:p>
          </table:table-cell>
          <table:table-cell table:style-name="ce18" table:formula="of:=IF(ISNUMBER([.Z25]);IF([.Z25]&gt;0;&quot; &quot;;ABS([.Z$2]));&quot; &quot;)" office:value-type="string" office:string-value=" ">
            <text:p><text:s/></text:p>
          </table:table-cell>
          <table:table-cell table:style-name="ce18" table:formula="of:=IF(ISNUMBER([.AA25]);IF([.AA25]&gt;0;&quot; &quot;;ABS([.AA$2]));&quot; &quot;)" office:value-type="string" office:string-value=" ">
            <text:p><text:s/></text:p>
          </table:table-cell>
          <table:table-cell table:style-name="ce18" table:formula="of:=IF(ISNUMBER([.AB25]);IF([.AB25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25]);IF([.AI25]&gt;0;&quot; &quot;;ABS([.AI$2]));&quot; &quot;)" office:value-type="string" office:string-value=" ">
            <text:p><text:s/></text:p>
          </table:table-cell>
          <table:table-cell table:style-name="ce18" table:formula="of:=IF(ISNUMBER([.AJ25]);IF([.AJ25]&gt;0;&quot; &quot;;ABS([.AJ$2]));&quot; &quot;)" office:value-type="float" office:value="20">
            <text:p>20</text:p>
          </table:table-cell>
          <table:table-cell table:style-name="ce18" table:formula="of:=IF(ISNUMBER([.AK25]);IF([.AK25]&gt;0;&quot; &quot;;ABS([.AK$2]));&quot; &quot;)" office:value-type="string" office:string-value=" ">
            <text:p><text:s/></text:p>
          </table:table-cell>
          <table:table-cell table:style-name="ce18" table:formula="of:=IF(ISNUMBER([.AL25]);IF([.AL25]&gt;0;&quot; &quot;;ABS([.AL$2]));&quot; &quot;)" office:value-type="string" office:string-value=" ">
            <text:p><text:s/></text:p>
          </table:table-cell>
          <table:table-cell table:style-name="ce18" table:formula="of:=IF(ISNUMBER([.AM25]);IF([.AM25]&gt;0;&quot; &quot;;ABS([.AM$2]));&quot; &quot;)" office:value-type="string" office:string-value=" ">
            <text:p><text:s/></text:p>
          </table:table-cell>
          <table:table-cell table:style-name="ce18" table:formula="of:=IF(ISNUMBER([.AN25]);IF([.AN25]&gt;0;&quot; &quot;;ABS([.AN$2]));&quot; &quot;)" office:value-type="string" office:string-value=" ">
            <text:p><text:s/></text:p>
          </table:table-cell>
          <table:table-cell table:style-name="ce18" table:formula="of:=IF(ISNUMBER([.AO25]);IF([.AO25]&gt;0;&quot; &quot;;ABS([.AO$2]));&quot; &quot;)" office:value-type="string" office:string-value=" ">
            <text:p><text:s/></text:p>
          </table:table-cell>
          <table:table-cell table:style-name="ce18" table:formula="of:=IF(ISNUMBER([.AP25]);IF([.AP25]&gt;0;&quot; &quot;;ABS([.AP$2]));&quot; &quot;)" office:value-type="string" office:string-value=" ">
            <text:p><text:s/></text:p>
          </table:table-cell>
          <table:table-cell table:style-name="ce18" table:formula="of:=IF(ISNUMBER([.AQ25]);IF([.AQ25]&gt;0;&quot; &quot;;ABS([.AQ$2]));&quot; &quot;)" office:value-type="string" office:string-value=" ">
            <text:p><text:s/></text:p>
          </table:table-cell>
          <table:table-cell table:style-name="ce18" table:formula="of:=IF(ISNUMBER([.AR25]);IF([.AR25]&gt;0;&quot; &quot;;ABS([.AR$2]));&quot; &quot;)" office:value-type="string" office:string-value=" ">
            <text:p><text:s/></text:p>
          </table:table-cell>
          <table:table-cell table:style-name="ce18" table:formula="of:=IF(ISNUMBER([.AS25]);IF([.AS25]&gt;0;&quot; &quot;;ABS([.AS$2]));&quot; &quot;)" office:value-type="string" office:string-value=" ">
            <text:p><text:s/></text:p>
          </table:table-cell>
          <table:table-cell table:style-name="ce18" table:formula="of:=IF(ISNUMBER([.AT25]);IF([.AT25]&gt;0;&quot; &quot;;ABS([.AT$2]));&quot; &quot;)" office:value-type="string" office:string-value=" ">
            <text:p><text:s/></text:p>
          </table:table-cell>
          <table:table-cell table:style-name="ce18" table:formula="of:=IF(ISNUMBER([.AU25]);IF([.AU25]&gt;0;&quot; &quot;;ABS([.AU$2]));&quot; &quot;)" office:value-type="string" office:string-value=" ">
            <text:p><text:s/></text:p>
          </table:table-cell>
          <table:table-cell table:style-name="ce18" table:formula="of:=IF(ISNUMBER([.AV25]);IF([.AV25]&gt;0;&quot; &quot;;ABS([.AV$2]));&quot; &quot;)" office:value-type="string" office:string-value=" ">
            <text:p><text:s/></text:p>
          </table:table-cell>
          <table:table-cell table:style-name="ce18" table:formula="of:=IF(ISNUMBER([.AW25]);IF([.AW25]&gt;0;&quot; &quot;;ABS([.AW$2]));&quot; &quot;)" office:value-type="string" office:string-value=" ">
            <text:p><text:s/></text:p>
          </table:table-cell>
          <table:table-cell table:style-name="ce18" table:formula="of:=IF(ISNUMBER([.AX25]);IF([.AX25]&gt;0;&quot; &quot;;ABS([.AX$2]));&quot; &quot;)" office:value-type="string" office:string-value=" ">
            <text:p><text:s/></text:p>
          </table:table-cell>
          <table:table-cell table:style-name="ce18" table:formula="of:=IF(ISNUMBER([.AY25]);IF([.AY25]&gt;0;&quot; &quot;;ABS([.AY$2]));&quot; &quot;)" office:value-type="string" office:string-value=" ">
            <text:p><text:s/></text:p>
          </table:table-cell>
          <table:table-cell table:style-name="ce18" table:formula="of:=IF(ISNUMBER([.AZ25]);IF([.AZ25]&gt;0;&quot; &quot;;ABS([.AZ$2]));&quot; &quot;)" office:value-type="string" office:string-value=" ">
            <text:p><text:s/></text:p>
          </table:table-cell>
          <table:table-cell table:style-name="ce18" table:formula="of:=IF(ISNUMBER([.BA25]);IF([.BA25]&gt;0;&quot; &quot;;ABS([.BA$2]));&quot; &quot;)" office:value-type="string" office:string-value=" ">
            <text:p><text:s/></text:p>
          </table:table-cell>
          <table:table-cell table:style-name="ce18" table:formula="of:=IF(ISNUMBER([.BB25]);IF([.BB25]&gt;0;&quot; &quot;;ABS([.BB$2]));&quot; &quot;)" office:value-type="string" office:string-value=" ">
            <text:p><text:s/></text:p>
          </table:table-cell>
          <table:table-cell table:style-name="ce18" table:formula="of:=IF(ISNUMBER([.BC25]);IF([.BC25]&gt;0;&quot; &quot;;ABS([.BC$2]));&quot; &quot;)" office:value-type="string" office:string-value=" ">
            <text:p><text:s/></text:p>
          </table:table-cell>
          <table:table-cell table:style-name="ce18" table:formula="of:=IF(ISNUMBER([.BD25]);IF([.BD25]&gt;0;&quot; &quot;;ABS([.BD$2]));&quot; &quot;)" office:value-type="string" office:string-value=" ">
            <text:p><text:s/></text:p>
          </table:table-cell>
          <table:table-cell table:style-name="ce18" table:formula="of:=IF(ISNUMBER([.BE25]);IF([.BE25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25]+[.BG26]" office:value-type="float" office:value="120">
            <text:p>120</text:p>
          </table:table-cell>
          <table:table-cell table:style-name="ce49" table:formula="of:=[.BH25]+[.BH26]" office:value-type="float" office:value="75">
            <text:p>75</text:p>
          </table:table-cell>
          <table:table-cell table:style-name="ce49" table:formula="of:=[.BG27]/[.BH27]" office:value-type="float" office:value="1.6">
            <text:p>1,6</text:p>
          </table:table-cell>
          <table:table-cell table:style-name="ce49" table:number-columns-repeated="963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number-columns-repeated="3" table:style-name="ce20" office:value-type="float" office:value="1.1">
            <text:p>1,1</text:p>
          </table:table-cell>
          <table:table-cell table:style-name="ce21" office:value-type="float" office:value="-1.1">
            <text:p>-1,1</text:p>
          </table:table-cell>
          <table:table-cell table:style-name="ce20" office:value-type="float" office:value="1.1">
            <text:p>1,1</text:p>
          </table:table-cell>
          <table:table-cell table:style-name="ce21"/>
          <table:table-cell table:number-columns-repeated="4" table:style-name="ce20"/>
          <table:table-cell table:number-columns-repeated="5"/>
          <table:table-cell table:style-name="ce2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9" office:value-type="float" office:value="1">
            <text:p>1</text:p>
          </table:table-cell>
          <table:table-cell table:style-name="ce29"/>
          <table:table-cell/>
          <table:table-cell table:number-columns-repeated="6"/>
          <table:table-cell table:style-name="ce36" office:value-type="float" office:value="1.3">
            <text:p>1,3</text:p>
          </table:table-cell>
          <table:table-cell/>
          <table:table-cell table:style-name="ce36" office:value-type="float" office:value="1.1">
            <text:p>1,1</text:p>
          </table:table-cell>
          <table:table-cell table:number-columns-repeated="2" table:style-name="ce36" office:value-type="float" office:value="1.3">
            <text:p>1,3</text:p>
          </table:table-cell>
          <table:table-cell table:number-columns-repeated="18"/>
          <table:table-cell table:style-name="ce49" office:value-type="string">
            <text:p>At1</text:p>
          </table:table-cell>
          <table:table-cell table:style-name="ce49" table:formula="of:=SUMIF([.$B$2:.$BE$2];&quot;&gt;0&quot;;[.$B29:.$BE29])" office:value-type="float" office:value="160">
            <text:p>160</text:p>
          </table:table-cell>
          <table:table-cell table:style-name="ce49" table:formula="of:=SUMIF([.$B$2:.$BE$2];&quot;&lt;0&quot;;[.$B29:.$BE29])" office:value-type="float" office:value="95">
            <text:p>95</text:p>
          </table:table-cell>
          <table:table-cell table:style-name="ce49" table:formula="of:=[.BG28]/[.BH28]" office:value-type="float" office:value="1.68421052631579">
            <text:p>1,68</text:p>
          </table:table-cell>
          <table:table-cell table:style-name="ce49"/>
          <table:table-cell table:style-name="ce49" table:number-matrix-columns-spanned="1" table:number-matrix-rows-spanned="1" table:formula="of:=SUM(ABS([.B28:.BB28]))" office:value-type="float" office:value="14.5">
            <text:p>14,5</text:p>
          </table:table-cell>
          <table:table-cell table:number-columns-repeated="961"/>
        </table:table-row>
        <table:table-row table:style-name="ro4">
          <table:table-cell/>
          <table:table-cell table:style-name="ce18" table:formula="of:=IF(ISNUMBER([.B28]);IF([.B28]&gt;0;ABS([.B$2]);&quot; &quot;);&quot; &quot;)" office:value-type="string" office:string-value=" ">
            <text:p><text:s/></text:p>
          </table:table-cell>
          <table:table-cell table:style-name="ce18" table:formula="of:=IF(ISNUMBER([.C28]);IF([.C28]&gt;0;ABS([.C$2]);&quot; &quot;);&quot; &quot;)" office:value-type="string" office:string-value=" ">
            <text:p><text:s/></text:p>
          </table:table-cell>
          <table:table-cell table:style-name="ce18" table:formula="of:=IF(ISNUMBER([.D28]);IF([.D28]&gt;0;ABS([.D$2]);&quot; &quot;);&quot; &quot;)" office:value-type="string" office:string-value=" ">
            <text:p><text:s/></text:p>
          </table:table-cell>
          <table:table-cell table:style-name="ce18" table:formula="of:=IF(ISNUMBER([.E28]);IF([.E28]&gt;0;ABS([.E$2]);&quot; &quot;);&quot; &quot;)" office:value-type="string" office:string-value=" ">
            <text:p><text:s/></text:p>
          </table:table-cell>
          <table:table-cell table:style-name="ce18" table:formula="of:=IF(ISNUMBER([.F28]);IF([.F28]&gt;0;ABS([.F$2]);&quot; &quot;);&quot; &quot;)" office:value-type="float" office:value="20">
            <text:p>20</text:p>
          </table:table-cell>
          <table:table-cell table:style-name="ce18" table:formula="of:=IF(ISNUMBER([.G28]);IF([.G28]&gt;0;ABS([.G$2]);&quot; &quot;);&quot; &quot;)" office:value-type="float" office:value="20">
            <text:p>20</text:p>
          </table:table-cell>
          <table:table-cell table:style-name="ce18" table:formula="of:=IF(ISNUMBER([.H28]);IF([.H28]&gt;0;ABS([.H$2]);&quot; &quot;);&quot; &quot;)" office:value-type="float" office:value="20">
            <text:p>20</text:p>
          </table:table-cell>
          <table:table-cell table:style-name="ce18" table:formula="of:=IF(ISNUMBER([.I28]);IF([.I28]&gt;0;ABS([.I$2]);&quot; &quot;);&quot; &quot;)" office:value-type="string" office:string-value=" ">
            <text:p><text:s/></text:p>
          </table:table-cell>
          <table:table-cell table:style-name="ce18" table:formula="of:=IF(ISNUMBER([.J28]);IF([.J28]&gt;0;ABS([.J$2]);&quot; &quot;);&quot; &quot;)" office:value-type="float" office:value="35">
            <text:p>35</text:p>
          </table:table-cell>
          <table:table-cell table:style-name="ce18" table:formula="of:=IF(ISNUMBER([.K28]);IF([.K28]&gt;0;ABS([.K$2]);&quot; &quot;);&quot; &quot;)" office:value-type="string" office:string-value=" ">
            <text:p><text:s/></text:p>
          </table:table-cell>
          <table:table-cell table:style-name="ce18" table:formula="of:=IF(ISNUMBER([.L28]);IF([.L28]&gt;0;ABS([.L$2]);&quot; &quot;);&quot; &quot;)" office:value-type="string" office:string-value=" ">
            <text:p><text:s/></text:p>
          </table:table-cell>
          <table:table-cell table:style-name="ce18" table:formula="of:=IF(ISNUMBER([.M28]);IF([.M28]&gt;0;ABS([.M$2]);&quot; &quot;);&quot; &quot;)" office:value-type="string" office:string-value=" ">
            <text:p><text:s/></text:p>
          </table:table-cell>
          <table:table-cell table:style-name="ce18" table:formula="of:=IF(ISNUMBER([.N28]);IF([.N28]&gt;0;ABS([.N$2]);&quot; &quot;);&quot; &quot;)" office:value-type="string" office:string-value=" ">
            <text:p><text:s/></text:p>
          </table:table-cell>
          <table:table-cell table:style-name="ce18" table:formula="of:=IF(ISNUMBER([.O28]);IF([.O28]&gt;0;ABS([.O$2]);&quot; &quot;);&quot; &quot;)" office:value-type="string" office:string-value=" ">
            <text:p><text:s/></text:p>
          </table:table-cell>
          <table:table-cell table:style-name="ce18" table:formula="of:=IF(ISNUMBER([.P28]);IF([.P28]&gt;0;ABS([.P$2]);&quot; &quot;);&quot; &quot;)" office:value-type="string" office:string-value=" ">
            <text:p><text:s/></text:p>
          </table:table-cell>
          <table:table-cell table:style-name="ce18" table:formula="of:=IF(ISNUMBER([.Q28]);IF([.Q28]&gt;0;ABS([.Q$2]);&quot; &quot;);&quot; &quot;)" office:value-type="string" office:string-value=" ">
            <text:p><text:s/></text:p>
          </table:table-cell>
          <table:table-cell table:style-name="ce18" table:formula="of:=IF(ISNUMBER([.R28]);IF([.R28]&gt;0;ABS([.R$2]);&quot; &quot;);&quot; &quot;)" office:value-type="string" office:string-value=" ">
            <text:p><text:s/></text:p>
          </table:table-cell>
          <table:table-cell table:style-name="ce18" table:formula="of:=IF(ISNUMBER([.S28]);IF([.S28]&gt;0;ABS([.S$2]);&quot; &quot;);&quot; &quot;)" office:value-type="string" office:string-value=" ">
            <text:p><text:s/></text:p>
          </table:table-cell>
          <table:table-cell table:style-name="ce18" table:formula="of:=IF(ISNUMBER([.T28]);IF([.T28]&gt;0;ABS([.T$2]);&quot; &quot;);&quot; &quot;)" office:value-type="string" office:string-value=" ">
            <text:p><text:s/></text:p>
          </table:table-cell>
          <table:table-cell table:style-name="ce18" table:formula="of:=IF(ISNUMBER([.U28]);IF([.U28]&gt;0;ABS([.U$2]);&quot; &quot;);&quot; &quot;)" office:value-type="float" office:value="20">
            <text:p>20</text:p>
          </table:table-cell>
          <table:table-cell table:style-name="ce18" table:formula="of:=IF(ISNUMBER([.V28]);IF([.V28]&gt;0;ABS([.V$2]);&quot; &quot;);&quot; &quot;)" office:value-type="float" office:value="20">
            <text:p>20</text:p>
          </table:table-cell>
          <table:table-cell table:style-name="ce18" table:formula="of:=IF(ISNUMBER([.W28]);IF([.W28]&gt;0;ABS([.W$2]);&quot; &quot;);&quot; &quot;)" office:value-type="string" office:string-value=" ">
            <text:p><text:s/></text:p>
          </table:table-cell>
          <table:table-cell table:style-name="ce18" table:formula="of:=IF(ISNUMBER([.X28]);IF([.X28]&gt;0;ABS([.X$2]);&quot; &quot;);&quot; &quot;)" office:value-type="string" office:string-value=" ">
            <text:p><text:s/></text:p>
          </table:table-cell>
          <table:table-cell table:style-name="ce18" table:formula="of:=IF(ISNUMBER([.Y28]);IF([.Y28]&gt;0;ABS([.Y$2]);&quot; &quot;);&quot; &quot;)" office:value-type="float" office:value="20">
            <text:p>20</text:p>
          </table:table-cell>
          <table:table-cell table:style-name="ce18" table:formula="of:=IF(ISNUMBER([.Z28]);IF([.Z28]&gt;0;ABS([.Z$2]);&quot; &quot;);&quot; &quot;)" office:value-type="float" office:value="20">
            <text:p>20</text:p>
          </table:table-cell>
          <table:table-cell table:style-name="ce18" table:formula="of:=IF(ISNUMBER([.AA28]);IF([.AA28]&gt;0;ABS([.AA$2]);&quot; &quot;);&quot; &quot;)" office:value-type="string" office:string-value=" ">
            <text:p><text:s/></text:p>
          </table:table-cell>
          <table:table-cell table:style-name="ce18" table:formula="of:=IF(ISNUMBER([.AB28]);IF([.AB28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28]);IF([.AI28]&gt;0;ABS([.AI$2]);&quot; &quot;);&quot; &quot;)" office:value-type="float" office:value="20">
            <text:p>20</text:p>
          </table:table-cell>
          <table:table-cell table:style-name="ce18" table:formula="of:=IF(ISNUMBER([.AJ28]);IF([.AJ28]&gt;0;ABS([.AJ$2]);&quot; &quot;);&quot; &quot;)" office:value-type="string" office:string-value=" ">
            <text:p><text:s/></text:p>
          </table:table-cell>
          <table:table-cell table:style-name="ce18" table:formula="of:=IF(ISNUMBER([.AK28]);IF([.AK28]&gt;0;ABS([.AK$2]);&quot; &quot;);&quot; &quot;)" office:value-type="float" office:value="20">
            <text:p>20</text:p>
          </table:table-cell>
          <table:table-cell table:style-name="ce18" table:formula="of:=IF(ISNUMBER([.AL28]);IF([.AL28]&gt;0;ABS([.AL$2]);&quot; &quot;);&quot; &quot;)" office:value-type="float" office:value="20">
            <text:p>20</text:p>
          </table:table-cell>
          <table:table-cell table:style-name="ce18" table:formula="of:=IF(ISNUMBER([.AM28]);IF([.AM28]&gt;0;ABS([.AM$2]);&quot; &quot;);&quot; &quot;)" office:value-type="float" office:value="20">
            <text:p>20</text:p>
          </table:table-cell>
          <table:table-cell table:style-name="ce18" table:formula="of:=IF(ISNUMBER([.AN28]);IF([.AN28]&gt;0;ABS([.AN$2]);&quot; &quot;);&quot; &quot;)" office:value-type="string" office:string-value=" ">
            <text:p><text:s/></text:p>
          </table:table-cell>
          <table:table-cell table:style-name="ce18" table:formula="of:=IF(ISNUMBER([.AO28]);IF([.AO28]&gt;0;ABS([.AO$2]);&quot; &quot;);&quot; &quot;)" office:value-type="string" office:string-value=" ">
            <text:p><text:s/></text:p>
          </table:table-cell>
          <table:table-cell table:style-name="ce18" table:formula="of:=IF(ISNUMBER([.AP28]);IF([.AP28]&gt;0;ABS([.AP$2]);&quot; &quot;);&quot; &quot;)" office:value-type="string" office:string-value=" ">
            <text:p><text:s/></text:p>
          </table:table-cell>
          <table:table-cell table:style-name="ce18" table:formula="of:=IF(ISNUMBER([.AQ28]);IF([.AQ28]&gt;0;ABS([.AQ$2]);&quot; &quot;);&quot; &quot;)" office:value-type="string" office:string-value=" ">
            <text:p><text:s/></text:p>
          </table:table-cell>
          <table:table-cell table:style-name="ce18" table:formula="of:=IF(ISNUMBER([.AR28]);IF([.AR28]&gt;0;ABS([.AR$2]);&quot; &quot;);&quot; &quot;)" office:value-type="string" office:string-value=" ">
            <text:p><text:s/></text:p>
          </table:table-cell>
          <table:table-cell table:style-name="ce18" table:formula="of:=IF(ISNUMBER([.AS28]);IF([.AS28]&gt;0;ABS([.AS$2]);&quot; &quot;);&quot; &quot;)" office:value-type="string" office:string-value=" ">
            <text:p><text:s/></text:p>
          </table:table-cell>
          <table:table-cell table:style-name="ce18" table:formula="of:=IF(ISNUMBER([.AT28]);IF([.AT28]&gt;0;ABS([.AT$2]);&quot; &quot;);&quot; &quot;)" office:value-type="string" office:string-value=" ">
            <text:p><text:s/></text:p>
          </table:table-cell>
          <table:table-cell table:style-name="ce18" table:formula="of:=IF(ISNUMBER([.AU28]);IF([.AU28]&gt;0;ABS([.AU$2]);&quot; &quot;);&quot; &quot;)" office:value-type="string" office:string-value=" ">
            <text:p><text:s/></text:p>
          </table:table-cell>
          <table:table-cell table:style-name="ce18" table:formula="of:=IF(ISNUMBER([.AV28]);IF([.AV28]&gt;0;ABS([.AV$2]);&quot; &quot;);&quot; &quot;)" office:value-type="string" office:string-value=" ">
            <text:p><text:s/></text:p>
          </table:table-cell>
          <table:table-cell table:style-name="ce18" table:formula="of:=IF(ISNUMBER([.AW28]);IF([.AW28]&gt;0;ABS([.AW$2]);&quot; &quot;);&quot; &quot;)" office:value-type="string" office:string-value=" ">
            <text:p><text:s/></text:p>
          </table:table-cell>
          <table:table-cell table:style-name="ce18" table:formula="of:=IF(ISNUMBER([.AX28]);IF([.AX28]&gt;0;ABS([.AX$2]);&quot; &quot;);&quot; &quot;)" office:value-type="string" office:string-value=" ">
            <text:p><text:s/></text:p>
          </table:table-cell>
          <table:table-cell table:style-name="ce18" table:formula="of:=IF(ISNUMBER([.AY28]);IF([.AY28]&gt;0;ABS([.AY$2]);&quot; &quot;);&quot; &quot;)" office:value-type="string" office:string-value=" ">
            <text:p><text:s/></text:p>
          </table:table-cell>
          <table:table-cell table:style-name="ce18" table:formula="of:=IF(ISNUMBER([.AZ28]);IF([.AZ28]&gt;0;ABS([.AZ$2]);&quot; &quot;);&quot; &quot;)" office:value-type="string" office:string-value=" ">
            <text:p><text:s/></text:p>
          </table:table-cell>
          <table:table-cell table:style-name="ce18" table:formula="of:=IF(ISNUMBER([.BA28]);IF([.BA28]&gt;0;ABS([.BA$2]);&quot; &quot;);&quot; &quot;)" office:value-type="string" office:string-value=" ">
            <text:p><text:s/></text:p>
          </table:table-cell>
          <table:table-cell table:style-name="ce18" table:formula="of:=IF(ISNUMBER([.BB28]);IF([.BB28]&gt;0;ABS([.BB$2]);&quot; &quot;);&quot; &quot;)" office:value-type="string" office:string-value=" ">
            <text:p><text:s/></text:p>
          </table:table-cell>
          <table:table-cell table:style-name="ce18" table:formula="of:=IF(ISNUMBER([.BC28]);IF([.BC28]&gt;0;ABS([.BC$2]);&quot; &quot;);&quot; &quot;)" office:value-type="string" office:string-value=" ">
            <text:p><text:s/></text:p>
          </table:table-cell>
          <table:table-cell table:style-name="ce18" table:formula="of:=IF(ISNUMBER([.BD28]);IF([.BD28]&gt;0;ABS([.BD$2]);&quot; &quot;);&quot; &quot;)" office:value-type="string" office:string-value=" ">
            <text:p><text:s/></text:p>
          </table:table-cell>
          <table:table-cell table:style-name="ce18" table:formula="of:=IF(ISNUMBER([.BE28]);IF([.BE28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30:.$BE30])" office:value-type="float" office:value="0">
            <text:p>0</text:p>
          </table:table-cell>
          <table:table-cell table:style-name="ce49" table:formula="of:=SUMIF([.$B$2:.$BE$2];&quot;&lt;0&quot;;[.$B30:.$BE30])" office:value-type="float" office:value="20">
            <text:p>20</text:p>
          </table:table-cell>
          <table:table-cell table:style-name="ce49" table:formula="of:=[.BG29]/[.BH29]" office:value-type="float" office:value="0">
            <text:p>0</text:p>
          </table:table-cell>
          <table:table-cell table:style-name="ce49" table:number-columns-repeated="2"/>
          <table:table-cell table:number-columns-repeated="961"/>
        </table:table-row>
        <table:table-row table:style-name="ro4">
          <table:table-cell/>
          <table:table-cell table:style-name="ce18" table:formula="of:=IF(ISNUMBER([.B28]);IF([.B28]&gt;0;&quot; &quot;;ABS([.B$2]));&quot; &quot;)" office:value-type="string" office:string-value=" ">
            <text:p><text:s/></text:p>
          </table:table-cell>
          <table:table-cell table:style-name="ce18" table:formula="of:=IF(ISNUMBER([.C28]);IF([.C28]&gt;0;&quot; &quot;;ABS([.C$2]));&quot; &quot;)" office:value-type="string" office:string-value=" ">
            <text:p><text:s/></text:p>
          </table:table-cell>
          <table:table-cell table:style-name="ce18" table:formula="of:=IF(ISNUMBER([.D28]);IF([.D28]&gt;0;&quot; &quot;;ABS([.D$2]));&quot; &quot;)" office:value-type="string" office:string-value=" ">
            <text:p><text:s/></text:p>
          </table:table-cell>
          <table:table-cell table:style-name="ce18" table:formula="of:=IF(ISNUMBER([.E28]);IF([.E28]&gt;0;&quot; &quot;;ABS([.E$2]));&quot; &quot;)" office:value-type="string" office:string-value=" ">
            <text:p><text:s/></text:p>
          </table:table-cell>
          <table:table-cell table:style-name="ce18" table:formula="of:=IF(ISNUMBER([.F28]);IF([.F28]&gt;0;&quot; &quot;;ABS([.F$2]));&quot; &quot;)" office:value-type="string" office:string-value=" ">
            <text:p><text:s/></text:p>
          </table:table-cell>
          <table:table-cell table:style-name="ce18" table:formula="of:=IF(ISNUMBER([.G28]);IF([.G28]&gt;0;&quot; &quot;;ABS([.G$2]));&quot; &quot;)" office:value-type="string" office:string-value=" ">
            <text:p><text:s/></text:p>
          </table:table-cell>
          <table:table-cell table:style-name="ce18" table:formula="of:=IF(ISNUMBER([.H28]);IF([.H28]&gt;0;&quot; &quot;;ABS([.H$2]));&quot; &quot;)" office:value-type="string" office:string-value=" ">
            <text:p><text:s/></text:p>
          </table:table-cell>
          <table:table-cell table:style-name="ce18" table:formula="of:=IF(ISNUMBER([.I28]);IF([.I28]&gt;0;&quot; &quot;;ABS([.I$2]));&quot; &quot;)" office:value-type="float" office:value="20">
            <text:p>20</text:p>
          </table:table-cell>
          <table:table-cell table:style-name="ce18" table:formula="of:=IF(ISNUMBER([.J28]);IF([.J28]&gt;0;&quot; &quot;;ABS([.J$2]));&quot; &quot;)" office:value-type="string" office:string-value=" ">
            <text:p><text:s/></text:p>
          </table:table-cell>
          <table:table-cell table:style-name="ce18" table:formula="of:=IF(ISNUMBER([.K28]);IF([.K28]&gt;0;&quot; &quot;;ABS([.K$2]));&quot; &quot;)" office:value-type="string" office:string-value=" ">
            <text:p><text:s/></text:p>
          </table:table-cell>
          <table:table-cell table:style-name="ce18" table:formula="of:=IF(ISNUMBER([.L28]);IF([.L28]&gt;0;&quot; &quot;;ABS([.L$2]));&quot; &quot;)" office:value-type="string" office:string-value=" ">
            <text:p><text:s/></text:p>
          </table:table-cell>
          <table:table-cell table:style-name="ce18" table:formula="of:=IF(ISNUMBER([.M28]);IF([.M28]&gt;0;&quot; &quot;;ABS([.M$2]));&quot; &quot;)" office:value-type="string" office:string-value=" ">
            <text:p><text:s/></text:p>
          </table:table-cell>
          <table:table-cell table:style-name="ce18" table:formula="of:=IF(ISNUMBER([.N28]);IF([.N28]&gt;0;&quot; &quot;;ABS([.N$2]));&quot; &quot;)" office:value-type="string" office:string-value=" ">
            <text:p><text:s/></text:p>
          </table:table-cell>
          <table:table-cell table:style-name="ce18" table:formula="of:=IF(ISNUMBER([.O28]);IF([.O28]&gt;0;&quot; &quot;;ABS([.O$2]));&quot; &quot;)" office:value-type="string" office:string-value=" ">
            <text:p><text:s/></text:p>
          </table:table-cell>
          <table:table-cell table:style-name="ce18" table:formula="of:=IF(ISNUMBER([.P28]);IF([.P28]&gt;0;&quot; &quot;;ABS([.P$2]));&quot; &quot;)" office:value-type="string" office:string-value=" ">
            <text:p><text:s/></text:p>
          </table:table-cell>
          <table:table-cell table:style-name="ce18" table:formula="of:=IF(ISNUMBER([.Q28]);IF([.Q28]&gt;0;&quot; &quot;;ABS([.Q$2]));&quot; &quot;)" office:value-type="string" office:string-value=" ">
            <text:p><text:s/></text:p>
          </table:table-cell>
          <table:table-cell table:style-name="ce18" table:formula="of:=IF(ISNUMBER([.R28]);IF([.R28]&gt;0;&quot; &quot;;ABS([.R$2]));&quot; &quot;)" office:value-type="string" office:string-value=" ">
            <text:p><text:s/></text:p>
          </table:table-cell>
          <table:table-cell table:style-name="ce18" table:formula="of:=IF(ISNUMBER([.S28]);IF([.S28]&gt;0;&quot; &quot;;ABS([.S$2]));&quot; &quot;)" office:value-type="string" office:string-value=" ">
            <text:p><text:s/></text:p>
          </table:table-cell>
          <table:table-cell table:style-name="ce18" table:formula="of:=IF(ISNUMBER([.T28]);IF([.T28]&gt;0;&quot; &quot;;ABS([.T$2]));&quot; &quot;)" office:value-type="string" office:string-value=" ">
            <text:p><text:s/></text:p>
          </table:table-cell>
          <table:table-cell table:style-name="ce18" table:formula="of:=IF(ISNUMBER([.U28]);IF([.U28]&gt;0;&quot; &quot;;ABS([.U$2]));&quot; &quot;)" office:value-type="string" office:string-value=" ">
            <text:p><text:s/></text:p>
          </table:table-cell>
          <table:table-cell table:style-name="ce18" table:formula="of:=IF(ISNUMBER([.V28]);IF([.V28]&gt;0;&quot; &quot;;ABS([.V$2]));&quot; &quot;)" office:value-type="string" office:string-value=" ">
            <text:p><text:s/></text:p>
          </table:table-cell>
          <table:table-cell table:style-name="ce18" table:formula="of:=IF(ISNUMBER([.W28]);IF([.W28]&gt;0;&quot; &quot;;ABS([.W$2]));&quot; &quot;)" office:value-type="string" office:string-value=" ">
            <text:p><text:s/></text:p>
          </table:table-cell>
          <table:table-cell table:style-name="ce18" table:formula="of:=IF(ISNUMBER([.X28]);IF([.X28]&gt;0;&quot; &quot;;ABS([.X$2]));&quot; &quot;)" office:value-type="string" office:string-value=" ">
            <text:p><text:s/></text:p>
          </table:table-cell>
          <table:table-cell table:style-name="ce18" table:formula="of:=IF(ISNUMBER([.Y28]);IF([.Y28]&gt;0;&quot; &quot;;ABS([.Y$2]));&quot; &quot;)" office:value-type="string" office:string-value=" ">
            <text:p><text:s/></text:p>
          </table:table-cell>
          <table:table-cell table:style-name="ce18" table:formula="of:=IF(ISNUMBER([.Z28]);IF([.Z28]&gt;0;&quot; &quot;;ABS([.Z$2]));&quot; &quot;)" office:value-type="string" office:string-value=" ">
            <text:p><text:s/></text:p>
          </table:table-cell>
          <table:table-cell table:style-name="ce18" table:formula="of:=IF(ISNUMBER([.AA28]);IF([.AA28]&gt;0;&quot; &quot;;ABS([.AA$2]));&quot; &quot;)" office:value-type="string" office:string-value=" ">
            <text:p><text:s/></text:p>
          </table:table-cell>
          <table:table-cell table:style-name="ce18" table:formula="of:=IF(ISNUMBER([.AB28]);IF([.AB28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28]);IF([.AI28]&gt;0;&quot; &quot;;ABS([.AI$2]));&quot; &quot;)" office:value-type="string" office:string-value=" ">
            <text:p><text:s/></text:p>
          </table:table-cell>
          <table:table-cell table:style-name="ce18" table:formula="of:=IF(ISNUMBER([.AJ28]);IF([.AJ28]&gt;0;&quot; &quot;;ABS([.AJ$2]));&quot; &quot;)" office:value-type="string" office:string-value=" ">
            <text:p><text:s/></text:p>
          </table:table-cell>
          <table:table-cell table:style-name="ce18" table:formula="of:=IF(ISNUMBER([.AK28]);IF([.AK28]&gt;0;&quot; &quot;;ABS([.AK$2]));&quot; &quot;)" office:value-type="string" office:string-value=" ">
            <text:p><text:s/></text:p>
          </table:table-cell>
          <table:table-cell table:style-name="ce18" table:formula="of:=IF(ISNUMBER([.AL28]);IF([.AL28]&gt;0;&quot; &quot;;ABS([.AL$2]));&quot; &quot;)" office:value-type="string" office:string-value=" ">
            <text:p><text:s/></text:p>
          </table:table-cell>
          <table:table-cell table:style-name="ce18" table:formula="of:=IF(ISNUMBER([.AM28]);IF([.AM28]&gt;0;&quot; &quot;;ABS([.AM$2]));&quot; &quot;)" office:value-type="string" office:string-value=" ">
            <text:p><text:s/></text:p>
          </table:table-cell>
          <table:table-cell table:style-name="ce18" table:formula="of:=IF(ISNUMBER([.AN28]);IF([.AN28]&gt;0;&quot; &quot;;ABS([.AN$2]));&quot; &quot;)" office:value-type="string" office:string-value=" ">
            <text:p><text:s/></text:p>
          </table:table-cell>
          <table:table-cell table:style-name="ce18" table:formula="of:=IF(ISNUMBER([.AO28]);IF([.AO28]&gt;0;&quot; &quot;;ABS([.AO$2]));&quot; &quot;)" office:value-type="string" office:string-value=" ">
            <text:p><text:s/></text:p>
          </table:table-cell>
          <table:table-cell table:style-name="ce18" table:formula="of:=IF(ISNUMBER([.AP28]);IF([.AP28]&gt;0;&quot; &quot;;ABS([.AP$2]));&quot; &quot;)" office:value-type="string" office:string-value=" ">
            <text:p><text:s/></text:p>
          </table:table-cell>
          <table:table-cell table:style-name="ce18" table:formula="of:=IF(ISNUMBER([.AQ28]);IF([.AQ28]&gt;0;&quot; &quot;;ABS([.AQ$2]));&quot; &quot;)" office:value-type="string" office:string-value=" ">
            <text:p><text:s/></text:p>
          </table:table-cell>
          <table:table-cell table:style-name="ce18" table:formula="of:=IF(ISNUMBER([.AR28]);IF([.AR28]&gt;0;&quot; &quot;;ABS([.AR$2]));&quot; &quot;)" office:value-type="string" office:string-value=" ">
            <text:p><text:s/></text:p>
          </table:table-cell>
          <table:table-cell table:style-name="ce18" table:formula="of:=IF(ISNUMBER([.AS28]);IF([.AS28]&gt;0;&quot; &quot;;ABS([.AS$2]));&quot; &quot;)" office:value-type="string" office:string-value=" ">
            <text:p><text:s/></text:p>
          </table:table-cell>
          <table:table-cell table:style-name="ce18" table:formula="of:=IF(ISNUMBER([.AT28]);IF([.AT28]&gt;0;&quot; &quot;;ABS([.AT$2]));&quot; &quot;)" office:value-type="string" office:string-value=" ">
            <text:p><text:s/></text:p>
          </table:table-cell>
          <table:table-cell table:style-name="ce18" table:formula="of:=IF(ISNUMBER([.AU28]);IF([.AU28]&gt;0;&quot; &quot;;ABS([.AU$2]));&quot; &quot;)" office:value-type="string" office:string-value=" ">
            <text:p><text:s/></text:p>
          </table:table-cell>
          <table:table-cell table:style-name="ce18" table:formula="of:=IF(ISNUMBER([.AV28]);IF([.AV28]&gt;0;&quot; &quot;;ABS([.AV$2]));&quot; &quot;)" office:value-type="string" office:string-value=" ">
            <text:p><text:s/></text:p>
          </table:table-cell>
          <table:table-cell table:style-name="ce18" table:formula="of:=IF(ISNUMBER([.AW28]);IF([.AW28]&gt;0;&quot; &quot;;ABS([.AW$2]));&quot; &quot;)" office:value-type="string" office:string-value=" ">
            <text:p><text:s/></text:p>
          </table:table-cell>
          <table:table-cell table:style-name="ce18" table:formula="of:=IF(ISNUMBER([.AX28]);IF([.AX28]&gt;0;&quot; &quot;;ABS([.AX$2]));&quot; &quot;)" office:value-type="string" office:string-value=" ">
            <text:p><text:s/></text:p>
          </table:table-cell>
          <table:table-cell table:style-name="ce18" table:formula="of:=IF(ISNUMBER([.AY28]);IF([.AY28]&gt;0;&quot; &quot;;ABS([.AY$2]));&quot; &quot;)" office:value-type="string" office:string-value=" ">
            <text:p><text:s/></text:p>
          </table:table-cell>
          <table:table-cell table:style-name="ce18" table:formula="of:=IF(ISNUMBER([.AZ28]);IF([.AZ28]&gt;0;&quot; &quot;;ABS([.AZ$2]));&quot; &quot;)" office:value-type="string" office:string-value=" ">
            <text:p><text:s/></text:p>
          </table:table-cell>
          <table:table-cell table:style-name="ce18" table:formula="of:=IF(ISNUMBER([.BA28]);IF([.BA28]&gt;0;&quot; &quot;;ABS([.BA$2]));&quot; &quot;)" office:value-type="string" office:string-value=" ">
            <text:p><text:s/></text:p>
          </table:table-cell>
          <table:table-cell table:style-name="ce18" table:formula="of:=IF(ISNUMBER([.BB28]);IF([.BB28]&gt;0;&quot; &quot;;ABS([.BB$2]));&quot; &quot;)" office:value-type="string" office:string-value=" ">
            <text:p><text:s/></text:p>
          </table:table-cell>
          <table:table-cell table:style-name="ce18" table:formula="of:=IF(ISNUMBER([.BC28]);IF([.BC28]&gt;0;&quot; &quot;;ABS([.BC$2]));&quot; &quot;)" office:value-type="string" office:string-value=" ">
            <text:p><text:s/></text:p>
          </table:table-cell>
          <table:table-cell table:style-name="ce18" table:formula="of:=IF(ISNUMBER([.BD28]);IF([.BD28]&gt;0;&quot; &quot;;ABS([.BD$2]));&quot; &quot;)" office:value-type="string" office:string-value=" ">
            <text:p><text:s/></text:p>
          </table:table-cell>
          <table:table-cell table:style-name="ce18" table:formula="of:=IF(ISNUMBER([.BE28]);IF([.BE28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28]+[.BG29]" office:value-type="float" office:value="160">
            <text:p>160</text:p>
          </table:table-cell>
          <table:table-cell table:style-name="ce49" table:formula="of:=[.BH28]+[.BH29]" office:value-type="float" office:value="115">
            <text:p>115</text:p>
          </table:table-cell>
          <table:table-cell table:style-name="ce49" table:formula="of:=[.BG30]/[.BH30]" office:value-type="float" office:value="1.39130434782609">
            <text:p>1,39</text:p>
          </table:table-cell>
          <table:table-cell table:style-name="ce49" table:number-columns-repeated="963"/>
        </table:table-row>
        <table:table-row table:style-name="ro1" table:number-rows-repeated="2">
          <table:table-cell table:number-columns-repeated="57"/>
          <table:table-cell table:style-name="ce49" table:number-columns-repeated="967"/>
        </table:table-row>
        <table:table-row table:style-name="ro1">
          <table:table-cell table:number-columns-repeated="62"/>
          <table:table-cell table:style-name="ce49"/>
          <table:table-cell table:number-columns-repeated="961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20" office:value-type="float" office:value="0.9">
            <text:p>0,9</text:p>
          </table:table-cell>
          <table:table-cell office:value-type="float" office:value="-0.9">
            <text:p>-0,9</text:p>
          </table:table-cell>
          <table:table-cell table:number-columns-repeated="4" table:style-name="ce20" office:value-type="float" office:value="1.3">
            <text:p>1,3</text:p>
          </table:table-cell>
          <table:table-cell table:style-name="ce21" office:value-type="float" office:value="-1.1">
            <text:p>-1,1</text:p>
          </table:table-cell>
          <table:table-cell table:style-name="ce21"/>
          <table:table-cell table:number-columns-repeated="13"/>
          <table:table-cell table:number-columns-repeated="6"/>
          <table:table-cell table:number-columns-repeated="2"/>
          <table:table-cell table:style-name="ce36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9"/>
          <table:table-cell table:style-name="ce49" office:value-type="string">
            <text:p>At1</text:p>
          </table:table-cell>
          <table:table-cell table:style-name="ce49" table:formula="of:=SUMIF([.$B$2:.$BE$2];&quot;&gt;0&quot;;[.$B35:.$BE35])" office:value-type="float" office:value="80">
            <text:p>80</text:p>
          </table:table-cell>
          <table:table-cell table:style-name="ce49" table:formula="of:=SUMIF([.$B$2:.$BE$2];&quot;&lt;0&quot;;[.$B35:.$BE35])" office:value-type="float" office:value="55">
            <text:p>55</text:p>
          </table:table-cell>
          <table:table-cell table:style-name="ce49" table:formula="of:=[.BG34]/[.BH34]" office:value-type="float" office:value="1.45454545454545">
            <text:p>1,45</text:p>
          </table:table-cell>
          <table:table-cell table:style-name="ce49"/>
          <table:table-cell table:style-name="ce49" table:number-matrix-columns-spanned="1" table:number-matrix-rows-spanned="1" table:formula="of:=SUM(ABS([.B34:.BB34]))" office:value-type="float" office:value="10.1">
            <text:p>10,1</text:p>
          </table:table-cell>
          <table:table-cell table:number-columns-repeated="961"/>
        </table:table-row>
        <table:table-row table:style-name="ro4">
          <table:table-cell/>
          <table:table-cell table:style-name="ce18" table:formula="of:=IF(ISNUMBER([.B34]);IF([.B34]&gt;0;ABS([.B$2]);&quot; &quot;);&quot; &quot;)" office:value-type="string" office:string-value=" ">
            <text:p><text:s/></text:p>
          </table:table-cell>
          <table:table-cell table:style-name="ce18" table:formula="of:=IF(ISNUMBER([.C34]);IF([.C34]&gt;0;ABS([.C$2]);&quot; &quot;);&quot; &quot;)" office:value-type="string" office:string-value=" ">
            <text:p><text:s/></text:p>
          </table:table-cell>
          <table:table-cell table:style-name="ce18" table:formula="of:=IF(ISNUMBER([.D34]);IF([.D34]&gt;0;ABS([.D$2]);&quot; &quot;);&quot; &quot;)" office:value-type="string" office:string-value=" ">
            <text:p><text:s/></text:p>
          </table:table-cell>
          <table:table-cell table:style-name="ce18" table:formula="of:=IF(ISNUMBER([.E34]);IF([.E34]&gt;0;ABS([.E$2]);&quot; &quot;);&quot; &quot;)" office:value-type="string" office:string-value=" ">
            <text:p><text:s/></text:p>
          </table:table-cell>
          <table:table-cell table:style-name="ce18" table:formula="of:=IF(ISNUMBER([.F34]);IF([.F34]&gt;0;ABS([.F$2]);&quot; &quot;);&quot; &quot;)" office:value-type="string" office:string-value=" ">
            <text:p><text:s/></text:p>
          </table:table-cell>
          <table:table-cell table:style-name="ce18" table:formula="of:=IF(ISNUMBER([.G34]);IF([.G34]&gt;0;ABS([.G$2]);&quot; &quot;);&quot; &quot;)" office:value-type="string" office:string-value=" ">
            <text:p><text:s/></text:p>
          </table:table-cell>
          <table:table-cell table:style-name="ce18" table:formula="of:=IF(ISNUMBER([.H34]);IF([.H34]&gt;0;ABS([.H$2]);&quot; &quot;);&quot; &quot;)" office:value-type="float" office:value="20">
            <text:p>20</text:p>
          </table:table-cell>
          <table:table-cell table:style-name="ce18" table:formula="of:=IF(ISNUMBER([.I34]);IF([.I34]&gt;0;ABS([.I$2]);&quot; &quot;);&quot; &quot;)" office:value-type="string" office:string-value=" ">
            <text:p><text:s/></text:p>
          </table:table-cell>
          <table:table-cell table:style-name="ce18" table:formula="of:=IF(ISNUMBER([.J34]);IF([.J34]&gt;0;ABS([.J$2]);&quot; &quot;);&quot; &quot;)" office:value-type="float" office:value="35">
            <text:p>35</text:p>
          </table:table-cell>
          <table:table-cell table:style-name="ce18" table:formula="of:=IF(ISNUMBER([.K34]);IF([.K34]&gt;0;ABS([.K$2]);&quot; &quot;);&quot; &quot;)" office:value-type="float" office:value="20">
            <text:p>20</text:p>
          </table:table-cell>
          <table:table-cell table:style-name="ce18" table:formula="of:=IF(ISNUMBER([.L34]);IF([.L34]&gt;0;ABS([.L$2]);&quot; &quot;);&quot; &quot;)" office:value-type="float" office:value="20">
            <text:p>20</text:p>
          </table:table-cell>
          <table:table-cell table:style-name="ce18" table:formula="of:=IF(ISNUMBER([.M34]);IF([.M34]&gt;0;ABS([.M$2]);&quot; &quot;);&quot; &quot;)" office:value-type="float" office:value="20">
            <text:p>20</text:p>
          </table:table-cell>
          <table:table-cell table:style-name="ce18" table:formula="of:=IF(ISNUMBER([.N34]);IF([.N34]&gt;0;ABS([.N$2]);&quot; &quot;);&quot; &quot;)" office:value-type="string" office:string-value=" ">
            <text:p><text:s/></text:p>
          </table:table-cell>
          <table:table-cell table:style-name="ce18" table:formula="of:=IF(ISNUMBER([.O34]);IF([.O34]&gt;0;ABS([.O$2]);&quot; &quot;);&quot; &quot;)" office:value-type="string" office:string-value=" ">
            <text:p><text:s/></text:p>
          </table:table-cell>
          <table:table-cell table:style-name="ce18" table:formula="of:=IF(ISNUMBER([.P34]);IF([.P34]&gt;0;ABS([.P$2]);&quot; &quot;);&quot; &quot;)" office:value-type="string" office:string-value=" ">
            <text:p><text:s/></text:p>
          </table:table-cell>
          <table:table-cell table:style-name="ce18" table:formula="of:=IF(ISNUMBER([.Q34]);IF([.Q34]&gt;0;ABS([.Q$2]);&quot; &quot;);&quot; &quot;)" office:value-type="string" office:string-value=" ">
            <text:p><text:s/></text:p>
          </table:table-cell>
          <table:table-cell table:style-name="ce18" table:formula="of:=IF(ISNUMBER([.R34]);IF([.R34]&gt;0;ABS([.R$2]);&quot; &quot;);&quot; &quot;)" office:value-type="string" office:string-value=" ">
            <text:p><text:s/></text:p>
          </table:table-cell>
          <table:table-cell table:style-name="ce18" table:formula="of:=IF(ISNUMBER([.S34]);IF([.S34]&gt;0;ABS([.S$2]);&quot; &quot;);&quot; &quot;)" office:value-type="string" office:string-value=" ">
            <text:p><text:s/></text:p>
          </table:table-cell>
          <table:table-cell table:style-name="ce18" table:formula="of:=IF(ISNUMBER([.T34]);IF([.T34]&gt;0;ABS([.T$2]);&quot; &quot;);&quot; &quot;)" office:value-type="string" office:string-value=" ">
            <text:p><text:s/></text:p>
          </table:table-cell>
          <table:table-cell table:style-name="ce18" table:formula="of:=IF(ISNUMBER([.U34]);IF([.U34]&gt;0;ABS([.U$2]);&quot; &quot;);&quot; &quot;)" office:value-type="string" office:string-value=" ">
            <text:p><text:s/></text:p>
          </table:table-cell>
          <table:table-cell table:style-name="ce18" table:formula="of:=IF(ISNUMBER([.V34]);IF([.V34]&gt;0;ABS([.V$2]);&quot; &quot;);&quot; &quot;)" office:value-type="string" office:string-value=" ">
            <text:p><text:s/></text:p>
          </table:table-cell>
          <table:table-cell table:style-name="ce18" table:formula="of:=IF(ISNUMBER([.W34]);IF([.W34]&gt;0;ABS([.W$2]);&quot; &quot;);&quot; &quot;)" office:value-type="string" office:string-value=" ">
            <text:p><text:s/></text:p>
          </table:table-cell>
          <table:table-cell table:style-name="ce18" table:formula="of:=IF(ISNUMBER([.X34]);IF([.X34]&gt;0;ABS([.X$2]);&quot; &quot;);&quot; &quot;)" office:value-type="string" office:string-value=" ">
            <text:p><text:s/></text:p>
          </table:table-cell>
          <table:table-cell table:style-name="ce18" table:formula="of:=IF(ISNUMBER([.Y34]);IF([.Y34]&gt;0;ABS([.Y$2]);&quot; &quot;);&quot; &quot;)" office:value-type="string" office:string-value=" ">
            <text:p><text:s/></text:p>
          </table:table-cell>
          <table:table-cell table:style-name="ce18" table:formula="of:=IF(ISNUMBER([.Z34]);IF([.Z34]&gt;0;ABS([.Z$2]);&quot; &quot;);&quot; &quot;)" office:value-type="string" office:string-value=" ">
            <text:p><text:s/></text:p>
          </table:table-cell>
          <table:table-cell table:style-name="ce18" table:formula="of:=IF(ISNUMBER([.AA34]);IF([.AA34]&gt;0;ABS([.AA$2]);&quot; &quot;);&quot; &quot;)" office:value-type="string" office:string-value=" ">
            <text:p><text:s/></text:p>
          </table:table-cell>
          <table:table-cell table:style-name="ce18" table:formula="of:=IF(ISNUMBER([.AB34]);IF([.AB34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34]);IF([.AI34]&gt;0;ABS([.AI$2]);&quot; &quot;);&quot; &quot;)" office:value-type="string" office:string-value=" ">
            <text:p><text:s/></text:p>
          </table:table-cell>
          <table:table-cell table:style-name="ce18" table:formula="of:=IF(ISNUMBER([.AJ34]);IF([.AJ34]&gt;0;ABS([.AJ$2]);&quot; &quot;);&quot; &quot;)" office:value-type="string" office:string-value=" ">
            <text:p><text:s/></text:p>
          </table:table-cell>
          <table:table-cell table:style-name="ce18" table:formula="of:=IF(ISNUMBER([.AK34]);IF([.AK34]&gt;0;ABS([.AK$2]);&quot; &quot;);&quot; &quot;)" office:value-type="float" office:value="20">
            <text:p>20</text:p>
          </table:table-cell>
          <table:table-cell table:style-name="ce18" table:formula="of:=IF(ISNUMBER([.AL34]);IF([.AL34]&gt;0;ABS([.AL$2]);&quot; &quot;);&quot; &quot;)" office:value-type="string" office:string-value=" ">
            <text:p><text:s/></text:p>
          </table:table-cell>
          <table:table-cell table:style-name="ce18" table:formula="of:=IF(ISNUMBER([.AM34]);IF([.AM34]&gt;0;ABS([.AM$2]);&quot; &quot;);&quot; &quot;)" office:value-type="string" office:string-value=" ">
            <text:p><text:s/></text:p>
          </table:table-cell>
          <table:table-cell table:style-name="ce18" table:formula="of:=IF(ISNUMBER([.AN34]);IF([.AN34]&gt;0;ABS([.AN$2]);&quot; &quot;);&quot; &quot;)" office:value-type="string" office:string-value=" ">
            <text:p><text:s/></text:p>
          </table:table-cell>
          <table:table-cell table:style-name="ce18" table:formula="of:=IF(ISNUMBER([.AO34]);IF([.AO34]&gt;0;ABS([.AO$2]);&quot; &quot;);&quot; &quot;)" office:value-type="string" office:string-value=" ">
            <text:p><text:s/></text:p>
          </table:table-cell>
          <table:table-cell table:style-name="ce18" table:formula="of:=IF(ISNUMBER([.AP34]);IF([.AP34]&gt;0;ABS([.AP$2]);&quot; &quot;);&quot; &quot;)" office:value-type="string" office:string-value=" ">
            <text:p><text:s/></text:p>
          </table:table-cell>
          <table:table-cell table:style-name="ce18" table:formula="of:=IF(ISNUMBER([.AQ34]);IF([.AQ34]&gt;0;ABS([.AQ$2]);&quot; &quot;);&quot; &quot;)" office:value-type="string" office:string-value=" ">
            <text:p><text:s/></text:p>
          </table:table-cell>
          <table:table-cell table:style-name="ce18" table:formula="of:=IF(ISNUMBER([.AR34]);IF([.AR34]&gt;0;ABS([.AR$2]);&quot; &quot;);&quot; &quot;)" office:value-type="string" office:string-value=" ">
            <text:p><text:s/></text:p>
          </table:table-cell>
          <table:table-cell table:style-name="ce18" table:formula="of:=IF(ISNUMBER([.AS34]);IF([.AS34]&gt;0;ABS([.AS$2]);&quot; &quot;);&quot; &quot;)" office:value-type="string" office:string-value=" ">
            <text:p><text:s/></text:p>
          </table:table-cell>
          <table:table-cell table:style-name="ce18" table:formula="of:=IF(ISNUMBER([.AT34]);IF([.AT34]&gt;0;ABS([.AT$2]);&quot; &quot;);&quot; &quot;)" office:value-type="string" office:string-value=" ">
            <text:p><text:s/></text:p>
          </table:table-cell>
          <table:table-cell table:style-name="ce18" table:formula="of:=IF(ISNUMBER([.AU34]);IF([.AU34]&gt;0;ABS([.AU$2]);&quot; &quot;);&quot; &quot;)" office:value-type="string" office:string-value=" ">
            <text:p><text:s/></text:p>
          </table:table-cell>
          <table:table-cell table:style-name="ce18" table:formula="of:=IF(ISNUMBER([.AV34]);IF([.AV34]&gt;0;ABS([.AV$2]);&quot; &quot;);&quot; &quot;)" office:value-type="string" office:string-value=" ">
            <text:p><text:s/></text:p>
          </table:table-cell>
          <table:table-cell table:style-name="ce18" table:formula="of:=IF(ISNUMBER([.AW34]);IF([.AW34]&gt;0;ABS([.AW$2]);&quot; &quot;);&quot; &quot;)" office:value-type="string" office:string-value=" ">
            <text:p><text:s/></text:p>
          </table:table-cell>
          <table:table-cell table:style-name="ce18" table:formula="of:=IF(ISNUMBER([.AX34]);IF([.AX34]&gt;0;ABS([.AX$2]);&quot; &quot;);&quot; &quot;)" office:value-type="string" office:string-value=" ">
            <text:p><text:s/></text:p>
          </table:table-cell>
          <table:table-cell table:style-name="ce18" table:formula="of:=IF(ISNUMBER([.AY34]);IF([.AY34]&gt;0;ABS([.AY$2]);&quot; &quot;);&quot; &quot;)" office:value-type="string" office:string-value=" ">
            <text:p><text:s/></text:p>
          </table:table-cell>
          <table:table-cell table:style-name="ce18" table:formula="of:=IF(ISNUMBER([.AZ34]);IF([.AZ34]&gt;0;ABS([.AZ$2]);&quot; &quot;);&quot; &quot;)" office:value-type="string" office:string-value=" ">
            <text:p><text:s/></text:p>
          </table:table-cell>
          <table:table-cell table:style-name="ce18" table:formula="of:=IF(ISNUMBER([.BA34]);IF([.BA34]&gt;0;ABS([.BA$2]);&quot; &quot;);&quot; &quot;)" office:value-type="string" office:string-value=" ">
            <text:p><text:s/></text:p>
          </table:table-cell>
          <table:table-cell table:style-name="ce18" table:formula="of:=IF(ISNUMBER([.BB34]);IF([.BB34]&gt;0;ABS([.BB$2]);&quot; &quot;);&quot; &quot;)" office:value-type="string" office:string-value=" ">
            <text:p><text:s/></text:p>
          </table:table-cell>
          <table:table-cell table:style-name="ce18" table:formula="of:=IF(ISNUMBER([.BC34]);IF([.BC34]&gt;0;ABS([.BC$2]);&quot; &quot;);&quot; &quot;)" office:value-type="string" office:string-value=" ">
            <text:p><text:s/></text:p>
          </table:table-cell>
          <table:table-cell table:style-name="ce18" table:formula="of:=IF(ISNUMBER([.BD34]);IF([.BD34]&gt;0;ABS([.BD$2]);&quot; &quot;);&quot; &quot;)" office:value-type="string" office:string-value=" ">
            <text:p><text:s/></text:p>
          </table:table-cell>
          <table:table-cell table:style-name="ce18" table:formula="of:=IF(ISNUMBER([.BE34]);IF([.BE34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36:.$BE36])" office:value-type="float" office:value="40">
            <text:p>40</text:p>
          </table:table-cell>
          <table:table-cell table:style-name="ce49" table:formula="of:=SUMIF([.$B$2:.$BE$2];&quot;&lt;0&quot;;[.$B36:.$BE36])" office:value-type="float" office:value="20">
            <text:p>20</text:p>
          </table:table-cell>
          <table:table-cell table:style-name="ce49" table:formula="of:=[.BG35]/[.BH35]" office:value-type="float" office:value="2">
            <text:p>2</text:p>
          </table:table-cell>
          <table:table-cell table:style-name="ce49" table:number-columns-repeated="2"/>
          <table:table-cell table:number-columns-repeated="961"/>
        </table:table-row>
        <table:table-row table:style-name="ro4">
          <table:table-cell/>
          <table:table-cell table:style-name="ce18" table:formula="of:=IF(ISNUMBER([.B34]);IF([.B34]&gt;0;&quot; &quot;;ABS([.B$2]));&quot; &quot;)" office:value-type="string" office:string-value=" ">
            <text:p><text:s/></text:p>
          </table:table-cell>
          <table:table-cell table:style-name="ce18" table:formula="of:=IF(ISNUMBER([.C34]);IF([.C34]&gt;0;&quot; &quot;;ABS([.C$2]));&quot; &quot;)" office:value-type="string" office:string-value=" ">
            <text:p><text:s/></text:p>
          </table:table-cell>
          <table:table-cell table:style-name="ce18" table:formula="of:=IF(ISNUMBER([.D34]);IF([.D34]&gt;0;&quot; &quot;;ABS([.D$2]));&quot; &quot;)" office:value-type="string" office:string-value=" ">
            <text:p><text:s/></text:p>
          </table:table-cell>
          <table:table-cell table:style-name="ce18" table:formula="of:=IF(ISNUMBER([.E34]);IF([.E34]&gt;0;&quot; &quot;;ABS([.E$2]));&quot; &quot;)" office:value-type="string" office:string-value=" ">
            <text:p><text:s/></text:p>
          </table:table-cell>
          <table:table-cell table:style-name="ce18" table:formula="of:=IF(ISNUMBER([.F34]);IF([.F34]&gt;0;&quot; &quot;;ABS([.F$2]));&quot; &quot;)" office:value-type="string" office:string-value=" ">
            <text:p><text:s/></text:p>
          </table:table-cell>
          <table:table-cell table:style-name="ce18" table:formula="of:=IF(ISNUMBER([.G34]);IF([.G34]&gt;0;&quot; &quot;;ABS([.G$2]));&quot; &quot;)" office:value-type="string" office:string-value=" ">
            <text:p><text:s/></text:p>
          </table:table-cell>
          <table:table-cell table:style-name="ce18" table:formula="of:=IF(ISNUMBER([.H34]);IF([.H34]&gt;0;&quot; &quot;;ABS([.H$2]));&quot; &quot;)" office:value-type="string" office:string-value=" ">
            <text:p><text:s/></text:p>
          </table:table-cell>
          <table:table-cell table:style-name="ce18" table:formula="of:=IF(ISNUMBER([.I34]);IF([.I34]&gt;0;&quot; &quot;;ABS([.I$2]));&quot; &quot;)" office:value-type="float" office:value="20">
            <text:p>20</text:p>
          </table:table-cell>
          <table:table-cell table:style-name="ce18" table:formula="of:=IF(ISNUMBER([.J34]);IF([.J34]&gt;0;&quot; &quot;;ABS([.J$2]));&quot; &quot;)" office:value-type="string" office:string-value=" ">
            <text:p><text:s/></text:p>
          </table:table-cell>
          <table:table-cell table:style-name="ce18" table:formula="of:=IF(ISNUMBER([.K34]);IF([.K34]&gt;0;&quot; &quot;;ABS([.K$2]));&quot; &quot;)" office:value-type="string" office:string-value=" ">
            <text:p><text:s/></text:p>
          </table:table-cell>
          <table:table-cell table:style-name="ce18" table:formula="of:=IF(ISNUMBER([.L34]);IF([.L34]&gt;0;&quot; &quot;;ABS([.L$2]));&quot; &quot;)" office:value-type="string" office:string-value=" ">
            <text:p><text:s/></text:p>
          </table:table-cell>
          <table:table-cell table:style-name="ce18" table:formula="of:=IF(ISNUMBER([.M34]);IF([.M34]&gt;0;&quot; &quot;;ABS([.M$2]));&quot; &quot;)" office:value-type="string" office:string-value=" ">
            <text:p><text:s/></text:p>
          </table:table-cell>
          <table:table-cell table:style-name="ce18" table:formula="of:=IF(ISNUMBER([.N34]);IF([.N34]&gt;0;&quot; &quot;;ABS([.N$2]));&quot; &quot;)" office:value-type="float" office:value="20">
            <text:p>20</text:p>
          </table:table-cell>
          <table:table-cell table:style-name="ce18" table:formula="of:=IF(ISNUMBER([.O34]);IF([.O34]&gt;0;&quot; &quot;;ABS([.O$2]));&quot; &quot;)" office:value-type="string" office:string-value=" ">
            <text:p><text:s/></text:p>
          </table:table-cell>
          <table:table-cell table:style-name="ce18" table:formula="of:=IF(ISNUMBER([.P34]);IF([.P34]&gt;0;&quot; &quot;;ABS([.P$2]));&quot; &quot;)" office:value-type="string" office:string-value=" ">
            <text:p><text:s/></text:p>
          </table:table-cell>
          <table:table-cell table:style-name="ce18" table:formula="of:=IF(ISNUMBER([.Q34]);IF([.Q34]&gt;0;&quot; &quot;;ABS([.Q$2]));&quot; &quot;)" office:value-type="string" office:string-value=" ">
            <text:p><text:s/></text:p>
          </table:table-cell>
          <table:table-cell table:style-name="ce18" table:formula="of:=IF(ISNUMBER([.R34]);IF([.R34]&gt;0;&quot; &quot;;ABS([.R$2]));&quot; &quot;)" office:value-type="string" office:string-value=" ">
            <text:p><text:s/></text:p>
          </table:table-cell>
          <table:table-cell table:style-name="ce18" table:formula="of:=IF(ISNUMBER([.S34]);IF([.S34]&gt;0;&quot; &quot;;ABS([.S$2]));&quot; &quot;)" office:value-type="string" office:string-value=" ">
            <text:p><text:s/></text:p>
          </table:table-cell>
          <table:table-cell table:style-name="ce18" table:formula="of:=IF(ISNUMBER([.T34]);IF([.T34]&gt;0;&quot; &quot;;ABS([.T$2]));&quot; &quot;)" office:value-type="string" office:string-value=" ">
            <text:p><text:s/></text:p>
          </table:table-cell>
          <table:table-cell table:style-name="ce18" table:formula="of:=IF(ISNUMBER([.U34]);IF([.U34]&gt;0;&quot; &quot;;ABS([.U$2]));&quot; &quot;)" office:value-type="string" office:string-value=" ">
            <text:p><text:s/></text:p>
          </table:table-cell>
          <table:table-cell table:style-name="ce18" table:formula="of:=IF(ISNUMBER([.V34]);IF([.V34]&gt;0;&quot; &quot;;ABS([.V$2]));&quot; &quot;)" office:value-type="string" office:string-value=" ">
            <text:p><text:s/></text:p>
          </table:table-cell>
          <table:table-cell table:style-name="ce18" table:formula="of:=IF(ISNUMBER([.W34]);IF([.W34]&gt;0;&quot; &quot;;ABS([.W$2]));&quot; &quot;)" office:value-type="string" office:string-value=" ">
            <text:p><text:s/></text:p>
          </table:table-cell>
          <table:table-cell table:style-name="ce18" table:formula="of:=IF(ISNUMBER([.X34]);IF([.X34]&gt;0;&quot; &quot;;ABS([.X$2]));&quot; &quot;)" office:value-type="string" office:string-value=" ">
            <text:p><text:s/></text:p>
          </table:table-cell>
          <table:table-cell table:style-name="ce18" table:formula="of:=IF(ISNUMBER([.Y34]);IF([.Y34]&gt;0;&quot; &quot;;ABS([.Y$2]));&quot; &quot;)" office:value-type="string" office:string-value=" ">
            <text:p><text:s/></text:p>
          </table:table-cell>
          <table:table-cell table:style-name="ce18" table:formula="of:=IF(ISNUMBER([.Z34]);IF([.Z34]&gt;0;&quot; &quot;;ABS([.Z$2]));&quot; &quot;)" office:value-type="string" office:string-value=" ">
            <text:p><text:s/></text:p>
          </table:table-cell>
          <table:table-cell table:style-name="ce18" table:formula="of:=IF(ISNUMBER([.AA34]);IF([.AA34]&gt;0;&quot; &quot;;ABS([.AA$2]));&quot; &quot;)" office:value-type="string" office:string-value=" ">
            <text:p><text:s/></text:p>
          </table:table-cell>
          <table:table-cell table:style-name="ce18" table:formula="of:=IF(ISNUMBER([.AB34]);IF([.AB34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34]);IF([.AI34]&gt;0;&quot; &quot;;ABS([.AI$2]));&quot; &quot;)" office:value-type="string" office:string-value=" ">
            <text:p><text:s/></text:p>
          </table:table-cell>
          <table:table-cell table:style-name="ce18" table:formula="of:=IF(ISNUMBER([.AJ34]);IF([.AJ34]&gt;0;&quot; &quot;;ABS([.AJ$2]));&quot; &quot;)" office:value-type="string" office:string-value=" ">
            <text:p><text:s/></text:p>
          </table:table-cell>
          <table:table-cell table:style-name="ce18" table:formula="of:=IF(ISNUMBER([.AK34]);IF([.AK34]&gt;0;&quot; &quot;;ABS([.AK$2]));&quot; &quot;)" office:value-type="string" office:string-value=" ">
            <text:p><text:s/></text:p>
          </table:table-cell>
          <table:table-cell table:style-name="ce18" table:formula="of:=IF(ISNUMBER([.AL34]);IF([.AL34]&gt;0;&quot; &quot;;ABS([.AL$2]));&quot; &quot;)" office:value-type="float" office:value="20">
            <text:p>20</text:p>
          </table:table-cell>
          <table:table-cell table:style-name="ce18" table:formula="of:=IF(ISNUMBER([.AM34]);IF([.AM34]&gt;0;&quot; &quot;;ABS([.AM$2]));&quot; &quot;)" office:value-type="string" office:string-value=" ">
            <text:p><text:s/></text:p>
          </table:table-cell>
          <table:table-cell table:style-name="ce18" table:formula="of:=IF(ISNUMBER([.AN34]);IF([.AN34]&gt;0;&quot; &quot;;ABS([.AN$2]));&quot; &quot;)" office:value-type="string" office:string-value=" ">
            <text:p><text:s/></text:p>
          </table:table-cell>
          <table:table-cell table:style-name="ce18" table:formula="of:=IF(ISNUMBER([.AO34]);IF([.AO34]&gt;0;&quot; &quot;;ABS([.AO$2]));&quot; &quot;)" office:value-type="string" office:string-value=" ">
            <text:p><text:s/></text:p>
          </table:table-cell>
          <table:table-cell table:style-name="ce18" table:formula="of:=IF(ISNUMBER([.AP34]);IF([.AP34]&gt;0;&quot; &quot;;ABS([.AP$2]));&quot; &quot;)" office:value-type="string" office:string-value=" ">
            <text:p><text:s/></text:p>
          </table:table-cell>
          <table:table-cell table:style-name="ce18" table:formula="of:=IF(ISNUMBER([.AQ34]);IF([.AQ34]&gt;0;&quot; &quot;;ABS([.AQ$2]));&quot; &quot;)" office:value-type="string" office:string-value=" ">
            <text:p><text:s/></text:p>
          </table:table-cell>
          <table:table-cell table:style-name="ce18" table:formula="of:=IF(ISNUMBER([.AR34]);IF([.AR34]&gt;0;&quot; &quot;;ABS([.AR$2]));&quot; &quot;)" office:value-type="string" office:string-value=" ">
            <text:p><text:s/></text:p>
          </table:table-cell>
          <table:table-cell table:style-name="ce18" table:formula="of:=IF(ISNUMBER([.AS34]);IF([.AS34]&gt;0;&quot; &quot;;ABS([.AS$2]));&quot; &quot;)" office:value-type="string" office:string-value=" ">
            <text:p><text:s/></text:p>
          </table:table-cell>
          <table:table-cell table:style-name="ce18" table:formula="of:=IF(ISNUMBER([.AT34]);IF([.AT34]&gt;0;&quot; &quot;;ABS([.AT$2]));&quot; &quot;)" office:value-type="string" office:string-value=" ">
            <text:p><text:s/></text:p>
          </table:table-cell>
          <table:table-cell table:style-name="ce18" table:formula="of:=IF(ISNUMBER([.AU34]);IF([.AU34]&gt;0;&quot; &quot;;ABS([.AU$2]));&quot; &quot;)" office:value-type="string" office:string-value=" ">
            <text:p><text:s/></text:p>
          </table:table-cell>
          <table:table-cell table:style-name="ce18" table:formula="of:=IF(ISNUMBER([.AV34]);IF([.AV34]&gt;0;&quot; &quot;;ABS([.AV$2]));&quot; &quot;)" office:value-type="string" office:string-value=" ">
            <text:p><text:s/></text:p>
          </table:table-cell>
          <table:table-cell table:style-name="ce18" table:formula="of:=IF(ISNUMBER([.AW34]);IF([.AW34]&gt;0;&quot; &quot;;ABS([.AW$2]));&quot; &quot;)" office:value-type="string" office:string-value=" ">
            <text:p><text:s/></text:p>
          </table:table-cell>
          <table:table-cell table:style-name="ce18" table:formula="of:=IF(ISNUMBER([.AX34]);IF([.AX34]&gt;0;&quot; &quot;;ABS([.AX$2]));&quot; &quot;)" office:value-type="string" office:string-value=" ">
            <text:p><text:s/></text:p>
          </table:table-cell>
          <table:table-cell table:style-name="ce18" table:formula="of:=IF(ISNUMBER([.AY34]);IF([.AY34]&gt;0;&quot; &quot;;ABS([.AY$2]));&quot; &quot;)" office:value-type="string" office:string-value=" ">
            <text:p><text:s/></text:p>
          </table:table-cell>
          <table:table-cell table:style-name="ce18" table:formula="of:=IF(ISNUMBER([.AZ34]);IF([.AZ34]&gt;0;&quot; &quot;;ABS([.AZ$2]));&quot; &quot;)" office:value-type="string" office:string-value=" ">
            <text:p><text:s/></text:p>
          </table:table-cell>
          <table:table-cell table:style-name="ce18" table:formula="of:=IF(ISNUMBER([.BA34]);IF([.BA34]&gt;0;&quot; &quot;;ABS([.BA$2]));&quot; &quot;)" office:value-type="string" office:string-value=" ">
            <text:p><text:s/></text:p>
          </table:table-cell>
          <table:table-cell table:style-name="ce18" table:formula="of:=IF(ISNUMBER([.BB34]);IF([.BB34]&gt;0;&quot; &quot;;ABS([.BB$2]));&quot; &quot;)" office:value-type="string" office:string-value=" ">
            <text:p><text:s/></text:p>
          </table:table-cell>
          <table:table-cell table:style-name="ce18" table:formula="of:=IF(ISNUMBER([.BC34]);IF([.BC34]&gt;0;&quot; &quot;;ABS([.BC$2]));&quot; &quot;)" office:value-type="string" office:string-value=" ">
            <text:p><text:s/></text:p>
          </table:table-cell>
          <table:table-cell table:style-name="ce18" table:formula="of:=IF(ISNUMBER([.BD34]);IF([.BD34]&gt;0;&quot; &quot;;ABS([.BD$2]));&quot; &quot;)" office:value-type="string" office:string-value=" ">
            <text:p><text:s/></text:p>
          </table:table-cell>
          <table:table-cell table:style-name="ce18" table:formula="of:=IF(ISNUMBER([.BE34]);IF([.BE34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34]+[.BG35]" office:value-type="float" office:value="120">
            <text:p>120</text:p>
          </table:table-cell>
          <table:table-cell table:style-name="ce49" table:formula="of:=[.BH34]+[.BH35]" office:value-type="float" office:value="75">
            <text:p>75</text:p>
          </table:table-cell>
          <table:table-cell table:style-name="ce49" table:formula="of:=[.BG36]/[.BH36]" office:value-type="float" office:value="1.6">
            <text:p>1,6</text:p>
          </table:table-cell>
          <table:table-cell table:style-name="ce49" table:number-columns-repeated="963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20" office:value-type="float" office:value="0.9">
            <text:p>0,9</text:p>
          </table:table-cell>
          <table:table-cell office:value-type="float" office:value="-0.9">
            <text:p>-0,9</text:p>
          </table:table-cell>
          <table:table-cell table:number-columns-repeated="3" table:style-name="ce20" office:value-type="float" office:value="1.3">
            <text:p>1,3</text:p>
          </table:table-cell>
          <table:table-cell table:style-name="ce21" office:value-type="float" office:value="-1.1">
            <text:p>-1,1</text:p>
          </table:table-cell>
          <table:table-cell table:style-name="ce20" office:value-type="float" office:value="1.3">
            <text:p>1,3</text:p>
          </table:table-cell>
          <table:table-cell table:style-name="ce20"/>
          <table:table-cell table:number-columns-repeated="13"/>
          <table:table-cell table:number-columns-repeated="6"/>
          <table:table-cell table:number-columns-repeated="2"/>
          <table:table-cell table:style-name="ce36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9"/>
          <table:table-cell table:style-name="ce49" office:value-type="string">
            <text:p>At1</text:p>
          </table:table-cell>
          <table:table-cell table:style-name="ce49" table:formula="of:=SUMIF([.$B$2:.$BE$2];&quot;&gt;0&quot;;[.$B38:.$BE38])" office:value-type="float" office:value="80">
            <text:p>80</text:p>
          </table:table-cell>
          <table:table-cell table:style-name="ce49" table:formula="of:=SUMIF([.$B$2:.$BE$2];&quot;&lt;0&quot;;[.$B38:.$BE38])" office:value-type="float" office:value="55">
            <text:p>55</text:p>
          </table:table-cell>
          <table:table-cell table:style-name="ce49" table:formula="of:=[.BG37]/[.BH37]" office:value-type="float" office:value="1.45454545454545">
            <text:p>1,45</text:p>
          </table:table-cell>
          <table:table-cell table:style-name="ce49"/>
          <table:table-cell table:style-name="ce49" table:number-matrix-columns-spanned="1" table:number-matrix-rows-spanned="1" table:formula="of:=SUM(ABS([.B37:.BB37]))" office:value-type="float" office:value="10.1">
            <text:p>10,1</text:p>
          </table:table-cell>
          <table:table-cell table:number-columns-repeated="961"/>
        </table:table-row>
        <table:table-row table:style-name="ro4">
          <table:table-cell/>
          <table:table-cell table:style-name="ce18" table:formula="of:=IF(ISNUMBER([.B37]);IF([.B37]&gt;0;ABS([.B$2]);&quot; &quot;);&quot; &quot;)" office:value-type="string" office:string-value=" ">
            <text:p><text:s/></text:p>
          </table:table-cell>
          <table:table-cell table:style-name="ce18" table:formula="of:=IF(ISNUMBER([.C37]);IF([.C37]&gt;0;ABS([.C$2]);&quot; &quot;);&quot; &quot;)" office:value-type="string" office:string-value=" ">
            <text:p><text:s/></text:p>
          </table:table-cell>
          <table:table-cell table:style-name="ce18" table:formula="of:=IF(ISNUMBER([.D37]);IF([.D37]&gt;0;ABS([.D$2]);&quot; &quot;);&quot; &quot;)" office:value-type="string" office:string-value=" ">
            <text:p><text:s/></text:p>
          </table:table-cell>
          <table:table-cell table:style-name="ce18" table:formula="of:=IF(ISNUMBER([.E37]);IF([.E37]&gt;0;ABS([.E$2]);&quot; &quot;);&quot; &quot;)" office:value-type="string" office:string-value=" ">
            <text:p><text:s/></text:p>
          </table:table-cell>
          <table:table-cell table:style-name="ce18" table:formula="of:=IF(ISNUMBER([.F37]);IF([.F37]&gt;0;ABS([.F$2]);&quot; &quot;);&quot; &quot;)" office:value-type="string" office:string-value=" ">
            <text:p><text:s/></text:p>
          </table:table-cell>
          <table:table-cell table:style-name="ce18" table:formula="of:=IF(ISNUMBER([.G37]);IF([.G37]&gt;0;ABS([.G$2]);&quot; &quot;);&quot; &quot;)" office:value-type="string" office:string-value=" ">
            <text:p><text:s/></text:p>
          </table:table-cell>
          <table:table-cell table:style-name="ce18" table:formula="of:=IF(ISNUMBER([.H37]);IF([.H37]&gt;0;ABS([.H$2]);&quot; &quot;);&quot; &quot;)" office:value-type="float" office:value="20">
            <text:p>20</text:p>
          </table:table-cell>
          <table:table-cell table:style-name="ce18" table:formula="of:=IF(ISNUMBER([.I37]);IF([.I37]&gt;0;ABS([.I$2]);&quot; &quot;);&quot; &quot;)" office:value-type="string" office:string-value=" ">
            <text:p><text:s/></text:p>
          </table:table-cell>
          <table:table-cell table:style-name="ce18" table:formula="of:=IF(ISNUMBER([.J37]);IF([.J37]&gt;0;ABS([.J$2]);&quot; &quot;);&quot; &quot;)" office:value-type="float" office:value="35">
            <text:p>35</text:p>
          </table:table-cell>
          <table:table-cell table:style-name="ce18" table:formula="of:=IF(ISNUMBER([.K37]);IF([.K37]&gt;0;ABS([.K$2]);&quot; &quot;);&quot; &quot;)" office:value-type="float" office:value="20">
            <text:p>20</text:p>
          </table:table-cell>
          <table:table-cell table:style-name="ce18" table:formula="of:=IF(ISNUMBER([.L37]);IF([.L37]&gt;0;ABS([.L$2]);&quot; &quot;);&quot; &quot;)" office:value-type="float" office:value="20">
            <text:p>20</text:p>
          </table:table-cell>
          <table:table-cell table:style-name="ce18" table:formula="of:=IF(ISNUMBER([.M37]);IF([.M37]&gt;0;ABS([.M$2]);&quot; &quot;);&quot; &quot;)" office:value-type="string" office:string-value=" ">
            <text:p><text:s/></text:p>
          </table:table-cell>
          <table:table-cell table:style-name="ce18" table:formula="of:=IF(ISNUMBER([.N37]);IF([.N37]&gt;0;ABS([.N$2]);&quot; &quot;);&quot; &quot;)" office:value-type="float" office:value="20">
            <text:p>20</text:p>
          </table:table-cell>
          <table:table-cell table:style-name="ce18" table:formula="of:=IF(ISNUMBER([.O37]);IF([.O37]&gt;0;ABS([.O$2]);&quot; &quot;);&quot; &quot;)" office:value-type="string" office:string-value=" ">
            <text:p><text:s/></text:p>
          </table:table-cell>
          <table:table-cell table:style-name="ce18" table:formula="of:=IF(ISNUMBER([.P37]);IF([.P37]&gt;0;ABS([.P$2]);&quot; &quot;);&quot; &quot;)" office:value-type="string" office:string-value=" ">
            <text:p><text:s/></text:p>
          </table:table-cell>
          <table:table-cell table:style-name="ce18" table:formula="of:=IF(ISNUMBER([.Q37]);IF([.Q37]&gt;0;ABS([.Q$2]);&quot; &quot;);&quot; &quot;)" office:value-type="string" office:string-value=" ">
            <text:p><text:s/></text:p>
          </table:table-cell>
          <table:table-cell table:style-name="ce18" table:formula="of:=IF(ISNUMBER([.R37]);IF([.R37]&gt;0;ABS([.R$2]);&quot; &quot;);&quot; &quot;)" office:value-type="string" office:string-value=" ">
            <text:p><text:s/></text:p>
          </table:table-cell>
          <table:table-cell table:style-name="ce18" table:formula="of:=IF(ISNUMBER([.S37]);IF([.S37]&gt;0;ABS([.S$2]);&quot; &quot;);&quot; &quot;)" office:value-type="string" office:string-value=" ">
            <text:p><text:s/></text:p>
          </table:table-cell>
          <table:table-cell table:style-name="ce18" table:formula="of:=IF(ISNUMBER([.T37]);IF([.T37]&gt;0;ABS([.T$2]);&quot; &quot;);&quot; &quot;)" office:value-type="string" office:string-value=" ">
            <text:p><text:s/></text:p>
          </table:table-cell>
          <table:table-cell table:style-name="ce18" table:formula="of:=IF(ISNUMBER([.U37]);IF([.U37]&gt;0;ABS([.U$2]);&quot; &quot;);&quot; &quot;)" office:value-type="string" office:string-value=" ">
            <text:p><text:s/></text:p>
          </table:table-cell>
          <table:table-cell table:style-name="ce18" table:formula="of:=IF(ISNUMBER([.V37]);IF([.V37]&gt;0;ABS([.V$2]);&quot; &quot;);&quot; &quot;)" office:value-type="string" office:string-value=" ">
            <text:p><text:s/></text:p>
          </table:table-cell>
          <table:table-cell table:style-name="ce18" table:formula="of:=IF(ISNUMBER([.W37]);IF([.W37]&gt;0;ABS([.W$2]);&quot; &quot;);&quot; &quot;)" office:value-type="string" office:string-value=" ">
            <text:p><text:s/></text:p>
          </table:table-cell>
          <table:table-cell table:style-name="ce18" table:formula="of:=IF(ISNUMBER([.X37]);IF([.X37]&gt;0;ABS([.X$2]);&quot; &quot;);&quot; &quot;)" office:value-type="string" office:string-value=" ">
            <text:p><text:s/></text:p>
          </table:table-cell>
          <table:table-cell table:style-name="ce18" table:formula="of:=IF(ISNUMBER([.Y37]);IF([.Y37]&gt;0;ABS([.Y$2]);&quot; &quot;);&quot; &quot;)" office:value-type="string" office:string-value=" ">
            <text:p><text:s/></text:p>
          </table:table-cell>
          <table:table-cell table:style-name="ce18" table:formula="of:=IF(ISNUMBER([.Z37]);IF([.Z37]&gt;0;ABS([.Z$2]);&quot; &quot;);&quot; &quot;)" office:value-type="string" office:string-value=" ">
            <text:p><text:s/></text:p>
          </table:table-cell>
          <table:table-cell table:style-name="ce18" table:formula="of:=IF(ISNUMBER([.AA37]);IF([.AA37]&gt;0;ABS([.AA$2]);&quot; &quot;);&quot; &quot;)" office:value-type="string" office:string-value=" ">
            <text:p><text:s/></text:p>
          </table:table-cell>
          <table:table-cell table:style-name="ce18" table:formula="of:=IF(ISNUMBER([.AB37]);IF([.AB37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37]);IF([.AI37]&gt;0;ABS([.AI$2]);&quot; &quot;);&quot; &quot;)" office:value-type="string" office:string-value=" ">
            <text:p><text:s/></text:p>
          </table:table-cell>
          <table:table-cell table:style-name="ce18" table:formula="of:=IF(ISNUMBER([.AJ37]);IF([.AJ37]&gt;0;ABS([.AJ$2]);&quot; &quot;);&quot; &quot;)" office:value-type="string" office:string-value=" ">
            <text:p><text:s/></text:p>
          </table:table-cell>
          <table:table-cell table:style-name="ce18" table:formula="of:=IF(ISNUMBER([.AK37]);IF([.AK37]&gt;0;ABS([.AK$2]);&quot; &quot;);&quot; &quot;)" office:value-type="float" office:value="20">
            <text:p>20</text:p>
          </table:table-cell>
          <table:table-cell table:style-name="ce18" table:formula="of:=IF(ISNUMBER([.AL37]);IF([.AL37]&gt;0;ABS([.AL$2]);&quot; &quot;);&quot; &quot;)" office:value-type="string" office:string-value=" ">
            <text:p><text:s/></text:p>
          </table:table-cell>
          <table:table-cell table:style-name="ce18" table:formula="of:=IF(ISNUMBER([.AM37]);IF([.AM37]&gt;0;ABS([.AM$2]);&quot; &quot;);&quot; &quot;)" office:value-type="string" office:string-value=" ">
            <text:p><text:s/></text:p>
          </table:table-cell>
          <table:table-cell table:style-name="ce18" table:formula="of:=IF(ISNUMBER([.AN37]);IF([.AN37]&gt;0;ABS([.AN$2]);&quot; &quot;);&quot; &quot;)" office:value-type="string" office:string-value=" ">
            <text:p><text:s/></text:p>
          </table:table-cell>
          <table:table-cell table:style-name="ce18" table:formula="of:=IF(ISNUMBER([.AO37]);IF([.AO37]&gt;0;ABS([.AO$2]);&quot; &quot;);&quot; &quot;)" office:value-type="string" office:string-value=" ">
            <text:p><text:s/></text:p>
          </table:table-cell>
          <table:table-cell table:style-name="ce18" table:formula="of:=IF(ISNUMBER([.AP37]);IF([.AP37]&gt;0;ABS([.AP$2]);&quot; &quot;);&quot; &quot;)" office:value-type="string" office:string-value=" ">
            <text:p><text:s/></text:p>
          </table:table-cell>
          <table:table-cell table:style-name="ce18" table:formula="of:=IF(ISNUMBER([.AQ37]);IF([.AQ37]&gt;0;ABS([.AQ$2]);&quot; &quot;);&quot; &quot;)" office:value-type="string" office:string-value=" ">
            <text:p><text:s/></text:p>
          </table:table-cell>
          <table:table-cell table:style-name="ce18" table:formula="of:=IF(ISNUMBER([.AR37]);IF([.AR37]&gt;0;ABS([.AR$2]);&quot; &quot;);&quot; &quot;)" office:value-type="string" office:string-value=" ">
            <text:p><text:s/></text:p>
          </table:table-cell>
          <table:table-cell table:style-name="ce18" table:formula="of:=IF(ISNUMBER([.AS37]);IF([.AS37]&gt;0;ABS([.AS$2]);&quot; &quot;);&quot; &quot;)" office:value-type="string" office:string-value=" ">
            <text:p><text:s/></text:p>
          </table:table-cell>
          <table:table-cell table:style-name="ce18" table:formula="of:=IF(ISNUMBER([.AT37]);IF([.AT37]&gt;0;ABS([.AT$2]);&quot; &quot;);&quot; &quot;)" office:value-type="string" office:string-value=" ">
            <text:p><text:s/></text:p>
          </table:table-cell>
          <table:table-cell table:style-name="ce18" table:formula="of:=IF(ISNUMBER([.AU37]);IF([.AU37]&gt;0;ABS([.AU$2]);&quot; &quot;);&quot; &quot;)" office:value-type="string" office:string-value=" ">
            <text:p><text:s/></text:p>
          </table:table-cell>
          <table:table-cell table:style-name="ce18" table:formula="of:=IF(ISNUMBER([.AV37]);IF([.AV37]&gt;0;ABS([.AV$2]);&quot; &quot;);&quot; &quot;)" office:value-type="string" office:string-value=" ">
            <text:p><text:s/></text:p>
          </table:table-cell>
          <table:table-cell table:style-name="ce18" table:formula="of:=IF(ISNUMBER([.AW37]);IF([.AW37]&gt;0;ABS([.AW$2]);&quot; &quot;);&quot; &quot;)" office:value-type="string" office:string-value=" ">
            <text:p><text:s/></text:p>
          </table:table-cell>
          <table:table-cell table:style-name="ce18" table:formula="of:=IF(ISNUMBER([.AX37]);IF([.AX37]&gt;0;ABS([.AX$2]);&quot; &quot;);&quot; &quot;)" office:value-type="string" office:string-value=" ">
            <text:p><text:s/></text:p>
          </table:table-cell>
          <table:table-cell table:style-name="ce18" table:formula="of:=IF(ISNUMBER([.AY37]);IF([.AY37]&gt;0;ABS([.AY$2]);&quot; &quot;);&quot; &quot;)" office:value-type="string" office:string-value=" ">
            <text:p><text:s/></text:p>
          </table:table-cell>
          <table:table-cell table:style-name="ce18" table:formula="of:=IF(ISNUMBER([.AZ37]);IF([.AZ37]&gt;0;ABS([.AZ$2]);&quot; &quot;);&quot; &quot;)" office:value-type="string" office:string-value=" ">
            <text:p><text:s/></text:p>
          </table:table-cell>
          <table:table-cell table:style-name="ce18" table:formula="of:=IF(ISNUMBER([.BA37]);IF([.BA37]&gt;0;ABS([.BA$2]);&quot; &quot;);&quot; &quot;)" office:value-type="string" office:string-value=" ">
            <text:p><text:s/></text:p>
          </table:table-cell>
          <table:table-cell table:style-name="ce18" table:formula="of:=IF(ISNUMBER([.BB37]);IF([.BB37]&gt;0;ABS([.BB$2]);&quot; &quot;);&quot; &quot;)" office:value-type="string" office:string-value=" ">
            <text:p><text:s/></text:p>
          </table:table-cell>
          <table:table-cell table:style-name="ce18" table:formula="of:=IF(ISNUMBER([.BC37]);IF([.BC37]&gt;0;ABS([.BC$2]);&quot; &quot;);&quot; &quot;)" office:value-type="string" office:string-value=" ">
            <text:p><text:s/></text:p>
          </table:table-cell>
          <table:table-cell table:style-name="ce18" table:formula="of:=IF(ISNUMBER([.BD37]);IF([.BD37]&gt;0;ABS([.BD$2]);&quot; &quot;);&quot; &quot;)" office:value-type="string" office:string-value=" ">
            <text:p><text:s/></text:p>
          </table:table-cell>
          <table:table-cell table:style-name="ce18" table:formula="of:=IF(ISNUMBER([.BE37]);IF([.BE37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39:.$BE39])" office:value-type="float" office:value="40">
            <text:p>40</text:p>
          </table:table-cell>
          <table:table-cell table:style-name="ce49" table:formula="of:=SUMIF([.$B$2:.$BE$2];&quot;&lt;0&quot;;[.$B39:.$BE39])" office:value-type="float" office:value="20">
            <text:p>20</text:p>
          </table:table-cell>
          <table:table-cell table:style-name="ce49" table:formula="of:=[.BG38]/[.BH38]" office:value-type="float" office:value="2">
            <text:p>2</text:p>
          </table:table-cell>
          <table:table-cell table:style-name="ce49" table:number-columns-repeated="2"/>
          <table:table-cell table:number-columns-repeated="961"/>
        </table:table-row>
        <table:table-row table:style-name="ro4">
          <table:table-cell/>
          <table:table-cell table:style-name="ce18" table:formula="of:=IF(ISNUMBER([.B37]);IF([.B37]&gt;0;&quot; &quot;;ABS([.B$2]));&quot; &quot;)" office:value-type="string" office:string-value=" ">
            <text:p><text:s/></text:p>
          </table:table-cell>
          <table:table-cell table:style-name="ce18" table:formula="of:=IF(ISNUMBER([.C37]);IF([.C37]&gt;0;&quot; &quot;;ABS([.C$2]));&quot; &quot;)" office:value-type="string" office:string-value=" ">
            <text:p><text:s/></text:p>
          </table:table-cell>
          <table:table-cell table:style-name="ce18" table:formula="of:=IF(ISNUMBER([.D37]);IF([.D37]&gt;0;&quot; &quot;;ABS([.D$2]));&quot; &quot;)" office:value-type="string" office:string-value=" ">
            <text:p><text:s/></text:p>
          </table:table-cell>
          <table:table-cell table:style-name="ce18" table:formula="of:=IF(ISNUMBER([.E37]);IF([.E37]&gt;0;&quot; &quot;;ABS([.E$2]));&quot; &quot;)" office:value-type="string" office:string-value=" ">
            <text:p><text:s/></text:p>
          </table:table-cell>
          <table:table-cell table:style-name="ce18" table:formula="of:=IF(ISNUMBER([.F37]);IF([.F37]&gt;0;&quot; &quot;;ABS([.F$2]));&quot; &quot;)" office:value-type="string" office:string-value=" ">
            <text:p><text:s/></text:p>
          </table:table-cell>
          <table:table-cell table:style-name="ce18" table:formula="of:=IF(ISNUMBER([.G37]);IF([.G37]&gt;0;&quot; &quot;;ABS([.G$2]));&quot; &quot;)" office:value-type="string" office:string-value=" ">
            <text:p><text:s/></text:p>
          </table:table-cell>
          <table:table-cell table:style-name="ce18" table:formula="of:=IF(ISNUMBER([.H37]);IF([.H37]&gt;0;&quot; &quot;;ABS([.H$2]));&quot; &quot;)" office:value-type="string" office:string-value=" ">
            <text:p><text:s/></text:p>
          </table:table-cell>
          <table:table-cell table:style-name="ce18" table:formula="of:=IF(ISNUMBER([.I37]);IF([.I37]&gt;0;&quot; &quot;;ABS([.I$2]));&quot; &quot;)" office:value-type="float" office:value="20">
            <text:p>20</text:p>
          </table:table-cell>
          <table:table-cell table:style-name="ce18" table:formula="of:=IF(ISNUMBER([.J37]);IF([.J37]&gt;0;&quot; &quot;;ABS([.J$2]));&quot; &quot;)" office:value-type="string" office:string-value=" ">
            <text:p><text:s/></text:p>
          </table:table-cell>
          <table:table-cell table:style-name="ce18" table:formula="of:=IF(ISNUMBER([.K37]);IF([.K37]&gt;0;&quot; &quot;;ABS([.K$2]));&quot; &quot;)" office:value-type="string" office:string-value=" ">
            <text:p><text:s/></text:p>
          </table:table-cell>
          <table:table-cell table:style-name="ce18" table:formula="of:=IF(ISNUMBER([.L37]);IF([.L37]&gt;0;&quot; &quot;;ABS([.L$2]));&quot; &quot;)" office:value-type="string" office:string-value=" ">
            <text:p><text:s/></text:p>
          </table:table-cell>
          <table:table-cell table:style-name="ce18" table:formula="of:=IF(ISNUMBER([.M37]);IF([.M37]&gt;0;&quot; &quot;;ABS([.M$2]));&quot; &quot;)" office:value-type="float" office:value="20">
            <text:p>20</text:p>
          </table:table-cell>
          <table:table-cell table:style-name="ce18" table:formula="of:=IF(ISNUMBER([.N37]);IF([.N37]&gt;0;&quot; &quot;;ABS([.N$2]));&quot; &quot;)" office:value-type="string" office:string-value=" ">
            <text:p><text:s/></text:p>
          </table:table-cell>
          <table:table-cell table:style-name="ce18" table:formula="of:=IF(ISNUMBER([.O37]);IF([.O37]&gt;0;&quot; &quot;;ABS([.O$2]));&quot; &quot;)" office:value-type="string" office:string-value=" ">
            <text:p><text:s/></text:p>
          </table:table-cell>
          <table:table-cell table:style-name="ce18" table:formula="of:=IF(ISNUMBER([.P37]);IF([.P37]&gt;0;&quot; &quot;;ABS([.P$2]));&quot; &quot;)" office:value-type="string" office:string-value=" ">
            <text:p><text:s/></text:p>
          </table:table-cell>
          <table:table-cell table:style-name="ce18" table:formula="of:=IF(ISNUMBER([.Q37]);IF([.Q37]&gt;0;&quot; &quot;;ABS([.Q$2]));&quot; &quot;)" office:value-type="string" office:string-value=" ">
            <text:p><text:s/></text:p>
          </table:table-cell>
          <table:table-cell table:style-name="ce18" table:formula="of:=IF(ISNUMBER([.R37]);IF([.R37]&gt;0;&quot; &quot;;ABS([.R$2]));&quot; &quot;)" office:value-type="string" office:string-value=" ">
            <text:p><text:s/></text:p>
          </table:table-cell>
          <table:table-cell table:style-name="ce18" table:formula="of:=IF(ISNUMBER([.S37]);IF([.S37]&gt;0;&quot; &quot;;ABS([.S$2]));&quot; &quot;)" office:value-type="string" office:string-value=" ">
            <text:p><text:s/></text:p>
          </table:table-cell>
          <table:table-cell table:style-name="ce18" table:formula="of:=IF(ISNUMBER([.T37]);IF([.T37]&gt;0;&quot; &quot;;ABS([.T$2]));&quot; &quot;)" office:value-type="string" office:string-value=" ">
            <text:p><text:s/></text:p>
          </table:table-cell>
          <table:table-cell table:style-name="ce18" table:formula="of:=IF(ISNUMBER([.U37]);IF([.U37]&gt;0;&quot; &quot;;ABS([.U$2]));&quot; &quot;)" office:value-type="string" office:string-value=" ">
            <text:p><text:s/></text:p>
          </table:table-cell>
          <table:table-cell table:style-name="ce18" table:formula="of:=IF(ISNUMBER([.V37]);IF([.V37]&gt;0;&quot; &quot;;ABS([.V$2]));&quot; &quot;)" office:value-type="string" office:string-value=" ">
            <text:p><text:s/></text:p>
          </table:table-cell>
          <table:table-cell table:style-name="ce18" table:formula="of:=IF(ISNUMBER([.W37]);IF([.W37]&gt;0;&quot; &quot;;ABS([.W$2]));&quot; &quot;)" office:value-type="string" office:string-value=" ">
            <text:p><text:s/></text:p>
          </table:table-cell>
          <table:table-cell table:style-name="ce18" table:formula="of:=IF(ISNUMBER([.X37]);IF([.X37]&gt;0;&quot; &quot;;ABS([.X$2]));&quot; &quot;)" office:value-type="string" office:string-value=" ">
            <text:p><text:s/></text:p>
          </table:table-cell>
          <table:table-cell table:style-name="ce18" table:formula="of:=IF(ISNUMBER([.Y37]);IF([.Y37]&gt;0;&quot; &quot;;ABS([.Y$2]));&quot; &quot;)" office:value-type="string" office:string-value=" ">
            <text:p><text:s/></text:p>
          </table:table-cell>
          <table:table-cell table:style-name="ce18" table:formula="of:=IF(ISNUMBER([.Z37]);IF([.Z37]&gt;0;&quot; &quot;;ABS([.Z$2]));&quot; &quot;)" office:value-type="string" office:string-value=" ">
            <text:p><text:s/></text:p>
          </table:table-cell>
          <table:table-cell table:style-name="ce18" table:formula="of:=IF(ISNUMBER([.AA37]);IF([.AA37]&gt;0;&quot; &quot;;ABS([.AA$2]));&quot; &quot;)" office:value-type="string" office:string-value=" ">
            <text:p><text:s/></text:p>
          </table:table-cell>
          <table:table-cell table:style-name="ce18" table:formula="of:=IF(ISNUMBER([.AB37]);IF([.AB37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37]);IF([.AI37]&gt;0;&quot; &quot;;ABS([.AI$2]));&quot; &quot;)" office:value-type="string" office:string-value=" ">
            <text:p><text:s/></text:p>
          </table:table-cell>
          <table:table-cell table:style-name="ce18" table:formula="of:=IF(ISNUMBER([.AJ37]);IF([.AJ37]&gt;0;&quot; &quot;;ABS([.AJ$2]));&quot; &quot;)" office:value-type="string" office:string-value=" ">
            <text:p><text:s/></text:p>
          </table:table-cell>
          <table:table-cell table:style-name="ce18" table:formula="of:=IF(ISNUMBER([.AK37]);IF([.AK37]&gt;0;&quot; &quot;;ABS([.AK$2]));&quot; &quot;)" office:value-type="string" office:string-value=" ">
            <text:p><text:s/></text:p>
          </table:table-cell>
          <table:table-cell table:style-name="ce18" table:formula="of:=IF(ISNUMBER([.AL37]);IF([.AL37]&gt;0;&quot; &quot;;ABS([.AL$2]));&quot; &quot;)" office:value-type="float" office:value="20">
            <text:p>20</text:p>
          </table:table-cell>
          <table:table-cell table:style-name="ce18" table:formula="of:=IF(ISNUMBER([.AM37]);IF([.AM37]&gt;0;&quot; &quot;;ABS([.AM$2]));&quot; &quot;)" office:value-type="string" office:string-value=" ">
            <text:p><text:s/></text:p>
          </table:table-cell>
          <table:table-cell table:style-name="ce18" table:formula="of:=IF(ISNUMBER([.AN37]);IF([.AN37]&gt;0;&quot; &quot;;ABS([.AN$2]));&quot; &quot;)" office:value-type="string" office:string-value=" ">
            <text:p><text:s/></text:p>
          </table:table-cell>
          <table:table-cell table:style-name="ce18" table:formula="of:=IF(ISNUMBER([.AO37]);IF([.AO37]&gt;0;&quot; &quot;;ABS([.AO$2]));&quot; &quot;)" office:value-type="string" office:string-value=" ">
            <text:p><text:s/></text:p>
          </table:table-cell>
          <table:table-cell table:style-name="ce18" table:formula="of:=IF(ISNUMBER([.AP37]);IF([.AP37]&gt;0;&quot; &quot;;ABS([.AP$2]));&quot; &quot;)" office:value-type="string" office:string-value=" ">
            <text:p><text:s/></text:p>
          </table:table-cell>
          <table:table-cell table:style-name="ce18" table:formula="of:=IF(ISNUMBER([.AQ37]);IF([.AQ37]&gt;0;&quot; &quot;;ABS([.AQ$2]));&quot; &quot;)" office:value-type="string" office:string-value=" ">
            <text:p><text:s/></text:p>
          </table:table-cell>
          <table:table-cell table:style-name="ce18" table:formula="of:=IF(ISNUMBER([.AR37]);IF([.AR37]&gt;0;&quot; &quot;;ABS([.AR$2]));&quot; &quot;)" office:value-type="string" office:string-value=" ">
            <text:p><text:s/></text:p>
          </table:table-cell>
          <table:table-cell table:style-name="ce18" table:formula="of:=IF(ISNUMBER([.AS37]);IF([.AS37]&gt;0;&quot; &quot;;ABS([.AS$2]));&quot; &quot;)" office:value-type="string" office:string-value=" ">
            <text:p><text:s/></text:p>
          </table:table-cell>
          <table:table-cell table:style-name="ce18" table:formula="of:=IF(ISNUMBER([.AT37]);IF([.AT37]&gt;0;&quot; &quot;;ABS([.AT$2]));&quot; &quot;)" office:value-type="string" office:string-value=" ">
            <text:p><text:s/></text:p>
          </table:table-cell>
          <table:table-cell table:style-name="ce18" table:formula="of:=IF(ISNUMBER([.AU37]);IF([.AU37]&gt;0;&quot; &quot;;ABS([.AU$2]));&quot; &quot;)" office:value-type="string" office:string-value=" ">
            <text:p><text:s/></text:p>
          </table:table-cell>
          <table:table-cell table:style-name="ce18" table:formula="of:=IF(ISNUMBER([.AV37]);IF([.AV37]&gt;0;&quot; &quot;;ABS([.AV$2]));&quot; &quot;)" office:value-type="string" office:string-value=" ">
            <text:p><text:s/></text:p>
          </table:table-cell>
          <table:table-cell table:style-name="ce18" table:formula="of:=IF(ISNUMBER([.AW37]);IF([.AW37]&gt;0;&quot; &quot;;ABS([.AW$2]));&quot; &quot;)" office:value-type="string" office:string-value=" ">
            <text:p><text:s/></text:p>
          </table:table-cell>
          <table:table-cell table:style-name="ce18" table:formula="of:=IF(ISNUMBER([.AX37]);IF([.AX37]&gt;0;&quot; &quot;;ABS([.AX$2]));&quot; &quot;)" office:value-type="string" office:string-value=" ">
            <text:p><text:s/></text:p>
          </table:table-cell>
          <table:table-cell table:style-name="ce18" table:formula="of:=IF(ISNUMBER([.AY37]);IF([.AY37]&gt;0;&quot; &quot;;ABS([.AY$2]));&quot; &quot;)" office:value-type="string" office:string-value=" ">
            <text:p><text:s/></text:p>
          </table:table-cell>
          <table:table-cell table:style-name="ce18" table:formula="of:=IF(ISNUMBER([.AZ37]);IF([.AZ37]&gt;0;&quot; &quot;;ABS([.AZ$2]));&quot; &quot;)" office:value-type="string" office:string-value=" ">
            <text:p><text:s/></text:p>
          </table:table-cell>
          <table:table-cell table:style-name="ce18" table:formula="of:=IF(ISNUMBER([.BA37]);IF([.BA37]&gt;0;&quot; &quot;;ABS([.BA$2]));&quot; &quot;)" office:value-type="string" office:string-value=" ">
            <text:p><text:s/></text:p>
          </table:table-cell>
          <table:table-cell table:style-name="ce18" table:formula="of:=IF(ISNUMBER([.BB37]);IF([.BB37]&gt;0;&quot; &quot;;ABS([.BB$2]));&quot; &quot;)" office:value-type="string" office:string-value=" ">
            <text:p><text:s/></text:p>
          </table:table-cell>
          <table:table-cell table:style-name="ce18" table:formula="of:=IF(ISNUMBER([.BC37]);IF([.BC37]&gt;0;&quot; &quot;;ABS([.BC$2]));&quot; &quot;)" office:value-type="string" office:string-value=" ">
            <text:p><text:s/></text:p>
          </table:table-cell>
          <table:table-cell table:style-name="ce18" table:formula="of:=IF(ISNUMBER([.BD37]);IF([.BD37]&gt;0;&quot; &quot;;ABS([.BD$2]));&quot; &quot;)" office:value-type="string" office:string-value=" ">
            <text:p><text:s/></text:p>
          </table:table-cell>
          <table:table-cell table:style-name="ce18" table:formula="of:=IF(ISNUMBER([.BE37]);IF([.BE37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37]+[.BG38]" office:value-type="float" office:value="120">
            <text:p>120</text:p>
          </table:table-cell>
          <table:table-cell table:style-name="ce49" table:formula="of:=[.BH37]+[.BH38]" office:value-type="float" office:value="75">
            <text:p>75</text:p>
          </table:table-cell>
          <table:table-cell table:style-name="ce49" table:formula="of:=[.BG39]/[.BH39]" office:value-type="float" office:value="1.6">
            <text:p>1,6</text:p>
          </table:table-cell>
          <table:table-cell table:style-name="ce49" table:number-columns-repeated="963"/>
        </table:table-row>
        <table:table-row table:style-name="ro1" table:number-rows-repeated="3">
          <table:table-cell table:number-columns-repeated="62"/>
          <table:table-cell table:style-name="ce49"/>
          <table:table-cell table:number-columns-repeated="961"/>
        </table:table-row>
        <table:table-row table:style-name="ro1">
          <table:table-cell office:value-type="string">
            <text:p>Summoner</text:p>
          </table:table-cell>
          <table:table-cell table:number-columns-repeated="6"/>
          <table:table-cell table:number-columns-repeated="3" table:style-name="ce21" office:value-type="float" office:value="-1">
            <text:p>-1</text:p>
          </table:table-cell>
          <table:table-cell table:number-columns-repeated="18"/>
          <table:table-cell table:number-columns-repeated="6"/>
          <table:table-cell table:number-columns-repeated="2"/>
          <table:table-cell table:style-name="ce36" office:value-type="float" office:value="1">
            <text:p>1</text:p>
          </table:table-cell>
          <table:table-cell table:number-columns-repeated="2"/>
          <table:table-cell table:style-name="ce44" office:value-type="float" office:value="1.2">
            <text:p>1,2</text:p>
          </table:table-cell>
          <table:table-cell table:number-columns-repeated="5"/>
          <table:table-cell table:number-columns-repeated="3" table:style-name="ce44" office:value-type="float" office:value="1.3">
            <text:p>1,3</text:p>
          </table:table-cell>
          <table:table-cell table:style-name="ce45" office:value-type="float" office:value="-1.3">
            <text:p>-1,3</text:p>
          </table:table-cell>
          <table:table-cell table:number-columns-repeated="8"/>
          <table:table-cell table:style-name="ce49" office:value-type="string">
            <text:p>At1</text:p>
          </table:table-cell>
          <table:table-cell table:style-name="ce49" table:formula="of:=SUMIF([.$B$2:.$BE$2];&quot;&gt;0&quot;;[.$B44:.$BE44])" office:value-type="float" office:value="80">
            <text:p>80</text:p>
          </table:table-cell>
          <table:table-cell table:style-name="ce49" table:formula="of:=SUMIF([.$B$2:.$BE$2];&quot;&lt;0&quot;;[.$B44:.$BE44])" office:value-type="float" office:value="20">
            <text:p>20</text:p>
          </table:table-cell>
          <table:table-cell table:style-name="ce49" table:formula="of:=[.BG43]/[.BH43]" office:value-type="float" office:value="4">
            <text:p>4</text:p>
          </table:table-cell>
          <table:table-cell table:style-name="ce49"/>
          <table:table-cell table:style-name="ce49" table:number-matrix-columns-spanned="1" table:number-matrix-rows-spanned="1" table:formula="of:=SUM(ABS([.B43:.BB43]))" office:value-type="float" office:value="10.4">
            <text:p>10,4</text:p>
          </table:table-cell>
          <table:table-cell table:number-columns-repeated="961"/>
        </table:table-row>
        <table:table-row table:style-name="ro4">
          <table:table-cell/>
          <table:table-cell table:style-name="ce18" table:formula="of:=IF(ISNUMBER([.B43]);IF([.B43]&gt;0;ABS([.B$2]);&quot; &quot;);&quot; &quot;)" office:value-type="string" office:string-value=" ">
            <text:p><text:s/></text:p>
          </table:table-cell>
          <table:table-cell table:style-name="ce18" table:formula="of:=IF(ISNUMBER([.C43]);IF([.C43]&gt;0;ABS([.C$2]);&quot; &quot;);&quot; &quot;)" office:value-type="string" office:string-value=" ">
            <text:p><text:s/></text:p>
          </table:table-cell>
          <table:table-cell table:style-name="ce18" table:formula="of:=IF(ISNUMBER([.D43]);IF([.D43]&gt;0;ABS([.D$2]);&quot; &quot;);&quot; &quot;)" office:value-type="string" office:string-value=" ">
            <text:p><text:s/></text:p>
          </table:table-cell>
          <table:table-cell table:style-name="ce18" table:formula="of:=IF(ISNUMBER([.E43]);IF([.E43]&gt;0;ABS([.E$2]);&quot; &quot;);&quot; &quot;)" office:value-type="string" office:string-value=" ">
            <text:p><text:s/></text:p>
          </table:table-cell>
          <table:table-cell table:style-name="ce18" table:formula="of:=IF(ISNUMBER([.F43]);IF([.F43]&gt;0;ABS([.F$2]);&quot; &quot;);&quot; &quot;)" office:value-type="string" office:string-value=" ">
            <text:p><text:s/></text:p>
          </table:table-cell>
          <table:table-cell table:style-name="ce18" table:formula="of:=IF(ISNUMBER([.G43]);IF([.G43]&gt;0;ABS([.G$2]);&quot; &quot;);&quot; &quot;)" office:value-type="string" office:string-value=" ">
            <text:p><text:s/></text:p>
          </table:table-cell>
          <table:table-cell table:style-name="ce18" table:formula="of:=IF(ISNUMBER([.H43]);IF([.H43]&gt;0;ABS([.H$2]);&quot; &quot;);&quot; &quot;)" office:value-type="string" office:string-value=" ">
            <text:p><text:s/></text:p>
          </table:table-cell>
          <table:table-cell table:style-name="ce18" table:formula="of:=IF(ISNUMBER([.I43]);IF([.I43]&gt;0;ABS([.I$2]);&quot; &quot;);&quot; &quot;)" office:value-type="string" office:string-value=" ">
            <text:p><text:s/></text:p>
          </table:table-cell>
          <table:table-cell table:style-name="ce18" table:formula="of:=IF(ISNUMBER([.J43]);IF([.J43]&gt;0;ABS([.J$2]);&quot; &quot;);&quot; &quot;)" office:value-type="string" office:string-value=" ">
            <text:p><text:s/></text:p>
          </table:table-cell>
          <table:table-cell table:style-name="ce18" table:formula="of:=IF(ISNUMBER([.K43]);IF([.K43]&gt;0;ABS([.K$2]);&quot; &quot;);&quot; &quot;)" office:value-type="string" office:string-value=" ">
            <text:p><text:s/></text:p>
          </table:table-cell>
          <table:table-cell table:style-name="ce18" table:formula="of:=IF(ISNUMBER([.L43]);IF([.L43]&gt;0;ABS([.L$2]);&quot; &quot;);&quot; &quot;)" office:value-type="string" office:string-value=" ">
            <text:p><text:s/></text:p>
          </table:table-cell>
          <table:table-cell table:style-name="ce18" table:formula="of:=IF(ISNUMBER([.M43]);IF([.M43]&gt;0;ABS([.M$2]);&quot; &quot;);&quot; &quot;)" office:value-type="string" office:string-value=" ">
            <text:p><text:s/></text:p>
          </table:table-cell>
          <table:table-cell table:style-name="ce18" table:formula="of:=IF(ISNUMBER([.N43]);IF([.N43]&gt;0;ABS([.N$2]);&quot; &quot;);&quot; &quot;)" office:value-type="string" office:string-value=" ">
            <text:p><text:s/></text:p>
          </table:table-cell>
          <table:table-cell table:style-name="ce18" table:formula="of:=IF(ISNUMBER([.O43]);IF([.O43]&gt;0;ABS([.O$2]);&quot; &quot;);&quot; &quot;)" office:value-type="string" office:string-value=" ">
            <text:p><text:s/></text:p>
          </table:table-cell>
          <table:table-cell table:style-name="ce18" table:formula="of:=IF(ISNUMBER([.P43]);IF([.P43]&gt;0;ABS([.P$2]);&quot; &quot;);&quot; &quot;)" office:value-type="string" office:string-value=" ">
            <text:p><text:s/></text:p>
          </table:table-cell>
          <table:table-cell table:style-name="ce18" table:formula="of:=IF(ISNUMBER([.Q43]);IF([.Q43]&gt;0;ABS([.Q$2]);&quot; &quot;);&quot; &quot;)" office:value-type="string" office:string-value=" ">
            <text:p><text:s/></text:p>
          </table:table-cell>
          <table:table-cell table:style-name="ce18" table:formula="of:=IF(ISNUMBER([.R43]);IF([.R43]&gt;0;ABS([.R$2]);&quot; &quot;);&quot; &quot;)" office:value-type="string" office:string-value=" ">
            <text:p><text:s/></text:p>
          </table:table-cell>
          <table:table-cell table:style-name="ce18" table:formula="of:=IF(ISNUMBER([.S43]);IF([.S43]&gt;0;ABS([.S$2]);&quot; &quot;);&quot; &quot;)" office:value-type="string" office:string-value=" ">
            <text:p><text:s/></text:p>
          </table:table-cell>
          <table:table-cell table:style-name="ce18" table:formula="of:=IF(ISNUMBER([.T43]);IF([.T43]&gt;0;ABS([.T$2]);&quot; &quot;);&quot; &quot;)" office:value-type="string" office:string-value=" ">
            <text:p><text:s/></text:p>
          </table:table-cell>
          <table:table-cell table:style-name="ce18" table:formula="of:=IF(ISNUMBER([.U43]);IF([.U43]&gt;0;ABS([.U$2]);&quot; &quot;);&quot; &quot;)" office:value-type="string" office:string-value=" ">
            <text:p><text:s/></text:p>
          </table:table-cell>
          <table:table-cell table:style-name="ce18" table:formula="of:=IF(ISNUMBER([.V43]);IF([.V43]&gt;0;ABS([.V$2]);&quot; &quot;);&quot; &quot;)" office:value-type="string" office:string-value=" ">
            <text:p><text:s/></text:p>
          </table:table-cell>
          <table:table-cell table:style-name="ce18" table:formula="of:=IF(ISNUMBER([.W43]);IF([.W43]&gt;0;ABS([.W$2]);&quot; &quot;);&quot; &quot;)" office:value-type="string" office:string-value=" ">
            <text:p><text:s/></text:p>
          </table:table-cell>
          <table:table-cell table:style-name="ce18" table:formula="of:=IF(ISNUMBER([.X43]);IF([.X43]&gt;0;ABS([.X$2]);&quot; &quot;);&quot; &quot;)" office:value-type="string" office:string-value=" ">
            <text:p><text:s/></text:p>
          </table:table-cell>
          <table:table-cell table:style-name="ce18" table:formula="of:=IF(ISNUMBER([.Y43]);IF([.Y43]&gt;0;ABS([.Y$2]);&quot; &quot;);&quot; &quot;)" office:value-type="string" office:string-value=" ">
            <text:p><text:s/></text:p>
          </table:table-cell>
          <table:table-cell table:style-name="ce18" table:formula="of:=IF(ISNUMBER([.Z43]);IF([.Z43]&gt;0;ABS([.Z$2]);&quot; &quot;);&quot; &quot;)" office:value-type="string" office:string-value=" ">
            <text:p><text:s/></text:p>
          </table:table-cell>
          <table:table-cell table:style-name="ce18" table:formula="of:=IF(ISNUMBER([.AA43]);IF([.AA43]&gt;0;ABS([.AA$2]);&quot; &quot;);&quot; &quot;)" office:value-type="string" office:string-value=" ">
            <text:p><text:s/></text:p>
          </table:table-cell>
          <table:table-cell table:style-name="ce18" table:formula="of:=IF(ISNUMBER([.AB43]);IF([.AB43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43]);IF([.AI43]&gt;0;ABS([.AI$2]);&quot; &quot;);&quot; &quot;)" office:value-type="string" office:string-value=" ">
            <text:p><text:s/></text:p>
          </table:table-cell>
          <table:table-cell table:style-name="ce18" table:formula="of:=IF(ISNUMBER([.AJ43]);IF([.AJ43]&gt;0;ABS([.AJ$2]);&quot; &quot;);&quot; &quot;)" office:value-type="string" office:string-value=" ">
            <text:p><text:s/></text:p>
          </table:table-cell>
          <table:table-cell table:style-name="ce18" table:formula="of:=IF(ISNUMBER([.AK43]);IF([.AK43]&gt;0;ABS([.AK$2]);&quot; &quot;);&quot; &quot;)" office:value-type="float" office:value="20">
            <text:p>20</text:p>
          </table:table-cell>
          <table:table-cell table:style-name="ce18" table:formula="of:=IF(ISNUMBER([.AL43]);IF([.AL43]&gt;0;ABS([.AL$2]);&quot; &quot;);&quot; &quot;)" office:value-type="string" office:string-value=" ">
            <text:p><text:s/></text:p>
          </table:table-cell>
          <table:table-cell table:style-name="ce18" table:formula="of:=IF(ISNUMBER([.AM43]);IF([.AM43]&gt;0;ABS([.AM$2]);&quot; &quot;);&quot; &quot;)" office:value-type="string" office:string-value=" ">
            <text:p><text:s/></text:p>
          </table:table-cell>
          <table:table-cell table:style-name="ce18" table:formula="of:=IF(ISNUMBER([.AN43]);IF([.AN43]&gt;0;ABS([.AN$2]);&quot; &quot;);&quot; &quot;)" office:value-type="float" office:value="20">
            <text:p>20</text:p>
          </table:table-cell>
          <table:table-cell table:style-name="ce18" table:formula="of:=IF(ISNUMBER([.AO43]);IF([.AO43]&gt;0;ABS([.AO$2]);&quot; &quot;);&quot; &quot;)" office:value-type="string" office:string-value=" ">
            <text:p><text:s/></text:p>
          </table:table-cell>
          <table:table-cell table:style-name="ce18" table:formula="of:=IF(ISNUMBER([.AP43]);IF([.AP43]&gt;0;ABS([.AP$2]);&quot; &quot;);&quot; &quot;)" office:value-type="string" office:string-value=" ">
            <text:p><text:s/></text:p>
          </table:table-cell>
          <table:table-cell table:style-name="ce18" table:formula="of:=IF(ISNUMBER([.AQ43]);IF([.AQ43]&gt;0;ABS([.AQ$2]);&quot; &quot;);&quot; &quot;)" office:value-type="string" office:string-value=" ">
            <text:p><text:s/></text:p>
          </table:table-cell>
          <table:table-cell table:style-name="ce18" table:formula="of:=IF(ISNUMBER([.AR43]);IF([.AR43]&gt;0;ABS([.AR$2]);&quot; &quot;);&quot; &quot;)" office:value-type="string" office:string-value=" ">
            <text:p><text:s/></text:p>
          </table:table-cell>
          <table:table-cell table:style-name="ce18" table:formula="of:=IF(ISNUMBER([.AS43]);IF([.AS43]&gt;0;ABS([.AS$2]);&quot; &quot;);&quot; &quot;)" office:value-type="string" office:string-value=" ">
            <text:p><text:s/></text:p>
          </table:table-cell>
          <table:table-cell table:style-name="ce18" table:formula="of:=IF(ISNUMBER([.AT43]);IF([.AT43]&gt;0;ABS([.AT$2]);&quot; &quot;);&quot; &quot;)" office:value-type="float" office:value="20">
            <text:p>20</text:p>
          </table:table-cell>
          <table:table-cell table:style-name="ce18" table:formula="of:=IF(ISNUMBER([.AU43]);IF([.AU43]&gt;0;ABS([.AU$2]);&quot; &quot;);&quot; &quot;)" office:value-type="float" office:value="20">
            <text:p>20</text:p>
          </table:table-cell>
          <table:table-cell table:style-name="ce18" table:formula="of:=IF(ISNUMBER([.AV43]);IF([.AV43]&gt;0;ABS([.AV$2]);&quot; &quot;);&quot; &quot;)" office:value-type="float" office:value="20">
            <text:p>20</text:p>
          </table:table-cell>
          <table:table-cell table:style-name="ce18" table:formula="of:=IF(ISNUMBER([.AW43]);IF([.AW43]&gt;0;ABS([.AW$2]);&quot; &quot;);&quot; &quot;)" office:value-type="string" office:string-value=" ">
            <text:p><text:s/></text:p>
          </table:table-cell>
          <table:table-cell table:style-name="ce18" table:formula="of:=IF(ISNUMBER([.AX43]);IF([.AX43]&gt;0;ABS([.AX$2]);&quot; &quot;);&quot; &quot;)" office:value-type="string" office:string-value=" ">
            <text:p><text:s/></text:p>
          </table:table-cell>
          <table:table-cell table:style-name="ce18" table:formula="of:=IF(ISNUMBER([.AY43]);IF([.AY43]&gt;0;ABS([.AY$2]);&quot; &quot;);&quot; &quot;)" office:value-type="string" office:string-value=" ">
            <text:p><text:s/></text:p>
          </table:table-cell>
          <table:table-cell table:style-name="ce18" table:formula="of:=IF(ISNUMBER([.AZ43]);IF([.AZ43]&gt;0;ABS([.AZ$2]);&quot; &quot;);&quot; &quot;)" office:value-type="string" office:string-value=" ">
            <text:p><text:s/></text:p>
          </table:table-cell>
          <table:table-cell table:style-name="ce18" table:formula="of:=IF(ISNUMBER([.BA43]);IF([.BA43]&gt;0;ABS([.BA$2]);&quot; &quot;);&quot; &quot;)" office:value-type="string" office:string-value=" ">
            <text:p><text:s/></text:p>
          </table:table-cell>
          <table:table-cell table:style-name="ce18" table:formula="of:=IF(ISNUMBER([.BB43]);IF([.BB43]&gt;0;ABS([.BB$2]);&quot; &quot;);&quot; &quot;)" office:value-type="string" office:string-value=" ">
            <text:p><text:s/></text:p>
          </table:table-cell>
          <table:table-cell table:style-name="ce18" table:formula="of:=IF(ISNUMBER([.BC43]);IF([.BC43]&gt;0;ABS([.BC$2]);&quot; &quot;);&quot; &quot;)" office:value-type="string" office:string-value=" ">
            <text:p><text:s/></text:p>
          </table:table-cell>
          <table:table-cell table:style-name="ce18" table:formula="of:=IF(ISNUMBER([.BD43]);IF([.BD43]&gt;0;ABS([.BD$2]);&quot; &quot;);&quot; &quot;)" office:value-type="string" office:string-value=" ">
            <text:p><text:s/></text:p>
          </table:table-cell>
          <table:table-cell table:style-name="ce18" table:formula="of:=IF(ISNUMBER([.BE43]);IF([.BE43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45:.$BE45])" office:value-type="float" office:value="40">
            <text:p>40</text:p>
          </table:table-cell>
          <table:table-cell table:style-name="ce49" table:formula="of:=SUMIF([.$B$2:.$BE$2];&quot;&lt;0&quot;;[.$B45:.$BE45])" office:value-type="float" office:value="55">
            <text:p>55</text:p>
          </table:table-cell>
          <table:table-cell table:style-name="ce49" table:formula="of:=[.BG44]/[.BH44]" office:value-type="float" office:value="0.727272727272727">
            <text:p>0,73</text:p>
          </table:table-cell>
          <table:table-cell table:style-name="ce49" table:number-columns-repeated="2"/>
          <table:table-cell table:number-columns-repeated="961"/>
        </table:table-row>
        <table:table-row table:style-name="ro4">
          <table:table-cell/>
          <table:table-cell table:style-name="ce18" table:formula="of:=IF(ISNUMBER([.B43]);IF([.B43]&gt;0;&quot; &quot;;ABS([.B$2]));&quot; &quot;)" office:value-type="string" office:string-value=" ">
            <text:p><text:s/></text:p>
          </table:table-cell>
          <table:table-cell table:style-name="ce18" table:formula="of:=IF(ISNUMBER([.C43]);IF([.C43]&gt;0;&quot; &quot;;ABS([.C$2]));&quot; &quot;)" office:value-type="string" office:string-value=" ">
            <text:p><text:s/></text:p>
          </table:table-cell>
          <table:table-cell table:style-name="ce18" table:formula="of:=IF(ISNUMBER([.D43]);IF([.D43]&gt;0;&quot; &quot;;ABS([.D$2]));&quot; &quot;)" office:value-type="string" office:string-value=" ">
            <text:p><text:s/></text:p>
          </table:table-cell>
          <table:table-cell table:style-name="ce18" table:formula="of:=IF(ISNUMBER([.E43]);IF([.E43]&gt;0;&quot; &quot;;ABS([.E$2]));&quot; &quot;)" office:value-type="string" office:string-value=" ">
            <text:p><text:s/></text:p>
          </table:table-cell>
          <table:table-cell table:style-name="ce18" table:formula="of:=IF(ISNUMBER([.F43]);IF([.F43]&gt;0;&quot; &quot;;ABS([.F$2]));&quot; &quot;)" office:value-type="string" office:string-value=" ">
            <text:p><text:s/></text:p>
          </table:table-cell>
          <table:table-cell table:style-name="ce18" table:formula="of:=IF(ISNUMBER([.G43]);IF([.G43]&gt;0;&quot; &quot;;ABS([.G$2]));&quot; &quot;)" office:value-type="string" office:string-value=" ">
            <text:p><text:s/></text:p>
          </table:table-cell>
          <table:table-cell table:style-name="ce18" table:formula="of:=IF(ISNUMBER([.H43]);IF([.H43]&gt;0;&quot; &quot;;ABS([.H$2]));&quot; &quot;)" office:value-type="float" office:value="20">
            <text:p>20</text:p>
          </table:table-cell>
          <table:table-cell table:style-name="ce18" table:formula="of:=IF(ISNUMBER([.I43]);IF([.I43]&gt;0;&quot; &quot;;ABS([.I$2]));&quot; &quot;)" office:value-type="float" office:value="20">
            <text:p>20</text:p>
          </table:table-cell>
          <table:table-cell table:style-name="ce18" table:formula="of:=IF(ISNUMBER([.J43]);IF([.J43]&gt;0;&quot; &quot;;ABS([.J$2]));&quot; &quot;)" office:value-type="float" office:value="35">
            <text:p>35</text:p>
          </table:table-cell>
          <table:table-cell table:style-name="ce18" table:formula="of:=IF(ISNUMBER([.K43]);IF([.K43]&gt;0;&quot; &quot;;ABS([.K$2]));&quot; &quot;)" office:value-type="string" office:string-value=" ">
            <text:p><text:s/></text:p>
          </table:table-cell>
          <table:table-cell table:style-name="ce18" table:formula="of:=IF(ISNUMBER([.L43]);IF([.L43]&gt;0;&quot; &quot;;ABS([.L$2]));&quot; &quot;)" office:value-type="string" office:string-value=" ">
            <text:p><text:s/></text:p>
          </table:table-cell>
          <table:table-cell table:style-name="ce18" table:formula="of:=IF(ISNUMBER([.M43]);IF([.M43]&gt;0;&quot; &quot;;ABS([.M$2]));&quot; &quot;)" office:value-type="string" office:string-value=" ">
            <text:p><text:s/></text:p>
          </table:table-cell>
          <table:table-cell table:style-name="ce18" table:formula="of:=IF(ISNUMBER([.N43]);IF([.N43]&gt;0;&quot; &quot;;ABS([.N$2]));&quot; &quot;)" office:value-type="string" office:string-value=" ">
            <text:p><text:s/></text:p>
          </table:table-cell>
          <table:table-cell table:style-name="ce18" table:formula="of:=IF(ISNUMBER([.O43]);IF([.O43]&gt;0;&quot; &quot;;ABS([.O$2]));&quot; &quot;)" office:value-type="string" office:string-value=" ">
            <text:p><text:s/></text:p>
          </table:table-cell>
          <table:table-cell table:style-name="ce18" table:formula="of:=IF(ISNUMBER([.P43]);IF([.P43]&gt;0;&quot; &quot;;ABS([.P$2]));&quot; &quot;)" office:value-type="string" office:string-value=" ">
            <text:p><text:s/></text:p>
          </table:table-cell>
          <table:table-cell table:style-name="ce18" table:formula="of:=IF(ISNUMBER([.Q43]);IF([.Q43]&gt;0;&quot; &quot;;ABS([.Q$2]));&quot; &quot;)" office:value-type="string" office:string-value=" ">
            <text:p><text:s/></text:p>
          </table:table-cell>
          <table:table-cell table:style-name="ce18" table:formula="of:=IF(ISNUMBER([.R43]);IF([.R43]&gt;0;&quot; &quot;;ABS([.R$2]));&quot; &quot;)" office:value-type="string" office:string-value=" ">
            <text:p><text:s/></text:p>
          </table:table-cell>
          <table:table-cell table:style-name="ce18" table:formula="of:=IF(ISNUMBER([.S43]);IF([.S43]&gt;0;&quot; &quot;;ABS([.S$2]));&quot; &quot;)" office:value-type="string" office:string-value=" ">
            <text:p><text:s/></text:p>
          </table:table-cell>
          <table:table-cell table:style-name="ce18" table:formula="of:=IF(ISNUMBER([.T43]);IF([.T43]&gt;0;&quot; &quot;;ABS([.T$2]));&quot; &quot;)" office:value-type="string" office:string-value=" ">
            <text:p><text:s/></text:p>
          </table:table-cell>
          <table:table-cell table:style-name="ce18" table:formula="of:=IF(ISNUMBER([.U43]);IF([.U43]&gt;0;&quot; &quot;;ABS([.U$2]));&quot; &quot;)" office:value-type="string" office:string-value=" ">
            <text:p><text:s/></text:p>
          </table:table-cell>
          <table:table-cell table:style-name="ce18" table:formula="of:=IF(ISNUMBER([.V43]);IF([.V43]&gt;0;&quot; &quot;;ABS([.V$2]));&quot; &quot;)" office:value-type="string" office:string-value=" ">
            <text:p><text:s/></text:p>
          </table:table-cell>
          <table:table-cell table:style-name="ce18" table:formula="of:=IF(ISNUMBER([.W43]);IF([.W43]&gt;0;&quot; &quot;;ABS([.W$2]));&quot; &quot;)" office:value-type="string" office:string-value=" ">
            <text:p><text:s/></text:p>
          </table:table-cell>
          <table:table-cell table:style-name="ce18" table:formula="of:=IF(ISNUMBER([.X43]);IF([.X43]&gt;0;&quot; &quot;;ABS([.X$2]));&quot; &quot;)" office:value-type="string" office:string-value=" ">
            <text:p><text:s/></text:p>
          </table:table-cell>
          <table:table-cell table:style-name="ce18" table:formula="of:=IF(ISNUMBER([.Y43]);IF([.Y43]&gt;0;&quot; &quot;;ABS([.Y$2]));&quot; &quot;)" office:value-type="string" office:string-value=" ">
            <text:p><text:s/></text:p>
          </table:table-cell>
          <table:table-cell table:style-name="ce18" table:formula="of:=IF(ISNUMBER([.Z43]);IF([.Z43]&gt;0;&quot; &quot;;ABS([.Z$2]));&quot; &quot;)" office:value-type="string" office:string-value=" ">
            <text:p><text:s/></text:p>
          </table:table-cell>
          <table:table-cell table:style-name="ce18" table:formula="of:=IF(ISNUMBER([.AA43]);IF([.AA43]&gt;0;&quot; &quot;;ABS([.AA$2]));&quot; &quot;)" office:value-type="string" office:string-value=" ">
            <text:p><text:s/></text:p>
          </table:table-cell>
          <table:table-cell table:style-name="ce18" table:formula="of:=IF(ISNUMBER([.AB43]);IF([.AB43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43]);IF([.AI43]&gt;0;&quot; &quot;;ABS([.AI$2]));&quot; &quot;)" office:value-type="string" office:string-value=" ">
            <text:p><text:s/></text:p>
          </table:table-cell>
          <table:table-cell table:style-name="ce18" table:formula="of:=IF(ISNUMBER([.AJ43]);IF([.AJ43]&gt;0;&quot; &quot;;ABS([.AJ$2]));&quot; &quot;)" office:value-type="string" office:string-value=" ">
            <text:p><text:s/></text:p>
          </table:table-cell>
          <table:table-cell table:style-name="ce18" table:formula="of:=IF(ISNUMBER([.AK43]);IF([.AK43]&gt;0;&quot; &quot;;ABS([.AK$2]));&quot; &quot;)" office:value-type="string" office:string-value=" ">
            <text:p><text:s/></text:p>
          </table:table-cell>
          <table:table-cell table:style-name="ce18" table:formula="of:=IF(ISNUMBER([.AL43]);IF([.AL43]&gt;0;&quot; &quot;;ABS([.AL$2]));&quot; &quot;)" office:value-type="string" office:string-value=" ">
            <text:p><text:s/></text:p>
          </table:table-cell>
          <table:table-cell table:style-name="ce18" table:formula="of:=IF(ISNUMBER([.AM43]);IF([.AM43]&gt;0;&quot; &quot;;ABS([.AM$2]));&quot; &quot;)" office:value-type="string" office:string-value=" ">
            <text:p><text:s/></text:p>
          </table:table-cell>
          <table:table-cell table:style-name="ce18" table:formula="of:=IF(ISNUMBER([.AN43]);IF([.AN43]&gt;0;&quot; &quot;;ABS([.AN$2]));&quot; &quot;)" office:value-type="string" office:string-value=" ">
            <text:p><text:s/></text:p>
          </table:table-cell>
          <table:table-cell table:style-name="ce18" table:formula="of:=IF(ISNUMBER([.AO43]);IF([.AO43]&gt;0;&quot; &quot;;ABS([.AO$2]));&quot; &quot;)" office:value-type="string" office:string-value=" ">
            <text:p><text:s/></text:p>
          </table:table-cell>
          <table:table-cell table:style-name="ce18" table:formula="of:=IF(ISNUMBER([.AP43]);IF([.AP43]&gt;0;&quot; &quot;;ABS([.AP$2]));&quot; &quot;)" office:value-type="string" office:string-value=" ">
            <text:p><text:s/></text:p>
          </table:table-cell>
          <table:table-cell table:style-name="ce18" table:formula="of:=IF(ISNUMBER([.AQ43]);IF([.AQ43]&gt;0;&quot; &quot;;ABS([.AQ$2]));&quot; &quot;)" office:value-type="string" office:string-value=" ">
            <text:p><text:s/></text:p>
          </table:table-cell>
          <table:table-cell table:style-name="ce18" table:formula="of:=IF(ISNUMBER([.AR43]);IF([.AR43]&gt;0;&quot; &quot;;ABS([.AR$2]));&quot; &quot;)" office:value-type="string" office:string-value=" ">
            <text:p><text:s/></text:p>
          </table:table-cell>
          <table:table-cell table:style-name="ce18" table:formula="of:=IF(ISNUMBER([.AS43]);IF([.AS43]&gt;0;&quot; &quot;;ABS([.AS$2]));&quot; &quot;)" office:value-type="string" office:string-value=" ">
            <text:p><text:s/></text:p>
          </table:table-cell>
          <table:table-cell table:style-name="ce18" table:formula="of:=IF(ISNUMBER([.AT43]);IF([.AT43]&gt;0;&quot; &quot;;ABS([.AT$2]));&quot; &quot;)" office:value-type="string" office:string-value=" ">
            <text:p><text:s/></text:p>
          </table:table-cell>
          <table:table-cell table:style-name="ce18" table:formula="of:=IF(ISNUMBER([.AU43]);IF([.AU43]&gt;0;&quot; &quot;;ABS([.AU$2]));&quot; &quot;)" office:value-type="string" office:string-value=" ">
            <text:p><text:s/></text:p>
          </table:table-cell>
          <table:table-cell table:style-name="ce18" table:formula="of:=IF(ISNUMBER([.AV43]);IF([.AV43]&gt;0;&quot; &quot;;ABS([.AV$2]));&quot; &quot;)" office:value-type="string" office:string-value=" ">
            <text:p><text:s/></text:p>
          </table:table-cell>
          <table:table-cell table:style-name="ce18" table:formula="of:=IF(ISNUMBER([.AW43]);IF([.AW43]&gt;0;&quot; &quot;;ABS([.AW$2]));&quot; &quot;)" office:value-type="float" office:value="20">
            <text:p>20</text:p>
          </table:table-cell>
          <table:table-cell table:style-name="ce18" table:formula="of:=IF(ISNUMBER([.AX43]);IF([.AX43]&gt;0;&quot; &quot;;ABS([.AX$2]));&quot; &quot;)" office:value-type="string" office:string-value=" ">
            <text:p><text:s/></text:p>
          </table:table-cell>
          <table:table-cell table:style-name="ce18" table:formula="of:=IF(ISNUMBER([.AY43]);IF([.AY43]&gt;0;&quot; &quot;;ABS([.AY$2]));&quot; &quot;)" office:value-type="string" office:string-value=" ">
            <text:p><text:s/></text:p>
          </table:table-cell>
          <table:table-cell table:style-name="ce18" table:formula="of:=IF(ISNUMBER([.AZ43]);IF([.AZ43]&gt;0;&quot; &quot;;ABS([.AZ$2]));&quot; &quot;)" office:value-type="string" office:string-value=" ">
            <text:p><text:s/></text:p>
          </table:table-cell>
          <table:table-cell table:style-name="ce18" table:formula="of:=IF(ISNUMBER([.BA43]);IF([.BA43]&gt;0;&quot; &quot;;ABS([.BA$2]));&quot; &quot;)" office:value-type="string" office:string-value=" ">
            <text:p><text:s/></text:p>
          </table:table-cell>
          <table:table-cell table:style-name="ce18" table:formula="of:=IF(ISNUMBER([.BB43]);IF([.BB43]&gt;0;&quot; &quot;;ABS([.BB$2]));&quot; &quot;)" office:value-type="string" office:string-value=" ">
            <text:p><text:s/></text:p>
          </table:table-cell>
          <table:table-cell table:style-name="ce18" table:formula="of:=IF(ISNUMBER([.BC43]);IF([.BC43]&gt;0;&quot; &quot;;ABS([.BC$2]));&quot; &quot;)" office:value-type="string" office:string-value=" ">
            <text:p><text:s/></text:p>
          </table:table-cell>
          <table:table-cell table:style-name="ce18" table:formula="of:=IF(ISNUMBER([.BD43]);IF([.BD43]&gt;0;&quot; &quot;;ABS([.BD$2]));&quot; &quot;)" office:value-type="string" office:string-value=" ">
            <text:p><text:s/></text:p>
          </table:table-cell>
          <table:table-cell table:style-name="ce18" table:formula="of:=IF(ISNUMBER([.BE43]);IF([.BE43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43]+[.BG44]" office:value-type="float" office:value="120">
            <text:p>120</text:p>
          </table:table-cell>
          <table:table-cell table:style-name="ce49" table:formula="of:=[.BH43]+[.BH44]" office:value-type="float" office:value="75">
            <text:p>75</text:p>
          </table:table-cell>
          <table:table-cell table:style-name="ce49" table:formula="of:=[.BG45]/[.BH45]" office:value-type="float" office:value="1.6">
            <text:p>1,6</text:p>
          </table:table-cell>
          <table:table-cell table:style-name="ce49" table:number-columns-repeated="963"/>
        </table:table-row>
        <table:table-row table:style-name="ro1">
          <table:table-cell office:value-type="string">
            <text:p>Wyrmic</text:p>
          </table:table-cell>
          <table:table-cell table:style-name="ce21" office:value-type="float" office:value="-0.9">
            <text:p>-0,9</text:p>
          </table:table-cell>
          <table:table-cell/>
          <table:table-cell table:style-name="ce21" office:value-type="float" office:value="-0.9">
            <text:p>-0,9</text:p>
          </table:table-cell>
          <table:table-cell table:number-columns-repeated="3"/>
          <table:table-cell office:value-type="float" office:value="-1">
            <text:p>-1</text:p>
          </table:table-cell>
          <table:table-cell table:number-columns-repeated="2" table:style-name="ce20" office:value-type="float" office:value="1">
            <text:p>1</text:p>
          </table:table-cell>
          <table:table-cell table:number-columns-repeated="18"/>
          <table:table-cell table:number-columns-repeated="6"/>
          <table:table-cell table:number-columns-repeated="2"/>
          <table:table-cell table:style-name="ce38" office:value-type="float" office:value="-1">
            <text:p>-1</text:p>
          </table:table-cell>
          <table:table-cell table:number-columns-repeated="2"/>
          <table:table-cell table:style-name="ce44" office:value-type="float" office:value="1.2">
            <text:p>1,2</text:p>
          </table:table-cell>
          <table:table-cell table:number-columns-repeated="3" table:style-name="ce44" office:value-type="float" office:value="1.3">
            <text:p>1,3</text:p>
          </table:table-cell>
          <table:table-cell table:number-columns-repeated="14"/>
          <table:table-cell table:style-name="ce49" office:value-type="string">
            <text:p>At1</text:p>
          </table:table-cell>
          <table:table-cell table:style-name="ce49" table:formula="of:=SUMIF([.$B$2:.$BE$2];&quot;&gt;0&quot;;[.$B47:.$BE47])" office:value-type="float" office:value="80">
            <text:p>80</text:p>
          </table:table-cell>
          <table:table-cell table:style-name="ce49" table:formula="of:=SUMIF([.$B$2:.$BE$2];&quot;&lt;0&quot;;[.$B47:.$BE47])" office:value-type="float" office:value="55">
            <text:p>55</text:p>
          </table:table-cell>
          <table:table-cell table:style-name="ce49" table:formula="of:=[.BG46]/[.BH46]" office:value-type="float" office:value="1.45454545454545">
            <text:p>1,45</text:p>
          </table:table-cell>
          <table:table-cell table:style-name="ce49"/>
          <table:table-cell table:style-name="ce49" table:number-matrix-columns-spanned="1" table:number-matrix-rows-spanned="1" table:formula="of:=SUM(ABS([.B46:.BB46]))" office:value-type="float" office:value="10.9">
            <text:p>10,9</text:p>
          </table:table-cell>
          <table:table-cell table:number-columns-repeated="961"/>
        </table:table-row>
        <table:table-row table:style-name="ro4">
          <table:table-cell/>
          <table:table-cell table:style-name="ce18" table:formula="of:=IF(ISNUMBER([.B46]);IF([.B46]&gt;0;ABS([.B$2]);&quot; &quot;);&quot; &quot;)" office:value-type="string" office:string-value=" ">
            <text:p><text:s/></text:p>
          </table:table-cell>
          <table:table-cell table:style-name="ce18" table:formula="of:=IF(ISNUMBER([.C46]);IF([.C46]&gt;0;ABS([.C$2]);&quot; &quot;);&quot; &quot;)" office:value-type="string" office:string-value=" ">
            <text:p><text:s/></text:p>
          </table:table-cell>
          <table:table-cell table:style-name="ce18" table:formula="of:=IF(ISNUMBER([.D46]);IF([.D46]&gt;0;ABS([.D$2]);&quot; &quot;);&quot; &quot;)" office:value-type="string" office:string-value=" ">
            <text:p><text:s/></text:p>
          </table:table-cell>
          <table:table-cell table:style-name="ce18" table:formula="of:=IF(ISNUMBER([.E46]);IF([.E46]&gt;0;ABS([.E$2]);&quot; &quot;);&quot; &quot;)" office:value-type="string" office:string-value=" ">
            <text:p><text:s/></text:p>
          </table:table-cell>
          <table:table-cell table:style-name="ce18" table:formula="of:=IF(ISNUMBER([.F46]);IF([.F46]&gt;0;ABS([.F$2]);&quot; &quot;);&quot; &quot;)" office:value-type="string" office:string-value=" ">
            <text:p><text:s/></text:p>
          </table:table-cell>
          <table:table-cell table:style-name="ce18" table:formula="of:=IF(ISNUMBER([.G46]);IF([.G46]&gt;0;ABS([.G$2]);&quot; &quot;);&quot; &quot;)" office:value-type="string" office:string-value=" ">
            <text:p><text:s/></text:p>
          </table:table-cell>
          <table:table-cell table:style-name="ce18" table:formula="of:=IF(ISNUMBER([.H46]);IF([.H46]&gt;0;ABS([.H$2]);&quot; &quot;);&quot; &quot;)" office:value-type="string" office:string-value=" ">
            <text:p><text:s/></text:p>
          </table:table-cell>
          <table:table-cell table:style-name="ce18" table:formula="of:=IF(ISNUMBER([.I46]);IF([.I46]&gt;0;ABS([.I$2]);&quot; &quot;);&quot; &quot;)" office:value-type="float" office:value="20">
            <text:p>20</text:p>
          </table:table-cell>
          <table:table-cell table:style-name="ce18" table:formula="of:=IF(ISNUMBER([.J46]);IF([.J46]&gt;0;ABS([.J$2]);&quot; &quot;);&quot; &quot;)" office:value-type="float" office:value="35">
            <text:p>35</text:p>
          </table:table-cell>
          <table:table-cell table:style-name="ce18" table:formula="of:=IF(ISNUMBER([.K46]);IF([.K46]&gt;0;ABS([.K$2]);&quot; &quot;);&quot; &quot;)" office:value-type="string" office:string-value=" ">
            <text:p><text:s/></text:p>
          </table:table-cell>
          <table:table-cell table:style-name="ce18" table:formula="of:=IF(ISNUMBER([.L46]);IF([.L46]&gt;0;ABS([.L$2]);&quot; &quot;);&quot; &quot;)" office:value-type="string" office:string-value=" ">
            <text:p><text:s/></text:p>
          </table:table-cell>
          <table:table-cell table:style-name="ce18" table:formula="of:=IF(ISNUMBER([.M46]);IF([.M46]&gt;0;ABS([.M$2]);&quot; &quot;);&quot; &quot;)" office:value-type="string" office:string-value=" ">
            <text:p><text:s/></text:p>
          </table:table-cell>
          <table:table-cell table:style-name="ce18" table:formula="of:=IF(ISNUMBER([.N46]);IF([.N46]&gt;0;ABS([.N$2]);&quot; &quot;);&quot; &quot;)" office:value-type="string" office:string-value=" ">
            <text:p><text:s/></text:p>
          </table:table-cell>
          <table:table-cell table:style-name="ce18" table:formula="of:=IF(ISNUMBER([.O46]);IF([.O46]&gt;0;ABS([.O$2]);&quot; &quot;);&quot; &quot;)" office:value-type="string" office:string-value=" ">
            <text:p><text:s/></text:p>
          </table:table-cell>
          <table:table-cell table:style-name="ce18" table:formula="of:=IF(ISNUMBER([.P46]);IF([.P46]&gt;0;ABS([.P$2]);&quot; &quot;);&quot; &quot;)" office:value-type="string" office:string-value=" ">
            <text:p><text:s/></text:p>
          </table:table-cell>
          <table:table-cell table:style-name="ce18" table:formula="of:=IF(ISNUMBER([.Q46]);IF([.Q46]&gt;0;ABS([.Q$2]);&quot; &quot;);&quot; &quot;)" office:value-type="string" office:string-value=" ">
            <text:p><text:s/></text:p>
          </table:table-cell>
          <table:table-cell table:style-name="ce18" table:formula="of:=IF(ISNUMBER([.R46]);IF([.R46]&gt;0;ABS([.R$2]);&quot; &quot;);&quot; &quot;)" office:value-type="string" office:string-value=" ">
            <text:p><text:s/></text:p>
          </table:table-cell>
          <table:table-cell table:style-name="ce18" table:formula="of:=IF(ISNUMBER([.S46]);IF([.S46]&gt;0;ABS([.S$2]);&quot; &quot;);&quot; &quot;)" office:value-type="string" office:string-value=" ">
            <text:p><text:s/></text:p>
          </table:table-cell>
          <table:table-cell table:style-name="ce18" table:formula="of:=IF(ISNUMBER([.T46]);IF([.T46]&gt;0;ABS([.T$2]);&quot; &quot;);&quot; &quot;)" office:value-type="string" office:string-value=" ">
            <text:p><text:s/></text:p>
          </table:table-cell>
          <table:table-cell table:style-name="ce18" table:formula="of:=IF(ISNUMBER([.U46]);IF([.U46]&gt;0;ABS([.U$2]);&quot; &quot;);&quot; &quot;)" office:value-type="string" office:string-value=" ">
            <text:p><text:s/></text:p>
          </table:table-cell>
          <table:table-cell table:style-name="ce18" table:formula="of:=IF(ISNUMBER([.V46]);IF([.V46]&gt;0;ABS([.V$2]);&quot; &quot;);&quot; &quot;)" office:value-type="string" office:string-value=" ">
            <text:p><text:s/></text:p>
          </table:table-cell>
          <table:table-cell table:style-name="ce18" table:formula="of:=IF(ISNUMBER([.W46]);IF([.W46]&gt;0;ABS([.W$2]);&quot; &quot;);&quot; &quot;)" office:value-type="string" office:string-value=" ">
            <text:p><text:s/></text:p>
          </table:table-cell>
          <table:table-cell table:style-name="ce18" table:formula="of:=IF(ISNUMBER([.X46]);IF([.X46]&gt;0;ABS([.X$2]);&quot; &quot;);&quot; &quot;)" office:value-type="string" office:string-value=" ">
            <text:p><text:s/></text:p>
          </table:table-cell>
          <table:table-cell table:style-name="ce18" table:formula="of:=IF(ISNUMBER([.Y46]);IF([.Y46]&gt;0;ABS([.Y$2]);&quot; &quot;);&quot; &quot;)" office:value-type="string" office:string-value=" ">
            <text:p><text:s/></text:p>
          </table:table-cell>
          <table:table-cell table:style-name="ce18" table:formula="of:=IF(ISNUMBER([.Z46]);IF([.Z46]&gt;0;ABS([.Z$2]);&quot; &quot;);&quot; &quot;)" office:value-type="string" office:string-value=" ">
            <text:p><text:s/></text:p>
          </table:table-cell>
          <table:table-cell table:style-name="ce18" table:formula="of:=IF(ISNUMBER([.AA46]);IF([.AA46]&gt;0;ABS([.AA$2]);&quot; &quot;);&quot; &quot;)" office:value-type="string" office:string-value=" ">
            <text:p><text:s/></text:p>
          </table:table-cell>
          <table:table-cell table:style-name="ce18" table:formula="of:=IF(ISNUMBER([.AB46]);IF([.AB46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46]);IF([.AI46]&gt;0;ABS([.AI$2]);&quot; &quot;);&quot; &quot;)" office:value-type="string" office:string-value=" ">
            <text:p><text:s/></text:p>
          </table:table-cell>
          <table:table-cell table:style-name="ce18" table:formula="of:=IF(ISNUMBER([.AJ46]);IF([.AJ46]&gt;0;ABS([.AJ$2]);&quot; &quot;);&quot; &quot;)" office:value-type="string" office:string-value=" ">
            <text:p><text:s/></text:p>
          </table:table-cell>
          <table:table-cell table:style-name="ce18" table:formula="of:=IF(ISNUMBER([.AK46]);IF([.AK46]&gt;0;ABS([.AK$2]);&quot; &quot;);&quot; &quot;)" office:value-type="string" office:string-value=" ">
            <text:p><text:s/></text:p>
          </table:table-cell>
          <table:table-cell table:style-name="ce18" table:formula="of:=IF(ISNUMBER([.AL46]);IF([.AL46]&gt;0;ABS([.AL$2]);&quot; &quot;);&quot; &quot;)" office:value-type="string" office:string-value=" ">
            <text:p><text:s/></text:p>
          </table:table-cell>
          <table:table-cell table:style-name="ce18" table:formula="of:=IF(ISNUMBER([.AM46]);IF([.AM46]&gt;0;ABS([.AM$2]);&quot; &quot;);&quot; &quot;)" office:value-type="string" office:string-value=" ">
            <text:p><text:s/></text:p>
          </table:table-cell>
          <table:table-cell table:style-name="ce18" table:formula="of:=IF(ISNUMBER([.AN46]);IF([.AN46]&gt;0;ABS([.AN$2]);&quot; &quot;);&quot; &quot;)" office:value-type="float" office:value="20">
            <text:p>20</text:p>
          </table:table-cell>
          <table:table-cell table:style-name="ce18" table:formula="of:=IF(ISNUMBER([.AO46]);IF([.AO46]&gt;0;ABS([.AO$2]);&quot; &quot;);&quot; &quot;)" office:value-type="float" office:value="20">
            <text:p>20</text:p>
          </table:table-cell>
          <table:table-cell table:style-name="ce18" table:formula="of:=IF(ISNUMBER([.AP46]);IF([.AP46]&gt;0;ABS([.AP$2]);&quot; &quot;);&quot; &quot;)" office:value-type="float" office:value="20">
            <text:p>20</text:p>
          </table:table-cell>
          <table:table-cell table:style-name="ce18" table:formula="of:=IF(ISNUMBER([.AQ46]);IF([.AQ46]&gt;0;ABS([.AQ$2]);&quot; &quot;);&quot; &quot;)" office:value-type="float" office:value="20">
            <text:p>20</text:p>
          </table:table-cell>
          <table:table-cell table:style-name="ce18" table:formula="of:=IF(ISNUMBER([.AR46]);IF([.AR46]&gt;0;ABS([.AR$2]);&quot; &quot;);&quot; &quot;)" office:value-type="string" office:string-value=" ">
            <text:p><text:s/></text:p>
          </table:table-cell>
          <table:table-cell table:style-name="ce18" table:formula="of:=IF(ISNUMBER([.AS46]);IF([.AS46]&gt;0;ABS([.AS$2]);&quot; &quot;);&quot; &quot;)" office:value-type="string" office:string-value=" ">
            <text:p><text:s/></text:p>
          </table:table-cell>
          <table:table-cell table:style-name="ce18" table:formula="of:=IF(ISNUMBER([.AT46]);IF([.AT46]&gt;0;ABS([.AT$2]);&quot; &quot;);&quot; &quot;)" office:value-type="string" office:string-value=" ">
            <text:p><text:s/></text:p>
          </table:table-cell>
          <table:table-cell table:style-name="ce18" table:formula="of:=IF(ISNUMBER([.AU46]);IF([.AU46]&gt;0;ABS([.AU$2]);&quot; &quot;);&quot; &quot;)" office:value-type="string" office:string-value=" ">
            <text:p><text:s/></text:p>
          </table:table-cell>
          <table:table-cell table:style-name="ce18" table:formula="of:=IF(ISNUMBER([.AV46]);IF([.AV46]&gt;0;ABS([.AV$2]);&quot; &quot;);&quot; &quot;)" office:value-type="string" office:string-value=" ">
            <text:p><text:s/></text:p>
          </table:table-cell>
          <table:table-cell table:style-name="ce18" table:formula="of:=IF(ISNUMBER([.AW46]);IF([.AW46]&gt;0;ABS([.AW$2]);&quot; &quot;);&quot; &quot;)" office:value-type="string" office:string-value=" ">
            <text:p><text:s/></text:p>
          </table:table-cell>
          <table:table-cell table:style-name="ce18" table:formula="of:=IF(ISNUMBER([.AX46]);IF([.AX46]&gt;0;ABS([.AX$2]);&quot; &quot;);&quot; &quot;)" office:value-type="string" office:string-value=" ">
            <text:p><text:s/></text:p>
          </table:table-cell>
          <table:table-cell table:style-name="ce18" table:formula="of:=IF(ISNUMBER([.AY46]);IF([.AY46]&gt;0;ABS([.AY$2]);&quot; &quot;);&quot; &quot;)" office:value-type="string" office:string-value=" ">
            <text:p><text:s/></text:p>
          </table:table-cell>
          <table:table-cell table:style-name="ce18" table:formula="of:=IF(ISNUMBER([.AZ46]);IF([.AZ46]&gt;0;ABS([.AZ$2]);&quot; &quot;);&quot; &quot;)" office:value-type="string" office:string-value=" ">
            <text:p><text:s/></text:p>
          </table:table-cell>
          <table:table-cell table:style-name="ce18" table:formula="of:=IF(ISNUMBER([.BA46]);IF([.BA46]&gt;0;ABS([.BA$2]);&quot; &quot;);&quot; &quot;)" office:value-type="string" office:string-value=" ">
            <text:p><text:s/></text:p>
          </table:table-cell>
          <table:table-cell table:style-name="ce18" table:formula="of:=IF(ISNUMBER([.BB46]);IF([.BB46]&gt;0;ABS([.BB$2]);&quot; &quot;);&quot; &quot;)" office:value-type="string" office:string-value=" ">
            <text:p><text:s/></text:p>
          </table:table-cell>
          <table:table-cell table:style-name="ce18" table:formula="of:=IF(ISNUMBER([.BC46]);IF([.BC46]&gt;0;ABS([.BC$2]);&quot; &quot;);&quot; &quot;)" office:value-type="string" office:string-value=" ">
            <text:p><text:s/></text:p>
          </table:table-cell>
          <table:table-cell table:style-name="ce18" table:formula="of:=IF(ISNUMBER([.BD46]);IF([.BD46]&gt;0;ABS([.BD$2]);&quot; &quot;);&quot; &quot;)" office:value-type="string" office:string-value=" ">
            <text:p><text:s/></text:p>
          </table:table-cell>
          <table:table-cell table:style-name="ce18" table:formula="of:=IF(ISNUMBER([.BE46]);IF([.BE46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48:.$BE48])" office:value-type="float" office:value="60">
            <text:p>60</text:p>
          </table:table-cell>
          <table:table-cell table:style-name="ce49" table:formula="of:=SUMIF([.$B$2:.$BE$2];&quot;&lt;0&quot;;[.$B48:.$BE48])" office:value-type="float" office:value="20">
            <text:p>20</text:p>
          </table:table-cell>
          <table:table-cell table:style-name="ce49" table:formula="of:=[.BG47]/[.BH47]" office:value-type="float" office:value="3">
            <text:p>3</text:p>
          </table:table-cell>
          <table:table-cell table:style-name="ce49" table:number-columns-repeated="2"/>
          <table:table-cell table:number-columns-repeated="961"/>
        </table:table-row>
        <table:table-row table:style-name="ro4">
          <table:table-cell/>
          <table:table-cell table:style-name="ce18" table:formula="of:=IF(ISNUMBER([.B46]);IF([.B46]&gt;0;&quot; &quot;;ABS([.B$2]));&quot; &quot;)" office:value-type="float" office:value="20">
            <text:p>20</text:p>
          </table:table-cell>
          <table:table-cell table:style-name="ce18" table:formula="of:=IF(ISNUMBER([.C46]);IF([.C46]&gt;0;&quot; &quot;;ABS([.C$2]));&quot; &quot;)" office:value-type="string" office:string-value=" ">
            <text:p><text:s/></text:p>
          </table:table-cell>
          <table:table-cell table:style-name="ce18" table:formula="of:=IF(ISNUMBER([.D46]);IF([.D46]&gt;0;&quot; &quot;;ABS([.D$2]));&quot; &quot;)" office:value-type="float" office:value="20">
            <text:p>20</text:p>
          </table:table-cell>
          <table:table-cell table:style-name="ce18" table:formula="of:=IF(ISNUMBER([.E46]);IF([.E46]&gt;0;&quot; &quot;;ABS([.E$2]));&quot; &quot;)" office:value-type="string" office:string-value=" ">
            <text:p><text:s/></text:p>
          </table:table-cell>
          <table:table-cell table:style-name="ce18" table:formula="of:=IF(ISNUMBER([.F46]);IF([.F46]&gt;0;&quot; &quot;;ABS([.F$2]));&quot; &quot;)" office:value-type="string" office:string-value=" ">
            <text:p><text:s/></text:p>
          </table:table-cell>
          <table:table-cell table:style-name="ce18" table:formula="of:=IF(ISNUMBER([.G46]);IF([.G46]&gt;0;&quot; &quot;;ABS([.G$2]));&quot; &quot;)" office:value-type="string" office:string-value=" ">
            <text:p><text:s/></text:p>
          </table:table-cell>
          <table:table-cell table:style-name="ce18" table:formula="of:=IF(ISNUMBER([.H46]);IF([.H46]&gt;0;&quot; &quot;;ABS([.H$2]));&quot; &quot;)" office:value-type="float" office:value="20">
            <text:p>20</text:p>
          </table:table-cell>
          <table:table-cell table:style-name="ce18" table:formula="of:=IF(ISNUMBER([.I46]);IF([.I46]&gt;0;&quot; &quot;;ABS([.I$2]));&quot; &quot;)" office:value-type="string" office:string-value=" ">
            <text:p><text:s/></text:p>
          </table:table-cell>
          <table:table-cell table:style-name="ce18" table:formula="of:=IF(ISNUMBER([.J46]);IF([.J46]&gt;0;&quot; &quot;;ABS([.J$2]));&quot; &quot;)" office:value-type="string" office:string-value=" ">
            <text:p><text:s/></text:p>
          </table:table-cell>
          <table:table-cell table:style-name="ce18" table:formula="of:=IF(ISNUMBER([.K46]);IF([.K46]&gt;0;&quot; &quot;;ABS([.K$2]));&quot; &quot;)" office:value-type="string" office:string-value=" ">
            <text:p><text:s/></text:p>
          </table:table-cell>
          <table:table-cell table:style-name="ce18" table:formula="of:=IF(ISNUMBER([.L46]);IF([.L46]&gt;0;&quot; &quot;;ABS([.L$2]));&quot; &quot;)" office:value-type="string" office:string-value=" ">
            <text:p><text:s/></text:p>
          </table:table-cell>
          <table:table-cell table:style-name="ce18" table:formula="of:=IF(ISNUMBER([.M46]);IF([.M46]&gt;0;&quot; &quot;;ABS([.M$2]));&quot; &quot;)" office:value-type="string" office:string-value=" ">
            <text:p><text:s/></text:p>
          </table:table-cell>
          <table:table-cell table:style-name="ce18" table:formula="of:=IF(ISNUMBER([.N46]);IF([.N46]&gt;0;&quot; &quot;;ABS([.N$2]));&quot; &quot;)" office:value-type="string" office:string-value=" ">
            <text:p><text:s/></text:p>
          </table:table-cell>
          <table:table-cell table:style-name="ce18" table:formula="of:=IF(ISNUMBER([.O46]);IF([.O46]&gt;0;&quot; &quot;;ABS([.O$2]));&quot; &quot;)" office:value-type="string" office:string-value=" ">
            <text:p><text:s/></text:p>
          </table:table-cell>
          <table:table-cell table:style-name="ce18" table:formula="of:=IF(ISNUMBER([.P46]);IF([.P46]&gt;0;&quot; &quot;;ABS([.P$2]));&quot; &quot;)" office:value-type="string" office:string-value=" ">
            <text:p><text:s/></text:p>
          </table:table-cell>
          <table:table-cell table:style-name="ce18" table:formula="of:=IF(ISNUMBER([.Q46]);IF([.Q46]&gt;0;&quot; &quot;;ABS([.Q$2]));&quot; &quot;)" office:value-type="string" office:string-value=" ">
            <text:p><text:s/></text:p>
          </table:table-cell>
          <table:table-cell table:style-name="ce18" table:formula="of:=IF(ISNUMBER([.R46]);IF([.R46]&gt;0;&quot; &quot;;ABS([.R$2]));&quot; &quot;)" office:value-type="string" office:string-value=" ">
            <text:p><text:s/></text:p>
          </table:table-cell>
          <table:table-cell table:style-name="ce18" table:formula="of:=IF(ISNUMBER([.S46]);IF([.S46]&gt;0;&quot; &quot;;ABS([.S$2]));&quot; &quot;)" office:value-type="string" office:string-value=" ">
            <text:p><text:s/></text:p>
          </table:table-cell>
          <table:table-cell table:style-name="ce18" table:formula="of:=IF(ISNUMBER([.T46]);IF([.T46]&gt;0;&quot; &quot;;ABS([.T$2]));&quot; &quot;)" office:value-type="string" office:string-value=" ">
            <text:p><text:s/></text:p>
          </table:table-cell>
          <table:table-cell table:style-name="ce18" table:formula="of:=IF(ISNUMBER([.U46]);IF([.U46]&gt;0;&quot; &quot;;ABS([.U$2]));&quot; &quot;)" office:value-type="string" office:string-value=" ">
            <text:p><text:s/></text:p>
          </table:table-cell>
          <table:table-cell table:style-name="ce18" table:formula="of:=IF(ISNUMBER([.V46]);IF([.V46]&gt;0;&quot; &quot;;ABS([.V$2]));&quot; &quot;)" office:value-type="string" office:string-value=" ">
            <text:p><text:s/></text:p>
          </table:table-cell>
          <table:table-cell table:style-name="ce18" table:formula="of:=IF(ISNUMBER([.W46]);IF([.W46]&gt;0;&quot; &quot;;ABS([.W$2]));&quot; &quot;)" office:value-type="string" office:string-value=" ">
            <text:p><text:s/></text:p>
          </table:table-cell>
          <table:table-cell table:style-name="ce18" table:formula="of:=IF(ISNUMBER([.X46]);IF([.X46]&gt;0;&quot; &quot;;ABS([.X$2]));&quot; &quot;)" office:value-type="string" office:string-value=" ">
            <text:p><text:s/></text:p>
          </table:table-cell>
          <table:table-cell table:style-name="ce18" table:formula="of:=IF(ISNUMBER([.Y46]);IF([.Y46]&gt;0;&quot; &quot;;ABS([.Y$2]));&quot; &quot;)" office:value-type="string" office:string-value=" ">
            <text:p><text:s/></text:p>
          </table:table-cell>
          <table:table-cell table:style-name="ce18" table:formula="of:=IF(ISNUMBER([.Z46]);IF([.Z46]&gt;0;&quot; &quot;;ABS([.Z$2]));&quot; &quot;)" office:value-type="string" office:string-value=" ">
            <text:p><text:s/></text:p>
          </table:table-cell>
          <table:table-cell table:style-name="ce18" table:formula="of:=IF(ISNUMBER([.AA46]);IF([.AA46]&gt;0;&quot; &quot;;ABS([.AA$2]));&quot; &quot;)" office:value-type="string" office:string-value=" ">
            <text:p><text:s/></text:p>
          </table:table-cell>
          <table:table-cell table:style-name="ce18" table:formula="of:=IF(ISNUMBER([.AB46]);IF([.AB46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46]);IF([.AI46]&gt;0;&quot; &quot;;ABS([.AI$2]));&quot; &quot;)" office:value-type="string" office:string-value=" ">
            <text:p><text:s/></text:p>
          </table:table-cell>
          <table:table-cell table:style-name="ce18" table:formula="of:=IF(ISNUMBER([.AJ46]);IF([.AJ46]&gt;0;&quot; &quot;;ABS([.AJ$2]));&quot; &quot;)" office:value-type="string" office:string-value=" ">
            <text:p><text:s/></text:p>
          </table:table-cell>
          <table:table-cell table:style-name="ce18" table:formula="of:=IF(ISNUMBER([.AK46]);IF([.AK46]&gt;0;&quot; &quot;;ABS([.AK$2]));&quot; &quot;)" office:value-type="float" office:value="20">
            <text:p>20</text:p>
          </table:table-cell>
          <table:table-cell table:style-name="ce18" table:formula="of:=IF(ISNUMBER([.AL46]);IF([.AL46]&gt;0;&quot; &quot;;ABS([.AL$2]));&quot; &quot;)" office:value-type="string" office:string-value=" ">
            <text:p><text:s/></text:p>
          </table:table-cell>
          <table:table-cell table:style-name="ce18" table:formula="of:=IF(ISNUMBER([.AM46]);IF([.AM46]&gt;0;&quot; &quot;;ABS([.AM$2]));&quot; &quot;)" office:value-type="string" office:string-value=" ">
            <text:p><text:s/></text:p>
          </table:table-cell>
          <table:table-cell table:style-name="ce18" table:formula="of:=IF(ISNUMBER([.AN46]);IF([.AN46]&gt;0;&quot; &quot;;ABS([.AN$2]));&quot; &quot;)" office:value-type="string" office:string-value=" ">
            <text:p><text:s/></text:p>
          </table:table-cell>
          <table:table-cell table:style-name="ce18" table:formula="of:=IF(ISNUMBER([.AO46]);IF([.AO46]&gt;0;&quot; &quot;;ABS([.AO$2]));&quot; &quot;)" office:value-type="string" office:string-value=" ">
            <text:p><text:s/></text:p>
          </table:table-cell>
          <table:table-cell table:style-name="ce18" table:formula="of:=IF(ISNUMBER([.AP46]);IF([.AP46]&gt;0;&quot; &quot;;ABS([.AP$2]));&quot; &quot;)" office:value-type="string" office:string-value=" ">
            <text:p><text:s/></text:p>
          </table:table-cell>
          <table:table-cell table:style-name="ce18" table:formula="of:=IF(ISNUMBER([.AQ46]);IF([.AQ46]&gt;0;&quot; &quot;;ABS([.AQ$2]));&quot; &quot;)" office:value-type="string" office:string-value=" ">
            <text:p><text:s/></text:p>
          </table:table-cell>
          <table:table-cell table:style-name="ce18" table:formula="of:=IF(ISNUMBER([.AR46]);IF([.AR46]&gt;0;&quot; &quot;;ABS([.AR$2]));&quot; &quot;)" office:value-type="string" office:string-value=" ">
            <text:p><text:s/></text:p>
          </table:table-cell>
          <table:table-cell table:style-name="ce18" table:formula="of:=IF(ISNUMBER([.AS46]);IF([.AS46]&gt;0;&quot; &quot;;ABS([.AS$2]));&quot; &quot;)" office:value-type="string" office:string-value=" ">
            <text:p><text:s/></text:p>
          </table:table-cell>
          <table:table-cell table:style-name="ce18" table:formula="of:=IF(ISNUMBER([.AT46]);IF([.AT46]&gt;0;&quot; &quot;;ABS([.AT$2]));&quot; &quot;)" office:value-type="string" office:string-value=" ">
            <text:p><text:s/></text:p>
          </table:table-cell>
          <table:table-cell table:style-name="ce18" table:formula="of:=IF(ISNUMBER([.AU46]);IF([.AU46]&gt;0;&quot; &quot;;ABS([.AU$2]));&quot; &quot;)" office:value-type="string" office:string-value=" ">
            <text:p><text:s/></text:p>
          </table:table-cell>
          <table:table-cell table:style-name="ce18" table:formula="of:=IF(ISNUMBER([.AV46]);IF([.AV46]&gt;0;&quot; &quot;;ABS([.AV$2]));&quot; &quot;)" office:value-type="string" office:string-value=" ">
            <text:p><text:s/></text:p>
          </table:table-cell>
          <table:table-cell table:style-name="ce18" table:formula="of:=IF(ISNUMBER([.AW46]);IF([.AW46]&gt;0;&quot; &quot;;ABS([.AW$2]));&quot; &quot;)" office:value-type="string" office:string-value=" ">
            <text:p><text:s/></text:p>
          </table:table-cell>
          <table:table-cell table:style-name="ce18" table:formula="of:=IF(ISNUMBER([.AX46]);IF([.AX46]&gt;0;&quot; &quot;;ABS([.AX$2]));&quot; &quot;)" office:value-type="string" office:string-value=" ">
            <text:p><text:s/></text:p>
          </table:table-cell>
          <table:table-cell table:style-name="ce18" table:formula="of:=IF(ISNUMBER([.AY46]);IF([.AY46]&gt;0;&quot; &quot;;ABS([.AY$2]));&quot; &quot;)" office:value-type="string" office:string-value=" ">
            <text:p><text:s/></text:p>
          </table:table-cell>
          <table:table-cell table:style-name="ce18" table:formula="of:=IF(ISNUMBER([.AZ46]);IF([.AZ46]&gt;0;&quot; &quot;;ABS([.AZ$2]));&quot; &quot;)" office:value-type="string" office:string-value=" ">
            <text:p><text:s/></text:p>
          </table:table-cell>
          <table:table-cell table:style-name="ce18" table:formula="of:=IF(ISNUMBER([.BA46]);IF([.BA46]&gt;0;&quot; &quot;;ABS([.BA$2]));&quot; &quot;)" office:value-type="string" office:string-value=" ">
            <text:p><text:s/></text:p>
          </table:table-cell>
          <table:table-cell table:style-name="ce18" table:formula="of:=IF(ISNUMBER([.BB46]);IF([.BB46]&gt;0;&quot; &quot;;ABS([.BB$2]));&quot; &quot;)" office:value-type="string" office:string-value=" ">
            <text:p><text:s/></text:p>
          </table:table-cell>
          <table:table-cell table:style-name="ce18" table:formula="of:=IF(ISNUMBER([.BC46]);IF([.BC46]&gt;0;&quot; &quot;;ABS([.BC$2]));&quot; &quot;)" office:value-type="string" office:string-value=" ">
            <text:p><text:s/></text:p>
          </table:table-cell>
          <table:table-cell table:style-name="ce18" table:formula="of:=IF(ISNUMBER([.BD46]);IF([.BD46]&gt;0;&quot; &quot;;ABS([.BD$2]));&quot; &quot;)" office:value-type="string" office:string-value=" ">
            <text:p><text:s/></text:p>
          </table:table-cell>
          <table:table-cell table:style-name="ce18" table:formula="of:=IF(ISNUMBER([.BE46]);IF([.BE46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46]+[.BG47]" office:value-type="float" office:value="140">
            <text:p>140</text:p>
          </table:table-cell>
          <table:table-cell table:style-name="ce49" table:formula="of:=[.BH46]+[.BH47]" office:value-type="float" office:value="75">
            <text:p>75</text:p>
          </table:table-cell>
          <table:table-cell table:style-name="ce49" table:formula="of:=[.BG48]/[.BH48]" office:value-type="float" office:value="1.86666666666667">
            <text:p>1,87</text:p>
          </table:table-cell>
          <table:table-cell table:style-name="ce49" table:number-columns-repeated="963"/>
        </table:table-row>
        <table:table-row table:style-name="ro1" table:number-rows-repeated="3">
          <table:table-cell table:number-columns-repeated="62"/>
          <table:table-cell table:style-name="ce49"/>
          <table:table-cell table:number-columns-repeated="961"/>
        </table:table-row>
        <table:table-row table:style-name="ro1">
          <table:table-cell office:value-type="string">
            <text:p>Sun Paladin</text:p>
          </table:table-cell>
          <table:table-cell table:number-columns-repeated="2"/>
          <table:table-cell table:style-name="ce20" office:value-type="float" office:value="1.1">
            <text:p>1,1</text:p>
          </table:table-cell>
          <table:table-cell table:number-columns-repeated="3"/>
          <table:table-cell office:value-type="float" office:value="-1.1">
            <text:p>-1,1</text:p>
          </table:table-cell>
          <table:table-cell table:number-columns-repeated="2" table:style-name="ce20" office:value-type="float" office:value="1.1">
            <text:p>1,1</text:p>
          </table:table-cell>
          <table:table-cell table:number-columns-repeated="18"/>
          <table:table-cell table:number-columns-repeated="6"/>
          <table:table-cell table:number-columns-repeated="2"/>
          <table:table-cell office:value-type="float" office:value="-1.1">
            <text:p>-1,1</text:p>
          </table:table-cell>
          <table:table-cell table:number-columns-repeated="12"/>
          <table:table-cell table:style-name="ce20" office:value-type="float" office:value="1.3">
            <text:p>1,3</text:p>
          </table:table-cell>
          <table:table-cell office:value-type="float" office:value="-1">
            <text:p>-1</text:p>
          </table:table-cell>
          <table:table-cell table:style-name="ce20" office:value-type="float" office:value="1.3">
            <text:p>1,3</text:p>
          </table:table-cell>
          <table:table-cell table:style-name="ce20" office:value-type="float" office:value="1">
            <text:p>1</text:p>
          </table:table-cell>
          <table:table-cell table:number-columns-repeated="4"/>
          <table:table-cell table:style-name="ce49" office:value-type="string">
            <text:p>At1</text:p>
          </table:table-cell>
          <table:table-cell table:style-name="ce49" table:formula="of:=SUMIF([.$B$2:.$BE$2];&quot;&gt;0&quot;;[.$B53:.$BE53])" office:value-type="float" office:value="60">
            <text:p>60</text:p>
          </table:table-cell>
          <table:table-cell table:style-name="ce49" table:formula="of:=SUMIF([.$B$2:.$BE$2];&quot;&lt;0&quot;;[.$B53:.$BE53])" office:value-type="float" office:value="75">
            <text:p>75</text:p>
          </table:table-cell>
          <table:table-cell table:style-name="ce49" table:formula="of:=[.BG52]/[.BH52]" office:value-type="float" office:value="0.8">
            <text:p>0,8</text:p>
          </table:table-cell>
          <table:table-cell table:style-name="ce49"/>
          <table:table-cell table:style-name="ce49" table:number-matrix-columns-spanned="1" table:number-matrix-rows-spanned="1" table:formula="of:=SUM(ABS([.B52:.BB52]))" office:value-type="float" office:value="10.1">
            <text:p>10,1</text:p>
          </table:table-cell>
          <table:table-cell table:number-columns-repeated="961"/>
        </table:table-row>
        <table:table-row table:style-name="ro4">
          <table:table-cell/>
          <table:table-cell table:style-name="ce18" table:formula="of:=IF(ISNUMBER([.B52]);IF([.B52]&gt;0;ABS([.B$2]);&quot; &quot;);&quot; &quot;)" office:value-type="string" office:string-value=" ">
            <text:p><text:s/></text:p>
          </table:table-cell>
          <table:table-cell table:style-name="ce18" table:formula="of:=IF(ISNUMBER([.C52]);IF([.C52]&gt;0;ABS([.C$2]);&quot; &quot;);&quot; &quot;)" office:value-type="string" office:string-value=" ">
            <text:p><text:s/></text:p>
          </table:table-cell>
          <table:table-cell table:style-name="ce18" table:formula="of:=IF(ISNUMBER([.D52]);IF([.D52]&gt;0;ABS([.D$2]);&quot; &quot;);&quot; &quot;)" office:value-type="float" office:value="20">
            <text:p>20</text:p>
          </table:table-cell>
          <table:table-cell table:style-name="ce18" table:formula="of:=IF(ISNUMBER([.E52]);IF([.E52]&gt;0;ABS([.E$2]);&quot; &quot;);&quot; &quot;)" office:value-type="string" office:string-value=" ">
            <text:p><text:s/></text:p>
          </table:table-cell>
          <table:table-cell table:style-name="ce18" table:formula="of:=IF(ISNUMBER([.F52]);IF([.F52]&gt;0;ABS([.F$2]);&quot; &quot;);&quot; &quot;)" office:value-type="string" office:string-value=" ">
            <text:p><text:s/></text:p>
          </table:table-cell>
          <table:table-cell table:style-name="ce18" table:formula="of:=IF(ISNUMBER([.G52]);IF([.G52]&gt;0;ABS([.G$2]);&quot; &quot;);&quot; &quot;)" office:value-type="string" office:string-value=" ">
            <text:p><text:s/></text:p>
          </table:table-cell>
          <table:table-cell table:style-name="ce18" table:formula="of:=IF(ISNUMBER([.H52]);IF([.H52]&gt;0;ABS([.H$2]);&quot; &quot;);&quot; &quot;)" office:value-type="string" office:string-value=" ">
            <text:p><text:s/></text:p>
          </table:table-cell>
          <table:table-cell table:style-name="ce18" table:formula="of:=IF(ISNUMBER([.I52]);IF([.I52]&gt;0;ABS([.I$2]);&quot; &quot;);&quot; &quot;)" office:value-type="float" office:value="20">
            <text:p>20</text:p>
          </table:table-cell>
          <table:table-cell table:style-name="ce18" table:formula="of:=IF(ISNUMBER([.J52]);IF([.J52]&gt;0;ABS([.J$2]);&quot; &quot;);&quot; &quot;)" office:value-type="float" office:value="35">
            <text:p>35</text:p>
          </table:table-cell>
          <table:table-cell table:style-name="ce18" table:formula="of:=IF(ISNUMBER([.K52]);IF([.K52]&gt;0;ABS([.K$2]);&quot; &quot;);&quot; &quot;)" office:value-type="string" office:string-value=" ">
            <text:p><text:s/></text:p>
          </table:table-cell>
          <table:table-cell table:style-name="ce18" table:formula="of:=IF(ISNUMBER([.L52]);IF([.L52]&gt;0;ABS([.L$2]);&quot; &quot;);&quot; &quot;)" office:value-type="string" office:string-value=" ">
            <text:p><text:s/></text:p>
          </table:table-cell>
          <table:table-cell table:style-name="ce18" table:formula="of:=IF(ISNUMBER([.M52]);IF([.M52]&gt;0;ABS([.M$2]);&quot; &quot;);&quot; &quot;)" office:value-type="string" office:string-value=" ">
            <text:p><text:s/></text:p>
          </table:table-cell>
          <table:table-cell table:style-name="ce18" table:formula="of:=IF(ISNUMBER([.N52]);IF([.N52]&gt;0;ABS([.N$2]);&quot; &quot;);&quot; &quot;)" office:value-type="string" office:string-value=" ">
            <text:p><text:s/></text:p>
          </table:table-cell>
          <table:table-cell table:style-name="ce18" table:formula="of:=IF(ISNUMBER([.O52]);IF([.O52]&gt;0;ABS([.O$2]);&quot; &quot;);&quot; &quot;)" office:value-type="string" office:string-value=" ">
            <text:p><text:s/></text:p>
          </table:table-cell>
          <table:table-cell table:style-name="ce18" table:formula="of:=IF(ISNUMBER([.P52]);IF([.P52]&gt;0;ABS([.P$2]);&quot; &quot;);&quot; &quot;)" office:value-type="string" office:string-value=" ">
            <text:p><text:s/></text:p>
          </table:table-cell>
          <table:table-cell table:style-name="ce18" table:formula="of:=IF(ISNUMBER([.Q52]);IF([.Q52]&gt;0;ABS([.Q$2]);&quot; &quot;);&quot; &quot;)" office:value-type="string" office:string-value=" ">
            <text:p><text:s/></text:p>
          </table:table-cell>
          <table:table-cell table:style-name="ce18" table:formula="of:=IF(ISNUMBER([.R52]);IF([.R52]&gt;0;ABS([.R$2]);&quot; &quot;);&quot; &quot;)" office:value-type="string" office:string-value=" ">
            <text:p><text:s/></text:p>
          </table:table-cell>
          <table:table-cell table:style-name="ce18" table:formula="of:=IF(ISNUMBER([.S52]);IF([.S52]&gt;0;ABS([.S$2]);&quot; &quot;);&quot; &quot;)" office:value-type="string" office:string-value=" ">
            <text:p><text:s/></text:p>
          </table:table-cell>
          <table:table-cell table:style-name="ce18" table:formula="of:=IF(ISNUMBER([.T52]);IF([.T52]&gt;0;ABS([.T$2]);&quot; &quot;);&quot; &quot;)" office:value-type="string" office:string-value=" ">
            <text:p><text:s/></text:p>
          </table:table-cell>
          <table:table-cell table:style-name="ce18" table:formula="of:=IF(ISNUMBER([.U52]);IF([.U52]&gt;0;ABS([.U$2]);&quot; &quot;);&quot; &quot;)" office:value-type="string" office:string-value=" ">
            <text:p><text:s/></text:p>
          </table:table-cell>
          <table:table-cell table:style-name="ce18" table:formula="of:=IF(ISNUMBER([.V52]);IF([.V52]&gt;0;ABS([.V$2]);&quot; &quot;);&quot; &quot;)" office:value-type="string" office:string-value=" ">
            <text:p><text:s/></text:p>
          </table:table-cell>
          <table:table-cell table:style-name="ce18" table:formula="of:=IF(ISNUMBER([.W52]);IF([.W52]&gt;0;ABS([.W$2]);&quot; &quot;);&quot; &quot;)" office:value-type="string" office:string-value=" ">
            <text:p><text:s/></text:p>
          </table:table-cell>
          <table:table-cell table:style-name="ce18" table:formula="of:=IF(ISNUMBER([.X52]);IF([.X52]&gt;0;ABS([.X$2]);&quot; &quot;);&quot; &quot;)" office:value-type="string" office:string-value=" ">
            <text:p><text:s/></text:p>
          </table:table-cell>
          <table:table-cell table:style-name="ce18" table:formula="of:=IF(ISNUMBER([.Y52]);IF([.Y52]&gt;0;ABS([.Y$2]);&quot; &quot;);&quot; &quot;)" office:value-type="string" office:string-value=" ">
            <text:p><text:s/></text:p>
          </table:table-cell>
          <table:table-cell table:style-name="ce18" table:formula="of:=IF(ISNUMBER([.Z52]);IF([.Z52]&gt;0;ABS([.Z$2]);&quot; &quot;);&quot; &quot;)" office:value-type="string" office:string-value=" ">
            <text:p><text:s/></text:p>
          </table:table-cell>
          <table:table-cell table:style-name="ce18" table:formula="of:=IF(ISNUMBER([.AA52]);IF([.AA52]&gt;0;ABS([.AA$2]);&quot; &quot;);&quot; &quot;)" office:value-type="string" office:string-value=" ">
            <text:p><text:s/></text:p>
          </table:table-cell>
          <table:table-cell table:style-name="ce18" table:formula="of:=IF(ISNUMBER([.AB52]);IF([.AB52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52]);IF([.AI52]&gt;0;ABS([.AI$2]);&quot; &quot;);&quot; &quot;)" office:value-type="string" office:string-value=" ">
            <text:p><text:s/></text:p>
          </table:table-cell>
          <table:table-cell table:style-name="ce18" table:formula="of:=IF(ISNUMBER([.AJ52]);IF([.AJ52]&gt;0;ABS([.AJ$2]);&quot; &quot;);&quot; &quot;)" office:value-type="string" office:string-value=" ">
            <text:p><text:s/></text:p>
          </table:table-cell>
          <table:table-cell table:style-name="ce18" table:formula="of:=IF(ISNUMBER([.AK52]);IF([.AK52]&gt;0;ABS([.AK$2]);&quot; &quot;);&quot; &quot;)" office:value-type="string" office:string-value=" ">
            <text:p><text:s/></text:p>
          </table:table-cell>
          <table:table-cell table:style-name="ce18" table:formula="of:=IF(ISNUMBER([.AL52]);IF([.AL52]&gt;0;ABS([.AL$2]);&quot; &quot;);&quot; &quot;)" office:value-type="string" office:string-value=" ">
            <text:p><text:s/></text:p>
          </table:table-cell>
          <table:table-cell table:style-name="ce18" table:formula="of:=IF(ISNUMBER([.AM52]);IF([.AM52]&gt;0;ABS([.AM$2]);&quot; &quot;);&quot; &quot;)" office:value-type="string" office:string-value=" ">
            <text:p><text:s/></text:p>
          </table:table-cell>
          <table:table-cell table:style-name="ce18" table:formula="of:=IF(ISNUMBER([.AN52]);IF([.AN52]&gt;0;ABS([.AN$2]);&quot; &quot;);&quot; &quot;)" office:value-type="string" office:string-value=" ">
            <text:p><text:s/></text:p>
          </table:table-cell>
          <table:table-cell table:style-name="ce18" table:formula="of:=IF(ISNUMBER([.AO52]);IF([.AO52]&gt;0;ABS([.AO$2]);&quot; &quot;);&quot; &quot;)" office:value-type="string" office:string-value=" ">
            <text:p><text:s/></text:p>
          </table:table-cell>
          <table:table-cell table:style-name="ce18" table:formula="of:=IF(ISNUMBER([.AP52]);IF([.AP52]&gt;0;ABS([.AP$2]);&quot; &quot;);&quot; &quot;)" office:value-type="string" office:string-value=" ">
            <text:p><text:s/></text:p>
          </table:table-cell>
          <table:table-cell table:style-name="ce18" table:formula="of:=IF(ISNUMBER([.AQ52]);IF([.AQ52]&gt;0;ABS([.AQ$2]);&quot; &quot;);&quot; &quot;)" office:value-type="string" office:string-value=" ">
            <text:p><text:s/></text:p>
          </table:table-cell>
          <table:table-cell table:style-name="ce18" table:formula="of:=IF(ISNUMBER([.AR52]);IF([.AR52]&gt;0;ABS([.AR$2]);&quot; &quot;);&quot; &quot;)" office:value-type="string" office:string-value=" ">
            <text:p><text:s/></text:p>
          </table:table-cell>
          <table:table-cell table:style-name="ce18" table:formula="of:=IF(ISNUMBER([.AS52]);IF([.AS52]&gt;0;ABS([.AS$2]);&quot; &quot;);&quot; &quot;)" office:value-type="string" office:string-value=" ">
            <text:p><text:s/></text:p>
          </table:table-cell>
          <table:table-cell table:style-name="ce18" table:formula="of:=IF(ISNUMBER([.AT52]);IF([.AT52]&gt;0;ABS([.AT$2]);&quot; &quot;);&quot; &quot;)" office:value-type="string" office:string-value=" ">
            <text:p><text:s/></text:p>
          </table:table-cell>
          <table:table-cell table:style-name="ce18" table:formula="of:=IF(ISNUMBER([.AU52]);IF([.AU52]&gt;0;ABS([.AU$2]);&quot; &quot;);&quot; &quot;)" office:value-type="string" office:string-value=" ">
            <text:p><text:s/></text:p>
          </table:table-cell>
          <table:table-cell table:style-name="ce18" table:formula="of:=IF(ISNUMBER([.AV52]);IF([.AV52]&gt;0;ABS([.AV$2]);&quot; &quot;);&quot; &quot;)" office:value-type="string" office:string-value=" ">
            <text:p><text:s/></text:p>
          </table:table-cell>
          <table:table-cell table:style-name="ce18" table:formula="of:=IF(ISNUMBER([.AW52]);IF([.AW52]&gt;0;ABS([.AW$2]);&quot; &quot;);&quot; &quot;)" office:value-type="string" office:string-value=" ">
            <text:p><text:s/></text:p>
          </table:table-cell>
          <table:table-cell table:style-name="ce18" table:formula="of:=IF(ISNUMBER([.AX52]);IF([.AX52]&gt;0;ABS([.AX$2]);&quot; &quot;);&quot; &quot;)" office:value-type="float" office:value="20">
            <text:p>20</text:p>
          </table:table-cell>
          <table:table-cell table:style-name="ce18" table:formula="of:=IF(ISNUMBER([.AY52]);IF([.AY52]&gt;0;ABS([.AY$2]);&quot; &quot;);&quot; &quot;)" office:value-type="string" office:string-value=" ">
            <text:p><text:s/></text:p>
          </table:table-cell>
          <table:table-cell table:style-name="ce18" table:formula="of:=IF(ISNUMBER([.AZ52]);IF([.AZ52]&gt;0;ABS([.AZ$2]);&quot; &quot;);&quot; &quot;)" office:value-type="float" office:value="20">
            <text:p>20</text:p>
          </table:table-cell>
          <table:table-cell table:style-name="ce18" table:formula="of:=IF(ISNUMBER([.BA52]);IF([.BA52]&gt;0;ABS([.BA$2]);&quot; &quot;);&quot; &quot;)" office:value-type="float" office:value="20">
            <text:p>20</text:p>
          </table:table-cell>
          <table:table-cell table:style-name="ce18" table:formula="of:=IF(ISNUMBER([.BB52]);IF([.BB52]&gt;0;ABS([.BB$2]);&quot; &quot;);&quot; &quot;)" office:value-type="string" office:string-value=" ">
            <text:p><text:s/></text:p>
          </table:table-cell>
          <table:table-cell table:style-name="ce18" table:formula="of:=IF(ISNUMBER([.BC52]);IF([.BC52]&gt;0;ABS([.BC$2]);&quot; &quot;);&quot; &quot;)" office:value-type="string" office:string-value=" ">
            <text:p><text:s/></text:p>
          </table:table-cell>
          <table:table-cell table:style-name="ce18" table:formula="of:=IF(ISNUMBER([.BD52]);IF([.BD52]&gt;0;ABS([.BD$2]);&quot; &quot;);&quot; &quot;)" office:value-type="string" office:string-value=" ">
            <text:p><text:s/></text:p>
          </table:table-cell>
          <table:table-cell table:style-name="ce18" table:formula="of:=IF(ISNUMBER([.BE52]);IF([.BE52]&gt;0;ABS([.BE$2]);&quot; &quot;);&quot; &quot;)" office:value-type="string" office:string-value=" ">
            <text:p><text:s/>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54:.$BE54])" office:value-type="float" office:value="40">
            <text:p>40</text:p>
          </table:table-cell>
          <table:table-cell table:style-name="ce49" table:formula="of:=SUMIF([.$B$2:.$BE$2];&quot;&lt;0&quot;;[.$B54:.$BE54])" office:value-type="float" office:value="20">
            <text:p>20</text:p>
          </table:table-cell>
          <table:table-cell table:style-name="ce49" table:formula="of:=[.BG53]/[.BH53]" office:value-type="float" office:value="2">
            <text:p>2</text:p>
          </table:table-cell>
          <table:table-cell table:style-name="ce49" table:number-columns-repeated="2"/>
          <table:table-cell table:number-columns-repeated="961"/>
        </table:table-row>
        <table:table-row table:style-name="ro4">
          <table:table-cell/>
          <table:table-cell table:style-name="ce18" table:formula="of:=IF(ISNUMBER([.B52]);IF([.B52]&gt;0;&quot; &quot;;ABS([.B$2]));&quot; &quot;)" office:value-type="string" office:string-value=" ">
            <text:p><text:s/></text:p>
          </table:table-cell>
          <table:table-cell table:style-name="ce18" table:formula="of:=IF(ISNUMBER([.C52]);IF([.C52]&gt;0;&quot; &quot;;ABS([.C$2]));&quot; &quot;)" office:value-type="string" office:string-value=" ">
            <text:p><text:s/></text:p>
          </table:table-cell>
          <table:table-cell table:style-name="ce18" table:formula="of:=IF(ISNUMBER([.D52]);IF([.D52]&gt;0;&quot; &quot;;ABS([.D$2]));&quot; &quot;)" office:value-type="string" office:string-value=" ">
            <text:p><text:s/></text:p>
          </table:table-cell>
          <table:table-cell table:style-name="ce18" table:formula="of:=IF(ISNUMBER([.E52]);IF([.E52]&gt;0;&quot; &quot;;ABS([.E$2]));&quot; &quot;)" office:value-type="string" office:string-value=" ">
            <text:p><text:s/></text:p>
          </table:table-cell>
          <table:table-cell table:style-name="ce18" table:formula="of:=IF(ISNUMBER([.F52]);IF([.F52]&gt;0;&quot; &quot;;ABS([.F$2]));&quot; &quot;)" office:value-type="string" office:string-value=" ">
            <text:p><text:s/></text:p>
          </table:table-cell>
          <table:table-cell table:style-name="ce18" table:formula="of:=IF(ISNUMBER([.G52]);IF([.G52]&gt;0;&quot; &quot;;ABS([.G$2]));&quot; &quot;)" office:value-type="string" office:string-value=" ">
            <text:p><text:s/></text:p>
          </table:table-cell>
          <table:table-cell table:style-name="ce18" table:formula="of:=IF(ISNUMBER([.H52]);IF([.H52]&gt;0;&quot; &quot;;ABS([.H$2]));&quot; &quot;)" office:value-type="float" office:value="20">
            <text:p>20</text:p>
          </table:table-cell>
          <table:table-cell table:style-name="ce18" table:formula="of:=IF(ISNUMBER([.I52]);IF([.I52]&gt;0;&quot; &quot;;ABS([.I$2]));&quot; &quot;)" office:value-type="string" office:string-value=" ">
            <text:p><text:s/></text:p>
          </table:table-cell>
          <table:table-cell table:style-name="ce18" table:formula="of:=IF(ISNUMBER([.J52]);IF([.J52]&gt;0;&quot; &quot;;ABS([.J$2]));&quot; &quot;)" office:value-type="string" office:string-value=" ">
            <text:p><text:s/></text:p>
          </table:table-cell>
          <table:table-cell table:style-name="ce18" table:formula="of:=IF(ISNUMBER([.K52]);IF([.K52]&gt;0;&quot; &quot;;ABS([.K$2]));&quot; &quot;)" office:value-type="string" office:string-value=" ">
            <text:p><text:s/></text:p>
          </table:table-cell>
          <table:table-cell table:style-name="ce18" table:formula="of:=IF(ISNUMBER([.L52]);IF([.L52]&gt;0;&quot; &quot;;ABS([.L$2]));&quot; &quot;)" office:value-type="string" office:string-value=" ">
            <text:p><text:s/></text:p>
          </table:table-cell>
          <table:table-cell table:style-name="ce18" table:formula="of:=IF(ISNUMBER([.M52]);IF([.M52]&gt;0;&quot; &quot;;ABS([.M$2]));&quot; &quot;)" office:value-type="string" office:string-value=" ">
            <text:p><text:s/></text:p>
          </table:table-cell>
          <table:table-cell table:style-name="ce18" table:formula="of:=IF(ISNUMBER([.N52]);IF([.N52]&gt;0;&quot; &quot;;ABS([.N$2]));&quot; &quot;)" office:value-type="string" office:string-value=" ">
            <text:p><text:s/></text:p>
          </table:table-cell>
          <table:table-cell table:style-name="ce18" table:formula="of:=IF(ISNUMBER([.O52]);IF([.O52]&gt;0;&quot; &quot;;ABS([.O$2]));&quot; &quot;)" office:value-type="string" office:string-value=" ">
            <text:p><text:s/></text:p>
          </table:table-cell>
          <table:table-cell table:style-name="ce18" table:formula="of:=IF(ISNUMBER([.P52]);IF([.P52]&gt;0;&quot; &quot;;ABS([.P$2]));&quot; &quot;)" office:value-type="string" office:string-value=" ">
            <text:p><text:s/></text:p>
          </table:table-cell>
          <table:table-cell table:style-name="ce18" table:formula="of:=IF(ISNUMBER([.Q52]);IF([.Q52]&gt;0;&quot; &quot;;ABS([.Q$2]));&quot; &quot;)" office:value-type="string" office:string-value=" ">
            <text:p><text:s/></text:p>
          </table:table-cell>
          <table:table-cell table:style-name="ce18" table:formula="of:=IF(ISNUMBER([.R52]);IF([.R52]&gt;0;&quot; &quot;;ABS([.R$2]));&quot; &quot;)" office:value-type="string" office:string-value=" ">
            <text:p><text:s/></text:p>
          </table:table-cell>
          <table:table-cell table:style-name="ce18" table:formula="of:=IF(ISNUMBER([.S52]);IF([.S52]&gt;0;&quot; &quot;;ABS([.S$2]));&quot; &quot;)" office:value-type="string" office:string-value=" ">
            <text:p><text:s/></text:p>
          </table:table-cell>
          <table:table-cell table:style-name="ce18" table:formula="of:=IF(ISNUMBER([.T52]);IF([.T52]&gt;0;&quot; &quot;;ABS([.T$2]));&quot; &quot;)" office:value-type="string" office:string-value=" ">
            <text:p><text:s/></text:p>
          </table:table-cell>
          <table:table-cell table:style-name="ce18" table:formula="of:=IF(ISNUMBER([.U52]);IF([.U52]&gt;0;&quot; &quot;;ABS([.U$2]));&quot; &quot;)" office:value-type="string" office:string-value=" ">
            <text:p><text:s/></text:p>
          </table:table-cell>
          <table:table-cell table:style-name="ce18" table:formula="of:=IF(ISNUMBER([.V52]);IF([.V52]&gt;0;&quot; &quot;;ABS([.V$2]));&quot; &quot;)" office:value-type="string" office:string-value=" ">
            <text:p><text:s/></text:p>
          </table:table-cell>
          <table:table-cell table:style-name="ce18" table:formula="of:=IF(ISNUMBER([.W52]);IF([.W52]&gt;0;&quot; &quot;;ABS([.W$2]));&quot; &quot;)" office:value-type="string" office:string-value=" ">
            <text:p><text:s/></text:p>
          </table:table-cell>
          <table:table-cell table:style-name="ce18" table:formula="of:=IF(ISNUMBER([.X52]);IF([.X52]&gt;0;&quot; &quot;;ABS([.X$2]));&quot; &quot;)" office:value-type="string" office:string-value=" ">
            <text:p><text:s/></text:p>
          </table:table-cell>
          <table:table-cell table:style-name="ce18" table:formula="of:=IF(ISNUMBER([.Y52]);IF([.Y52]&gt;0;&quot; &quot;;ABS([.Y$2]));&quot; &quot;)" office:value-type="string" office:string-value=" ">
            <text:p><text:s/></text:p>
          </table:table-cell>
          <table:table-cell table:style-name="ce18" table:formula="of:=IF(ISNUMBER([.Z52]);IF([.Z52]&gt;0;&quot; &quot;;ABS([.Z$2]));&quot; &quot;)" office:value-type="string" office:string-value=" ">
            <text:p><text:s/></text:p>
          </table:table-cell>
          <table:table-cell table:style-name="ce18" table:formula="of:=IF(ISNUMBER([.AA52]);IF([.AA52]&gt;0;&quot; &quot;;ABS([.AA$2]));&quot; &quot;)" office:value-type="string" office:string-value=" ">
            <text:p><text:s/></text:p>
          </table:table-cell>
          <table:table-cell table:style-name="ce18" table:formula="of:=IF(ISNUMBER([.AB52]);IF([.AB52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52]);IF([.AI52]&gt;0;&quot; &quot;;ABS([.AI$2]));&quot; &quot;)" office:value-type="string" office:string-value=" ">
            <text:p><text:s/></text:p>
          </table:table-cell>
          <table:table-cell table:style-name="ce18" table:formula="of:=IF(ISNUMBER([.AJ52]);IF([.AJ52]&gt;0;&quot; &quot;;ABS([.AJ$2]));&quot; &quot;)" office:value-type="string" office:string-value=" ">
            <text:p><text:s/></text:p>
          </table:table-cell>
          <table:table-cell table:style-name="ce18" table:formula="of:=IF(ISNUMBER([.AK52]);IF([.AK52]&gt;0;&quot; &quot;;ABS([.AK$2]));&quot; &quot;)" office:value-type="float" office:value="20">
            <text:p>20</text:p>
          </table:table-cell>
          <table:table-cell table:style-name="ce18" table:formula="of:=IF(ISNUMBER([.AL52]);IF([.AL52]&gt;0;&quot; &quot;;ABS([.AL$2]));&quot; &quot;)" office:value-type="string" office:string-value=" ">
            <text:p><text:s/></text:p>
          </table:table-cell>
          <table:table-cell table:style-name="ce18" table:formula="of:=IF(ISNUMBER([.AM52]);IF([.AM52]&gt;0;&quot; &quot;;ABS([.AM$2]));&quot; &quot;)" office:value-type="string" office:string-value=" ">
            <text:p><text:s/></text:p>
          </table:table-cell>
          <table:table-cell table:style-name="ce18" table:formula="of:=IF(ISNUMBER([.AN52]);IF([.AN52]&gt;0;&quot; &quot;;ABS([.AN$2]));&quot; &quot;)" office:value-type="string" office:string-value=" ">
            <text:p><text:s/></text:p>
          </table:table-cell>
          <table:table-cell table:style-name="ce18" table:formula="of:=IF(ISNUMBER([.AO52]);IF([.AO52]&gt;0;&quot; &quot;;ABS([.AO$2]));&quot; &quot;)" office:value-type="string" office:string-value=" ">
            <text:p><text:s/></text:p>
          </table:table-cell>
          <table:table-cell table:style-name="ce18" table:formula="of:=IF(ISNUMBER([.AP52]);IF([.AP52]&gt;0;&quot; &quot;;ABS([.AP$2]));&quot; &quot;)" office:value-type="string" office:string-value=" ">
            <text:p><text:s/></text:p>
          </table:table-cell>
          <table:table-cell table:style-name="ce18" table:formula="of:=IF(ISNUMBER([.AQ52]);IF([.AQ52]&gt;0;&quot; &quot;;ABS([.AQ$2]));&quot; &quot;)" office:value-type="string" office:string-value=" ">
            <text:p><text:s/></text:p>
          </table:table-cell>
          <table:table-cell table:style-name="ce18" table:formula="of:=IF(ISNUMBER([.AR52]);IF([.AR52]&gt;0;&quot; &quot;;ABS([.AR$2]));&quot; &quot;)" office:value-type="string" office:string-value=" ">
            <text:p><text:s/></text:p>
          </table:table-cell>
          <table:table-cell table:style-name="ce18" table:formula="of:=IF(ISNUMBER([.AS52]);IF([.AS52]&gt;0;&quot; &quot;;ABS([.AS$2]));&quot; &quot;)" office:value-type="string" office:string-value=" ">
            <text:p><text:s/></text:p>
          </table:table-cell>
          <table:table-cell table:style-name="ce18" table:formula="of:=IF(ISNUMBER([.AT52]);IF([.AT52]&gt;0;&quot; &quot;;ABS([.AT$2]));&quot; &quot;)" office:value-type="string" office:string-value=" ">
            <text:p><text:s/></text:p>
          </table:table-cell>
          <table:table-cell table:style-name="ce18" table:formula="of:=IF(ISNUMBER([.AU52]);IF([.AU52]&gt;0;&quot; &quot;;ABS([.AU$2]));&quot; &quot;)" office:value-type="string" office:string-value=" ">
            <text:p><text:s/></text:p>
          </table:table-cell>
          <table:table-cell table:style-name="ce18" table:formula="of:=IF(ISNUMBER([.AV52]);IF([.AV52]&gt;0;&quot; &quot;;ABS([.AV$2]));&quot; &quot;)" office:value-type="string" office:string-value=" ">
            <text:p><text:s/></text:p>
          </table:table-cell>
          <table:table-cell table:style-name="ce18" table:formula="of:=IF(ISNUMBER([.AW52]);IF([.AW52]&gt;0;&quot; &quot;;ABS([.AW$2]));&quot; &quot;)" office:value-type="string" office:string-value=" ">
            <text:p><text:s/></text:p>
          </table:table-cell>
          <table:table-cell table:style-name="ce18" table:formula="of:=IF(ISNUMBER([.AX52]);IF([.AX52]&gt;0;&quot; &quot;;ABS([.AX$2]));&quot; &quot;)" office:value-type="string" office:string-value=" ">
            <text:p><text:s/></text:p>
          </table:table-cell>
          <table:table-cell table:style-name="ce18" table:formula="of:=IF(ISNUMBER([.AY52]);IF([.AY52]&gt;0;&quot; &quot;;ABS([.AY$2]));&quot; &quot;)" office:value-type="float" office:value="20">
            <text:p>20</text:p>
          </table:table-cell>
          <table:table-cell table:style-name="ce18" table:formula="of:=IF(ISNUMBER([.AZ52]);IF([.AZ52]&gt;0;&quot; &quot;;ABS([.AZ$2]));&quot; &quot;)" office:value-type="string" office:string-value=" ">
            <text:p><text:s/></text:p>
          </table:table-cell>
          <table:table-cell table:style-name="ce18" table:formula="of:=IF(ISNUMBER([.BA52]);IF([.BA52]&gt;0;&quot; &quot;;ABS([.BA$2]));&quot; &quot;)" office:value-type="string" office:string-value=" ">
            <text:p><text:s/></text:p>
          </table:table-cell>
          <table:table-cell table:style-name="ce18" table:formula="of:=IF(ISNUMBER([.BB52]);IF([.BB52]&gt;0;&quot; &quot;;ABS([.BB$2]));&quot; &quot;)" office:value-type="string" office:string-value=" ">
            <text:p><text:s/></text:p>
          </table:table-cell>
          <table:table-cell table:style-name="ce18" table:formula="of:=IF(ISNUMBER([.BC52]);IF([.BC52]&gt;0;&quot; &quot;;ABS([.BC$2]));&quot; &quot;)" office:value-type="string" office:string-value=" ">
            <text:p><text:s/></text:p>
          </table:table-cell>
          <table:table-cell table:style-name="ce18" table:formula="of:=IF(ISNUMBER([.BD52]);IF([.BD52]&gt;0;&quot; &quot;;ABS([.BD$2]));&quot; &quot;)" office:value-type="string" office:string-value=" ">
            <text:p><text:s/></text:p>
          </table:table-cell>
          <table:table-cell table:style-name="ce18" table:formula="of:=IF(ISNUMBER([.BE52]);IF([.BE52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52]+[.BG53]" office:value-type="float" office:value="100">
            <text:p>100</text:p>
          </table:table-cell>
          <table:table-cell table:style-name="ce49" table:formula="of:=[.BH52]+[.BH53]" office:value-type="float" office:value="95">
            <text:p>95</text:p>
          </table:table-cell>
          <table:table-cell table:style-name="ce49" table:formula="of:=[.BG54]/[.BH54]" office:value-type="float" office:value="1.05263157894737">
            <text:p>1,05</text:p>
          </table:table-cell>
          <table:table-cell table:style-name="ce49" table:number-columns-repeated="963"/>
        </table:table-row>
        <table:table-row table:style-name="ro1">
          <table:table-cell office:value-type="string">
            <text:p>Anorithil</text:p>
          </table:table-cell>
          <table:table-cell table:number-columns-repeated="27"/>
          <table:table-cell table:number-columns-repeated="6"/>
          <table:table-cell table:number-columns-repeated="2"/>
          <table:table-cell table:style-name="ce21" office:value-type="float" office:value="-1.1">
            <text:p>-1,1</text:p>
          </table:table-cell>
          <table:table-cell table:number-columns-repeated="12"/>
          <table:table-cell table:style-name="ce20" office:value-type="float" office:value="1.3">
            <text:p>1,3</text:p>
          </table:table-cell>
          <table:table-cell table:style-name="ce21" office:value-type="float" office:value="-1.3">
            <text:p>-1,3</text:p>
          </table:table-cell>
          <table:table-cell/>
          <table:table-cell table:style-name="ce20" office:value-type="float" office:value="1.3">
            <text:p>1,3</text:p>
          </table:table-cell>
          <table:table-cell table:style-name="ce21" office:value-type="float" office:value="-1.3">
            <text:p>-1,3</text:p>
          </table:table-cell>
          <table:table-cell table:number-columns-repeated="3" table:style-name="ce20" office:value-type="float" office:value="1.3">
            <text:p>1,3</text:p>
          </table:table-cell>
          <table:table-cell table:style-name="ce49" office:value-type="string">
            <text:p>At1</text:p>
          </table:table-cell>
          <table:table-cell table:style-name="ce49" table:formula="of:=SUMIF([.$B$2:.$BE$2];&quot;&gt;0&quot;;[.$B56:.$BE56])" office:value-type="float" office:value="60">
            <text:p>60</text:p>
          </table:table-cell>
          <table:table-cell table:style-name="ce49" table:formula="of:=SUMIF([.$B$2:.$BE$2];&quot;&lt;0&quot;;[.$B56:.$BE56])" office:value-type="float" office:value="40">
            <text:p>40</text:p>
          </table:table-cell>
          <table:table-cell table:style-name="ce49" table:formula="of:=[.BG55]/[.BH55]" office:value-type="float" office:value="1.5">
            <text:p>1,5</text:p>
          </table:table-cell>
          <table:table-cell table:style-name="ce49"/>
          <table:table-cell table:style-name="ce49" table:number-matrix-columns-spanned="1" table:number-matrix-rows-spanned="1" table:formula="of:=SUM(ABS([.B55:.BB55]))" office:value-type="float" office:value="6.3">
            <text:p>6,3</text:p>
          </table:table-cell>
          <table:table-cell table:number-columns-repeated="961"/>
        </table:table-row>
        <table:table-row table:style-name="ro4">
          <table:table-cell/>
          <table:table-cell table:style-name="ce18" table:formula="of:=IF(ISNUMBER([.B55]);IF([.B55]&gt;0;ABS([.B$2]);&quot; &quot;);&quot; &quot;)" office:value-type="string" office:string-value=" ">
            <text:p><text:s/></text:p>
          </table:table-cell>
          <table:table-cell table:style-name="ce18" table:formula="of:=IF(ISNUMBER([.C55]);IF([.C55]&gt;0;ABS([.C$2]);&quot; &quot;);&quot; &quot;)" office:value-type="string" office:string-value=" ">
            <text:p><text:s/></text:p>
          </table:table-cell>
          <table:table-cell table:style-name="ce18" table:formula="of:=IF(ISNUMBER([.D55]);IF([.D55]&gt;0;ABS([.D$2]);&quot; &quot;);&quot; &quot;)" office:value-type="string" office:string-value=" ">
            <text:p><text:s/></text:p>
          </table:table-cell>
          <table:table-cell table:style-name="ce18" table:formula="of:=IF(ISNUMBER([.E55]);IF([.E55]&gt;0;ABS([.E$2]);&quot; &quot;);&quot; &quot;)" office:value-type="string" office:string-value=" ">
            <text:p><text:s/></text:p>
          </table:table-cell>
          <table:table-cell table:style-name="ce18" table:formula="of:=IF(ISNUMBER([.F55]);IF([.F55]&gt;0;ABS([.F$2]);&quot; &quot;);&quot; &quot;)" office:value-type="string" office:string-value=" ">
            <text:p><text:s/></text:p>
          </table:table-cell>
          <table:table-cell table:style-name="ce18" table:formula="of:=IF(ISNUMBER([.G55]);IF([.G55]&gt;0;ABS([.G$2]);&quot; &quot;);&quot; &quot;)" office:value-type="string" office:string-value=" ">
            <text:p><text:s/></text:p>
          </table:table-cell>
          <table:table-cell table:style-name="ce18" table:formula="of:=IF(ISNUMBER([.H55]);IF([.H55]&gt;0;ABS([.H$2]);&quot; &quot;);&quot; &quot;)" office:value-type="string" office:string-value=" ">
            <text:p><text:s/></text:p>
          </table:table-cell>
          <table:table-cell table:style-name="ce18" table:formula="of:=IF(ISNUMBER([.I55]);IF([.I55]&gt;0;ABS([.I$2]);&quot; &quot;);&quot; &quot;)" office:value-type="string" office:string-value=" ">
            <text:p><text:s/></text:p>
          </table:table-cell>
          <table:table-cell table:style-name="ce18" table:formula="of:=IF(ISNUMBER([.J55]);IF([.J55]&gt;0;ABS([.J$2]);&quot; &quot;);&quot; &quot;)" office:value-type="string" office:string-value=" ">
            <text:p><text:s/></text:p>
          </table:table-cell>
          <table:table-cell table:style-name="ce18" table:formula="of:=IF(ISNUMBER([.K55]);IF([.K55]&gt;0;ABS([.K$2]);&quot; &quot;);&quot; &quot;)" office:value-type="string" office:string-value=" ">
            <text:p><text:s/></text:p>
          </table:table-cell>
          <table:table-cell table:style-name="ce18" table:formula="of:=IF(ISNUMBER([.L55]);IF([.L55]&gt;0;ABS([.L$2]);&quot; &quot;);&quot; &quot;)" office:value-type="string" office:string-value=" ">
            <text:p><text:s/></text:p>
          </table:table-cell>
          <table:table-cell table:style-name="ce18" table:formula="of:=IF(ISNUMBER([.M55]);IF([.M55]&gt;0;ABS([.M$2]);&quot; &quot;);&quot; &quot;)" office:value-type="string" office:string-value=" ">
            <text:p><text:s/></text:p>
          </table:table-cell>
          <table:table-cell table:style-name="ce18" table:formula="of:=IF(ISNUMBER([.N55]);IF([.N55]&gt;0;ABS([.N$2]);&quot; &quot;);&quot; &quot;)" office:value-type="string" office:string-value=" ">
            <text:p><text:s/></text:p>
          </table:table-cell>
          <table:table-cell table:style-name="ce18" table:formula="of:=IF(ISNUMBER([.O55]);IF([.O55]&gt;0;ABS([.O$2]);&quot; &quot;);&quot; &quot;)" office:value-type="string" office:string-value=" ">
            <text:p><text:s/></text:p>
          </table:table-cell>
          <table:table-cell table:style-name="ce18" table:formula="of:=IF(ISNUMBER([.P55]);IF([.P55]&gt;0;ABS([.P$2]);&quot; &quot;);&quot; &quot;)" office:value-type="string" office:string-value=" ">
            <text:p><text:s/></text:p>
          </table:table-cell>
          <table:table-cell table:style-name="ce18" table:formula="of:=IF(ISNUMBER([.Q55]);IF([.Q55]&gt;0;ABS([.Q$2]);&quot; &quot;);&quot; &quot;)" office:value-type="string" office:string-value=" ">
            <text:p><text:s/></text:p>
          </table:table-cell>
          <table:table-cell table:style-name="ce18" table:formula="of:=IF(ISNUMBER([.R55]);IF([.R55]&gt;0;ABS([.R$2]);&quot; &quot;);&quot; &quot;)" office:value-type="string" office:string-value=" ">
            <text:p><text:s/></text:p>
          </table:table-cell>
          <table:table-cell table:style-name="ce18" table:formula="of:=IF(ISNUMBER([.S55]);IF([.S55]&gt;0;ABS([.S$2]);&quot; &quot;);&quot; &quot;)" office:value-type="string" office:string-value=" ">
            <text:p><text:s/></text:p>
          </table:table-cell>
          <table:table-cell table:style-name="ce18" table:formula="of:=IF(ISNUMBER([.T55]);IF([.T55]&gt;0;ABS([.T$2]);&quot; &quot;);&quot; &quot;)" office:value-type="string" office:string-value=" ">
            <text:p><text:s/></text:p>
          </table:table-cell>
          <table:table-cell table:style-name="ce18" table:formula="of:=IF(ISNUMBER([.U55]);IF([.U55]&gt;0;ABS([.U$2]);&quot; &quot;);&quot; &quot;)" office:value-type="string" office:string-value=" ">
            <text:p><text:s/></text:p>
          </table:table-cell>
          <table:table-cell table:style-name="ce18" table:formula="of:=IF(ISNUMBER([.V55]);IF([.V55]&gt;0;ABS([.V$2]);&quot; &quot;);&quot; &quot;)" office:value-type="string" office:string-value=" ">
            <text:p><text:s/></text:p>
          </table:table-cell>
          <table:table-cell table:style-name="ce18" table:formula="of:=IF(ISNUMBER([.W55]);IF([.W55]&gt;0;ABS([.W$2]);&quot; &quot;);&quot; &quot;)" office:value-type="string" office:string-value=" ">
            <text:p><text:s/></text:p>
          </table:table-cell>
          <table:table-cell table:style-name="ce18" table:formula="of:=IF(ISNUMBER([.X55]);IF([.X55]&gt;0;ABS([.X$2]);&quot; &quot;);&quot; &quot;)" office:value-type="string" office:string-value=" ">
            <text:p><text:s/></text:p>
          </table:table-cell>
          <table:table-cell table:style-name="ce18" table:formula="of:=IF(ISNUMBER([.Y55]);IF([.Y55]&gt;0;ABS([.Y$2]);&quot; &quot;);&quot; &quot;)" office:value-type="string" office:string-value=" ">
            <text:p><text:s/></text:p>
          </table:table-cell>
          <table:table-cell table:style-name="ce18" table:formula="of:=IF(ISNUMBER([.Z55]);IF([.Z55]&gt;0;ABS([.Z$2]);&quot; &quot;);&quot; &quot;)" office:value-type="string" office:string-value=" ">
            <text:p><text:s/></text:p>
          </table:table-cell>
          <table:table-cell table:style-name="ce18" table:formula="of:=IF(ISNUMBER([.AA55]);IF([.AA55]&gt;0;ABS([.AA$2]);&quot; &quot;);&quot; &quot;)" office:value-type="string" office:string-value=" ">
            <text:p><text:s/></text:p>
          </table:table-cell>
          <table:table-cell table:style-name="ce18" table:formula="of:=IF(ISNUMBER([.AB55]);IF([.AB55]&gt;0;ABS([.AB$2]);&quot; &quot;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55]);IF([.AI55]&gt;0;ABS([.AI$2]);&quot; &quot;);&quot; &quot;)" office:value-type="string" office:string-value=" ">
            <text:p><text:s/></text:p>
          </table:table-cell>
          <table:table-cell table:style-name="ce18" table:formula="of:=IF(ISNUMBER([.AJ55]);IF([.AJ55]&gt;0;ABS([.AJ$2]);&quot; &quot;);&quot; &quot;)" office:value-type="string" office:string-value=" ">
            <text:p><text:s/></text:p>
          </table:table-cell>
          <table:table-cell table:style-name="ce18" table:formula="of:=IF(ISNUMBER([.AK55]);IF([.AK55]&gt;0;ABS([.AK$2]);&quot; &quot;);&quot; &quot;)" office:value-type="string" office:string-value=" ">
            <text:p><text:s/></text:p>
          </table:table-cell>
          <table:table-cell table:style-name="ce18" table:formula="of:=IF(ISNUMBER([.AL55]);IF([.AL55]&gt;0;ABS([.AL$2]);&quot; &quot;);&quot; &quot;)" office:value-type="string" office:string-value=" ">
            <text:p><text:s/></text:p>
          </table:table-cell>
          <table:table-cell table:style-name="ce18" table:formula="of:=IF(ISNUMBER([.AM55]);IF([.AM55]&gt;0;ABS([.AM$2]);&quot; &quot;);&quot; &quot;)" office:value-type="string" office:string-value=" ">
            <text:p><text:s/></text:p>
          </table:table-cell>
          <table:table-cell table:style-name="ce18" table:formula="of:=IF(ISNUMBER([.AN55]);IF([.AN55]&gt;0;ABS([.AN$2]);&quot; &quot;);&quot; &quot;)" office:value-type="string" office:string-value=" ">
            <text:p><text:s/></text:p>
          </table:table-cell>
          <table:table-cell table:style-name="ce18" table:formula="of:=IF(ISNUMBER([.AO55]);IF([.AO55]&gt;0;ABS([.AO$2]);&quot; &quot;);&quot; &quot;)" office:value-type="string" office:string-value=" ">
            <text:p><text:s/></text:p>
          </table:table-cell>
          <table:table-cell table:style-name="ce18" table:formula="of:=IF(ISNUMBER([.AP55]);IF([.AP55]&gt;0;ABS([.AP$2]);&quot; &quot;);&quot; &quot;)" office:value-type="string" office:string-value=" ">
            <text:p><text:s/></text:p>
          </table:table-cell>
          <table:table-cell table:style-name="ce18" table:formula="of:=IF(ISNUMBER([.AQ55]);IF([.AQ55]&gt;0;ABS([.AQ$2]);&quot; &quot;);&quot; &quot;)" office:value-type="string" office:string-value=" ">
            <text:p><text:s/></text:p>
          </table:table-cell>
          <table:table-cell table:style-name="ce18" table:formula="of:=IF(ISNUMBER([.AR55]);IF([.AR55]&gt;0;ABS([.AR$2]);&quot; &quot;);&quot; &quot;)" office:value-type="string" office:string-value=" ">
            <text:p><text:s/></text:p>
          </table:table-cell>
          <table:table-cell table:style-name="ce18" table:formula="of:=IF(ISNUMBER([.AS55]);IF([.AS55]&gt;0;ABS([.AS$2]);&quot; &quot;);&quot; &quot;)" office:value-type="string" office:string-value=" ">
            <text:p><text:s/></text:p>
          </table:table-cell>
          <table:table-cell table:style-name="ce18" table:formula="of:=IF(ISNUMBER([.AT55]);IF([.AT55]&gt;0;ABS([.AT$2]);&quot; &quot;);&quot; &quot;)" office:value-type="string" office:string-value=" ">
            <text:p><text:s/></text:p>
          </table:table-cell>
          <table:table-cell table:style-name="ce18" table:formula="of:=IF(ISNUMBER([.AU55]);IF([.AU55]&gt;0;ABS([.AU$2]);&quot; &quot;);&quot; &quot;)" office:value-type="string" office:string-value=" ">
            <text:p><text:s/></text:p>
          </table:table-cell>
          <table:table-cell table:style-name="ce18" table:formula="of:=IF(ISNUMBER([.AV55]);IF([.AV55]&gt;0;ABS([.AV$2]);&quot; &quot;);&quot; &quot;)" office:value-type="string" office:string-value=" ">
            <text:p><text:s/></text:p>
          </table:table-cell>
          <table:table-cell table:style-name="ce18" table:formula="of:=IF(ISNUMBER([.AW55]);IF([.AW55]&gt;0;ABS([.AW$2]);&quot; &quot;);&quot; &quot;)" office:value-type="string" office:string-value=" ">
            <text:p><text:s/></text:p>
          </table:table-cell>
          <table:table-cell table:style-name="ce18" table:formula="of:=IF(ISNUMBER([.AX55]);IF([.AX55]&gt;0;ABS([.AX$2]);&quot; &quot;);&quot; &quot;)" office:value-type="float" office:value="20">
            <text:p>20</text:p>
          </table:table-cell>
          <table:table-cell table:style-name="ce18" table:formula="of:=IF(ISNUMBER([.AY55]);IF([.AY55]&gt;0;ABS([.AY$2]);&quot; &quot;);&quot; &quot;)" office:value-type="string" office:string-value=" ">
            <text:p><text:s/></text:p>
          </table:table-cell>
          <table:table-cell table:style-name="ce18" table:formula="of:=IF(ISNUMBER([.AZ55]);IF([.AZ55]&gt;0;ABS([.AZ$2]);&quot; &quot;);&quot; &quot;)" office:value-type="string" office:string-value=" ">
            <text:p><text:s/></text:p>
          </table:table-cell>
          <table:table-cell table:style-name="ce18" table:formula="of:=IF(ISNUMBER([.BA55]);IF([.BA55]&gt;0;ABS([.BA$2]);&quot; &quot;);&quot; &quot;)" office:value-type="float" office:value="20">
            <text:p>20</text:p>
          </table:table-cell>
          <table:table-cell table:style-name="ce18" table:formula="of:=IF(ISNUMBER([.BB55]);IF([.BB55]&gt;0;ABS([.BB$2]);&quot; &quot;);&quot; &quot;)" office:value-type="string" office:string-value=" ">
            <text:p><text:s/></text:p>
          </table:table-cell>
          <table:table-cell table:style-name="ce18" table:formula="of:=IF(ISNUMBER([.BC55]);IF([.BC55]&gt;0;ABS([.BC$2]);&quot; &quot;);&quot; &quot;)" office:value-type="float" office:value="20">
            <text:p>20</text:p>
          </table:table-cell>
          <table:table-cell table:style-name="ce18" table:formula="of:=IF(ISNUMBER([.BD55]);IF([.BD55]&gt;0;ABS([.BD$2]);&quot; &quot;);&quot; &quot;)" office:value-type="float" office:value="20">
            <text:p>20</text:p>
          </table:table-cell>
          <table:table-cell table:style-name="ce18" table:formula="of:=IF(ISNUMBER([.BE55]);IF([.BE55]&gt;0;ABS([.BE$2]);&quot; &quot;);&quot; &quot;)" office:value-type="float" office:value="20">
            <text:p>20</text:p>
          </table:table-cell>
          <table:table-cell table:style-name="ce49" office:value-type="string">
            <text:p>Lck</text:p>
          </table:table-cell>
          <table:table-cell table:style-name="ce49" table:formula="of:=SUMIF([.$B$2:.$BE$2];&quot;&gt;0&quot;;[.$B57:.$BE57])" office:value-type="float" office:value="40">
            <text:p>40</text:p>
          </table:table-cell>
          <table:table-cell table:style-name="ce49" table:formula="of:=SUMIF([.$B$2:.$BE$2];&quot;&lt;0&quot;;[.$B57:.$BE57])" office:value-type="float" office:value="20">
            <text:p>20</text:p>
          </table:table-cell>
          <table:table-cell table:style-name="ce49" table:formula="of:=[.BG56]/[.BH56]" office:value-type="float" office:value="2">
            <text:p>2</text:p>
          </table:table-cell>
          <table:table-cell table:style-name="ce49" table:number-columns-repeated="2"/>
          <table:table-cell table:number-columns-repeated="961"/>
        </table:table-row>
        <table:table-row table:style-name="ro4">
          <table:table-cell/>
          <table:table-cell table:style-name="ce18" table:formula="of:=IF(ISNUMBER([.B55]);IF([.B55]&gt;0;&quot; &quot;;ABS([.B$2]));&quot; &quot;)" office:value-type="string" office:string-value=" ">
            <text:p><text:s/></text:p>
          </table:table-cell>
          <table:table-cell table:style-name="ce18" table:formula="of:=IF(ISNUMBER([.C55]);IF([.C55]&gt;0;&quot; &quot;;ABS([.C$2]));&quot; &quot;)" office:value-type="string" office:string-value=" ">
            <text:p><text:s/></text:p>
          </table:table-cell>
          <table:table-cell table:style-name="ce18" table:formula="of:=IF(ISNUMBER([.D55]);IF([.D55]&gt;0;&quot; &quot;;ABS([.D$2]));&quot; &quot;)" office:value-type="string" office:string-value=" ">
            <text:p><text:s/></text:p>
          </table:table-cell>
          <table:table-cell table:style-name="ce18" table:formula="of:=IF(ISNUMBER([.E55]);IF([.E55]&gt;0;&quot; &quot;;ABS([.E$2]));&quot; &quot;)" office:value-type="string" office:string-value=" ">
            <text:p><text:s/></text:p>
          </table:table-cell>
          <table:table-cell table:style-name="ce18" table:formula="of:=IF(ISNUMBER([.F55]);IF([.F55]&gt;0;&quot; &quot;;ABS([.F$2]));&quot; &quot;)" office:value-type="string" office:string-value=" ">
            <text:p><text:s/></text:p>
          </table:table-cell>
          <table:table-cell table:style-name="ce18" table:formula="of:=IF(ISNUMBER([.G55]);IF([.G55]&gt;0;&quot; &quot;;ABS([.G$2]));&quot; &quot;)" office:value-type="string" office:string-value=" ">
            <text:p><text:s/></text:p>
          </table:table-cell>
          <table:table-cell table:style-name="ce18" table:formula="of:=IF(ISNUMBER([.H55]);IF([.H55]&gt;0;&quot; &quot;;ABS([.H$2]));&quot; &quot;)" office:value-type="string" office:string-value=" ">
            <text:p><text:s/></text:p>
          </table:table-cell>
          <table:table-cell table:style-name="ce18" table:formula="of:=IF(ISNUMBER([.I55]);IF([.I55]&gt;0;&quot; &quot;;ABS([.I$2]));&quot; &quot;)" office:value-type="string" office:string-value=" ">
            <text:p><text:s/></text:p>
          </table:table-cell>
          <table:table-cell table:style-name="ce18" table:formula="of:=IF(ISNUMBER([.J55]);IF([.J55]&gt;0;&quot; &quot;;ABS([.J$2]));&quot; &quot;)" office:value-type="string" office:string-value=" ">
            <text:p><text:s/></text:p>
          </table:table-cell>
          <table:table-cell table:style-name="ce18" table:formula="of:=IF(ISNUMBER([.K55]);IF([.K55]&gt;0;&quot; &quot;;ABS([.K$2]));&quot; &quot;)" office:value-type="string" office:string-value=" ">
            <text:p><text:s/></text:p>
          </table:table-cell>
          <table:table-cell table:style-name="ce18" table:formula="of:=IF(ISNUMBER([.L55]);IF([.L55]&gt;0;&quot; &quot;;ABS([.L$2]));&quot; &quot;)" office:value-type="string" office:string-value=" ">
            <text:p><text:s/></text:p>
          </table:table-cell>
          <table:table-cell table:style-name="ce18" table:formula="of:=IF(ISNUMBER([.M55]);IF([.M55]&gt;0;&quot; &quot;;ABS([.M$2]));&quot; &quot;)" office:value-type="string" office:string-value=" ">
            <text:p><text:s/></text:p>
          </table:table-cell>
          <table:table-cell table:style-name="ce18" table:formula="of:=IF(ISNUMBER([.N55]);IF([.N55]&gt;0;&quot; &quot;;ABS([.N$2]));&quot; &quot;)" office:value-type="string" office:string-value=" ">
            <text:p><text:s/></text:p>
          </table:table-cell>
          <table:table-cell table:style-name="ce18" table:formula="of:=IF(ISNUMBER([.O55]);IF([.O55]&gt;0;&quot; &quot;;ABS([.O$2]));&quot; &quot;)" office:value-type="string" office:string-value=" ">
            <text:p><text:s/></text:p>
          </table:table-cell>
          <table:table-cell table:style-name="ce18" table:formula="of:=IF(ISNUMBER([.P55]);IF([.P55]&gt;0;&quot; &quot;;ABS([.P$2]));&quot; &quot;)" office:value-type="string" office:string-value=" ">
            <text:p><text:s/></text:p>
          </table:table-cell>
          <table:table-cell table:style-name="ce18" table:formula="of:=IF(ISNUMBER([.Q55]);IF([.Q55]&gt;0;&quot; &quot;;ABS([.Q$2]));&quot; &quot;)" office:value-type="string" office:string-value=" ">
            <text:p><text:s/></text:p>
          </table:table-cell>
          <table:table-cell table:style-name="ce18" table:formula="of:=IF(ISNUMBER([.R55]);IF([.R55]&gt;0;&quot; &quot;;ABS([.R$2]));&quot; &quot;)" office:value-type="string" office:string-value=" ">
            <text:p><text:s/></text:p>
          </table:table-cell>
          <table:table-cell table:style-name="ce18" table:formula="of:=IF(ISNUMBER([.S55]);IF([.S55]&gt;0;&quot; &quot;;ABS([.S$2]));&quot; &quot;)" office:value-type="string" office:string-value=" ">
            <text:p><text:s/></text:p>
          </table:table-cell>
          <table:table-cell table:style-name="ce18" table:formula="of:=IF(ISNUMBER([.T55]);IF([.T55]&gt;0;&quot; &quot;;ABS([.T$2]));&quot; &quot;)" office:value-type="string" office:string-value=" ">
            <text:p><text:s/></text:p>
          </table:table-cell>
          <table:table-cell table:style-name="ce18" table:formula="of:=IF(ISNUMBER([.U55]);IF([.U55]&gt;0;&quot; &quot;;ABS([.U$2]));&quot; &quot;)" office:value-type="string" office:string-value=" ">
            <text:p><text:s/></text:p>
          </table:table-cell>
          <table:table-cell table:style-name="ce18" table:formula="of:=IF(ISNUMBER([.V55]);IF([.V55]&gt;0;&quot; &quot;;ABS([.V$2]));&quot; &quot;)" office:value-type="string" office:string-value=" ">
            <text:p><text:s/></text:p>
          </table:table-cell>
          <table:table-cell table:style-name="ce18" table:formula="of:=IF(ISNUMBER([.W55]);IF([.W55]&gt;0;&quot; &quot;;ABS([.W$2]));&quot; &quot;)" office:value-type="string" office:string-value=" ">
            <text:p><text:s/></text:p>
          </table:table-cell>
          <table:table-cell table:style-name="ce18" table:formula="of:=IF(ISNUMBER([.X55]);IF([.X55]&gt;0;&quot; &quot;;ABS([.X$2]));&quot; &quot;)" office:value-type="string" office:string-value=" ">
            <text:p><text:s/></text:p>
          </table:table-cell>
          <table:table-cell table:style-name="ce18" table:formula="of:=IF(ISNUMBER([.Y55]);IF([.Y55]&gt;0;&quot; &quot;;ABS([.Y$2]));&quot; &quot;)" office:value-type="string" office:string-value=" ">
            <text:p><text:s/></text:p>
          </table:table-cell>
          <table:table-cell table:style-name="ce18" table:formula="of:=IF(ISNUMBER([.Z55]);IF([.Z55]&gt;0;&quot; &quot;;ABS([.Z$2]));&quot; &quot;)" office:value-type="string" office:string-value=" ">
            <text:p><text:s/></text:p>
          </table:table-cell>
          <table:table-cell table:style-name="ce18" table:formula="of:=IF(ISNUMBER([.AA55]);IF([.AA55]&gt;0;&quot; &quot;;ABS([.AA$2]));&quot; &quot;)" office:value-type="string" office:string-value=" ">
            <text:p><text:s/></text:p>
          </table:table-cell>
          <table:table-cell table:style-name="ce18" table:formula="of:=IF(ISNUMBER([.AB55]);IF([.AB55]&gt;0;&quot; &quot;;ABS([.AB$2]));&quot; &quot;)" office:value-type="string" office:string-value=" ">
            <text:p><text:s/></text:p>
          </table:table-cell>
          <table:table-cell table:style-name="ce18" table:number-columns-repeated="6"/>
          <table:table-cell table:style-name="ce18" table:formula="of:=IF(ISNUMBER([.AI55]);IF([.AI55]&gt;0;&quot; &quot;;ABS([.AI$2]));&quot; &quot;)" office:value-type="string" office:string-value=" ">
            <text:p><text:s/></text:p>
          </table:table-cell>
          <table:table-cell table:style-name="ce18" table:formula="of:=IF(ISNUMBER([.AJ55]);IF([.AJ55]&gt;0;&quot; &quot;;ABS([.AJ$2]));&quot; &quot;)" office:value-type="string" office:string-value=" ">
            <text:p><text:s/></text:p>
          </table:table-cell>
          <table:table-cell table:style-name="ce18" table:formula="of:=IF(ISNUMBER([.AK55]);IF([.AK55]&gt;0;&quot; &quot;;ABS([.AK$2]));&quot; &quot;)" office:value-type="float" office:value="20">
            <text:p>20</text:p>
          </table:table-cell>
          <table:table-cell table:style-name="ce18" table:formula="of:=IF(ISNUMBER([.AL55]);IF([.AL55]&gt;0;&quot; &quot;;ABS([.AL$2]));&quot; &quot;)" office:value-type="string" office:string-value=" ">
            <text:p><text:s/></text:p>
          </table:table-cell>
          <table:table-cell table:style-name="ce18" table:formula="of:=IF(ISNUMBER([.AM55]);IF([.AM55]&gt;0;&quot; &quot;;ABS([.AM$2]));&quot; &quot;)" office:value-type="string" office:string-value=" ">
            <text:p><text:s/></text:p>
          </table:table-cell>
          <table:table-cell table:style-name="ce18" table:formula="of:=IF(ISNUMBER([.AN55]);IF([.AN55]&gt;0;&quot; &quot;;ABS([.AN$2]));&quot; &quot;)" office:value-type="string" office:string-value=" ">
            <text:p><text:s/></text:p>
          </table:table-cell>
          <table:table-cell table:style-name="ce18" table:formula="of:=IF(ISNUMBER([.AO55]);IF([.AO55]&gt;0;&quot; &quot;;ABS([.AO$2]));&quot; &quot;)" office:value-type="string" office:string-value=" ">
            <text:p><text:s/></text:p>
          </table:table-cell>
          <table:table-cell table:style-name="ce18" table:formula="of:=IF(ISNUMBER([.AP55]);IF([.AP55]&gt;0;&quot; &quot;;ABS([.AP$2]));&quot; &quot;)" office:value-type="string" office:string-value=" ">
            <text:p><text:s/></text:p>
          </table:table-cell>
          <table:table-cell table:style-name="ce18" table:formula="of:=IF(ISNUMBER([.AQ55]);IF([.AQ55]&gt;0;&quot; &quot;;ABS([.AQ$2]));&quot; &quot;)" office:value-type="string" office:string-value=" ">
            <text:p><text:s/></text:p>
          </table:table-cell>
          <table:table-cell table:style-name="ce18" table:formula="of:=IF(ISNUMBER([.AR55]);IF([.AR55]&gt;0;&quot; &quot;;ABS([.AR$2]));&quot; &quot;)" office:value-type="string" office:string-value=" ">
            <text:p><text:s/></text:p>
          </table:table-cell>
          <table:table-cell table:style-name="ce18" table:formula="of:=IF(ISNUMBER([.AS55]);IF([.AS55]&gt;0;&quot; &quot;;ABS([.AS$2]));&quot; &quot;)" office:value-type="string" office:string-value=" ">
            <text:p><text:s/></text:p>
          </table:table-cell>
          <table:table-cell table:style-name="ce18" table:formula="of:=IF(ISNUMBER([.AT55]);IF([.AT55]&gt;0;&quot; &quot;;ABS([.AT$2]));&quot; &quot;)" office:value-type="string" office:string-value=" ">
            <text:p><text:s/></text:p>
          </table:table-cell>
          <table:table-cell table:style-name="ce18" table:formula="of:=IF(ISNUMBER([.AU55]);IF([.AU55]&gt;0;&quot; &quot;;ABS([.AU$2]));&quot; &quot;)" office:value-type="string" office:string-value=" ">
            <text:p><text:s/></text:p>
          </table:table-cell>
          <table:table-cell table:style-name="ce18" table:formula="of:=IF(ISNUMBER([.AV55]);IF([.AV55]&gt;0;&quot; &quot;;ABS([.AV$2]));&quot; &quot;)" office:value-type="string" office:string-value=" ">
            <text:p><text:s/></text:p>
          </table:table-cell>
          <table:table-cell table:style-name="ce18" table:formula="of:=IF(ISNUMBER([.AW55]);IF([.AW55]&gt;0;&quot; &quot;;ABS([.AW$2]));&quot; &quot;)" office:value-type="string" office:string-value=" ">
            <text:p><text:s/></text:p>
          </table:table-cell>
          <table:table-cell table:style-name="ce18" table:formula="of:=IF(ISNUMBER([.AX55]);IF([.AX55]&gt;0;&quot; &quot;;ABS([.AX$2]));&quot; &quot;)" office:value-type="string" office:string-value=" ">
            <text:p><text:s/></text:p>
          </table:table-cell>
          <table:table-cell table:style-name="ce18" table:formula="of:=IF(ISNUMBER([.AY55]);IF([.AY55]&gt;0;&quot; &quot;;ABS([.AY$2]));&quot; &quot;)" office:value-type="float" office:value="20">
            <text:p>20</text:p>
          </table:table-cell>
          <table:table-cell table:style-name="ce18" table:formula="of:=IF(ISNUMBER([.AZ55]);IF([.AZ55]&gt;0;&quot; &quot;;ABS([.AZ$2]));&quot; &quot;)" office:value-type="string" office:string-value=" ">
            <text:p><text:s/></text:p>
          </table:table-cell>
          <table:table-cell table:style-name="ce18" table:formula="of:=IF(ISNUMBER([.BA55]);IF([.BA55]&gt;0;&quot; &quot;;ABS([.BA$2]));&quot; &quot;)" office:value-type="string" office:string-value=" ">
            <text:p><text:s/></text:p>
          </table:table-cell>
          <table:table-cell table:style-name="ce18" table:formula="of:=IF(ISNUMBER([.BB55]);IF([.BB55]&gt;0;&quot; &quot;;ABS([.BB$2]));&quot; &quot;)" office:value-type="float" office:value="20">
            <text:p>20</text:p>
          </table:table-cell>
          <table:table-cell table:style-name="ce18" table:formula="of:=IF(ISNUMBER([.BC55]);IF([.BC55]&gt;0;&quot; &quot;;ABS([.BC$2]));&quot; &quot;)" office:value-type="string" office:string-value=" ">
            <text:p><text:s/></text:p>
          </table:table-cell>
          <table:table-cell table:style-name="ce18" table:formula="of:=IF(ISNUMBER([.BD55]);IF([.BD55]&gt;0;&quot; &quot;;ABS([.BD$2]));&quot; &quot;)" office:value-type="string" office:string-value=" ">
            <text:p><text:s/></text:p>
          </table:table-cell>
          <table:table-cell table:style-name="ce18" table:formula="of:=IF(ISNUMBER([.BE55]);IF([.BE55]&gt;0;&quot; &quot;;ABS([.BE$2]));&quot; &quot;)" office:value-type="string" office:string-value=" ">
            <text:p><text:s/></text:p>
          </table:table-cell>
          <table:table-cell table:style-name="ce49" office:value-type="string">
            <text:p>Tot</text:p>
          </table:table-cell>
          <table:table-cell table:style-name="ce49" table:formula="of:=[.BG55]+[.BG56]" office:value-type="float" office:value="100">
            <text:p>100</text:p>
          </table:table-cell>
          <table:table-cell table:style-name="ce49" table:formula="of:=[.BH55]+[.BH56]" office:value-type="float" office:value="60">
            <text:p>60</text:p>
          </table:table-cell>
          <table:table-cell table:style-name="ce49" table:formula="of:=[.BG57]/[.BH57]" office:value-type="float" office:value="1.66666666666667">
            <text:p>1,67</text:p>
          </table:table-cell>
          <table:table-cell table:style-name="ce49" table:number-columns-repeated="963"/>
        </table:table-row>
        <table:table-row table:style-name="ro1" table:number-rows-repeated="6">
          <table:table-cell table:number-columns-repeated="62"/>
          <table:table-cell table:style-name="ce49"/>
          <table:table-cell table:number-columns-repeated="961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5/07/2010</text:date>, <text:time>01:3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7-05T01:34:39</dc:date>
    <meta:editing-duration>PT51H59M08S</meta:editing-duration>
    <meta:editing-cycles>71</meta:editing-cycles>
    <meta:generator>OpenOffice.org/3.0$Linux OpenOffice.org_project/300m9$Build-9358</meta:generator>
    <dc:creator>Nicolas Casalini</dc:creator>
    <meta:document-statistic meta:table-count="3" meta:cell-count="2314" meta:object-count="0"/>
    <meta:user-defined meta:name="Info 1"/>
    <meta:user-defined meta:name="Info 2"/>
    <meta:user-defined meta:name="Info 3"/>
    <meta:user-defined meta:name="Info 4"/>
  </office:meta>
</office:document-meta>
</file>